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]*100" office:value-type="float" office:value="0" calcext:value-type="float">
            <text:p>0</text:p>
          </table:table-cell>
          <table:table-cell table:formula="of:=[.E1]*100" office:value-type="float" office:value="0" calcext:value-type="float">
            <text:p>0</text:p>
          </table:table-cell>
          <table:table-cell/>
          <table:table-cell table:formula="of:=[.G1]*0.067" office:value-type="float" office:value="0" calcext:value-type="float">
            <text:p>0</text:p>
          </table:table-cell>
          <table:table-cell table:formula="of:=[.H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office:value-type="float" office:value="0.230960371" calcext:value-type="float">
            <text:p>0,2309603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*100" office:value-type="float" office:value="23.0960371" calcext:value-type="float">
            <text:p>23,0960371</text:p>
          </table:table-cell>
          <table:table-cell table:formula="of:=[.E2]*100" office:value-type="float" office:value="0" calcext:value-type="float">
            <text:p>0</text:p>
          </table:table-cell>
          <table:table-cell/>
          <table:table-cell table:formula="of:=[.G2]*0.067" office:value-type="float" office:value="1.5474344857" calcext:value-type="float">
            <text:p>1,5474344857</text:p>
          </table:table-cell>
          <table:table-cell table:formula="of:=[.H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office:value-type="float" office:value="1.881471978" calcext:value-type="float">
            <text:p>1,8814719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*100" office:value-type="float" office:value="188.1471978" calcext:value-type="float">
            <text:p>188,1471978</text:p>
          </table:table-cell>
          <table:table-cell table:formula="of:=[.E3]*100" office:value-type="float" office:value="0" calcext:value-type="float">
            <text:p>0</text:p>
          </table:table-cell>
          <table:table-cell/>
          <table:table-cell table:formula="of:=[.G3]*0.067" office:value-type="float" office:value="12.6058622526" calcext:value-type="float">
            <text:p>12,6058622526</text:p>
          </table:table-cell>
          <table:table-cell table:formula="of:=[.H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2.09611241" calcext:value-type="float">
            <text:p>2,096112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*100" office:value-type="float" office:value="209.611241" calcext:value-type="float">
            <text:p>209,611241</text:p>
          </table:table-cell>
          <table:table-cell table:formula="of:=[.E4]*100" office:value-type="float" office:value="0" calcext:value-type="float">
            <text:p>0</text:p>
          </table:table-cell>
          <table:table-cell/>
          <table:table-cell table:formula="of:=[.G4]*0.067" office:value-type="float" office:value="14.043953147" calcext:value-type="float">
            <text:p>14,043953147</text:p>
          </table:table-cell>
          <table:table-cell table:formula="of:=[.H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1.87660342" calcext:value-type="float">
            <text:p>1,876603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*100" office:value-type="float" office:value="187.660342" calcext:value-type="float">
            <text:p>187,660342</text:p>
          </table:table-cell>
          <table:table-cell table:formula="of:=[.E5]*100" office:value-type="float" office:value="0" calcext:value-type="float">
            <text:p>0</text:p>
          </table:table-cell>
          <table:table-cell/>
          <table:table-cell table:formula="of:=[.G5]*0.067" office:value-type="float" office:value="12.573242914" calcext:value-type="float">
            <text:p>12,573242914</text:p>
          </table:table-cell>
          <table:table-cell table:formula="of:=[.H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5.991877023" calcext:value-type="float">
            <text:p>5,9918770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*100" office:value-type="float" office:value="599.1877023" calcext:value-type="float">
            <text:p>599,1877023</text:p>
          </table:table-cell>
          <table:table-cell table:formula="of:=[.E6]*100" office:value-type="float" office:value="0" calcext:value-type="float">
            <text:p>0</text:p>
          </table:table-cell>
          <table:table-cell/>
          <table:table-cell table:formula="of:=[.G6]*0.067" office:value-type="float" office:value="40.1455760541" calcext:value-type="float">
            <text:p>40,1455760541</text:p>
          </table:table-cell>
          <table:table-cell table:formula="of:=[.H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6.458635355" calcext:value-type="float">
            <text:p>6,4586353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*100" office:value-type="float" office:value="645.8635355" calcext:value-type="float">
            <text:p>645,8635355</text:p>
          </table:table-cell>
          <table:table-cell table:formula="of:=[.E7]*100" office:value-type="float" office:value="0" calcext:value-type="float">
            <text:p>0</text:p>
          </table:table-cell>
          <table:table-cell/>
          <table:table-cell table:formula="of:=[.G7]*0.067" office:value-type="float" office:value="43.2728568785" calcext:value-type="float">
            <text:p>43,2728568785</text:p>
          </table:table-cell>
          <table:table-cell table:formula="of:=[.H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4.547295384" calcext:value-type="float">
            <text:p>4,547295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*100" office:value-type="float" office:value="454.7295384" calcext:value-type="float">
            <text:p>454,7295384</text:p>
          </table:table-cell>
          <table:table-cell table:formula="of:=[.E8]*100" office:value-type="float" office:value="0" calcext:value-type="float">
            <text:p>0</text:p>
          </table:table-cell>
          <table:table-cell/>
          <table:table-cell table:formula="of:=[.G8]*0.067" office:value-type="float" office:value="30.4668790728" calcext:value-type="float">
            <text:p>30,4668790728</text:p>
          </table:table-cell>
          <table:table-cell table:formula="of:=[.H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8.672204485" calcext:value-type="float">
            <text:p>8,6722044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*100" office:value-type="float" office:value="867.2204485" calcext:value-type="float">
            <text:p>867,2204485</text:p>
          </table:table-cell>
          <table:table-cell table:formula="of:=[.E9]*100" office:value-type="float" office:value="0" calcext:value-type="float">
            <text:p>0</text:p>
          </table:table-cell>
          <table:table-cell/>
          <table:table-cell table:formula="of:=[.G9]*0.067" office:value-type="float" office:value="58.1037700495" calcext:value-type="float">
            <text:p>58,1037700495</text:p>
          </table:table-cell>
          <table:table-cell table:formula="of:=[.H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12.26" calcext:value-type="float">
            <text:p>-312,26</text:p>
          </table:table-cell>
          <table:table-cell office:value-type="float" office:value="11.30431629" calcext:value-type="float">
            <text:p>11,304316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*100" office:value-type="float" office:value="1130.431629" calcext:value-type="float">
            <text:p>1130,431629</text:p>
          </table:table-cell>
          <table:table-cell table:formula="of:=[.E10]*100" office:value-type="float" office:value="0" calcext:value-type="float">
            <text:p>0</text:p>
          </table:table-cell>
          <table:table-cell/>
          <table:table-cell table:formula="of:=[.G10]*0.067" office:value-type="float" office:value="75.738919143" calcext:value-type="float">
            <text:p>75,738919143</text:p>
          </table:table-cell>
          <table:table-cell table:formula="of:=[.H1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312.26" calcext:value-type="float">
            <text:p>-312,26</text:p>
          </table:table-cell>
          <table:table-cell office:value-type="float" office:value="11.63779276" calcext:value-type="float">
            <text:p>11,63779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*100" office:value-type="float" office:value="1163.779276" calcext:value-type="float">
            <text:p>1163,779276</text:p>
          </table:table-cell>
          <table:table-cell table:formula="of:=[.E11]*100" office:value-type="float" office:value="0" calcext:value-type="float">
            <text:p>0</text:p>
          </table:table-cell>
          <table:table-cell/>
          <table:table-cell table:formula="of:=[.G11]*0.067" office:value-type="float" office:value="77.973211492" calcext:value-type="float">
            <text:p>77,973211492</text:p>
          </table:table-cell>
          <table:table-cell table:formula="of:=[.H1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9.725806627" calcext:value-type="float">
            <text:p>9,7258066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]*100" office:value-type="float" office:value="972.5806627" calcext:value-type="float">
            <text:p>972,5806627</text:p>
          </table:table-cell>
          <table:table-cell table:formula="of:=[.E12]*100" office:value-type="float" office:value="0" calcext:value-type="float">
            <text:p>0</text:p>
          </table:table-cell>
          <table:table-cell/>
          <table:table-cell table:formula="of:=[.G12]*0.067" office:value-type="float" office:value="65.1629044009" calcext:value-type="float">
            <text:p>65,1629044009</text:p>
          </table:table-cell>
          <table:table-cell table:formula="of:=[.H1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5.978461298" calcext:value-type="float">
            <text:p>5,9784612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]*100" office:value-type="float" office:value="597.8461298" calcext:value-type="float">
            <text:p>597,8461298</text:p>
          </table:table-cell>
          <table:table-cell table:formula="of:=[.E13]*100" office:value-type="float" office:value="0" calcext:value-type="float">
            <text:p>0</text:p>
          </table:table-cell>
          <table:table-cell/>
          <table:table-cell table:formula="of:=[.G13]*0.067" office:value-type="float" office:value="40.0556906966" calcext:value-type="float">
            <text:p>40,0556906966</text:p>
          </table:table-cell>
          <table:table-cell table:formula="of:=[.H1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6.460377692" calcext:value-type="float">
            <text:p>6,4603776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]*100" office:value-type="float" office:value="646.0377692" calcext:value-type="float">
            <text:p>646,0377692</text:p>
          </table:table-cell>
          <table:table-cell table:formula="of:=[.E14]*100" office:value-type="float" office:value="0" calcext:value-type="float">
            <text:p>0</text:p>
          </table:table-cell>
          <table:table-cell/>
          <table:table-cell table:formula="of:=[.G14]*0.067" office:value-type="float" office:value="43.2845305364" calcext:value-type="float">
            <text:p>43,2845305364</text:p>
          </table:table-cell>
          <table:table-cell table:formula="of:=[.H1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5.893749631" calcext:value-type="float">
            <text:p>5,8937496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]*100" office:value-type="float" office:value="589.3749631" calcext:value-type="float">
            <text:p>589,3749631</text:p>
          </table:table-cell>
          <table:table-cell table:formula="of:=[.E15]*100" office:value-type="float" office:value="0" calcext:value-type="float">
            <text:p>0</text:p>
          </table:table-cell>
          <table:table-cell/>
          <table:table-cell table:formula="of:=[.G15]*0.067" office:value-type="float" office:value="39.4881225277" calcext:value-type="float">
            <text:p>39,4881225277</text:p>
          </table:table-cell>
          <table:table-cell table:formula="of:=[.H1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2.720338993" calcext:value-type="float">
            <text:p>2,7203389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]*100" office:value-type="float" office:value="272.0338993" calcext:value-type="float">
            <text:p>272,0338993</text:p>
          </table:table-cell>
          <table:table-cell table:formula="of:=[.E16]*100" office:value-type="float" office:value="0" calcext:value-type="float">
            <text:p>0</text:p>
          </table:table-cell>
          <table:table-cell/>
          <table:table-cell table:formula="of:=[.G16]*0.067" office:value-type="float" office:value="18.2262712531" calcext:value-type="float">
            <text:p>18,2262712531</text:p>
          </table:table-cell>
          <table:table-cell table:formula="of:=[.H1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1.098607804" calcext:value-type="float">
            <text:p>1,0986078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]*100" office:value-type="float" office:value="109.8607804" calcext:value-type="float">
            <text:p>109,8607804</text:p>
          </table:table-cell>
          <table:table-cell table:formula="of:=[.E17]*100" office:value-type="float" office:value="0" calcext:value-type="float">
            <text:p>0</text:p>
          </table:table-cell>
          <table:table-cell/>
          <table:table-cell table:formula="of:=[.G17]*0.067" office:value-type="float" office:value="7.3606722868" calcext:value-type="float">
            <text:p>7,3606722868</text:p>
          </table:table-cell>
          <table:table-cell table:formula="of:=[.H1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0.372209944" calcext:value-type="float">
            <text:p>0,3722099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]*100" office:value-type="float" office:value="37.2209944" calcext:value-type="float">
            <text:p>37,2209944</text:p>
          </table:table-cell>
          <table:table-cell table:formula="of:=[.E18]*100" office:value-type="float" office:value="0" calcext:value-type="float">
            <text:p>0</text:p>
          </table:table-cell>
          <table:table-cell/>
          <table:table-cell table:formula="of:=[.G18]*0.067" office:value-type="float" office:value="2.4938066248" calcext:value-type="float">
            <text:p>2,4938066248</text:p>
          </table:table-cell>
          <table:table-cell table:formula="of:=[.H1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-1.253556544" calcext:value-type="float">
            <text:p>-1,2535565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]*100" office:value-type="float" office:value="-125.3556544" calcext:value-type="float">
            <text:p>-125,3556544</text:p>
          </table:table-cell>
          <table:table-cell table:formula="of:=[.E19]*100" office:value-type="float" office:value="0" calcext:value-type="float">
            <text:p>0</text:p>
          </table:table-cell>
          <table:table-cell/>
          <table:table-cell table:formula="of:=[.G19]*0.067" office:value-type="float" office:value="-8.3988288448" calcext:value-type="float">
            <text:p>-8,3988288448</text:p>
          </table:table-cell>
          <table:table-cell table:formula="of:=[.H1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-3.759783173" calcext:value-type="float">
            <text:p>-3,7597831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]*100" office:value-type="float" office:value="-375.9783173" calcext:value-type="float">
            <text:p>-375,9783173</text:p>
          </table:table-cell>
          <table:table-cell table:formula="of:=[.E20]*100" office:value-type="float" office:value="0" calcext:value-type="float">
            <text:p>0</text:p>
          </table:table-cell>
          <table:table-cell/>
          <table:table-cell table:formula="of:=[.G20]*0.067" office:value-type="float" office:value="-25.1905472591" calcext:value-type="float">
            <text:p>-25,1905472591</text:p>
          </table:table-cell>
          <table:table-cell table:formula="of:=[.H2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4.187971388" calcext:value-type="float">
            <text:p>-4,1879713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]*100" office:value-type="float" office:value="-418.7971388" calcext:value-type="float">
            <text:p>-418,7971388</text:p>
          </table:table-cell>
          <table:table-cell table:formula="of:=[.E21]*100" office:value-type="float" office:value="0" calcext:value-type="float">
            <text:p>0</text:p>
          </table:table-cell>
          <table:table-cell/>
          <table:table-cell table:formula="of:=[.G21]*0.067" office:value-type="float" office:value="-28.0594082996" calcext:value-type="float">
            <text:p>-28,0594082996</text:p>
          </table:table-cell>
          <table:table-cell table:formula="of:=[.H2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4.043245051" calcext:value-type="float">
            <text:p>-4,0432450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*100" office:value-type="float" office:value="-404.3245051" calcext:value-type="float">
            <text:p>-404,3245051</text:p>
          </table:table-cell>
          <table:table-cell table:formula="of:=[.E22]*100" office:value-type="float" office:value="0" calcext:value-type="float">
            <text:p>0</text:p>
          </table:table-cell>
          <table:table-cell/>
          <table:table-cell table:formula="of:=[.G22]*0.067" office:value-type="float" office:value="-27.0897418417" calcext:value-type="float">
            <text:p>-27,0897418417</text:p>
          </table:table-cell>
          <table:table-cell table:formula="of:=[.H2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7.714277555" calcext:value-type="float">
            <text:p>-7,7142775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*100" office:value-type="float" office:value="-771.4277555" calcext:value-type="float">
            <text:p>-771,4277555</text:p>
          </table:table-cell>
          <table:table-cell table:formula="of:=[.E23]*100" office:value-type="float" office:value="0" calcext:value-type="float">
            <text:p>0</text:p>
          </table:table-cell>
          <table:table-cell/>
          <table:table-cell table:formula="of:=[.G23]*0.067" office:value-type="float" office:value="-51.6856596185" calcext:value-type="float">
            <text:p>-51,6856596185</text:p>
          </table:table-cell>
          <table:table-cell table:formula="of:=[.H2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7.668147262" calcext:value-type="float">
            <text:p>-7,668147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*100" office:value-type="float" office:value="-766.8147262" calcext:value-type="float">
            <text:p>-766,8147262</text:p>
          </table:table-cell>
          <table:table-cell table:formula="of:=[.E24]*100" office:value-type="float" office:value="0" calcext:value-type="float">
            <text:p>0</text:p>
          </table:table-cell>
          <table:table-cell/>
          <table:table-cell table:formula="of:=[.G24]*0.067" office:value-type="float" office:value="-51.3765866554" calcext:value-type="float">
            <text:p>-51,3765866554</text:p>
          </table:table-cell>
          <table:table-cell table:formula="of:=[.H2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4.719934996" calcext:value-type="float">
            <text:p>-4,7199349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*100" office:value-type="float" office:value="-471.9934996" calcext:value-type="float">
            <text:p>-471,9934996</text:p>
          </table:table-cell>
          <table:table-cell table:formula="of:=[.E25]*100" office:value-type="float" office:value="0" calcext:value-type="float">
            <text:p>0</text:p>
          </table:table-cell>
          <table:table-cell/>
          <table:table-cell table:formula="of:=[.G25]*0.067" office:value-type="float" office:value="-31.6235644732" calcext:value-type="float">
            <text:p>-31,6235644732</text:p>
          </table:table-cell>
          <table:table-cell table:formula="of:=[.H2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9.578995547" calcext:value-type="float">
            <text:p>-9,5789955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*100" office:value-type="float" office:value="-957.8995547" calcext:value-type="float">
            <text:p>-957,8995547</text:p>
          </table:table-cell>
          <table:table-cell table:formula="of:=[.E26]*100" office:value-type="float" office:value="0" calcext:value-type="float">
            <text:p>0</text:p>
          </table:table-cell>
          <table:table-cell/>
          <table:table-cell table:formula="of:=[.G26]*0.067" office:value-type="float" office:value="-64.1792701649" calcext:value-type="float">
            <text:p>-64,1792701649</text:p>
          </table:table-cell>
          <table:table-cell table:formula="of:=[.H2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307.56" calcext:value-type="float">
            <text:p>-307,56</text:p>
          </table:table-cell>
          <table:table-cell office:value-type="float" office:value="-10.45577509" calcext:value-type="float">
            <text:p>-10,455775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*100" office:value-type="float" office:value="-1045.577509" calcext:value-type="float">
            <text:p>-1045,577509</text:p>
          </table:table-cell>
          <table:table-cell table:formula="of:=[.E27]*100" office:value-type="float" office:value="0" calcext:value-type="float">
            <text:p>0</text:p>
          </table:table-cell>
          <table:table-cell/>
          <table:table-cell table:formula="of:=[.G27]*0.067" office:value-type="float" office:value="-70.053693103" calcext:value-type="float">
            <text:p>-70,053693103</text:p>
          </table:table-cell>
          <table:table-cell table:formula="of:=[.H2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307.56" calcext:value-type="float">
            <text:p>-307,56</text:p>
          </table:table-cell>
          <table:table-cell office:value-type="float" office:value="-11.08654358" calcext:value-type="float">
            <text:p>-11,086543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*100" office:value-type="float" office:value="-1108.654358" calcext:value-type="float">
            <text:p>-1108,654358</text:p>
          </table:table-cell>
          <table:table-cell table:formula="of:=[.E28]*100" office:value-type="float" office:value="0" calcext:value-type="float">
            <text:p>0</text:p>
          </table:table-cell>
          <table:table-cell/>
          <table:table-cell table:formula="of:=[.G28]*0.067" office:value-type="float" office:value="-74.279841986" calcext:value-type="float">
            <text:p>-74,279841986</text:p>
          </table:table-cell>
          <table:table-cell table:formula="of:=[.H2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office:value-type="float" office:value="-8.914466358" calcext:value-type="float">
            <text:p>-8,9144663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*100" office:value-type="float" office:value="-891.4466358" calcext:value-type="float">
            <text:p>-891,4466358</text:p>
          </table:table-cell>
          <table:table-cell table:formula="of:=[.E29]*100" office:value-type="float" office:value="0" calcext:value-type="float">
            <text:p>0</text:p>
          </table:table-cell>
          <table:table-cell/>
          <table:table-cell table:formula="of:=[.G29]*0.067" office:value-type="float" office:value="-59.7269245986" calcext:value-type="float">
            <text:p>-59,7269245986</text:p>
          </table:table-cell>
          <table:table-cell table:formula="of:=[.H2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office:value-type="float" office:value="-1.082580118" calcext:value-type="float">
            <text:p>-1,0825801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*100" office:value-type="float" office:value="-108.2580118" calcext:value-type="float">
            <text:p>-108,2580118</text:p>
          </table:table-cell>
          <table:table-cell table:formula="of:=[.E30]*100" office:value-type="float" office:value="0" calcext:value-type="float">
            <text:p>0</text:p>
          </table:table-cell>
          <table:table-cell/>
          <table:table-cell table:formula="of:=[.G30]*0.067" office:value-type="float" office:value="-7.2532867906" calcext:value-type="float">
            <text:p>-7,2532867906</text:p>
          </table:table-cell>
          <table:table-cell table:formula="of:=[.H3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31]*100" office:value-type="float" office:value="0" calcext:value-type="float">
            <text:p>0</text:p>
          </table:table-cell>
          <table:table-cell table:formula="of:=[.E31]*100" office:value-type="float" office:value="0" calcext:value-type="float">
            <text:p>0</text:p>
          </table:table-cell>
          <table:table-cell/>
          <table:table-cell table:formula="of:=[.G31]*0.067" office:value-type="float" office:value="0" calcext:value-type="float">
            <text:p>0</text:p>
          </table:table-cell>
          <table:table-cell table:formula="of:=[.H3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0" calcext:value-type="float">
            <text:p>0</text:p>
          </table:table-cell>
          <table:table-cell office:value-type="float" office:value="-1.00945801" calcext:value-type="float">
            <text:p>-1,00945801</text:p>
          </table:table-cell>
          <table:table-cell/>
          <table:table-cell table:formula="of:=[.D32]*100" office:value-type="float" office:value="0" calcext:value-type="float">
            <text:p>0</text:p>
          </table:table-cell>
          <table:table-cell table:formula="of:=[.E32]*100" office:value-type="float" office:value="-100.945801" calcext:value-type="float">
            <text:p>-100,945801</text:p>
          </table:table-cell>
          <table:table-cell/>
          <table:table-cell table:formula="of:=[.G32]*0.067" office:value-type="float" office:value="0" calcext:value-type="float">
            <text:p>0</text:p>
          </table:table-cell>
          <table:table-cell table:formula="of:=[.H32]*0.067" office:value-type="float" office:value="-6.763368667" calcext:value-type="float">
            <text:p>-6,76336866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0.232482282" calcext:value-type="float">
            <text:p>0,232482282</text:p>
          </table:table-cell>
          <table:table-cell office:value-type="float" office:value="-0.976845303" calcext:value-type="float">
            <text:p>-0,976845303</text:p>
          </table:table-cell>
          <table:table-cell/>
          <table:table-cell table:formula="of:=[.D33]*100" office:value-type="float" office:value="23.2482282" calcext:value-type="float">
            <text:p>23,2482282</text:p>
          </table:table-cell>
          <table:table-cell table:formula="of:=[.E33]*100" office:value-type="float" office:value="-97.6845303" calcext:value-type="float">
            <text:p>-97,6845303</text:p>
          </table:table-cell>
          <table:table-cell/>
          <table:table-cell table:formula="of:=[.G33]*0.067" office:value-type="float" office:value="1.5576312894" calcext:value-type="float">
            <text:p>1,5576312894</text:p>
          </table:table-cell>
          <table:table-cell table:formula="of:=[.H33]*0.067" office:value-type="float" office:value="-6.5448635301" calcext:value-type="float">
            <text:p>-6,54486353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1.18321097" calcext:value-type="float">
            <text:p>1,18321097</text:p>
          </table:table-cell>
          <table:table-cell office:value-type="float" office:value="-0.626997977" calcext:value-type="float">
            <text:p>-0,626997977</text:p>
          </table:table-cell>
          <table:table-cell/>
          <table:table-cell table:formula="of:=[.D34]*100" office:value-type="float" office:value="118.321097" calcext:value-type="float">
            <text:p>118,321097</text:p>
          </table:table-cell>
          <table:table-cell table:formula="of:=[.E34]*100" office:value-type="float" office:value="-62.6997977" calcext:value-type="float">
            <text:p>-62,6997977</text:p>
          </table:table-cell>
          <table:table-cell/>
          <table:table-cell table:formula="of:=[.G34]*0.067" office:value-type="float" office:value="7.927513499" calcext:value-type="float">
            <text:p>7,927513499</text:p>
          </table:table-cell>
          <table:table-cell table:formula="of:=[.H34]*0.067" office:value-type="float" office:value="-4.2008864459" calcext:value-type="float">
            <text:p>-4,20088644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92.91" calcext:value-type="float">
            <text:p>-292,91</text:p>
          </table:table-cell>
          <table:table-cell office:value-type="float" office:value="1.96848724" calcext:value-type="float">
            <text:p>1,96848724</text:p>
          </table:table-cell>
          <table:table-cell office:value-type="float" office:value="-1.936175221" calcext:value-type="float">
            <text:p>-1,936175221</text:p>
          </table:table-cell>
          <table:table-cell/>
          <table:table-cell table:formula="of:=[.D35]*100" office:value-type="float" office:value="196.848724" calcext:value-type="float">
            <text:p>196,848724</text:p>
          </table:table-cell>
          <table:table-cell table:formula="of:=[.E35]*100" office:value-type="float" office:value="-193.6175221" calcext:value-type="float">
            <text:p>-193,6175221</text:p>
          </table:table-cell>
          <table:table-cell/>
          <table:table-cell table:formula="of:=[.G35]*0.067" office:value-type="float" office:value="13.188864508" calcext:value-type="float">
            <text:p>13,188864508</text:p>
          </table:table-cell>
          <table:table-cell table:formula="of:=[.H35]*0.067" office:value-type="float" office:value="-12.9723739807" calcext:value-type="float">
            <text:p>-12,97237398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92.91" calcext:value-type="float">
            <text:p>-292,91</text:p>
          </table:table-cell>
          <table:table-cell office:value-type="float" office:value="4.443092122" calcext:value-type="float">
            <text:p>4,443092122</text:p>
          </table:table-cell>
          <table:table-cell office:value-type="float" office:value="-1.477334566" calcext:value-type="float">
            <text:p>-1,477334566</text:p>
          </table:table-cell>
          <table:table-cell/>
          <table:table-cell table:formula="of:=[.D36]*100" office:value-type="float" office:value="444.3092122" calcext:value-type="float">
            <text:p>444,3092122</text:p>
          </table:table-cell>
          <table:table-cell table:formula="of:=[.E36]*100" office:value-type="float" office:value="-147.7334566" calcext:value-type="float">
            <text:p>-147,7334566</text:p>
          </table:table-cell>
          <table:table-cell/>
          <table:table-cell table:formula="of:=[.G36]*0.067" office:value-type="float" office:value="29.7687172174" calcext:value-type="float">
            <text:p>29,7687172174</text:p>
          </table:table-cell>
          <table:table-cell table:formula="of:=[.H36]*0.067" office:value-type="float" office:value="-9.8981415922" calcext:value-type="float">
            <text:p>-9,89814159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5.255092506" calcext:value-type="float">
            <text:p>5,255092506</text:p>
          </table:table-cell>
          <table:table-cell office:value-type="float" office:value="0.426724006" calcext:value-type="float">
            <text:p>0,426724006</text:p>
          </table:table-cell>
          <table:table-cell/>
          <table:table-cell table:formula="of:=[.D37]*100" office:value-type="float" office:value="525.5092506" calcext:value-type="float">
            <text:p>525,5092506</text:p>
          </table:table-cell>
          <table:table-cell table:formula="of:=[.E37]*100" office:value-type="float" office:value="42.6724006" calcext:value-type="float">
            <text:p>42,6724006</text:p>
          </table:table-cell>
          <table:table-cell/>
          <table:table-cell table:formula="of:=[.G37]*0.067" office:value-type="float" office:value="35.2091197902" calcext:value-type="float">
            <text:p>35,2091197902</text:p>
          </table:table-cell>
          <table:table-cell table:formula="of:=[.H37]*0.067" office:value-type="float" office:value="2.8590508402" calcext:value-type="float">
            <text:p>2,85905084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3.690436753" calcext:value-type="float">
            <text:p>3,690436753</text:p>
          </table:table-cell>
          <table:table-cell office:value-type="float" office:value="-2.889975437" calcext:value-type="float">
            <text:p>-2,889975437</text:p>
          </table:table-cell>
          <table:table-cell/>
          <table:table-cell table:formula="of:=[.D38]*100" office:value-type="float" office:value="369.0436753" calcext:value-type="float">
            <text:p>369,0436753</text:p>
          </table:table-cell>
          <table:table-cell table:formula="of:=[.E38]*100" office:value-type="float" office:value="-288.9975437" calcext:value-type="float">
            <text:p>-288,9975437</text:p>
          </table:table-cell>
          <table:table-cell/>
          <table:table-cell table:formula="of:=[.G38]*0.067" office:value-type="float" office:value="24.7259262451" calcext:value-type="float">
            <text:p>24,7259262451</text:p>
          </table:table-cell>
          <table:table-cell table:formula="of:=[.H38]*0.067" office:value-type="float" office:value="-19.3628354279" calcext:value-type="float">
            <text:p>-19,36283542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5.966466512" calcext:value-type="float">
            <text:p>5,966466512</text:p>
          </table:table-cell>
          <table:table-cell office:value-type="float" office:value="-3.167734871" calcext:value-type="float">
            <text:p>-3,167734871</text:p>
          </table:table-cell>
          <table:table-cell/>
          <table:table-cell table:formula="of:=[.D39]*100" office:value-type="float" office:value="596.6466512" calcext:value-type="float">
            <text:p>596,6466512</text:p>
          </table:table-cell>
          <table:table-cell table:formula="of:=[.E39]*100" office:value-type="float" office:value="-316.7734871" calcext:value-type="float">
            <text:p>-316,7734871</text:p>
          </table:table-cell>
          <table:table-cell/>
          <table:table-cell table:formula="of:=[.G39]*0.067" office:value-type="float" office:value="39.9753256304" calcext:value-type="float">
            <text:p>39,9753256304</text:p>
          </table:table-cell>
          <table:table-cell table:formula="of:=[.H39]*0.067" office:value-type="float" office:value="-21.2238236357" calcext:value-type="float">
            <text:p>-21,22382363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6.858793677" calcext:value-type="float">
            <text:p>6,858793677</text:p>
          </table:table-cell>
          <table:table-cell office:value-type="float" office:value="-2.054051777" calcext:value-type="float">
            <text:p>-2,054051777</text:p>
          </table:table-cell>
          <table:table-cell/>
          <table:table-cell table:formula="of:=[.D40]*100" office:value-type="float" office:value="685.8793677" calcext:value-type="float">
            <text:p>685,8793677</text:p>
          </table:table-cell>
          <table:table-cell table:formula="of:=[.E40]*100" office:value-type="float" office:value="-205.4051777" calcext:value-type="float">
            <text:p>-205,4051777</text:p>
          </table:table-cell>
          <table:table-cell/>
          <table:table-cell table:formula="of:=[.G40]*0.067" office:value-type="float" office:value="45.9539176359" calcext:value-type="float">
            <text:p>45,9539176359</text:p>
          </table:table-cell>
          <table:table-cell table:formula="of:=[.H40]*0.067" office:value-type="float" office:value="-13.7621469059" calcext:value-type="float">
            <text:p>-13,76214690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5.584656616" calcext:value-type="float">
            <text:p>5,584656616</text:p>
          </table:table-cell>
          <table:table-cell office:value-type="float" office:value="-6.133368248" calcext:value-type="float">
            <text:p>-6,133368248</text:p>
          </table:table-cell>
          <table:table-cell/>
          <table:table-cell table:formula="of:=[.D41]*100" office:value-type="float" office:value="558.4656616" calcext:value-type="float">
            <text:p>558,4656616</text:p>
          </table:table-cell>
          <table:table-cell table:formula="of:=[.E41]*100" office:value-type="float" office:value="-613.3368248" calcext:value-type="float">
            <text:p>-613,3368248</text:p>
          </table:table-cell>
          <table:table-cell/>
          <table:table-cell table:formula="of:=[.G41]*0.067" office:value-type="float" office:value="37.4171993272" calcext:value-type="float">
            <text:p>37,4171993272</text:p>
          </table:table-cell>
          <table:table-cell table:formula="of:=[.H41]*0.067" office:value-type="float" office:value="-41.0935672616" calcext:value-type="float">
            <text:p>-41,09356726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7.428044528" calcext:value-type="float">
            <text:p>7,428044528</text:p>
          </table:table-cell>
          <table:table-cell office:value-type="float" office:value="-9.350831344" calcext:value-type="float">
            <text:p>-9,350831344</text:p>
          </table:table-cell>
          <table:table-cell/>
          <table:table-cell table:formula="of:=[.D42]*100" office:value-type="float" office:value="742.8044528" calcext:value-type="float">
            <text:p>742,8044528</text:p>
          </table:table-cell>
          <table:table-cell table:formula="of:=[.E42]*100" office:value-type="float" office:value="-935.0831344" calcext:value-type="float">
            <text:p>-935,0831344</text:p>
          </table:table-cell>
          <table:table-cell/>
          <table:table-cell table:formula="of:=[.G42]*0.067" office:value-type="float" office:value="49.7678983376" calcext:value-type="float">
            <text:p>49,7678983376</text:p>
          </table:table-cell>
          <table:table-cell table:formula="of:=[.H42]*0.067" office:value-type="float" office:value="-62.6505700048" calcext:value-type="float">
            <text:p>-62,65057000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7.176645568" calcext:value-type="float">
            <text:p>7,176645568</text:p>
          </table:table-cell>
          <table:table-cell office:value-type="float" office:value="-12.07559274" calcext:value-type="float">
            <text:p>-12,07559274</text:p>
          </table:table-cell>
          <table:table-cell/>
          <table:table-cell table:formula="of:=[.D43]*100" office:value-type="float" office:value="717.6645568" calcext:value-type="float">
            <text:p>717,6645568</text:p>
          </table:table-cell>
          <table:table-cell table:formula="of:=[.E43]*100" office:value-type="float" office:value="-1207.559274" calcext:value-type="float">
            <text:p>-1207,559274</text:p>
          </table:table-cell>
          <table:table-cell/>
          <table:table-cell table:formula="of:=[.G43]*0.067" office:value-type="float" office:value="48.0835253056" calcext:value-type="float">
            <text:p>48,0835253056</text:p>
          </table:table-cell>
          <table:table-cell table:formula="of:=[.H43]*0.067" office:value-type="float" office:value="-80.906471358" calcext:value-type="float">
            <text:p>-80,9064713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4.664610804" calcext:value-type="float">
            <text:p>4,664610804</text:p>
          </table:table-cell>
          <table:table-cell office:value-type="float" office:value="-13.38202113" calcext:value-type="float">
            <text:p>-13,38202113</text:p>
          </table:table-cell>
          <table:table-cell/>
          <table:table-cell table:formula="of:=[.D44]*100" office:value-type="float" office:value="466.4610804" calcext:value-type="float">
            <text:p>466,4610804</text:p>
          </table:table-cell>
          <table:table-cell table:formula="of:=[.E44]*100" office:value-type="float" office:value="-1338.202113" calcext:value-type="float">
            <text:p>-1338,202113</text:p>
          </table:table-cell>
          <table:table-cell/>
          <table:table-cell table:formula="of:=[.G44]*0.067" office:value-type="float" office:value="31.2528923868" calcext:value-type="float">
            <text:p>31,2528923868</text:p>
          </table:table-cell>
          <table:table-cell table:formula="of:=[.H44]*0.067" office:value-type="float" office:value="-89.659541571" calcext:value-type="float">
            <text:p>-89,6595415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5.219873929" calcext:value-type="float">
            <text:p>5,219873929</text:p>
          </table:table-cell>
          <table:table-cell office:value-type="float" office:value="-14.29118418" calcext:value-type="float">
            <text:p>-14,29118418</text:p>
          </table:table-cell>
          <table:table-cell/>
          <table:table-cell table:formula="of:=[.D45]*100" office:value-type="float" office:value="521.9873929" calcext:value-type="float">
            <text:p>521,9873929</text:p>
          </table:table-cell>
          <table:table-cell table:formula="of:=[.E45]*100" office:value-type="float" office:value="-1429.118418" calcext:value-type="float">
            <text:p>-1429,118418</text:p>
          </table:table-cell>
          <table:table-cell/>
          <table:table-cell table:formula="of:=[.G45]*0.067" office:value-type="float" office:value="34.9731553243" calcext:value-type="float">
            <text:p>34,9731553243</text:p>
          </table:table-cell>
          <table:table-cell table:formula="of:=[.H45]*0.067" office:value-type="float" office:value="-95.750934006" calcext:value-type="float">
            <text:p>-95,7509340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4.824878197" calcext:value-type="float">
            <text:p>4,824878197</text:p>
          </table:table-cell>
          <table:table-cell office:value-type="float" office:value="-15.58116832" calcext:value-type="float">
            <text:p>-15,58116832</text:p>
          </table:table-cell>
          <table:table-cell/>
          <table:table-cell table:formula="of:=[.D46]*100" office:value-type="float" office:value="482.4878197" calcext:value-type="float">
            <text:p>482,4878197</text:p>
          </table:table-cell>
          <table:table-cell table:formula="of:=[.E46]*100" office:value-type="float" office:value="-1558.116832" calcext:value-type="float">
            <text:p>-1558,116832</text:p>
          </table:table-cell>
          <table:table-cell/>
          <table:table-cell table:formula="of:=[.G46]*0.067" office:value-type="float" office:value="32.3266839199" calcext:value-type="float">
            <text:p>32,3266839199</text:p>
          </table:table-cell>
          <table:table-cell table:formula="of:=[.H46]*0.067" office:value-type="float" office:value="-104.393827744" calcext:value-type="float">
            <text:p>-104,3938277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2.399638462" calcext:value-type="float">
            <text:p>2,399638462</text:p>
          </table:table-cell>
          <table:table-cell office:value-type="float" office:value="-16.22028967" calcext:value-type="float">
            <text:p>-16,22028967</text:p>
          </table:table-cell>
          <table:table-cell/>
          <table:table-cell table:formula="of:=[.D47]*100" office:value-type="float" office:value="239.9638462" calcext:value-type="float">
            <text:p>239,9638462</text:p>
          </table:table-cell>
          <table:table-cell table:formula="of:=[.E47]*100" office:value-type="float" office:value="-1622.028967" calcext:value-type="float">
            <text:p>-1622,028967</text:p>
          </table:table-cell>
          <table:table-cell/>
          <table:table-cell table:formula="of:=[.G47]*0.067" office:value-type="float" office:value="16.0775776954" calcext:value-type="float">
            <text:p>16,0775776954</text:p>
          </table:table-cell>
          <table:table-cell table:formula="of:=[.H47]*0.067" office:value-type="float" office:value="-108.675940789" calcext:value-type="float">
            <text:p>-108,67594078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1.338317939" calcext:value-type="float">
            <text:p>1,338317939</text:p>
          </table:table-cell>
          <table:table-cell office:value-type="float" office:value="-16.25205688" calcext:value-type="float">
            <text:p>-16,25205688</text:p>
          </table:table-cell>
          <table:table-cell/>
          <table:table-cell table:formula="of:=[.D48]*100" office:value-type="float" office:value="133.8317939" calcext:value-type="float">
            <text:p>133,8317939</text:p>
          </table:table-cell>
          <table:table-cell table:formula="of:=[.E48]*100" office:value-type="float" office:value="-1625.205688" calcext:value-type="float">
            <text:p>-1625,205688</text:p>
          </table:table-cell>
          <table:table-cell/>
          <table:table-cell table:formula="of:=[.G48]*0.067" office:value-type="float" office:value="8.9667301913" calcext:value-type="float">
            <text:p>8,9667301913</text:p>
          </table:table-cell>
          <table:table-cell table:formula="of:=[.H48]*0.067" office:value-type="float" office:value="-108.888781096" calcext:value-type="float">
            <text:p>-108,8887810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0.768104657" calcext:value-type="float">
            <text:p>0,768104657</text:p>
          </table:table-cell>
          <table:table-cell office:value-type="float" office:value="-16.06345383" calcext:value-type="float">
            <text:p>-16,06345383</text:p>
          </table:table-cell>
          <table:table-cell/>
          <table:table-cell table:formula="of:=[.D49]*100" office:value-type="float" office:value="76.8104657" calcext:value-type="float">
            <text:p>76,8104657</text:p>
          </table:table-cell>
          <table:table-cell table:formula="of:=[.E49]*100" office:value-type="float" office:value="-1606.345383" calcext:value-type="float">
            <text:p>-1606,345383</text:p>
          </table:table-cell>
          <table:table-cell/>
          <table:table-cell table:formula="of:=[.G49]*0.067" office:value-type="float" office:value="5.1463012019" calcext:value-type="float">
            <text:p>5,1463012019</text:p>
          </table:table-cell>
          <table:table-cell table:formula="of:=[.H49]*0.067" office:value-type="float" office:value="-107.625140661" calcext:value-type="float">
            <text:p>-107,6251406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-0.696336292" calcext:value-type="float">
            <text:p>-0,696336292</text:p>
          </table:table-cell>
          <table:table-cell office:value-type="float" office:value="-15.90863845" calcext:value-type="float">
            <text:p>-15,90863845</text:p>
          </table:table-cell>
          <table:table-cell/>
          <table:table-cell table:formula="of:=[.D50]*100" office:value-type="float" office:value="-69.6336292" calcext:value-type="float">
            <text:p>-69,6336292</text:p>
          </table:table-cell>
          <table:table-cell table:formula="of:=[.E50]*100" office:value-type="float" office:value="-1590.863845" calcext:value-type="float">
            <text:p>-1590,863845</text:p>
          </table:table-cell>
          <table:table-cell/>
          <table:table-cell table:formula="of:=[.G50]*0.067" office:value-type="float" office:value="-4.6654531564" calcext:value-type="float">
            <text:p>-4,6654531564</text:p>
          </table:table-cell>
          <table:table-cell table:formula="of:=[.H50]*0.067" office:value-type="float" office:value="-106.587877615" calcext:value-type="float">
            <text:p>-106,58787761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-2.674190968" calcext:value-type="float">
            <text:p>-2,674190968</text:p>
          </table:table-cell>
          <table:table-cell office:value-type="float" office:value="-15.41497869" calcext:value-type="float">
            <text:p>-15,41497869</text:p>
          </table:table-cell>
          <table:table-cell/>
          <table:table-cell table:formula="of:=[.D51]*100" office:value-type="float" office:value="-267.4190968" calcext:value-type="float">
            <text:p>-267,4190968</text:p>
          </table:table-cell>
          <table:table-cell table:formula="of:=[.E51]*100" office:value-type="float" office:value="-1541.497869" calcext:value-type="float">
            <text:p>-1541,497869</text:p>
          </table:table-cell>
          <table:table-cell/>
          <table:table-cell table:formula="of:=[.G51]*0.067" office:value-type="float" office:value="-17.9170794856" calcext:value-type="float">
            <text:p>-17,9170794856</text:p>
          </table:table-cell>
          <table:table-cell table:formula="of:=[.H51]*0.067" office:value-type="float" office:value="-103.280357223" calcext:value-type="float">
            <text:p>-103,2803572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3.189600756" calcext:value-type="float">
            <text:p>-3,189600756</text:p>
          </table:table-cell>
          <table:table-cell office:value-type="float" office:value="-14.28859069" calcext:value-type="float">
            <text:p>-14,28859069</text:p>
          </table:table-cell>
          <table:table-cell/>
          <table:table-cell table:formula="of:=[.D52]*100" office:value-type="float" office:value="-318.9600756" calcext:value-type="float">
            <text:p>-318,9600756</text:p>
          </table:table-cell>
          <table:table-cell table:formula="of:=[.E52]*100" office:value-type="float" office:value="-1428.859069" calcext:value-type="float">
            <text:p>-1428,859069</text:p>
          </table:table-cell>
          <table:table-cell/>
          <table:table-cell table:formula="of:=[.G52]*0.067" office:value-type="float" office:value="-21.3703250652" calcext:value-type="float">
            <text:p>-21,3703250652</text:p>
          </table:table-cell>
          <table:table-cell table:formula="of:=[.H52]*0.067" office:value-type="float" office:value="-95.733557623" calcext:value-type="float">
            <text:p>-95,7335576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3.513967209" calcext:value-type="float">
            <text:p>-3,513967209</text:p>
          </table:table-cell>
          <table:table-cell office:value-type="float" office:value="-14.332432" calcext:value-type="float">
            <text:p>-14,332432</text:p>
          </table:table-cell>
          <table:table-cell/>
          <table:table-cell table:formula="of:=[.D53]*100" office:value-type="float" office:value="-351.3967209" calcext:value-type="float">
            <text:p>-351,3967209</text:p>
          </table:table-cell>
          <table:table-cell table:formula="of:=[.E53]*100" office:value-type="float" office:value="-1433.2432" calcext:value-type="float">
            <text:p>-1433,2432</text:p>
          </table:table-cell>
          <table:table-cell/>
          <table:table-cell table:formula="of:=[.G53]*0.067" office:value-type="float" office:value="-23.5435803003" calcext:value-type="float">
            <text:p>-23,5435803003</text:p>
          </table:table-cell>
          <table:table-cell table:formula="of:=[.H53]*0.067" office:value-type="float" office:value="-96.0272944" calcext:value-type="float">
            <text:p>-96,02729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6.401454174" calcext:value-type="float">
            <text:p>-6,401454174</text:p>
          </table:table-cell>
          <table:table-cell office:value-type="float" office:value="-14.75130157" calcext:value-type="float">
            <text:p>-14,75130157</text:p>
          </table:table-cell>
          <table:table-cell/>
          <table:table-cell table:formula="of:=[.D54]*100" office:value-type="float" office:value="-640.1454174" calcext:value-type="float">
            <text:p>-640,1454174</text:p>
          </table:table-cell>
          <table:table-cell table:formula="of:=[.E54]*100" office:value-type="float" office:value="-1475.130157" calcext:value-type="float">
            <text:p>-1475,130157</text:p>
          </table:table-cell>
          <table:table-cell/>
          <table:table-cell table:formula="of:=[.G54]*0.067" office:value-type="float" office:value="-42.8897429658" calcext:value-type="float">
            <text:p>-42,8897429658</text:p>
          </table:table-cell>
          <table:table-cell table:formula="of:=[.H54]*0.067" office:value-type="float" office:value="-98.833720519" calcext:value-type="float">
            <text:p>-98,83372051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313.94" calcext:value-type="float">
            <text:p>-313,94</text:p>
          </table:table-cell>
          <table:table-cell office:value-type="float" office:value="-7.361520098" calcext:value-type="float">
            <text:p>-7,361520098</text:p>
          </table:table-cell>
          <table:table-cell office:value-type="float" office:value="-11.6706815" calcext:value-type="float">
            <text:p>-11,6706815</text:p>
          </table:table-cell>
          <table:table-cell/>
          <table:table-cell table:formula="of:=[.D55]*100" office:value-type="float" office:value="-736.1520098" calcext:value-type="float">
            <text:p>-736,1520098</text:p>
          </table:table-cell>
          <table:table-cell table:formula="of:=[.E55]*100" office:value-type="float" office:value="-1167.06815" calcext:value-type="float">
            <text:p>-1167,06815</text:p>
          </table:table-cell>
          <table:table-cell/>
          <table:table-cell table:formula="of:=[.G55]*0.067" office:value-type="float" office:value="-49.3221846566" calcext:value-type="float">
            <text:p>-49,3221846566</text:p>
          </table:table-cell>
          <table:table-cell table:formula="of:=[.H55]*0.067" office:value-type="float" office:value="-78.19356605" calcext:value-type="float">
            <text:p>-78,1935660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313.94" calcext:value-type="float">
            <text:p>-313,94</text:p>
          </table:table-cell>
          <table:table-cell office:value-type="float" office:value="-8.269254951" calcext:value-type="float">
            <text:p>-8,269254951</text:p>
          </table:table-cell>
          <table:table-cell office:value-type="float" office:value="-11.39884805" calcext:value-type="float">
            <text:p>-11,39884805</text:p>
          </table:table-cell>
          <table:table-cell/>
          <table:table-cell table:formula="of:=[.D56]*100" office:value-type="float" office:value="-826.9254951" calcext:value-type="float">
            <text:p>-826,9254951</text:p>
          </table:table-cell>
          <table:table-cell table:formula="of:=[.E56]*100" office:value-type="float" office:value="-1139.884805" calcext:value-type="float">
            <text:p>-1139,884805</text:p>
          </table:table-cell>
          <table:table-cell/>
          <table:table-cell table:formula="of:=[.G56]*0.067" office:value-type="float" office:value="-55.4040081717" calcext:value-type="float">
            <text:p>-55,4040081717</text:p>
          </table:table-cell>
          <table:table-cell table:formula="of:=[.H56]*0.067" office:value-type="float" office:value="-76.372281935" calcext:value-type="float">
            <text:p>-76,37228193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7.766639426" calcext:value-type="float">
            <text:p>-7,766639426</text:p>
          </table:table-cell>
          <table:table-cell office:value-type="float" office:value="-13.7461937" calcext:value-type="float">
            <text:p>-13,7461937</text:p>
          </table:table-cell>
          <table:table-cell/>
          <table:table-cell table:formula="of:=[.D57]*100" office:value-type="float" office:value="-776.6639426" calcext:value-type="float">
            <text:p>-776,6639426</text:p>
          </table:table-cell>
          <table:table-cell table:formula="of:=[.E57]*100" office:value-type="float" office:value="-1374.61937" calcext:value-type="float">
            <text:p>-1374,61937</text:p>
          </table:table-cell>
          <table:table-cell/>
          <table:table-cell table:formula="of:=[.G57]*0.067" office:value-type="float" office:value="-52.0364841542" calcext:value-type="float">
            <text:p>-52,0364841542</text:p>
          </table:table-cell>
          <table:table-cell table:formula="of:=[.H57]*0.067" office:value-type="float" office:value="-92.09949779" calcext:value-type="float">
            <text:p>-92,0994977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4.312404316" calcext:value-type="float">
            <text:p>-4,312404316</text:p>
          </table:table-cell>
          <table:table-cell office:value-type="float" office:value="-8.168893865" calcext:value-type="float">
            <text:p>-8,168893865</text:p>
          </table:table-cell>
          <table:table-cell/>
          <table:table-cell table:formula="of:=[.D58]*100" office:value-type="float" office:value="-431.2404316" calcext:value-type="float">
            <text:p>-431,2404316</text:p>
          </table:table-cell>
          <table:table-cell table:formula="of:=[.E58]*100" office:value-type="float" office:value="-816.8893865" calcext:value-type="float">
            <text:p>-816,8893865</text:p>
          </table:table-cell>
          <table:table-cell/>
          <table:table-cell table:formula="of:=[.G58]*0.067" office:value-type="float" office:value="-28.8931089172" calcext:value-type="float">
            <text:p>-28,8931089172</text:p>
          </table:table-cell>
          <table:table-cell table:formula="of:=[.H58]*0.067" office:value-type="float" office:value="-54.7315888955" calcext:value-type="float">
            <text:p>-54,73158889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8.683865031" calcext:value-type="float">
            <text:p>-8,683865031</text:p>
          </table:table-cell>
          <table:table-cell office:value-type="float" office:value="-6.228341001" calcext:value-type="float">
            <text:p>-6,228341001</text:p>
          </table:table-cell>
          <table:table-cell/>
          <table:table-cell table:formula="of:=[.D59]*100" office:value-type="float" office:value="-868.3865031" calcext:value-type="float">
            <text:p>-868,3865031</text:p>
          </table:table-cell>
          <table:table-cell table:formula="of:=[.E59]*100" office:value-type="float" office:value="-622.8341001" calcext:value-type="float">
            <text:p>-622,8341001</text:p>
          </table:table-cell>
          <table:table-cell/>
          <table:table-cell table:formula="of:=[.G59]*0.067" office:value-type="float" office:value="-58.1818957077" calcext:value-type="float">
            <text:p>-58,1818957077</text:p>
          </table:table-cell>
          <table:table-cell table:formula="of:=[.H59]*0.067" office:value-type="float" office:value="-41.7298847067" calcext:value-type="float">
            <text:p>-41,729884706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-7.952210539" calcext:value-type="float">
            <text:p>-7,952210539</text:p>
          </table:table-cell>
          <table:table-cell office:value-type="float" office:value="-4.523883349" calcext:value-type="float">
            <text:p>-4,523883349</text:p>
          </table:table-cell>
          <table:table-cell/>
          <table:table-cell table:formula="of:=[.D60]*100" office:value-type="float" office:value="-795.2210539" calcext:value-type="float">
            <text:p>-795,2210539</text:p>
          </table:table-cell>
          <table:table-cell table:formula="of:=[.E60]*100" office:value-type="float" office:value="-452.3883349" calcext:value-type="float">
            <text:p>-452,3883349</text:p>
          </table:table-cell>
          <table:table-cell/>
          <table:table-cell table:formula="of:=[.G60]*0.067" office:value-type="float" office:value="-53.2798106113" calcext:value-type="float">
            <text:p>-53,2798106113</text:p>
          </table:table-cell>
          <table:table-cell table:formula="of:=[.H60]*0.067" office:value-type="float" office:value="-30.3100184383" calcext:value-type="float">
            <text:p>-30,310018438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-0.97595754" calcext:value-type="float">
            <text:p>-0,97595754</text:p>
          </table:table-cell>
          <table:table-cell office:value-type="float" office:value="-4.307305807" calcext:value-type="float">
            <text:p>-4,307305807</text:p>
          </table:table-cell>
          <table:table-cell/>
          <table:table-cell table:formula="of:=[.D61]*100" office:value-type="float" office:value="-97.595754" calcext:value-type="float">
            <text:p>-97,595754</text:p>
          </table:table-cell>
          <table:table-cell table:formula="of:=[.E61]*100" office:value-type="float" office:value="-430.7305807" calcext:value-type="float">
            <text:p>-430,7305807</text:p>
          </table:table-cell>
          <table:table-cell/>
          <table:table-cell table:formula="of:=[.G61]*0.067" office:value-type="float" office:value="-6.538915518" calcext:value-type="float">
            <text:p>-6,538915518</text:p>
          </table:table-cell>
          <table:table-cell table:formula="of:=[.H61]*0.067" office:value-type="float" office:value="-28.8589489069" calcext:value-type="float">
            <text:p>-28,858948906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0" calcext:value-type="float">
            <text:p>0</text:p>
          </table:table-cell>
          <table:table-cell office:value-type="float" office:value="-4.314399276" calcext:value-type="float">
            <text:p>-4,314399276</text:p>
          </table:table-cell>
          <table:table-cell/>
          <table:table-cell table:formula="of:=[.D62]*100" office:value-type="float" office:value="0" calcext:value-type="float">
            <text:p>0</text:p>
          </table:table-cell>
          <table:table-cell table:formula="of:=[.E62]*100" office:value-type="float" office:value="-431.4399276" calcext:value-type="float">
            <text:p>-431,4399276</text:p>
          </table:table-cell>
          <table:table-cell/>
          <table:table-cell table:formula="of:=[.G62]*0.067" office:value-type="float" office:value="0" calcext:value-type="float">
            <text:p>0</text:p>
          </table:table-cell>
          <table:table-cell table:formula="of:=[.H62]*0.067" office:value-type="float" office:value="-28.9064751492" calcext:value-type="float">
            <text:p>-28,906475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89.88" calcext:value-type="float">
            <text:p>-289,88</text:p>
          </table:table-cell>
          <table:table-cell office:value-type="float" office:value="0" calcext:value-type="float">
            <text:p>0</text:p>
          </table:table-cell>
          <table:table-cell office:value-type="float" office:value="-2.661880772" calcext:value-type="float">
            <text:p>-2,661880772</text:p>
          </table:table-cell>
          <table:table-cell/>
          <table:table-cell table:formula="of:=[.D63]*100" office:value-type="float" office:value="0" calcext:value-type="float">
            <text:p>0</text:p>
          </table:table-cell>
          <table:table-cell table:formula="of:=[.E63]*100" office:value-type="float" office:value="-266.1880772" calcext:value-type="float">
            <text:p>-266,1880772</text:p>
          </table:table-cell>
          <table:table-cell/>
          <table:table-cell table:formula="of:=[.G63]*0.067" office:value-type="float" office:value="0" calcext:value-type="float">
            <text:p>0</text:p>
          </table:table-cell>
          <table:table-cell table:formula="of:=[.H63]*0.067" office:value-type="float" office:value="-17.8346011724" calcext:value-type="float">
            <text:p>-17,83460117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89.88" calcext:value-type="float">
            <text:p>-289,88</text:p>
          </table:table-cell>
          <table:table-cell office:value-type="float" office:value="0.613420404" calcext:value-type="float">
            <text:p>0,613420404</text:p>
          </table:table-cell>
          <table:table-cell office:value-type="float" office:value="-2.634497583" calcext:value-type="float">
            <text:p>-2,634497583</text:p>
          </table:table-cell>
          <table:table-cell/>
          <table:table-cell table:formula="of:=[.D64]*100" office:value-type="float" office:value="61.3420404" calcext:value-type="float">
            <text:p>61,3420404</text:p>
          </table:table-cell>
          <table:table-cell table:formula="of:=[.E64]*100" office:value-type="float" office:value="-263.4497583" calcext:value-type="float">
            <text:p>-263,4497583</text:p>
          </table:table-cell>
          <table:table-cell/>
          <table:table-cell table:formula="of:=[.G64]*0.067" office:value-type="float" office:value="4.1099167068" calcext:value-type="float">
            <text:p>4,1099167068</text:p>
          </table:table-cell>
          <table:table-cell table:formula="of:=[.H64]*0.067" office:value-type="float" office:value="-17.6511338061" calcext:value-type="float">
            <text:p>-17,651133806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0.92214206" calcext:value-type="float">
            <text:p>0,92214206</text:p>
          </table:table-cell>
          <table:table-cell office:value-type="float" office:value="-2.312027801" calcext:value-type="float">
            <text:p>-2,312027801</text:p>
          </table:table-cell>
          <table:table-cell/>
          <table:table-cell table:formula="of:=[.D65]*100" office:value-type="float" office:value="92.214206" calcext:value-type="float">
            <text:p>92,214206</text:p>
          </table:table-cell>
          <table:table-cell table:formula="of:=[.E65]*100" office:value-type="float" office:value="-231.2027801" calcext:value-type="float">
            <text:p>-231,2027801</text:p>
          </table:table-cell>
          <table:table-cell/>
          <table:table-cell table:formula="of:=[.G65]*0.067" office:value-type="float" office:value="6.178351802" calcext:value-type="float">
            <text:p>6,178351802</text:p>
          </table:table-cell>
          <table:table-cell table:formula="of:=[.H65]*0.067" office:value-type="float" office:value="-15.4905862667" calcext:value-type="float">
            <text:p>-15,4905862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1.245775822" calcext:value-type="float">
            <text:p>1,245775822</text:p>
          </table:table-cell>
          <table:table-cell office:value-type="float" office:value="-3.117814667" calcext:value-type="float">
            <text:p>-3,117814667</text:p>
          </table:table-cell>
          <table:table-cell/>
          <table:table-cell table:formula="of:=[.D66]*100" office:value-type="float" office:value="124.5775822" calcext:value-type="float">
            <text:p>124,5775822</text:p>
          </table:table-cell>
          <table:table-cell table:formula="of:=[.E66]*100" office:value-type="float" office:value="-311.7814667" calcext:value-type="float">
            <text:p>-311,7814667</text:p>
          </table:table-cell>
          <table:table-cell/>
          <table:table-cell table:formula="of:=[.G66]*0.067" office:value-type="float" office:value="8.3466980074" calcext:value-type="float">
            <text:p>8,3466980074</text:p>
          </table:table-cell>
          <table:table-cell table:formula="of:=[.H66]*0.067" office:value-type="float" office:value="-20.8893582689" calcext:value-type="float">
            <text:p>-20,88935826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4.239502646" calcext:value-type="float">
            <text:p>4,239502646</text:p>
          </table:table-cell>
          <table:table-cell office:value-type="float" office:value="-3.362208705" calcext:value-type="float">
            <text:p>-3,362208705</text:p>
          </table:table-cell>
          <table:table-cell/>
          <table:table-cell table:formula="of:=[.D67]*100" office:value-type="float" office:value="423.9502646" calcext:value-type="float">
            <text:p>423,9502646</text:p>
          </table:table-cell>
          <table:table-cell table:formula="of:=[.E67]*100" office:value-type="float" office:value="-336.2208705" calcext:value-type="float">
            <text:p>-336,2208705</text:p>
          </table:table-cell>
          <table:table-cell/>
          <table:table-cell table:formula="of:=[.G67]*0.067" office:value-type="float" office:value="28.4046677282" calcext:value-type="float">
            <text:p>28,4046677282</text:p>
          </table:table-cell>
          <table:table-cell table:formula="of:=[.H67]*0.067" office:value-type="float" office:value="-22.5267983235" calcext:value-type="float">
            <text:p>-22,52679832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4.579236152" calcext:value-type="float">
            <text:p>4,579236152</text:p>
          </table:table-cell>
          <table:table-cell office:value-type="float" office:value="-3.869507772" calcext:value-type="float">
            <text:p>-3,869507772</text:p>
          </table:table-cell>
          <table:table-cell/>
          <table:table-cell table:formula="of:=[.D68]*100" office:value-type="float" office:value="457.9236152" calcext:value-type="float">
            <text:p>457,9236152</text:p>
          </table:table-cell>
          <table:table-cell table:formula="of:=[.E68]*100" office:value-type="float" office:value="-386.9507772" calcext:value-type="float">
            <text:p>-386,9507772</text:p>
          </table:table-cell>
          <table:table-cell/>
          <table:table-cell table:formula="of:=[.G68]*0.067" office:value-type="float" office:value="30.6808822184" calcext:value-type="float">
            <text:p>30,6808822184</text:p>
          </table:table-cell>
          <table:table-cell table:formula="of:=[.H68]*0.067" office:value-type="float" office:value="-25.9257020724" calcext:value-type="float">
            <text:p>-25,92570207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2.864176478" calcext:value-type="float">
            <text:p>2,864176478</text:p>
          </table:table-cell>
          <table:table-cell office:value-type="float" office:value="-4.658892355" calcext:value-type="float">
            <text:p>-4,658892355</text:p>
          </table:table-cell>
          <table:table-cell/>
          <table:table-cell table:formula="of:=[.D69]*100" office:value-type="float" office:value="286.4176478" calcext:value-type="float">
            <text:p>286,4176478</text:p>
          </table:table-cell>
          <table:table-cell table:formula="of:=[.E69]*100" office:value-type="float" office:value="-465.8892355" calcext:value-type="float">
            <text:p>-465,8892355</text:p>
          </table:table-cell>
          <table:table-cell/>
          <table:table-cell table:formula="of:=[.G69]*0.067" office:value-type="float" office:value="19.1899824026" calcext:value-type="float">
            <text:p>19,1899824026</text:p>
          </table:table-cell>
          <table:table-cell table:formula="of:=[.H69]*0.067" office:value-type="float" office:value="-31.2145787785" calcext:value-type="float">
            <text:p>-31,21457877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5.383219044" calcext:value-type="float">
            <text:p>5,383219044</text:p>
          </table:table-cell>
          <table:table-cell office:value-type="float" office:value="-5.12926992" calcext:value-type="float">
            <text:p>-5,12926992</text:p>
          </table:table-cell>
          <table:table-cell/>
          <table:table-cell table:formula="of:=[.D70]*100" office:value-type="float" office:value="538.3219044" calcext:value-type="float">
            <text:p>538,3219044</text:p>
          </table:table-cell>
          <table:table-cell table:formula="of:=[.E70]*100" office:value-type="float" office:value="-512.926992" calcext:value-type="float">
            <text:p>-512,926992</text:p>
          </table:table-cell>
          <table:table-cell/>
          <table:table-cell table:formula="of:=[.G70]*0.067" office:value-type="float" office:value="36.0675675948" calcext:value-type="float">
            <text:p>36,0675675948</text:p>
          </table:table-cell>
          <table:table-cell table:formula="of:=[.H70]*0.067" office:value-type="float" office:value="-34.366108464" calcext:value-type="float">
            <text:p>-34,3661084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5.706571109" calcext:value-type="float">
            <text:p>5,706571109</text:p>
          </table:table-cell>
          <table:table-cell office:value-type="float" office:value="-5.967654746" calcext:value-type="float">
            <text:p>-5,967654746</text:p>
          </table:table-cell>
          <table:table-cell/>
          <table:table-cell table:formula="of:=[.D71]*100" office:value-type="float" office:value="570.6571109" calcext:value-type="float">
            <text:p>570,6571109</text:p>
          </table:table-cell>
          <table:table-cell table:formula="of:=[.E71]*100" office:value-type="float" office:value="-596.7654746" calcext:value-type="float">
            <text:p>-596,7654746</text:p>
          </table:table-cell>
          <table:table-cell/>
          <table:table-cell table:formula="of:=[.G71]*0.067" office:value-type="float" office:value="38.2340264303" calcext:value-type="float">
            <text:p>38,2340264303</text:p>
          </table:table-cell>
          <table:table-cell table:formula="of:=[.H71]*0.067" office:value-type="float" office:value="-39.9832867982" calcext:value-type="float">
            <text:p>-39,98328679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4.007536722" calcext:value-type="float">
            <text:p>4,007536722</text:p>
          </table:table-cell>
          <table:table-cell office:value-type="float" office:value="-7.109940418" calcext:value-type="float">
            <text:p>-7,109940418</text:p>
          </table:table-cell>
          <table:table-cell/>
          <table:table-cell table:formula="of:=[.D72]*100" office:value-type="float" office:value="400.7536722" calcext:value-type="float">
            <text:p>400,7536722</text:p>
          </table:table-cell>
          <table:table-cell table:formula="of:=[.E72]*100" office:value-type="float" office:value="-710.9940418" calcext:value-type="float">
            <text:p>-710,9940418</text:p>
          </table:table-cell>
          <table:table-cell/>
          <table:table-cell table:formula="of:=[.G72]*0.067" office:value-type="float" office:value="26.8504960374" calcext:value-type="float">
            <text:p>26,8504960374</text:p>
          </table:table-cell>
          <table:table-cell table:formula="of:=[.H72]*0.067" office:value-type="float" office:value="-47.6366008006" calcext:value-type="float">
            <text:p>-47,6366008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5.695568269" calcext:value-type="float">
            <text:p>5,695568269</text:p>
          </table:table-cell>
          <table:table-cell office:value-type="float" office:value="-8.241171282" calcext:value-type="float">
            <text:p>-8,241171282</text:p>
          </table:table-cell>
          <table:table-cell/>
          <table:table-cell table:formula="of:=[.D73]*100" office:value-type="float" office:value="569.5568269" calcext:value-type="float">
            <text:p>569,5568269</text:p>
          </table:table-cell>
          <table:table-cell table:formula="of:=[.E73]*100" office:value-type="float" office:value="-824.1171282" calcext:value-type="float">
            <text:p>-824,1171282</text:p>
          </table:table-cell>
          <table:table-cell/>
          <table:table-cell table:formula="of:=[.G73]*0.067" office:value-type="float" office:value="38.1603074023" calcext:value-type="float">
            <text:p>38,1603074023</text:p>
          </table:table-cell>
          <table:table-cell table:formula="of:=[.H73]*0.067" office:value-type="float" office:value="-55.2158475894" calcext:value-type="float">
            <text:p>-55,21584758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5.694616841" calcext:value-type="float">
            <text:p>5,694616841</text:p>
          </table:table-cell>
          <table:table-cell office:value-type="float" office:value="-9.839789904" calcext:value-type="float">
            <text:p>-9,839789904</text:p>
          </table:table-cell>
          <table:table-cell/>
          <table:table-cell table:formula="of:=[.D74]*100" office:value-type="float" office:value="569.4616841" calcext:value-type="float">
            <text:p>569,4616841</text:p>
          </table:table-cell>
          <table:table-cell table:formula="of:=[.E74]*100" office:value-type="float" office:value="-983.9789904" calcext:value-type="float">
            <text:p>-983,9789904</text:p>
          </table:table-cell>
          <table:table-cell/>
          <table:table-cell table:formula="of:=[.G74]*0.067" office:value-type="float" office:value="38.1539328347" calcext:value-type="float">
            <text:p>38,1539328347</text:p>
          </table:table-cell>
          <table:table-cell table:formula="of:=[.H74]*0.067" office:value-type="float" office:value="-65.9265923568" calcext:value-type="float">
            <text:p>-65,92659235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3.762869865" calcext:value-type="float">
            <text:p>3,762869865</text:p>
          </table:table-cell>
          <table:table-cell office:value-type="float" office:value="-10.68296415" calcext:value-type="float">
            <text:p>-10,68296415</text:p>
          </table:table-cell>
          <table:table-cell/>
          <table:table-cell table:formula="of:=[.D75]*100" office:value-type="float" office:value="376.2869865" calcext:value-type="float">
            <text:p>376,2869865</text:p>
          </table:table-cell>
          <table:table-cell table:formula="of:=[.E75]*100" office:value-type="float" office:value="-1068.296415" calcext:value-type="float">
            <text:p>-1068,296415</text:p>
          </table:table-cell>
          <table:table-cell/>
          <table:table-cell table:formula="of:=[.G75]*0.067" office:value-type="float" office:value="25.2112280955" calcext:value-type="float">
            <text:p>25,2112280955</text:p>
          </table:table-cell>
          <table:table-cell table:formula="of:=[.H75]*0.067" office:value-type="float" office:value="-71.575859805" calcext:value-type="float">
            <text:p>-71,5758598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4.261230498" calcext:value-type="float">
            <text:p>4,261230498</text:p>
          </table:table-cell>
          <table:table-cell office:value-type="float" office:value="-11.32292399" calcext:value-type="float">
            <text:p>-11,32292399</text:p>
          </table:table-cell>
          <table:table-cell/>
          <table:table-cell table:formula="of:=[.D76]*100" office:value-type="float" office:value="426.1230498" calcext:value-type="float">
            <text:p>426,1230498</text:p>
          </table:table-cell>
          <table:table-cell table:formula="of:=[.E76]*100" office:value-type="float" office:value="-1132.292399" calcext:value-type="float">
            <text:p>-1132,292399</text:p>
          </table:table-cell>
          <table:table-cell/>
          <table:table-cell table:formula="of:=[.G76]*0.067" office:value-type="float" office:value="28.5502443366" calcext:value-type="float">
            <text:p>28,5502443366</text:p>
          </table:table-cell>
          <table:table-cell table:formula="of:=[.H76]*0.067" office:value-type="float" office:value="-75.863590733" calcext:value-type="float">
            <text:p>-75,8635907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3.964644136" calcext:value-type="float">
            <text:p>3,964644136</text:p>
          </table:table-cell>
          <table:table-cell office:value-type="float" office:value="-12.32453836" calcext:value-type="float">
            <text:p>-12,32453836</text:p>
          </table:table-cell>
          <table:table-cell/>
          <table:table-cell table:formula="of:=[.D77]*100" office:value-type="float" office:value="396.4644136" calcext:value-type="float">
            <text:p>396,4644136</text:p>
          </table:table-cell>
          <table:table-cell table:formula="of:=[.E77]*100" office:value-type="float" office:value="-1232.453836" calcext:value-type="float">
            <text:p>-1232,453836</text:p>
          </table:table-cell>
          <table:table-cell/>
          <table:table-cell table:formula="of:=[.G77]*0.067" office:value-type="float" office:value="26.5631157112" calcext:value-type="float">
            <text:p>26,5631157112</text:p>
          </table:table-cell>
          <table:table-cell table:formula="of:=[.H77]*0.067" office:value-type="float" office:value="-82.574407012" calcext:value-type="float">
            <text:p>-82,5744070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2.049450433" calcext:value-type="float">
            <text:p>2,049450433</text:p>
          </table:table-cell>
          <table:table-cell office:value-type="float" office:value="-12.81568545" calcext:value-type="float">
            <text:p>-12,81568545</text:p>
          </table:table-cell>
          <table:table-cell/>
          <table:table-cell table:formula="of:=[.D78]*100" office:value-type="float" office:value="204.9450433" calcext:value-type="float">
            <text:p>204,9450433</text:p>
          </table:table-cell>
          <table:table-cell table:formula="of:=[.E78]*100" office:value-type="float" office:value="-1281.568545" calcext:value-type="float">
            <text:p>-1281,568545</text:p>
          </table:table-cell>
          <table:table-cell/>
          <table:table-cell table:formula="of:=[.G78]*0.067" office:value-type="float" office:value="13.7313179011" calcext:value-type="float">
            <text:p>13,7313179011</text:p>
          </table:table-cell>
          <table:table-cell table:formula="of:=[.H78]*0.067" office:value-type="float" office:value="-85.865092515" calcext:value-type="float">
            <text:p>-85,8650925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1.25544365" calcext:value-type="float">
            <text:p>1,25544365</text:p>
          </table:table-cell>
          <table:table-cell office:value-type="float" office:value="-12.90675843" calcext:value-type="float">
            <text:p>-12,90675843</text:p>
          </table:table-cell>
          <table:table-cell/>
          <table:table-cell table:formula="of:=[.D79]*100" office:value-type="float" office:value="125.544365" calcext:value-type="float">
            <text:p>125,544365</text:p>
          </table:table-cell>
          <table:table-cell table:formula="of:=[.E79]*100" office:value-type="float" office:value="-1290.675843" calcext:value-type="float">
            <text:p>-1290,675843</text:p>
          </table:table-cell>
          <table:table-cell/>
          <table:table-cell table:formula="of:=[.G79]*0.067" office:value-type="float" office:value="8.411472455" calcext:value-type="float">
            <text:p>8,411472455</text:p>
          </table:table-cell>
          <table:table-cell table:formula="of:=[.H79]*0.067" office:value-type="float" office:value="-86.475281481" calcext:value-type="float">
            <text:p>-86,4752814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0.715628377" calcext:value-type="float">
            <text:p>0,715628377</text:p>
          </table:table-cell>
          <table:table-cell office:value-type="float" office:value="-13.07437709" calcext:value-type="float">
            <text:p>-13,07437709</text:p>
          </table:table-cell>
          <table:table-cell/>
          <table:table-cell table:formula="of:=[.D80]*100" office:value-type="float" office:value="71.5628377" calcext:value-type="float">
            <text:p>71,5628377</text:p>
          </table:table-cell>
          <table:table-cell table:formula="of:=[.E80]*100" office:value-type="float" office:value="-1307.437709" calcext:value-type="float">
            <text:p>-1307,437709</text:p>
          </table:table-cell>
          <table:table-cell/>
          <table:table-cell table:formula="of:=[.G80]*0.067" office:value-type="float" office:value="4.7947101259" calcext:value-type="float">
            <text:p>4,7947101259</text:p>
          </table:table-cell>
          <table:table-cell table:formula="of:=[.H80]*0.067" office:value-type="float" office:value="-87.598326503" calcext:value-type="float">
            <text:p>-87,5983265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-0.605081407" calcext:value-type="float">
            <text:p>-0,605081407</text:p>
          </table:table-cell>
          <table:table-cell office:value-type="float" office:value="-13.32838489" calcext:value-type="float">
            <text:p>-13,32838489</text:p>
          </table:table-cell>
          <table:table-cell/>
          <table:table-cell table:formula="of:=[.D81]*100" office:value-type="float" office:value="-60.5081407" calcext:value-type="float">
            <text:p>-60,5081407</text:p>
          </table:table-cell>
          <table:table-cell table:formula="of:=[.E81]*100" office:value-type="float" office:value="-1332.838489" calcext:value-type="float">
            <text:p>-1332,838489</text:p>
          </table:table-cell>
          <table:table-cell/>
          <table:table-cell table:formula="of:=[.G81]*0.067" office:value-type="float" office:value="-4.0540454269" calcext:value-type="float">
            <text:p>-4,0540454269</text:p>
          </table:table-cell>
          <table:table-cell table:formula="of:=[.H81]*0.067" office:value-type="float" office:value="-89.300178763" calcext:value-type="float">
            <text:p>-89,30017876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-2.139735407" calcext:value-type="float">
            <text:p>-2,139735407</text:p>
          </table:table-cell>
          <table:table-cell office:value-type="float" office:value="-13.31680286" calcext:value-type="float">
            <text:p>-13,31680286</text:p>
          </table:table-cell>
          <table:table-cell/>
          <table:table-cell table:formula="of:=[.D82]*100" office:value-type="float" office:value="-213.9735407" calcext:value-type="float">
            <text:p>-213,9735407</text:p>
          </table:table-cell>
          <table:table-cell table:formula="of:=[.E82]*100" office:value-type="float" office:value="-1331.680286" calcext:value-type="float">
            <text:p>-1331,680286</text:p>
          </table:table-cell>
          <table:table-cell/>
          <table:table-cell table:formula="of:=[.G82]*0.067" office:value-type="float" office:value="-14.3362272269" calcext:value-type="float">
            <text:p>-14,3362272269</text:p>
          </table:table-cell>
          <table:table-cell table:formula="of:=[.H82]*0.067" office:value-type="float" office:value="-89.222579162" calcext:value-type="float">
            <text:p>-89,222579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315.46" calcext:value-type="float">
            <text:p>-315,46</text:p>
          </table:table-cell>
          <table:table-cell office:value-type="float" office:value="-3.105424698" calcext:value-type="float">
            <text:p>-3,105424698</text:p>
          </table:table-cell>
          <table:table-cell office:value-type="float" office:value="-12.38346329" calcext:value-type="float">
            <text:p>-12,38346329</text:p>
          </table:table-cell>
          <table:table-cell/>
          <table:table-cell table:formula="of:=[.D83]*100" office:value-type="float" office:value="-310.5424698" calcext:value-type="float">
            <text:p>-310,5424698</text:p>
          </table:table-cell>
          <table:table-cell table:formula="of:=[.E83]*100" office:value-type="float" office:value="-1238.346329" calcext:value-type="float">
            <text:p>-1238,346329</text:p>
          </table:table-cell>
          <table:table-cell/>
          <table:table-cell table:formula="of:=[.G83]*0.067" office:value-type="float" office:value="-20.8063454766" calcext:value-type="float">
            <text:p>-20,8063454766</text:p>
          </table:table-cell>
          <table:table-cell table:formula="of:=[.H83]*0.067" office:value-type="float" office:value="-82.969204043" calcext:value-type="float">
            <text:p>-82,9692040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315.46" calcext:value-type="float">
            <text:p>-315,46</text:p>
          </table:table-cell>
          <table:table-cell office:value-type="float" office:value="-4.505955932" calcext:value-type="float">
            <text:p>-4,505955932</text:p>
          </table:table-cell>
          <table:table-cell office:value-type="float" office:value="-12.43059233" calcext:value-type="float">
            <text:p>-12,43059233</text:p>
          </table:table-cell>
          <table:table-cell/>
          <table:table-cell table:formula="of:=[.D84]*100" office:value-type="float" office:value="-450.5955932" calcext:value-type="float">
            <text:p>-450,5955932</text:p>
          </table:table-cell>
          <table:table-cell table:formula="of:=[.E84]*100" office:value-type="float" office:value="-1243.059233" calcext:value-type="float">
            <text:p>-1243,059233</text:p>
          </table:table-cell>
          <table:table-cell/>
          <table:table-cell table:formula="of:=[.G84]*0.067" office:value-type="float" office:value="-30.1899047444" calcext:value-type="float">
            <text:p>-30,1899047444</text:p>
          </table:table-cell>
          <table:table-cell table:formula="of:=[.H84]*0.067" office:value-type="float" office:value="-83.284968611" calcext:value-type="float">
            <text:p>-83,2849686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5.052527051" calcext:value-type="float">
            <text:p>-5,052527051</text:p>
          </table:table-cell>
          <table:table-cell office:value-type="float" office:value="-12.92158073" calcext:value-type="float">
            <text:p>-12,92158073</text:p>
          </table:table-cell>
          <table:table-cell/>
          <table:table-cell table:formula="of:=[.D85]*100" office:value-type="float" office:value="-505.2527051" calcext:value-type="float">
            <text:p>-505,2527051</text:p>
          </table:table-cell>
          <table:table-cell table:formula="of:=[.E85]*100" office:value-type="float" office:value="-1292.158073" calcext:value-type="float">
            <text:p>-1292,158073</text:p>
          </table:table-cell>
          <table:table-cell/>
          <table:table-cell table:formula="of:=[.G85]*0.067" office:value-type="float" office:value="-33.8519312417" calcext:value-type="float">
            <text:p>-33,8519312417</text:p>
          </table:table-cell>
          <table:table-cell table:formula="of:=[.H85]*0.067" office:value-type="float" office:value="-86.574590891" calcext:value-type="float">
            <text:p>-86,57459089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4.31569374" calcext:value-type="float">
            <text:p>-4,31569374</text:p>
          </table:table-cell>
          <table:table-cell office:value-type="float" office:value="-10.15045422" calcext:value-type="float">
            <text:p>-10,15045422</text:p>
          </table:table-cell>
          <table:table-cell/>
          <table:table-cell table:formula="of:=[.D86]*100" office:value-type="float" office:value="-431.569374" calcext:value-type="float">
            <text:p>-431,569374</text:p>
          </table:table-cell>
          <table:table-cell table:formula="of:=[.E86]*100" office:value-type="float" office:value="-1015.045422" calcext:value-type="float">
            <text:p>-1015,045422</text:p>
          </table:table-cell>
          <table:table-cell/>
          <table:table-cell table:formula="of:=[.G86]*0.067" office:value-type="float" office:value="-28.915148058" calcext:value-type="float">
            <text:p>-28,915148058</text:p>
          </table:table-cell>
          <table:table-cell table:formula="of:=[.H86]*0.067" office:value-type="float" office:value="-68.008043274" calcext:value-type="float">
            <text:p>-68,00804327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6.795447199" calcext:value-type="float">
            <text:p>-6,795447199</text:p>
          </table:table-cell>
          <table:table-cell office:value-type="float" office:value="-8.603983086" calcext:value-type="float">
            <text:p>-8,603983086</text:p>
          </table:table-cell>
          <table:table-cell/>
          <table:table-cell table:formula="of:=[.D87]*100" office:value-type="float" office:value="-679.5447199" calcext:value-type="float">
            <text:p>-679,5447199</text:p>
          </table:table-cell>
          <table:table-cell table:formula="of:=[.E87]*100" office:value-type="float" office:value="-860.3983086" calcext:value-type="float">
            <text:p>-860,3983086</text:p>
          </table:table-cell>
          <table:table-cell/>
          <table:table-cell table:formula="of:=[.G87]*0.067" office:value-type="float" office:value="-45.5294962333" calcext:value-type="float">
            <text:p>-45,5294962333</text:p>
          </table:table-cell>
          <table:table-cell table:formula="of:=[.H87]*0.067" office:value-type="float" office:value="-57.6466866762" calcext:value-type="float">
            <text:p>-57,64668667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6.349041366" calcext:value-type="float">
            <text:p>-6,349041366</text:p>
          </table:table-cell>
          <table:table-cell office:value-type="float" office:value="-7.510918228" calcext:value-type="float">
            <text:p>-7,510918228</text:p>
          </table:table-cell>
          <table:table-cell/>
          <table:table-cell table:formula="of:=[.D88]*100" office:value-type="float" office:value="-634.9041366" calcext:value-type="float">
            <text:p>-634,9041366</text:p>
          </table:table-cell>
          <table:table-cell table:formula="of:=[.E88]*100" office:value-type="float" office:value="-751.0918228" calcext:value-type="float">
            <text:p>-751,0918228</text:p>
          </table:table-cell>
          <table:table-cell/>
          <table:table-cell table:formula="of:=[.G88]*0.067" office:value-type="float" office:value="-42.5385771522" calcext:value-type="float">
            <text:p>-42,5385771522</text:p>
          </table:table-cell>
          <table:table-cell table:formula="of:=[.H88]*0.067" office:value-type="float" office:value="-50.3231521276" calcext:value-type="float">
            <text:p>-50,32315212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2.937922389" calcext:value-type="float">
            <text:p>-2,937922389</text:p>
          </table:table-cell>
          <table:table-cell office:value-type="float" office:value="-6.233213595" calcext:value-type="float">
            <text:p>-6,233213595</text:p>
          </table:table-cell>
          <table:table-cell/>
          <table:table-cell table:formula="of:=[.D89]*100" office:value-type="float" office:value="-293.7922389" calcext:value-type="float">
            <text:p>-293,7922389</text:p>
          </table:table-cell>
          <table:table-cell table:formula="of:=[.E89]*100" office:value-type="float" office:value="-623.3213595" calcext:value-type="float">
            <text:p>-623,3213595</text:p>
          </table:table-cell>
          <table:table-cell/>
          <table:table-cell table:formula="of:=[.G89]*0.067" office:value-type="float" office:value="-19.6840800063" calcext:value-type="float">
            <text:p>-19,6840800063</text:p>
          </table:table-cell>
          <table:table-cell table:formula="of:=[.H89]*0.067" office:value-type="float" office:value="-41.7625310865" calcext:value-type="float">
            <text:p>-41,76253108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7.441533066" calcext:value-type="float">
            <text:p>-7,441533066</text:p>
          </table:table-cell>
          <table:table-cell office:value-type="float" office:value="-5.684131995" calcext:value-type="float">
            <text:p>-5,684131995</text:p>
          </table:table-cell>
          <table:table-cell/>
          <table:table-cell table:formula="of:=[.D90]*100" office:value-type="float" office:value="-744.1533066" calcext:value-type="float">
            <text:p>-744,1533066</text:p>
          </table:table-cell>
          <table:table-cell table:formula="of:=[.E90]*100" office:value-type="float" office:value="-568.4131995" calcext:value-type="float">
            <text:p>-568,4131995</text:p>
          </table:table-cell>
          <table:table-cell/>
          <table:table-cell table:formula="of:=[.G90]*0.067" office:value-type="float" office:value="-49.8582715422" calcext:value-type="float">
            <text:p>-49,8582715422</text:p>
          </table:table-cell>
          <table:table-cell table:formula="of:=[.H90]*0.067" office:value-type="float" office:value="-38.0836843665" calcext:value-type="float">
            <text:p>-38,08368436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-6.993431163" calcext:value-type="float">
            <text:p>-6,993431163</text:p>
          </table:table-cell>
          <table:table-cell office:value-type="float" office:value="-4.170913376" calcext:value-type="float">
            <text:p>-4,170913376</text:p>
          </table:table-cell>
          <table:table-cell/>
          <table:table-cell table:formula="of:=[.D91]*100" office:value-type="float" office:value="-699.3431163" calcext:value-type="float">
            <text:p>-699,3431163</text:p>
          </table:table-cell>
          <table:table-cell table:formula="of:=[.E91]*100" office:value-type="float" office:value="-417.0913376" calcext:value-type="float">
            <text:p>-417,0913376</text:p>
          </table:table-cell>
          <table:table-cell/>
          <table:table-cell table:formula="of:=[.G91]*0.067" office:value-type="float" office:value="-46.8559887921" calcext:value-type="float">
            <text:p>-46,8559887921</text:p>
          </table:table-cell>
          <table:table-cell table:formula="of:=[.H91]*0.067" office:value-type="float" office:value="-27.9451196192" calcext:value-type="float">
            <text:p>-27,945119619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-0.873096046" calcext:value-type="float">
            <text:p>-0,873096046</text:p>
          </table:table-cell>
          <table:table-cell office:value-type="float" office:value="-3.979402343" calcext:value-type="float">
            <text:p>-3,979402343</text:p>
          </table:table-cell>
          <table:table-cell/>
          <table:table-cell table:formula="of:=[.D92]*100" office:value-type="float" office:value="-87.3096046" calcext:value-type="float">
            <text:p>-87,3096046</text:p>
          </table:table-cell>
          <table:table-cell table:formula="of:=[.E92]*100" office:value-type="float" office:value="-397.9402343" calcext:value-type="float">
            <text:p>-397,9402343</text:p>
          </table:table-cell>
          <table:table-cell/>
          <table:table-cell table:formula="of:=[.G92]*0.067" office:value-type="float" office:value="-5.8497435082" calcext:value-type="float">
            <text:p>-5,8497435082</text:p>
          </table:table-cell>
          <table:table-cell table:formula="of:=[.H92]*0.067" office:value-type="float" office:value="-26.6619956981" calcext:value-type="float">
            <text:p>-26,661995698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0" calcext:value-type="float">
            <text:p>0</text:p>
          </table:table-cell>
          <table:table-cell office:value-type="float" office:value="-4.178595115" calcext:value-type="float">
            <text:p>-4,178595115</text:p>
          </table:table-cell>
          <table:table-cell/>
          <table:table-cell table:formula="of:=[.D93]*100" office:value-type="float" office:value="0" calcext:value-type="float">
            <text:p>0</text:p>
          </table:table-cell>
          <table:table-cell table:formula="of:=[.E93]*100" office:value-type="float" office:value="-417.8595115" calcext:value-type="float">
            <text:p>-417,8595115</text:p>
          </table:table-cell>
          <table:table-cell/>
          <table:table-cell table:formula="of:=[.G93]*0.067" office:value-type="float" office:value="0" calcext:value-type="float">
            <text:p>0</text:p>
          </table:table-cell>
          <table:table-cell table:formula="of:=[.H93]*0.067" office:value-type="float" office:value="-27.9965872705" calcext:value-type="float">
            <text:p>-27,9965872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88.66" calcext:value-type="float">
            <text:p>-288,66</text:p>
          </table:table-cell>
          <table:table-cell office:value-type="float" office:value="0" calcext:value-type="float">
            <text:p>0</text:p>
          </table:table-cell>
          <table:table-cell office:value-type="float" office:value="-2.594703685" calcext:value-type="float">
            <text:p>-2,594703685</text:p>
          </table:table-cell>
          <table:table-cell/>
          <table:table-cell table:formula="of:=[.D94]*100" office:value-type="float" office:value="0" calcext:value-type="float">
            <text:p>0</text:p>
          </table:table-cell>
          <table:table-cell table:formula="of:=[.E94]*100" office:value-type="float" office:value="-259.4703685" calcext:value-type="float">
            <text:p>-259,4703685</text:p>
          </table:table-cell>
          <table:table-cell/>
          <table:table-cell table:formula="of:=[.G94]*0.067" office:value-type="float" office:value="0" calcext:value-type="float">
            <text:p>0</text:p>
          </table:table-cell>
          <table:table-cell table:formula="of:=[.H94]*0.067" office:value-type="float" office:value="-17.3845146895" calcext:value-type="float">
            <text:p>-17,3845146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88.66" calcext:value-type="float">
            <text:p>-288,66</text:p>
          </table:table-cell>
          <table:table-cell office:value-type="float" office:value="0.582335252" calcext:value-type="float">
            <text:p>0,582335252</text:p>
          </table:table-cell>
          <table:table-cell office:value-type="float" office:value="-2.604134088" calcext:value-type="float">
            <text:p>-2,604134088</text:p>
          </table:table-cell>
          <table:table-cell/>
          <table:table-cell table:formula="of:=[.D95]*100" office:value-type="float" office:value="58.2335252" calcext:value-type="float">
            <text:p>58,2335252</text:p>
          </table:table-cell>
          <table:table-cell table:formula="of:=[.E95]*100" office:value-type="float" office:value="-260.4134088" calcext:value-type="float">
            <text:p>-260,4134088</text:p>
          </table:table-cell>
          <table:table-cell/>
          <table:table-cell table:formula="of:=[.G95]*0.067" office:value-type="float" office:value="3.9016461884" calcext:value-type="float">
            <text:p>3,9016461884</text:p>
          </table:table-cell>
          <table:table-cell table:formula="of:=[.H95]*0.067" office:value-type="float" office:value="-17.4476983896" calcext:value-type="float">
            <text:p>-17,4476983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0.699893886" calcext:value-type="float">
            <text:p>0,699893886</text:p>
          </table:table-cell>
          <table:table-cell office:value-type="float" office:value="-2.758673087" calcext:value-type="float">
            <text:p>-2,758673087</text:p>
          </table:table-cell>
          <table:table-cell/>
          <table:table-cell table:formula="of:=[.D96]*100" office:value-type="float" office:value="69.9893886" calcext:value-type="float">
            <text:p>69,9893886</text:p>
          </table:table-cell>
          <table:table-cell table:formula="of:=[.E96]*100" office:value-type="float" office:value="-275.8673087" calcext:value-type="float">
            <text:p>-275,8673087</text:p>
          </table:table-cell>
          <table:table-cell/>
          <table:table-cell table:formula="of:=[.G96]*0.067" office:value-type="float" office:value="4.6892890362" calcext:value-type="float">
            <text:p>4,6892890362</text:p>
          </table:table-cell>
          <table:table-cell table:formula="of:=[.H96]*0.067" office:value-type="float" office:value="-18.4831096829" calcext:value-type="float">
            <text:p>-18,483109682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0.918306336" calcext:value-type="float">
            <text:p>0,918306336</text:p>
          </table:table-cell>
          <table:table-cell office:value-type="float" office:value="-3.002388756" calcext:value-type="float">
            <text:p>-3,002388756</text:p>
          </table:table-cell>
          <table:table-cell/>
          <table:table-cell table:formula="of:=[.D97]*100" office:value-type="float" office:value="91.8306336" calcext:value-type="float">
            <text:p>91,8306336</text:p>
          </table:table-cell>
          <table:table-cell table:formula="of:=[.E97]*100" office:value-type="float" office:value="-300.2388756" calcext:value-type="float">
            <text:p>-300,2388756</text:p>
          </table:table-cell>
          <table:table-cell/>
          <table:table-cell table:formula="of:=[.G97]*0.067" office:value-type="float" office:value="6.1526524512" calcext:value-type="float">
            <text:p>6,1526524512</text:p>
          </table:table-cell>
          <table:table-cell table:formula="of:=[.H97]*0.067" office:value-type="float" office:value="-20.1160046652" calcext:value-type="float">
            <text:p>-20,11600466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3.691399017" calcext:value-type="float">
            <text:p>3,691399017</text:p>
          </table:table-cell>
          <table:table-cell office:value-type="float" office:value="-3.246205147" calcext:value-type="float">
            <text:p>-3,246205147</text:p>
          </table:table-cell>
          <table:table-cell/>
          <table:table-cell table:formula="of:=[.D98]*100" office:value-type="float" office:value="369.1399017" calcext:value-type="float">
            <text:p>369,1399017</text:p>
          </table:table-cell>
          <table:table-cell table:formula="of:=[.E98]*100" office:value-type="float" office:value="-324.6205147" calcext:value-type="float">
            <text:p>-324,6205147</text:p>
          </table:table-cell>
          <table:table-cell/>
          <table:table-cell table:formula="of:=[.G98]*0.067" office:value-type="float" office:value="24.7323734139" calcext:value-type="float">
            <text:p>24,7323734139</text:p>
          </table:table-cell>
          <table:table-cell table:formula="of:=[.H98]*0.067" office:value-type="float" office:value="-21.7495744849" calcext:value-type="float">
            <text:p>-21,74957448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3.958408855" calcext:value-type="float">
            <text:p>3,958408855</text:p>
          </table:table-cell>
          <table:table-cell office:value-type="float" office:value="-4.058351983" calcext:value-type="float">
            <text:p>-4,058351983</text:p>
          </table:table-cell>
          <table:table-cell/>
          <table:table-cell table:formula="of:=[.D99]*100" office:value-type="float" office:value="395.8408855" calcext:value-type="float">
            <text:p>395,8408855</text:p>
          </table:table-cell>
          <table:table-cell table:formula="of:=[.E99]*100" office:value-type="float" office:value="-405.8351983" calcext:value-type="float">
            <text:p>-405,8351983</text:p>
          </table:table-cell>
          <table:table-cell/>
          <table:table-cell table:formula="of:=[.G99]*0.067" office:value-type="float" office:value="26.5213393285" calcext:value-type="float">
            <text:p>26,5213393285</text:p>
          </table:table-cell>
          <table:table-cell table:formula="of:=[.H99]*0.067" office:value-type="float" office:value="-27.1909582861" calcext:value-type="float">
            <text:p>-27,19095828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2.430674605" calcext:value-type="float">
            <text:p>2,430674605</text:p>
          </table:table-cell>
          <table:table-cell office:value-type="float" office:value="-4.409308847" calcext:value-type="float">
            <text:p>-4,409308847</text:p>
          </table:table-cell>
          <table:table-cell/>
          <table:table-cell table:formula="of:=[.D100]*100" office:value-type="float" office:value="243.0674605" calcext:value-type="float">
            <text:p>243,0674605</text:p>
          </table:table-cell>
          <table:table-cell table:formula="of:=[.E100]*100" office:value-type="float" office:value="-440.9308847" calcext:value-type="float">
            <text:p>-440,9308847</text:p>
          </table:table-cell>
          <table:table-cell/>
          <table:table-cell table:formula="of:=[.G100]*0.067" office:value-type="float" office:value="16.2855198535" calcext:value-type="float">
            <text:p>16,2855198535</text:p>
          </table:table-cell>
          <table:table-cell table:formula="of:=[.H100]*0.067" office:value-type="float" office:value="-29.5423692749" calcext:value-type="float">
            <text:p>-29,54236927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4.657704121" calcext:value-type="float">
            <text:p>4,657704121</text:p>
          </table:table-cell>
          <table:table-cell office:value-type="float" office:value="-4.827999852" calcext:value-type="float">
            <text:p>-4,827999852</text:p>
          </table:table-cell>
          <table:table-cell/>
          <table:table-cell table:formula="of:=[.D101]*100" office:value-type="float" office:value="465.7704121" calcext:value-type="float">
            <text:p>465,7704121</text:p>
          </table:table-cell>
          <table:table-cell table:formula="of:=[.E101]*100" office:value-type="float" office:value="-482.7999852" calcext:value-type="float">
            <text:p>-482,7999852</text:p>
          </table:table-cell>
          <table:table-cell/>
          <table:table-cell table:formula="of:=[.G101]*0.067" office:value-type="float" office:value="31.2066176107" calcext:value-type="float">
            <text:p>31,2066176107</text:p>
          </table:table-cell>
          <table:table-cell table:formula="of:=[.H101]*0.067" office:value-type="float" office:value="-32.3475990084" calcext:value-type="float">
            <text:p>-32,34759900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4.878123178" calcext:value-type="float">
            <text:p>4,878123178</text:p>
          </table:table-cell>
          <table:table-cell office:value-type="float" office:value="-5.788829946" calcext:value-type="float">
            <text:p>-5,788829946</text:p>
          </table:table-cell>
          <table:table-cell/>
          <table:table-cell table:formula="of:=[.D102]*100" office:value-type="float" office:value="487.8123178" calcext:value-type="float">
            <text:p>487,8123178</text:p>
          </table:table-cell>
          <table:table-cell table:formula="of:=[.E102]*100" office:value-type="float" office:value="-578.8829946" calcext:value-type="float">
            <text:p>-578,8829946</text:p>
          </table:table-cell>
          <table:table-cell/>
          <table:table-cell table:formula="of:=[.G102]*0.067" office:value-type="float" office:value="32.6834252926" calcext:value-type="float">
            <text:p>32,6834252926</text:p>
          </table:table-cell>
          <table:table-cell table:formula="of:=[.H102]*0.067" office:value-type="float" office:value="-38.7851606382" calcext:value-type="float">
            <text:p>-38,78516063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3.311140081" calcext:value-type="float">
            <text:p>3,311140081</text:p>
          </table:table-cell>
          <table:table-cell office:value-type="float" office:value="-6.332759939" calcext:value-type="float">
            <text:p>-6,332759939</text:p>
          </table:table-cell>
          <table:table-cell/>
          <table:table-cell table:formula="of:=[.D103]*100" office:value-type="float" office:value="331.1140081" calcext:value-type="float">
            <text:p>331,1140081</text:p>
          </table:table-cell>
          <table:table-cell table:formula="of:=[.E103]*100" office:value-type="float" office:value="-633.2759939" calcext:value-type="float">
            <text:p>-633,2759939</text:p>
          </table:table-cell>
          <table:table-cell/>
          <table:table-cell table:formula="of:=[.G103]*0.067" office:value-type="float" office:value="22.1846385427" calcext:value-type="float">
            <text:p>22,1846385427</text:p>
          </table:table-cell>
          <table:table-cell table:formula="of:=[.H103]*0.067" office:value-type="float" office:value="-42.4294915913" calcext:value-type="float">
            <text:p>-42,42949159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4.698195042" calcext:value-type="float">
            <text:p>4,698195042</text:p>
          </table:table-cell>
          <table:table-cell office:value-type="float" office:value="-6.942397008" calcext:value-type="float">
            <text:p>-6,942397008</text:p>
          </table:table-cell>
          <table:table-cell/>
          <table:table-cell table:formula="of:=[.D104]*100" office:value-type="float" office:value="469.8195042" calcext:value-type="float">
            <text:p>469,8195042</text:p>
          </table:table-cell>
          <table:table-cell table:formula="of:=[.E104]*100" office:value-type="float" office:value="-694.2397008" calcext:value-type="float">
            <text:p>-694,2397008</text:p>
          </table:table-cell>
          <table:table-cell/>
          <table:table-cell table:formula="of:=[.G104]*0.067" office:value-type="float" office:value="31.4779067814" calcext:value-type="float">
            <text:p>31,4779067814</text:p>
          </table:table-cell>
          <table:table-cell table:formula="of:=[.H104]*0.067" office:value-type="float" office:value="-46.5140599536" calcext:value-type="float">
            <text:p>-46,51405995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4.734852695" calcext:value-type="float">
            <text:p>4,734852695</text:p>
          </table:table-cell>
          <table:table-cell office:value-type="float" office:value="-8.09802496" calcext:value-type="float">
            <text:p>-8,09802496</text:p>
          </table:table-cell>
          <table:table-cell/>
          <table:table-cell table:formula="of:=[.D105]*100" office:value-type="float" office:value="473.4852695" calcext:value-type="float">
            <text:p>473,4852695</text:p>
          </table:table-cell>
          <table:table-cell table:formula="of:=[.E105]*100" office:value-type="float" office:value="-809.802496" calcext:value-type="float">
            <text:p>-809,802496</text:p>
          </table:table-cell>
          <table:table-cell/>
          <table:table-cell table:formula="of:=[.G105]*0.067" office:value-type="float" office:value="31.7235130565" calcext:value-type="float">
            <text:p>31,7235130565</text:p>
          </table:table-cell>
          <table:table-cell table:formula="of:=[.H105]*0.067" office:value-type="float" office:value="-54.256767232" calcext:value-type="float">
            <text:p>-54,2567672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3.181476716" calcext:value-type="float">
            <text:p>3,181476716</text:p>
          </table:table-cell>
          <table:table-cell office:value-type="float" office:value="-8.626620465" calcext:value-type="float">
            <text:p>-8,626620465</text:p>
          </table:table-cell>
          <table:table-cell/>
          <table:table-cell table:formula="of:=[.D106]*100" office:value-type="float" office:value="318.1476716" calcext:value-type="float">
            <text:p>318,1476716</text:p>
          </table:table-cell>
          <table:table-cell table:formula="of:=[.E106]*100" office:value-type="float" office:value="-862.6620465" calcext:value-type="float">
            <text:p>-862,6620465</text:p>
          </table:table-cell>
          <table:table-cell/>
          <table:table-cell table:formula="of:=[.G106]*0.067" office:value-type="float" office:value="21.3158939972" calcext:value-type="float">
            <text:p>21,3158939972</text:p>
          </table:table-cell>
          <table:table-cell table:formula="of:=[.H106]*0.067" office:value-type="float" office:value="-57.7983571155" calcext:value-type="float">
            <text:p>-57,79835711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3.578299722" calcext:value-type="float">
            <text:p>3,578299722</text:p>
          </table:table-cell>
          <table:table-cell office:value-type="float" office:value="-8.974420797" calcext:value-type="float">
            <text:p>-8,974420797</text:p>
          </table:table-cell>
          <table:table-cell/>
          <table:table-cell table:formula="of:=[.D107]*100" office:value-type="float" office:value="357.8299722" calcext:value-type="float">
            <text:p>357,8299722</text:p>
          </table:table-cell>
          <table:table-cell table:formula="of:=[.E107]*100" office:value-type="float" office:value="-897.4420797" calcext:value-type="float">
            <text:p>-897,4420797</text:p>
          </table:table-cell>
          <table:table-cell/>
          <table:table-cell table:formula="of:=[.G107]*0.067" office:value-type="float" office:value="23.9746081374" calcext:value-type="float">
            <text:p>23,9746081374</text:p>
          </table:table-cell>
          <table:table-cell table:formula="of:=[.H107]*0.067" office:value-type="float" office:value="-60.1286193399" calcext:value-type="float">
            <text:p>-60,12861933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3.332116744" calcext:value-type="float">
            <text:p>3,332116744</text:p>
          </table:table-cell>
          <table:table-cell office:value-type="float" office:value="-9.885692073" calcext:value-type="float">
            <text:p>-9,885692073</text:p>
          </table:table-cell>
          <table:table-cell/>
          <table:table-cell table:formula="of:=[.D108]*100" office:value-type="float" office:value="333.2116744" calcext:value-type="float">
            <text:p>333,2116744</text:p>
          </table:table-cell>
          <table:table-cell table:formula="of:=[.E108]*100" office:value-type="float" office:value="-988.5692073" calcext:value-type="float">
            <text:p>-988,5692073</text:p>
          </table:table-cell>
          <table:table-cell/>
          <table:table-cell table:formula="of:=[.G108]*0.067" office:value-type="float" office:value="22.3251821848" calcext:value-type="float">
            <text:p>22,3251821848</text:p>
          </table:table-cell>
          <table:table-cell table:formula="of:=[.H108]*0.067" office:value-type="float" office:value="-66.2341368891" calcext:value-type="float">
            <text:p>-66,23413688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1.817418397" calcext:value-type="float">
            <text:p>1,817418397</text:p>
          </table:table-cell>
          <table:table-cell office:value-type="float" office:value="-10.31591571" calcext:value-type="float">
            <text:p>-10,31591571</text:p>
          </table:table-cell>
          <table:table-cell/>
          <table:table-cell table:formula="of:=[.D109]*100" office:value-type="float" office:value="181.7418397" calcext:value-type="float">
            <text:p>181,7418397</text:p>
          </table:table-cell>
          <table:table-cell table:formula="of:=[.E109]*100" office:value-type="float" office:value="-1031.591571" calcext:value-type="float">
            <text:p>-1031,591571</text:p>
          </table:table-cell>
          <table:table-cell/>
          <table:table-cell table:formula="of:=[.G109]*0.067" office:value-type="float" office:value="12.1767032599" calcext:value-type="float">
            <text:p>12,1767032599</text:p>
          </table:table-cell>
          <table:table-cell table:formula="of:=[.H109]*0.067" office:value-type="float" office:value="-69.116635257" calcext:value-type="float">
            <text:p>-69,1166352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1.079626294" calcext:value-type="float">
            <text:p>1,079626294</text:p>
          </table:table-cell>
          <table:table-cell office:value-type="float" office:value="-10.35808326" calcext:value-type="float">
            <text:p>-10,35808326</text:p>
          </table:table-cell>
          <table:table-cell/>
          <table:table-cell table:formula="of:=[.D110]*100" office:value-type="float" office:value="107.9626294" calcext:value-type="float">
            <text:p>107,9626294</text:p>
          </table:table-cell>
          <table:table-cell table:formula="of:=[.E110]*100" office:value-type="float" office:value="-1035.808326" calcext:value-type="float">
            <text:p>-1035,808326</text:p>
          </table:table-cell>
          <table:table-cell/>
          <table:table-cell table:formula="of:=[.G110]*0.067" office:value-type="float" office:value="7.2334961698" calcext:value-type="float">
            <text:p>7,2334961698</text:p>
          </table:table-cell>
          <table:table-cell table:formula="of:=[.H110]*0.067" office:value-type="float" office:value="-69.399157842" calcext:value-type="float">
            <text:p>-69,3991578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312.85" calcext:value-type="float">
            <text:p>-312,85</text:p>
          </table:table-cell>
          <table:table-cell office:value-type="float" office:value="0.346478191" calcext:value-type="float">
            <text:p>0,346478191</text:p>
          </table:table-cell>
          <table:table-cell office:value-type="float" office:value="-10.68875959" calcext:value-type="float">
            <text:p>-10,68875959</text:p>
          </table:table-cell>
          <table:table-cell/>
          <table:table-cell table:formula="of:=[.D111]*100" office:value-type="float" office:value="34.6478191" calcext:value-type="float">
            <text:p>34,6478191</text:p>
          </table:table-cell>
          <table:table-cell table:formula="of:=[.E111]*100" office:value-type="float" office:value="-1068.875959" calcext:value-type="float">
            <text:p>-1068,875959</text:p>
          </table:table-cell>
          <table:table-cell/>
          <table:table-cell table:formula="of:=[.G111]*0.067" office:value-type="float" office:value="2.3214038797" calcext:value-type="float">
            <text:p>2,3214038797</text:p>
          </table:table-cell>
          <table:table-cell table:formula="of:=[.H111]*0.067" office:value-type="float" office:value="-71.614689253" calcext:value-type="float">
            <text:p>-71,6146892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312.85" calcext:value-type="float">
            <text:p>-312,85</text:p>
          </table:table-cell>
          <table:table-cell office:value-type="float" office:value="-0.938762061" calcext:value-type="float">
            <text:p>-0,938762061</text:p>
          </table:table-cell>
          <table:table-cell office:value-type="float" office:value="-11.05091831" calcext:value-type="float">
            <text:p>-11,05091831</text:p>
          </table:table-cell>
          <table:table-cell/>
          <table:table-cell table:formula="of:=[.D112]*100" office:value-type="float" office:value="-93.8762061" calcext:value-type="float">
            <text:p>-93,8762061</text:p>
          </table:table-cell>
          <table:table-cell table:formula="of:=[.E112]*100" office:value-type="float" office:value="-1105.091831" calcext:value-type="float">
            <text:p>-1105,091831</text:p>
          </table:table-cell>
          <table:table-cell/>
          <table:table-cell table:formula="of:=[.G112]*0.067" office:value-type="float" office:value="-6.2897058087" calcext:value-type="float">
            <text:p>-6,2897058087</text:p>
          </table:table-cell>
          <table:table-cell table:formula="of:=[.H112]*0.067" office:value-type="float" office:value="-74.041152677" calcext:value-type="float">
            <text:p>-74,0411526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1.729269369" calcext:value-type="float">
            <text:p>-1,729269369</text:p>
          </table:table-cell>
          <table:table-cell office:value-type="float" office:value="-11.12830959" calcext:value-type="float">
            <text:p>-11,12830959</text:p>
          </table:table-cell>
          <table:table-cell/>
          <table:table-cell table:formula="of:=[.D113]*100" office:value-type="float" office:value="-172.9269369" calcext:value-type="float">
            <text:p>-172,9269369</text:p>
          </table:table-cell>
          <table:table-cell table:formula="of:=[.E113]*100" office:value-type="float" office:value="-1112.830959" calcext:value-type="float">
            <text:p>-1112,830959</text:p>
          </table:table-cell>
          <table:table-cell/>
          <table:table-cell table:formula="of:=[.G113]*0.067" office:value-type="float" office:value="-11.5861047723" calcext:value-type="float">
            <text:p>-11,5861047723</text:p>
          </table:table-cell>
          <table:table-cell table:formula="of:=[.H113]*0.067" office:value-type="float" office:value="-74.559674253" calcext:value-type="float">
            <text:p>-74,5596742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2.303390227" calcext:value-type="float">
            <text:p>-2,303390227</text:p>
          </table:table-cell>
          <table:table-cell office:value-type="float" office:value="-10.33153955" calcext:value-type="float">
            <text:p>-10,33153955</text:p>
          </table:table-cell>
          <table:table-cell/>
          <table:table-cell table:formula="of:=[.D114]*100" office:value-type="float" office:value="-230.3390227" calcext:value-type="float">
            <text:p>-230,3390227</text:p>
          </table:table-cell>
          <table:table-cell table:formula="of:=[.E114]*100" office:value-type="float" office:value="-1033.153955" calcext:value-type="float">
            <text:p>-1033,153955</text:p>
          </table:table-cell>
          <table:table-cell/>
          <table:table-cell table:formula="of:=[.G114]*0.067" office:value-type="float" office:value="-15.4327145209" calcext:value-type="float">
            <text:p>-15,4327145209</text:p>
          </table:table-cell>
          <table:table-cell table:formula="of:=[.H114]*0.067" office:value-type="float" office:value="-69.221314985" calcext:value-type="float">
            <text:p>-69,2213149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4.052084643" calcext:value-type="float">
            <text:p>-4,052084643</text:p>
          </table:table-cell>
          <table:table-cell office:value-type="float" office:value="-9.759921836" calcext:value-type="float">
            <text:p>-9,759921836</text:p>
          </table:table-cell>
          <table:table-cell/>
          <table:table-cell table:formula="of:=[.D115]*100" office:value-type="float" office:value="-405.2084643" calcext:value-type="float">
            <text:p>-405,2084643</text:p>
          </table:table-cell>
          <table:table-cell table:formula="of:=[.E115]*100" office:value-type="float" office:value="-975.9921836" calcext:value-type="float">
            <text:p>-975,9921836</text:p>
          </table:table-cell>
          <table:table-cell/>
          <table:table-cell table:formula="of:=[.G115]*0.067" office:value-type="float" office:value="-27.1489671081" calcext:value-type="float">
            <text:p>-27,1489671081</text:p>
          </table:table-cell>
          <table:table-cell table:formula="of:=[.H115]*0.067" office:value-type="float" office:value="-65.3914763012" calcext:value-type="float">
            <text:p>-65,391476301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4.121316063" calcext:value-type="float">
            <text:p>-4,121316063</text:p>
          </table:table-cell>
          <table:table-cell office:value-type="float" office:value="-9.179741775" calcext:value-type="float">
            <text:p>-9,179741775</text:p>
          </table:table-cell>
          <table:table-cell/>
          <table:table-cell table:formula="of:=[.D116]*100" office:value-type="float" office:value="-412.1316063" calcext:value-type="float">
            <text:p>-412,1316063</text:p>
          </table:table-cell>
          <table:table-cell table:formula="of:=[.E116]*100" office:value-type="float" office:value="-917.9741775" calcext:value-type="float">
            <text:p>-917,9741775</text:p>
          </table:table-cell>
          <table:table-cell/>
          <table:table-cell table:formula="of:=[.G116]*0.067" office:value-type="float" office:value="-27.6128176221" calcext:value-type="float">
            <text:p>-27,6128176221</text:p>
          </table:table-cell>
          <table:table-cell table:formula="of:=[.H116]*0.067" office:value-type="float" office:value="-61.5042698925" calcext:value-type="float">
            <text:p>-61,50426989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3.043922459" calcext:value-type="float">
            <text:p>-3,043922459</text:p>
          </table:table-cell>
          <table:table-cell office:value-type="float" office:value="-8.116811233" calcext:value-type="float">
            <text:p>-8,116811233</text:p>
          </table:table-cell>
          <table:table-cell/>
          <table:table-cell table:formula="of:=[.D117]*100" office:value-type="float" office:value="-304.3922459" calcext:value-type="float">
            <text:p>-304,3922459</text:p>
          </table:table-cell>
          <table:table-cell table:formula="of:=[.E117]*100" office:value-type="float" office:value="-811.6811233" calcext:value-type="float">
            <text:p>-811,6811233</text:p>
          </table:table-cell>
          <table:table-cell/>
          <table:table-cell table:formula="of:=[.G117]*0.067" office:value-type="float" office:value="-20.3942804753" calcext:value-type="float">
            <text:p>-20,3942804753</text:p>
          </table:table-cell>
          <table:table-cell table:formula="of:=[.H117]*0.067" office:value-type="float" office:value="-54.3826352611" calcext:value-type="float">
            <text:p>-54,382635261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5.629718961" calcext:value-type="float">
            <text:p>-5,629718961</text:p>
          </table:table-cell>
          <table:table-cell office:value-type="float" office:value="-7.348244191" calcext:value-type="float">
            <text:p>-7,348244191</text:p>
          </table:table-cell>
          <table:table-cell/>
          <table:table-cell table:formula="of:=[.D118]*100" office:value-type="float" office:value="-562.9718961" calcext:value-type="float">
            <text:p>-562,9718961</text:p>
          </table:table-cell>
          <table:table-cell table:formula="of:=[.E118]*100" office:value-type="float" office:value="-734.8244191" calcext:value-type="float">
            <text:p>-734,8244191</text:p>
          </table:table-cell>
          <table:table-cell/>
          <table:table-cell table:formula="of:=[.G118]*0.067" office:value-type="float" office:value="-37.7191170387" calcext:value-type="float">
            <text:p>-37,7191170387</text:p>
          </table:table-cell>
          <table:table-cell table:formula="of:=[.H118]*0.067" office:value-type="float" office:value="-49.2332360797" calcext:value-type="float">
            <text:p>-49,23323607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5.395869935" calcext:value-type="float">
            <text:p>-5,395869935</text:p>
          </table:table-cell>
          <table:table-cell office:value-type="float" office:value="-6.125413973" calcext:value-type="float">
            <text:p>-6,125413973</text:p>
          </table:table-cell>
          <table:table-cell/>
          <table:table-cell table:formula="of:=[.D119]*100" office:value-type="float" office:value="-539.5869935" calcext:value-type="float">
            <text:p>-539,5869935</text:p>
          </table:table-cell>
          <table:table-cell table:formula="of:=[.E119]*100" office:value-type="float" office:value="-612.5413973" calcext:value-type="float">
            <text:p>-612,5413973</text:p>
          </table:table-cell>
          <table:table-cell/>
          <table:table-cell table:formula="of:=[.G119]*0.067" office:value-type="float" office:value="-36.1523285645" calcext:value-type="float">
            <text:p>-36,1523285645</text:p>
          </table:table-cell>
          <table:table-cell table:formula="of:=[.H119]*0.067" office:value-type="float" office:value="-41.0402736191" calcext:value-type="float">
            <text:p>-41,04027361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2.485618083" calcext:value-type="float">
            <text:p>-2,485618083</text:p>
          </table:table-cell>
          <table:table-cell office:value-type="float" office:value="-5.668293621" calcext:value-type="float">
            <text:p>-5,668293621</text:p>
          </table:table-cell>
          <table:table-cell/>
          <table:table-cell table:formula="of:=[.D120]*100" office:value-type="float" office:value="-248.5618083" calcext:value-type="float">
            <text:p>-248,5618083</text:p>
          </table:table-cell>
          <table:table-cell table:formula="of:=[.E120]*100" office:value-type="float" office:value="-566.8293621" calcext:value-type="float">
            <text:p>-566,8293621</text:p>
          </table:table-cell>
          <table:table-cell/>
          <table:table-cell table:formula="of:=[.G120]*0.067" office:value-type="float" office:value="-16.6536411561" calcext:value-type="float">
            <text:p>-16,6536411561</text:p>
          </table:table-cell>
          <table:table-cell table:formula="of:=[.H120]*0.067" office:value-type="float" office:value="-37.9775672607" calcext:value-type="float">
            <text:p>-37,97756726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6.621564812" calcext:value-type="float">
            <text:p>-6,621564812</text:p>
          </table:table-cell>
          <table:table-cell office:value-type="float" office:value="-5.520085516" calcext:value-type="float">
            <text:p>-5,520085516</text:p>
          </table:table-cell>
          <table:table-cell/>
          <table:table-cell table:formula="of:=[.D121]*100" office:value-type="float" office:value="-662.1564812" calcext:value-type="float">
            <text:p>-662,1564812</text:p>
          </table:table-cell>
          <table:table-cell table:formula="of:=[.E121]*100" office:value-type="float" office:value="-552.0085516" calcext:value-type="float">
            <text:p>-552,0085516</text:p>
          </table:table-cell>
          <table:table-cell/>
          <table:table-cell table:formula="of:=[.G121]*0.067" office:value-type="float" office:value="-44.3644842404" calcext:value-type="float">
            <text:p>-44,3644842404</text:p>
          </table:table-cell>
          <table:table-cell table:formula="of:=[.H121]*0.067" office:value-type="float" office:value="-36.9845729572" calcext:value-type="float">
            <text:p>-36,984572957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-6.247480887" calcext:value-type="float">
            <text:p>-6,247480887</text:p>
          </table:table-cell>
          <table:table-cell office:value-type="float" office:value="-4.133778037" calcext:value-type="float">
            <text:p>-4,133778037</text:p>
          </table:table-cell>
          <table:table-cell/>
          <table:table-cell table:formula="of:=[.D122]*100" office:value-type="float" office:value="-624.7480887" calcext:value-type="float">
            <text:p>-624,7480887</text:p>
          </table:table-cell>
          <table:table-cell table:formula="of:=[.E122]*100" office:value-type="float" office:value="-413.3778037" calcext:value-type="float">
            <text:p>-413,3778037</text:p>
          </table:table-cell>
          <table:table-cell/>
          <table:table-cell table:formula="of:=[.G122]*0.067" office:value-type="float" office:value="-41.8581219429" calcext:value-type="float">
            <text:p>-41,8581219429</text:p>
          </table:table-cell>
          <table:table-cell table:formula="of:=[.H122]*0.067" office:value-type="float" office:value="-27.6963128479" calcext:value-type="float">
            <text:p>-27,696312847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-0.983639278" calcext:value-type="float">
            <text:p>-0,983639278</text:p>
          </table:table-cell>
          <table:table-cell office:value-type="float" office:value="-4.015030989" calcext:value-type="float">
            <text:p>-4,015030989</text:p>
          </table:table-cell>
          <table:table-cell/>
          <table:table-cell table:formula="of:=[.D123]*100" office:value-type="float" office:value="-98.3639278" calcext:value-type="float">
            <text:p>-98,3639278</text:p>
          </table:table-cell>
          <table:table-cell table:formula="of:=[.E123]*100" office:value-type="float" office:value="-401.5030989" calcext:value-type="float">
            <text:p>-401,5030989</text:p>
          </table:table-cell>
          <table:table-cell/>
          <table:table-cell table:formula="of:=[.G123]*0.067" office:value-type="float" office:value="-6.5903831626" calcext:value-type="float">
            <text:p>-6,5903831626</text:p>
          </table:table-cell>
          <table:table-cell table:formula="of:=[.H123]*0.067" office:value-type="float" office:value="-26.9007076263" calcext:value-type="float">
            <text:p>-26,90070762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0" calcext:value-type="float">
            <text:p>0</text:p>
          </table:table-cell>
          <table:table-cell office:value-type="float" office:value="-5.200603042" calcext:value-type="float">
            <text:p>-5,200603042</text:p>
          </table:table-cell>
          <table:table-cell/>
          <table:table-cell table:formula="of:=[.D124]*100" office:value-type="float" office:value="0" calcext:value-type="float">
            <text:p>0</text:p>
          </table:table-cell>
          <table:table-cell table:formula="of:=[.E124]*100" office:value-type="float" office:value="-520.0603042" calcext:value-type="float">
            <text:p>-520,0603042</text:p>
          </table:table-cell>
          <table:table-cell/>
          <table:table-cell table:formula="of:=[.G124]*0.067" office:value-type="float" office:value="0" calcext:value-type="float">
            <text:p>0</text:p>
          </table:table-cell>
          <table:table-cell table:formula="of:=[.H124]*0.067" office:value-type="float" office:value="-34.8440403814" calcext:value-type="float">
            <text:p>-34,8440403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87.51" calcext:value-type="float">
            <text:p>-287,51</text:p>
          </table:table-cell>
          <table:table-cell office:value-type="float" office:value="0" calcext:value-type="float">
            <text:p>0</text:p>
          </table:table-cell>
          <table:table-cell office:value-type="float" office:value="-2.691430153" calcext:value-type="float">
            <text:p>-2,691430153</text:p>
          </table:table-cell>
          <table:table-cell/>
          <table:table-cell table:formula="of:=[.D125]*100" office:value-type="float" office:value="0" calcext:value-type="float">
            <text:p>0</text:p>
          </table:table-cell>
          <table:table-cell table:formula="of:=[.E125]*100" office:value-type="float" office:value="-269.1430153" calcext:value-type="float">
            <text:p>-269,1430153</text:p>
          </table:table-cell>
          <table:table-cell/>
          <table:table-cell table:formula="of:=[.G125]*0.067" office:value-type="float" office:value="0" calcext:value-type="float">
            <text:p>0</text:p>
          </table:table-cell>
          <table:table-cell table:formula="of:=[.H125]*0.067" office:value-type="float" office:value="-18.0325820251" calcext:value-type="float">
            <text:p>-18,0325820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87.51" calcext:value-type="float">
            <text:p>-287,51</text:p>
          </table:table-cell>
          <table:table-cell office:value-type="float" office:value="0.449451002" calcext:value-type="float">
            <text:p>0,449451002</text:p>
          </table:table-cell>
          <table:table-cell office:value-type="float" office:value="-2.711024129" calcext:value-type="float">
            <text:p>-2,711024129</text:p>
          </table:table-cell>
          <table:table-cell/>
          <table:table-cell table:formula="of:=[.D126]*100" office:value-type="float" office:value="44.9451002" calcext:value-type="float">
            <text:p>44,9451002</text:p>
          </table:table-cell>
          <table:table-cell table:formula="of:=[.E126]*100" office:value-type="float" office:value="-271.1024129" calcext:value-type="float">
            <text:p>-271,1024129</text:p>
          </table:table-cell>
          <table:table-cell/>
          <table:table-cell table:formula="of:=[.G126]*0.067" office:value-type="float" office:value="3.0113217134" calcext:value-type="float">
            <text:p>3,0113217134</text:p>
          </table:table-cell>
          <table:table-cell table:formula="of:=[.H126]*0.067" office:value-type="float" office:value="-18.1638616643" calcext:value-type="float">
            <text:p>-18,16386166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0.523887392" calcext:value-type="float">
            <text:p>0,523887392</text:p>
          </table:table-cell>
          <table:table-cell office:value-type="float" office:value="-2.996811568" calcext:value-type="float">
            <text:p>-2,996811568</text:p>
          </table:table-cell>
          <table:table-cell/>
          <table:table-cell table:formula="of:=[.D127]*100" office:value-type="float" office:value="52.3887392" calcext:value-type="float">
            <text:p>52,3887392</text:p>
          </table:table-cell>
          <table:table-cell table:formula="of:=[.E127]*100" office:value-type="float" office:value="-299.6811568" calcext:value-type="float">
            <text:p>-299,6811568</text:p>
          </table:table-cell>
          <table:table-cell/>
          <table:table-cell table:formula="of:=[.G127]*0.067" office:value-type="float" office:value="3.5100455264" calcext:value-type="float">
            <text:p>3,5100455264</text:p>
          </table:table-cell>
          <table:table-cell table:formula="of:=[.H127]*0.067" office:value-type="float" office:value="-20.0786375056" calcext:value-type="float">
            <text:p>-20,07863750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0.758243762" calcext:value-type="float">
            <text:p>0,758243762</text:p>
          </table:table-cell>
          <table:table-cell office:value-type="float" office:value="-3.076870448" calcext:value-type="float">
            <text:p>-3,076870448</text:p>
          </table:table-cell>
          <table:table-cell/>
          <table:table-cell table:formula="of:=[.D128]*100" office:value-type="float" office:value="75.8243762" calcext:value-type="float">
            <text:p>75,8243762</text:p>
          </table:table-cell>
          <table:table-cell table:formula="of:=[.E128]*100" office:value-type="float" office:value="-307.6870448" calcext:value-type="float">
            <text:p>-307,6870448</text:p>
          </table:table-cell>
          <table:table-cell/>
          <table:table-cell table:formula="of:=[.G128]*0.067" office:value-type="float" office:value="5.0802332054" calcext:value-type="float">
            <text:p>5,0802332054</text:p>
          </table:table-cell>
          <table:table-cell table:formula="of:=[.H128]*0.067" office:value-type="float" office:value="-20.6150320016" calcext:value-type="float">
            <text:p>-20,615032001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3.18353942" calcext:value-type="float">
            <text:p>3,18353942</text:p>
          </table:table-cell>
          <table:table-cell office:value-type="float" office:value="-3.279305765" calcext:value-type="float">
            <text:p>-3,279305765</text:p>
          </table:table-cell>
          <table:table-cell/>
          <table:table-cell table:formula="of:=[.D129]*100" office:value-type="float" office:value="318.353942" calcext:value-type="float">
            <text:p>318,353942</text:p>
          </table:table-cell>
          <table:table-cell table:formula="of:=[.E129]*100" office:value-type="float" office:value="-327.9305765" calcext:value-type="float">
            <text:p>-327,9305765</text:p>
          </table:table-cell>
          <table:table-cell/>
          <table:table-cell table:formula="of:=[.G129]*0.067" office:value-type="float" office:value="21.329714114" calcext:value-type="float">
            <text:p>21,329714114</text:p>
          </table:table-cell>
          <table:table-cell table:formula="of:=[.H129]*0.067" office:value-type="float" office:value="-21.9713486255" calcext:value-type="float">
            <text:p>-21,97134862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3.416132452" calcext:value-type="float">
            <text:p>3,416132452</text:p>
          </table:table-cell>
          <table:table-cell office:value-type="float" office:value="-4.056411707" calcext:value-type="float">
            <text:p>-4,056411707</text:p>
          </table:table-cell>
          <table:table-cell/>
          <table:table-cell table:formula="of:=[.D130]*100" office:value-type="float" office:value="341.6132452" calcext:value-type="float">
            <text:p>341,6132452</text:p>
          </table:table-cell>
          <table:table-cell table:formula="of:=[.E130]*100" office:value-type="float" office:value="-405.6411707" calcext:value-type="float">
            <text:p>-405,6411707</text:p>
          </table:table-cell>
          <table:table-cell/>
          <table:table-cell table:formula="of:=[.G130]*0.067" office:value-type="float" office:value="22.8880874284" calcext:value-type="float">
            <text:p>22,8880874284</text:p>
          </table:table-cell>
          <table:table-cell table:formula="of:=[.H130]*0.067" office:value-type="float" office:value="-27.1779584369" calcext:value-type="float">
            <text:p>-27,17795843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2.094528609" calcext:value-type="float">
            <text:p>2,094528609</text:p>
          </table:table-cell>
          <table:table-cell office:value-type="float" office:value="-4.30935307" calcext:value-type="float">
            <text:p>-4,30935307</text:p>
          </table:table-cell>
          <table:table-cell/>
          <table:table-cell table:formula="of:=[.D131]*100" office:value-type="float" office:value="209.4528609" calcext:value-type="float">
            <text:p>209,4528609</text:p>
          </table:table-cell>
          <table:table-cell table:formula="of:=[.E131]*100" office:value-type="float" office:value="-430.935307" calcext:value-type="float">
            <text:p>-430,935307</text:p>
          </table:table-cell>
          <table:table-cell/>
          <table:table-cell table:formula="of:=[.G131]*0.067" office:value-type="float" office:value="14.0333416803" calcext:value-type="float">
            <text:p>14,0333416803</text:p>
          </table:table-cell>
          <table:table-cell table:formula="of:=[.H131]*0.067" office:value-type="float" office:value="-28.872665569" calcext:value-type="float">
            <text:p>-28,8726655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4.003697945" calcext:value-type="float">
            <text:p>4,003697945</text:p>
          </table:table-cell>
          <table:table-cell office:value-type="float" office:value="-4.636552481" calcext:value-type="float">
            <text:p>-4,636552481</text:p>
          </table:table-cell>
          <table:table-cell/>
          <table:table-cell table:formula="of:=[.D132]*100" office:value-type="float" office:value="400.3697945" calcext:value-type="float">
            <text:p>400,3697945</text:p>
          </table:table-cell>
          <table:table-cell table:formula="of:=[.E132]*100" office:value-type="float" office:value="-463.6552481" calcext:value-type="float">
            <text:p>-463,6552481</text:p>
          </table:table-cell>
          <table:table-cell/>
          <table:table-cell table:formula="of:=[.G132]*0.067" office:value-type="float" office:value="26.8247762315" calcext:value-type="float">
            <text:p>26,8247762315</text:p>
          </table:table-cell>
          <table:table-cell table:formula="of:=[.H132]*0.067" office:value-type="float" office:value="-31.0649016227" calcext:value-type="float">
            <text:p>-31,0649016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4.201811022" calcext:value-type="float">
            <text:p>4,201811022</text:p>
          </table:table-cell>
          <table:table-cell office:value-type="float" office:value="-5.549232204" calcext:value-type="float">
            <text:p>-5,549232204</text:p>
          </table:table-cell>
          <table:table-cell/>
          <table:table-cell table:formula="of:=[.D133]*100" office:value-type="float" office:value="420.1811022" calcext:value-type="float">
            <text:p>420,1811022</text:p>
          </table:table-cell>
          <table:table-cell table:formula="of:=[.E133]*100" office:value-type="float" office:value="-554.9232204" calcext:value-type="float">
            <text:p>-554,9232204</text:p>
          </table:table-cell>
          <table:table-cell/>
          <table:table-cell table:formula="of:=[.G133]*0.067" office:value-type="float" office:value="28.1521338474" calcext:value-type="float">
            <text:p>28,1521338474</text:p>
          </table:table-cell>
          <table:table-cell table:formula="of:=[.H133]*0.067" office:value-type="float" office:value="-37.1798557668" calcext:value-type="float">
            <text:p>-37,1798557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2.85396966" calcext:value-type="float">
            <text:p>2,85396966</text:p>
          </table:table-cell>
          <table:table-cell office:value-type="float" office:value="-5.880435087" calcext:value-type="float">
            <text:p>-5,880435087</text:p>
          </table:table-cell>
          <table:table-cell/>
          <table:table-cell table:formula="of:=[.D134]*100" office:value-type="float" office:value="285.396966" calcext:value-type="float">
            <text:p>285,396966</text:p>
          </table:table-cell>
          <table:table-cell table:formula="of:=[.E134]*100" office:value-type="float" office:value="-588.0435087" calcext:value-type="float">
            <text:p>-588,0435087</text:p>
          </table:table-cell>
          <table:table-cell/>
          <table:table-cell table:formula="of:=[.G134]*0.067" office:value-type="float" office:value="19.121596722" calcext:value-type="float">
            <text:p>19,121596722</text:p>
          </table:table-cell>
          <table:table-cell table:formula="of:=[.H134]*0.067" office:value-type="float" office:value="-39.3989150829" calcext:value-type="float">
            <text:p>-39,39891508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3.930303248" calcext:value-type="float">
            <text:p>3,930303248</text:p>
          </table:table-cell>
          <table:table-cell office:value-type="float" office:value="-6.192139357" calcext:value-type="float">
            <text:p>-6,192139357</text:p>
          </table:table-cell>
          <table:table-cell/>
          <table:table-cell table:formula="of:=[.D135]*100" office:value-type="float" office:value="393.0303248" calcext:value-type="float">
            <text:p>393,0303248</text:p>
          </table:table-cell>
          <table:table-cell table:formula="of:=[.E135]*100" office:value-type="float" office:value="-619.2139357" calcext:value-type="float">
            <text:p>-619,2139357</text:p>
          </table:table-cell>
          <table:table-cell/>
          <table:table-cell table:formula="of:=[.G135]*0.067" office:value-type="float" office:value="26.3330317616" calcext:value-type="float">
            <text:p>26,3330317616</text:p>
          </table:table-cell>
          <table:table-cell table:formula="of:=[.H135]*0.067" office:value-type="float" office:value="-41.4873336919" calcext:value-type="float">
            <text:p>-41,487333691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4.010393384" calcext:value-type="float">
            <text:p>4,010393384</text:p>
          </table:table-cell>
          <table:table-cell office:value-type="float" office:value="-7.306248485" calcext:value-type="float">
            <text:p>-7,306248485</text:p>
          </table:table-cell>
          <table:table-cell/>
          <table:table-cell table:formula="of:=[.D136]*100" office:value-type="float" office:value="401.0393384" calcext:value-type="float">
            <text:p>401,0393384</text:p>
          </table:table-cell>
          <table:table-cell table:formula="of:=[.E136]*100" office:value-type="float" office:value="-730.6248485" calcext:value-type="float">
            <text:p>-730,6248485</text:p>
          </table:table-cell>
          <table:table-cell/>
          <table:table-cell table:formula="of:=[.G136]*0.067" office:value-type="float" office:value="26.8696356728" calcext:value-type="float">
            <text:p>26,8696356728</text:p>
          </table:table-cell>
          <table:table-cell table:formula="of:=[.H136]*0.067" office:value-type="float" office:value="-48.9518648495" calcext:value-type="float">
            <text:p>-48,95186484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2.886474027" calcext:value-type="float">
            <text:p>2,886474027</text:p>
          </table:table-cell>
          <table:table-cell office:value-type="float" office:value="-7.681232528" calcext:value-type="float">
            <text:p>-7,681232528</text:p>
          </table:table-cell>
          <table:table-cell/>
          <table:table-cell table:formula="of:=[.D137]*100" office:value-type="float" office:value="288.6474027" calcext:value-type="float">
            <text:p>288,6474027</text:p>
          </table:table-cell>
          <table:table-cell table:formula="of:=[.E137]*100" office:value-type="float" office:value="-768.1232528" calcext:value-type="float">
            <text:p>-768,1232528</text:p>
          </table:table-cell>
          <table:table-cell/>
          <table:table-cell table:formula="of:=[.G137]*0.067" office:value-type="float" office:value="19.3393759809" calcext:value-type="float">
            <text:p>19,3393759809</text:p>
          </table:table-cell>
          <table:table-cell table:formula="of:=[.H137]*0.067" office:value-type="float" office:value="-51.4642579376" calcext:value-type="float">
            <text:p>-51,46425793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3.002158889" calcext:value-type="float">
            <text:p>3,002158889</text:p>
          </table:table-cell>
          <table:table-cell office:value-type="float" office:value="-7.766009648" calcext:value-type="float">
            <text:p>-7,766009648</text:p>
          </table:table-cell>
          <table:table-cell/>
          <table:table-cell table:formula="of:=[.D138]*100" office:value-type="float" office:value="300.2158889" calcext:value-type="float">
            <text:p>300,2158889</text:p>
          </table:table-cell>
          <table:table-cell table:formula="of:=[.E138]*100" office:value-type="float" office:value="-776.6009648" calcext:value-type="float">
            <text:p>-776,6009648</text:p>
          </table:table-cell>
          <table:table-cell/>
          <table:table-cell table:formula="of:=[.G138]*0.067" office:value-type="float" office:value="20.1144645563" calcext:value-type="float">
            <text:p>20,1144645563</text:p>
          </table:table-cell>
          <table:table-cell table:formula="of:=[.H138]*0.067" office:value-type="float" office:value="-52.0322646416" calcext:value-type="float">
            <text:p>-52,03226464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306.89" calcext:value-type="float">
            <text:p>-306,89</text:p>
          </table:table-cell>
          <table:table-cell office:value-type="float" office:value="2.623149227" calcext:value-type="float">
            <text:p>2,623149227</text:p>
          </table:table-cell>
          <table:table-cell office:value-type="float" office:value="-8.83001913" calcext:value-type="float">
            <text:p>-8,83001913</text:p>
          </table:table-cell>
          <table:table-cell/>
          <table:table-cell table:formula="of:=[.D139]*100" office:value-type="float" office:value="262.3149227" calcext:value-type="float">
            <text:p>262,3149227</text:p>
          </table:table-cell>
          <table:table-cell table:formula="of:=[.E139]*100" office:value-type="float" office:value="-883.001913" calcext:value-type="float">
            <text:p>-883,001913</text:p>
          </table:table-cell>
          <table:table-cell/>
          <table:table-cell table:formula="of:=[.G139]*0.067" office:value-type="float" office:value="17.5750998209" calcext:value-type="float">
            <text:p>17,5750998209</text:p>
          </table:table-cell>
          <table:table-cell table:formula="of:=[.H139]*0.067" office:value-type="float" office:value="-59.161128171" calcext:value-type="float">
            <text:p>-59,1611281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306.89" calcext:value-type="float">
            <text:p>-306,89</text:p>
          </table:table-cell>
          <table:table-cell office:value-type="float" office:value="1.577059243" calcext:value-type="float">
            <text:p>1,577059243</text:p>
          </table:table-cell>
          <table:table-cell office:value-type="float" office:value="-9.443068419" calcext:value-type="float">
            <text:p>-9,443068419</text:p>
          </table:table-cell>
          <table:table-cell/>
          <table:table-cell table:formula="of:=[.D140]*100" office:value-type="float" office:value="157.7059243" calcext:value-type="float">
            <text:p>157,7059243</text:p>
          </table:table-cell>
          <table:table-cell table:formula="of:=[.E140]*100" office:value-type="float" office:value="-944.3068419" calcext:value-type="float">
            <text:p>-944,3068419</text:p>
          </table:table-cell>
          <table:table-cell/>
          <table:table-cell table:formula="of:=[.G140]*0.067" office:value-type="float" office:value="10.5662969281" calcext:value-type="float">
            <text:p>10,5662969281</text:p>
          </table:table-cell>
          <table:table-cell table:formula="of:=[.H140]*0.067" office:value-type="float" office:value="-63.2685584073" calcext:value-type="float">
            <text:p>-63,26855840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0.88259977" calcext:value-type="float">
            <text:p>0,88259977</text:p>
          </table:table-cell>
          <table:table-cell office:value-type="float" office:value="-9.573693315" calcext:value-type="float">
            <text:p>-9,573693315</text:p>
          </table:table-cell>
          <table:table-cell/>
          <table:table-cell table:formula="of:=[.D141]*100" office:value-type="float" office:value="88.259977" calcext:value-type="float">
            <text:p>88,259977</text:p>
          </table:table-cell>
          <table:table-cell table:formula="of:=[.E141]*100" office:value-type="float" office:value="-957.3693315" calcext:value-type="float">
            <text:p>-957,3693315</text:p>
          </table:table-cell>
          <table:table-cell/>
          <table:table-cell table:formula="of:=[.G141]*0.067" office:value-type="float" office:value="5.913418459" calcext:value-type="float">
            <text:p>5,913418459</text:p>
          </table:table-cell>
          <table:table-cell table:formula="of:=[.H141]*0.067" office:value-type="float" office:value="-64.1437452105" calcext:value-type="float">
            <text:p>-64,14374521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0.022793331" calcext:value-type="float">
            <text:p>0,022793331</text:p>
          </table:table-cell>
          <table:table-cell office:value-type="float" office:value="-9.869181214" calcext:value-type="float">
            <text:p>-9,869181214</text:p>
          </table:table-cell>
          <table:table-cell/>
          <table:table-cell table:formula="of:=[.D142]*100" office:value-type="float" office:value="2.2793331" calcext:value-type="float">
            <text:p>2,2793331</text:p>
          </table:table-cell>
          <table:table-cell table:formula="of:=[.E142]*100" office:value-type="float" office:value="-986.9181214" calcext:value-type="float">
            <text:p>-986,9181214</text:p>
          </table:table-cell>
          <table:table-cell/>
          <table:table-cell table:formula="of:=[.G142]*0.067" office:value-type="float" office:value="0.1527153177" calcext:value-type="float">
            <text:p>0,1527153177</text:p>
          </table:table-cell>
          <table:table-cell table:formula="of:=[.H142]*0.067" office:value-type="float" office:value="-66.1235141338" calcext:value-type="float">
            <text:p>-66,123514133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-1.044631412" calcext:value-type="float">
            <text:p>-1,044631412</text:p>
          </table:table-cell>
          <table:table-cell office:value-type="float" office:value="-10.01372262" calcext:value-type="float">
            <text:p>-10,01372262</text:p>
          </table:table-cell>
          <table:table-cell/>
          <table:table-cell table:formula="of:=[.D143]*100" office:value-type="float" office:value="-104.4631412" calcext:value-type="float">
            <text:p>-104,4631412</text:p>
          </table:table-cell>
          <table:table-cell table:formula="of:=[.E143]*100" office:value-type="float" office:value="-1001.372262" calcext:value-type="float">
            <text:p>-1001,372262</text:p>
          </table:table-cell>
          <table:table-cell/>
          <table:table-cell table:formula="of:=[.G143]*0.067" office:value-type="float" office:value="-6.9990304604" calcext:value-type="float">
            <text:p>-6,9990304604</text:p>
          </table:table-cell>
          <table:table-cell table:formula="of:=[.H143]*0.067" office:value-type="float" office:value="-67.091941554" calcext:value-type="float">
            <text:p>-67,09194155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1.420356653" calcext:value-type="float">
            <text:p>-1,420356653</text:p>
          </table:table-cell>
          <table:table-cell office:value-type="float" office:value="-9.860158553" calcext:value-type="float">
            <text:p>-9,860158553</text:p>
          </table:table-cell>
          <table:table-cell/>
          <table:table-cell table:formula="of:=[.D144]*100" office:value-type="float" office:value="-142.0356653" calcext:value-type="float">
            <text:p>-142,0356653</text:p>
          </table:table-cell>
          <table:table-cell table:formula="of:=[.E144]*100" office:value-type="float" office:value="-986.0158553" calcext:value-type="float">
            <text:p>-986,0158553</text:p>
          </table:table-cell>
          <table:table-cell/>
          <table:table-cell table:formula="of:=[.G144]*0.067" office:value-type="float" office:value="-9.5163895751" calcext:value-type="float">
            <text:p>-9,5163895751</text:p>
          </table:table-cell>
          <table:table-cell table:formula="of:=[.H144]*0.067" office:value-type="float" office:value="-66.0630623051" calcext:value-type="float">
            <text:p>-66,06306230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1.737036944" calcext:value-type="float">
            <text:p>-1,737036944</text:p>
          </table:table-cell>
          <table:table-cell office:value-type="float" office:value="-9.441971644" calcext:value-type="float">
            <text:p>-9,441971644</text:p>
          </table:table-cell>
          <table:table-cell/>
          <table:table-cell table:formula="of:=[.D145]*100" office:value-type="float" office:value="-173.7036944" calcext:value-type="float">
            <text:p>-173,7036944</text:p>
          </table:table-cell>
          <table:table-cell table:formula="of:=[.E145]*100" office:value-type="float" office:value="-944.1971644" calcext:value-type="float">
            <text:p>-944,1971644</text:p>
          </table:table-cell>
          <table:table-cell/>
          <table:table-cell table:formula="of:=[.G145]*0.067" office:value-type="float" office:value="-11.6381475248" calcext:value-type="float">
            <text:p>-11,6381475248</text:p>
          </table:table-cell>
          <table:table-cell table:formula="of:=[.H145]*0.067" office:value-type="float" office:value="-63.2612100148" calcext:value-type="float">
            <text:p>-63,26121001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3.354158153" calcext:value-type="float">
            <text:p>-3,354158153</text:p>
          </table:table-cell>
          <table:table-cell office:value-type="float" office:value="-8.948371714" calcext:value-type="float">
            <text:p>-8,948371714</text:p>
          </table:table-cell>
          <table:table-cell/>
          <table:table-cell table:formula="of:=[.D146]*100" office:value-type="float" office:value="-335.4158153" calcext:value-type="float">
            <text:p>-335,4158153</text:p>
          </table:table-cell>
          <table:table-cell table:formula="of:=[.E146]*100" office:value-type="float" office:value="-894.8371714" calcext:value-type="float">
            <text:p>-894,8371714</text:p>
          </table:table-cell>
          <table:table-cell/>
          <table:table-cell table:formula="of:=[.G146]*0.067" office:value-type="float" office:value="-22.4728596251" calcext:value-type="float">
            <text:p>-22,4728596251</text:p>
          </table:table-cell>
          <table:table-cell table:formula="of:=[.H146]*0.067" office:value-type="float" office:value="-59.9540904838" calcext:value-type="float">
            <text:p>-59,954090483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3.409416448" calcext:value-type="float">
            <text:p>-3,409416448</text:p>
          </table:table-cell>
          <table:table-cell office:value-type="float" office:value="-8.152856247" calcext:value-type="float">
            <text:p>-8,152856247</text:p>
          </table:table-cell>
          <table:table-cell/>
          <table:table-cell table:formula="of:=[.D147]*100" office:value-type="float" office:value="-340.9416448" calcext:value-type="float">
            <text:p>-340,9416448</text:p>
          </table:table-cell>
          <table:table-cell table:formula="of:=[.E147]*100" office:value-type="float" office:value="-815.2856247" calcext:value-type="float">
            <text:p>-815,2856247</text:p>
          </table:table-cell>
          <table:table-cell/>
          <table:table-cell table:formula="of:=[.G147]*0.067" office:value-type="float" office:value="-22.8430902016" calcext:value-type="float">
            <text:p>-22,8430902016</text:p>
          </table:table-cell>
          <table:table-cell table:formula="of:=[.H147]*0.067" office:value-type="float" office:value="-54.6241368549" calcext:value-type="float">
            <text:p>-54,624136854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2.484196156" calcext:value-type="float">
            <text:p>-2,484196156</text:p>
          </table:table-cell>
          <table:table-cell office:value-type="float" office:value="-7.677019016" calcext:value-type="float">
            <text:p>-7,677019016</text:p>
          </table:table-cell>
          <table:table-cell/>
          <table:table-cell table:formula="of:=[.D148]*100" office:value-type="float" office:value="-248.4196156" calcext:value-type="float">
            <text:p>-248,4196156</text:p>
          </table:table-cell>
          <table:table-cell table:formula="of:=[.E148]*100" office:value-type="float" office:value="-767.7019016" calcext:value-type="float">
            <text:p>-767,7019016</text:p>
          </table:table-cell>
          <table:table-cell/>
          <table:table-cell table:formula="of:=[.G148]*0.067" office:value-type="float" office:value="-16.6441142452" calcext:value-type="float">
            <text:p>-16,6441142452</text:p>
          </table:table-cell>
          <table:table-cell table:formula="of:=[.H148]*0.067" office:value-type="float" office:value="-51.4360274072" calcext:value-type="float">
            <text:p>-51,436027407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4.804049939" calcext:value-type="float">
            <text:p>-4,804049939</text:p>
          </table:table-cell>
          <table:table-cell office:value-type="float" office:value="-7.276475581" calcext:value-type="float">
            <text:p>-7,276475581</text:p>
          </table:table-cell>
          <table:table-cell/>
          <table:table-cell table:formula="of:=[.D149]*100" office:value-type="float" office:value="-480.4049939" calcext:value-type="float">
            <text:p>-480,4049939</text:p>
          </table:table-cell>
          <table:table-cell table:formula="of:=[.E149]*100" office:value-type="float" office:value="-727.6475581" calcext:value-type="float">
            <text:p>-727,6475581</text:p>
          </table:table-cell>
          <table:table-cell/>
          <table:table-cell table:formula="of:=[.G149]*0.067" office:value-type="float" office:value="-32.1871345913" calcext:value-type="float">
            <text:p>-32,1871345913</text:p>
          </table:table-cell>
          <table:table-cell table:formula="of:=[.H149]*0.067" office:value-type="float" office:value="-48.7523863927" calcext:value-type="float">
            <text:p>-48,75238639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4.669090796" calcext:value-type="float">
            <text:p>-4,669090796</text:p>
          </table:table-cell>
          <table:table-cell office:value-type="float" office:value="-6.13806139" calcext:value-type="float">
            <text:p>-6,13806139</text:p>
          </table:table-cell>
          <table:table-cell/>
          <table:table-cell table:formula="of:=[.D150]*100" office:value-type="float" office:value="-466.9090796" calcext:value-type="float">
            <text:p>-466,9090796</text:p>
          </table:table-cell>
          <table:table-cell table:formula="of:=[.E150]*100" office:value-type="float" office:value="-613.806139" calcext:value-type="float">
            <text:p>-613,806139</text:p>
          </table:table-cell>
          <table:table-cell/>
          <table:table-cell table:formula="of:=[.G150]*0.067" office:value-type="float" office:value="-31.2829083332" calcext:value-type="float">
            <text:p>-31,2829083332</text:p>
          </table:table-cell>
          <table:table-cell table:formula="of:=[.H150]*0.067" office:value-type="float" office:value="-41.125011313" calcext:value-type="float">
            <text:p>-41,1250113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2.332593931" calcext:value-type="float">
            <text:p>-2,332593931</text:p>
          </table:table-cell>
          <table:table-cell office:value-type="float" office:value="-5.941386792" calcext:value-type="float">
            <text:p>-5,941386792</text:p>
          </table:table-cell>
          <table:table-cell/>
          <table:table-cell table:formula="of:=[.D151]*100" office:value-type="float" office:value="-233.2593931" calcext:value-type="float">
            <text:p>-233,2593931</text:p>
          </table:table-cell>
          <table:table-cell table:formula="of:=[.E151]*100" office:value-type="float" office:value="-594.1386792" calcext:value-type="float">
            <text:p>-594,1386792</text:p>
          </table:table-cell>
          <table:table-cell/>
          <table:table-cell table:formula="of:=[.G151]*0.067" office:value-type="float" office:value="-15.6283793377" calcext:value-type="float">
            <text:p>-15,6283793377</text:p>
          </table:table-cell>
          <table:table-cell table:formula="of:=[.H151]*0.067" office:value-type="float" office:value="-39.8072915064" calcext:value-type="float">
            <text:p>-39,807291506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5.907017482" calcext:value-type="float">
            <text:p>-5,907017482</text:p>
          </table:table-cell>
          <table:table-cell office:value-type="float" office:value="-6.403777015" calcext:value-type="float">
            <text:p>-6,403777015</text:p>
          </table:table-cell>
          <table:table-cell/>
          <table:table-cell table:formula="of:=[.D152]*100" office:value-type="float" office:value="-590.7017482" calcext:value-type="float">
            <text:p>-590,7017482</text:p>
          </table:table-cell>
          <table:table-cell table:formula="of:=[.E152]*100" office:value-type="float" office:value="-640.3777015" calcext:value-type="float">
            <text:p>-640,3777015</text:p>
          </table:table-cell>
          <table:table-cell/>
          <table:table-cell table:formula="of:=[.G152]*0.067" office:value-type="float" office:value="-39.5770171294" calcext:value-type="float">
            <text:p>-39,5770171294</text:p>
          </table:table-cell>
          <table:table-cell table:formula="of:=[.H152]*0.067" office:value-type="float" office:value="-42.9053060005" calcext:value-type="float">
            <text:p>-42,905306000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-5.488376637" calcext:value-type="float">
            <text:p>-5,488376637</text:p>
          </table:table-cell>
          <table:table-cell office:value-type="float" office:value="-4.431043688" calcext:value-type="float">
            <text:p>-4,431043688</text:p>
          </table:table-cell>
          <table:table-cell/>
          <table:table-cell table:formula="of:=[.D153]*100" office:value-type="float" office:value="-548.8376637" calcext:value-type="float">
            <text:p>-548,8376637</text:p>
          </table:table-cell>
          <table:table-cell table:formula="of:=[.E153]*100" office:value-type="float" office:value="-443.1043688" calcext:value-type="float">
            <text:p>-443,1043688</text:p>
          </table:table-cell>
          <table:table-cell/>
          <table:table-cell table:formula="of:=[.G153]*0.067" office:value-type="float" office:value="-36.7721234679" calcext:value-type="float">
            <text:p>-36,7721234679</text:p>
          </table:table-cell>
          <table:table-cell table:formula="of:=[.H153]*0.067" office:value-type="float" office:value="-29.6879927096" calcext:value-type="float">
            <text:p>-29,68799270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-1.939921052" calcext:value-type="float">
            <text:p>-1,939921052</text:p>
          </table:table-cell>
          <table:table-cell office:value-type="float" office:value="-4.325750467" calcext:value-type="float">
            <text:p>-4,325750467</text:p>
          </table:table-cell>
          <table:table-cell/>
          <table:table-cell table:formula="of:=[.D154]*100" office:value-type="float" office:value="-193.9921052" calcext:value-type="float">
            <text:p>-193,9921052</text:p>
          </table:table-cell>
          <table:table-cell table:formula="of:=[.E154]*100" office:value-type="float" office:value="-432.5750467" calcext:value-type="float">
            <text:p>-432,5750467</text:p>
          </table:table-cell>
          <table:table-cell/>
          <table:table-cell table:formula="of:=[.G154]*0.067" office:value-type="float" office:value="-12.9974710484" calcext:value-type="float">
            <text:p>-12,9974710484</text:p>
          </table:table-cell>
          <table:table-cell table:formula="of:=[.H154]*0.067" office:value-type="float" office:value="-28.9825281289" calcext:value-type="float">
            <text:p>-28,98252812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0" calcext:value-type="float">
            <text:p>0</text:p>
          </table:table-cell>
          <table:table-cell office:value-type="float" office:value="-7.240082591" calcext:value-type="float">
            <text:p>-7,240082591</text:p>
          </table:table-cell>
          <table:table-cell/>
          <table:table-cell table:formula="of:=[.D155]*100" office:value-type="float" office:value="0" calcext:value-type="float">
            <text:p>0</text:p>
          </table:table-cell>
          <table:table-cell table:formula="of:=[.E155]*100" office:value-type="float" office:value="-724.0082591" calcext:value-type="float">
            <text:p>-724,0082591</text:p>
          </table:table-cell>
          <table:table-cell/>
          <table:table-cell table:formula="of:=[.G155]*0.067" office:value-type="float" office:value="0" calcext:value-type="float">
            <text:p>0</text:p>
          </table:table-cell>
          <table:table-cell table:formula="of:=[.H155]*0.067" office:value-type="float" office:value="-48.5085533597" calcext:value-type="float">
            <text:p>-48,5085533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85.98" calcext:value-type="float">
            <text:p>-285,98</text:p>
          </table:table-cell>
          <table:table-cell office:value-type="float" office:value="0" calcext:value-type="float">
            <text:p>0</text:p>
          </table:table-cell>
          <table:table-cell office:value-type="float" office:value="-2.883261706" calcext:value-type="float">
            <text:p>-2,883261706</text:p>
          </table:table-cell>
          <table:table-cell/>
          <table:table-cell table:formula="of:=[.D156]*100" office:value-type="float" office:value="0" calcext:value-type="float">
            <text:p>0</text:p>
          </table:table-cell>
          <table:table-cell table:formula="of:=[.E156]*100" office:value-type="float" office:value="-288.3261706" calcext:value-type="float">
            <text:p>-288,3261706</text:p>
          </table:table-cell>
          <table:table-cell/>
          <table:table-cell table:formula="of:=[.G156]*0.067" office:value-type="float" office:value="0" calcext:value-type="float">
            <text:p>0</text:p>
          </table:table-cell>
          <table:table-cell table:formula="of:=[.H156]*0.067" office:value-type="float" office:value="-19.3178534302" calcext:value-type="float">
            <text:p>-19,31785343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85.98" calcext:value-type="float">
            <text:p>-285,98</text:p>
          </table:table-cell>
          <table:table-cell office:value-type="float" office:value="0.276953837" calcext:value-type="float">
            <text:p>0,276953837</text:p>
          </table:table-cell>
          <table:table-cell office:value-type="float" office:value="-2.904059061" calcext:value-type="float">
            <text:p>-2,904059061</text:p>
          </table:table-cell>
          <table:table-cell/>
          <table:table-cell table:formula="of:=[.D157]*100" office:value-type="float" office:value="27.6953837" calcext:value-type="float">
            <text:p>27,6953837</text:p>
          </table:table-cell>
          <table:table-cell table:formula="of:=[.E157]*100" office:value-type="float" office:value="-290.4059061" calcext:value-type="float">
            <text:p>-290,4059061</text:p>
          </table:table-cell>
          <table:table-cell/>
          <table:table-cell table:formula="of:=[.G157]*0.067" office:value-type="float" office:value="1.8555907079" calcext:value-type="float">
            <text:p>1,8555907079</text:p>
          </table:table-cell>
          <table:table-cell table:formula="of:=[.H157]*0.067" office:value-type="float" office:value="-19.4571957087" calcext:value-type="float">
            <text:p>-19,45719570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0.334047567" calcext:value-type="float">
            <text:p>0,334047567</text:p>
          </table:table-cell>
          <table:table-cell office:value-type="float" office:value="-3.205763425" calcext:value-type="float">
            <text:p>-3,205763425</text:p>
          </table:table-cell>
          <table:table-cell/>
          <table:table-cell table:formula="of:=[.D158]*100" office:value-type="float" office:value="33.4047567" calcext:value-type="float">
            <text:p>33,4047567</text:p>
          </table:table-cell>
          <table:table-cell table:formula="of:=[.E158]*100" office:value-type="float" office:value="-320.5763425" calcext:value-type="float">
            <text:p>-320,5763425</text:p>
          </table:table-cell>
          <table:table-cell/>
          <table:table-cell table:formula="of:=[.G158]*0.067" office:value-type="float" office:value="2.2381186989" calcext:value-type="float">
            <text:p>2,2381186989</text:p>
          </table:table-cell>
          <table:table-cell table:formula="of:=[.H158]*0.067" office:value-type="float" office:value="-21.4786149475" calcext:value-type="float">
            <text:p>-21,47861494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0.635812139" calcext:value-type="float">
            <text:p>0,635812139</text:p>
          </table:table-cell>
          <table:table-cell office:value-type="float" office:value="-3.247384718" calcext:value-type="float">
            <text:p>-3,247384718</text:p>
          </table:table-cell>
          <table:table-cell/>
          <table:table-cell table:formula="of:=[.D159]*100" office:value-type="float" office:value="63.5812139" calcext:value-type="float">
            <text:p>63,5812139</text:p>
          </table:table-cell>
          <table:table-cell table:formula="of:=[.E159]*100" office:value-type="float" office:value="-324.7384718" calcext:value-type="float">
            <text:p>-324,7384718</text:p>
          </table:table-cell>
          <table:table-cell/>
          <table:table-cell table:formula="of:=[.G159]*0.067" office:value-type="float" office:value="4.2599413313" calcext:value-type="float">
            <text:p>4,2599413313</text:p>
          </table:table-cell>
          <table:table-cell table:formula="of:=[.H159]*0.067" office:value-type="float" office:value="-21.7574776106" calcext:value-type="float">
            <text:p>-21,75747761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2.711857758" calcext:value-type="float">
            <text:p>2,711857758</text:p>
          </table:table-cell>
          <table:table-cell office:value-type="float" office:value="-3.386612844" calcext:value-type="float">
            <text:p>-3,386612844</text:p>
          </table:table-cell>
          <table:table-cell/>
          <table:table-cell table:formula="of:=[.D160]*100" office:value-type="float" office:value="271.1857758" calcext:value-type="float">
            <text:p>271,1857758</text:p>
          </table:table-cell>
          <table:table-cell table:formula="of:=[.E160]*100" office:value-type="float" office:value="-338.6612844" calcext:value-type="float">
            <text:p>-338,6612844</text:p>
          </table:table-cell>
          <table:table-cell/>
          <table:table-cell table:formula="of:=[.G160]*0.067" office:value-type="float" office:value="18.1694469786" calcext:value-type="float">
            <text:p>18,1694469786</text:p>
          </table:table-cell>
          <table:table-cell table:formula="of:=[.H160]*0.067" office:value-type="float" office:value="-22.6903060548" calcext:value-type="float">
            <text:p>-22,690306054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2.92836155" calcext:value-type="float">
            <text:p>2,92836155</text:p>
          </table:table-cell>
          <table:table-cell office:value-type="float" office:value="-4.148130159" calcext:value-type="float">
            <text:p>-4,148130159</text:p>
          </table:table-cell>
          <table:table-cell/>
          <table:table-cell table:formula="of:=[.D161]*100" office:value-type="float" office:value="292.836155" calcext:value-type="float">
            <text:p>292,836155</text:p>
          </table:table-cell>
          <table:table-cell table:formula="of:=[.E161]*100" office:value-type="float" office:value="-414.8130159" calcext:value-type="float">
            <text:p>-414,8130159</text:p>
          </table:table-cell>
          <table:table-cell/>
          <table:table-cell table:formula="of:=[.G161]*0.067" office:value-type="float" office:value="19.620022385" calcext:value-type="float">
            <text:p>19,620022385</text:p>
          </table:table-cell>
          <table:table-cell table:formula="of:=[.H161]*0.067" office:value-type="float" office:value="-27.7924720653" calcext:value-type="float">
            <text:p>-27,79247206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1.850533831" calcext:value-type="float">
            <text:p>1,850533831</text:p>
          </table:table-cell>
          <table:table-cell office:value-type="float" office:value="-4.290370376" calcext:value-type="float">
            <text:p>-4,290370376</text:p>
          </table:table-cell>
          <table:table-cell/>
          <table:table-cell table:formula="of:=[.D162]*100" office:value-type="float" office:value="185.0533831" calcext:value-type="float">
            <text:p>185,0533831</text:p>
          </table:table-cell>
          <table:table-cell table:formula="of:=[.E162]*100" office:value-type="float" office:value="-429.0370376" calcext:value-type="float">
            <text:p>-429,0370376</text:p>
          </table:table-cell>
          <table:table-cell/>
          <table:table-cell table:formula="of:=[.G162]*0.067" office:value-type="float" office:value="12.3985766677" calcext:value-type="float">
            <text:p>12,3985766677</text:p>
          </table:table-cell>
          <table:table-cell table:formula="of:=[.H162]*0.067" office:value-type="float" office:value="-28.7454815192" calcext:value-type="float">
            <text:p>-28,74548151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3.417824987" calcext:value-type="float">
            <text:p>3,417824987</text:p>
          </table:table-cell>
          <table:table-cell office:value-type="float" office:value="-4.375776907" calcext:value-type="float">
            <text:p>-4,375776907</text:p>
          </table:table-cell>
          <table:table-cell/>
          <table:table-cell table:formula="of:=[.D163]*100" office:value-type="float" office:value="341.7824987" calcext:value-type="float">
            <text:p>341,7824987</text:p>
          </table:table-cell>
          <table:table-cell table:formula="of:=[.E163]*100" office:value-type="float" office:value="-437.5776907" calcext:value-type="float">
            <text:p>-437,5776907</text:p>
          </table:table-cell>
          <table:table-cell/>
          <table:table-cell table:formula="of:=[.G163]*0.067" office:value-type="float" office:value="22.8994274129" calcext:value-type="float">
            <text:p>22,8994274129</text:p>
          </table:table-cell>
          <table:table-cell table:formula="of:=[.H163]*0.067" office:value-type="float" office:value="-29.3177052769" calcext:value-type="float">
            <text:p>-29,31770527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3.634240571" calcext:value-type="float">
            <text:p>3,634240571</text:p>
          </table:table-cell>
          <table:table-cell office:value-type="float" office:value="-5.384601763" calcext:value-type="float">
            <text:p>-5,384601763</text:p>
          </table:table-cell>
          <table:table-cell/>
          <table:table-cell table:formula="of:=[.D164]*100" office:value-type="float" office:value="363.4240571" calcext:value-type="float">
            <text:p>363,4240571</text:p>
          </table:table-cell>
          <table:table-cell table:formula="of:=[.E164]*100" office:value-type="float" office:value="-538.4601763" calcext:value-type="float">
            <text:p>-538,4601763</text:p>
          </table:table-cell>
          <table:table-cell/>
          <table:table-cell table:formula="of:=[.G164]*0.067" office:value-type="float" office:value="24.3494118257" calcext:value-type="float">
            <text:p>24,3494118257</text:p>
          </table:table-cell>
          <table:table-cell table:formula="of:=[.H164]*0.067" office:value-type="float" office:value="-36.0768318121" calcext:value-type="float">
            <text:p>-36,07683181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2.668232928" calcext:value-type="float">
            <text:p>2,668232928</text:p>
          </table:table-cell>
          <table:table-cell office:value-type="float" office:value="-5.583499665" calcext:value-type="float">
            <text:p>-5,583499665</text:p>
          </table:table-cell>
          <table:table-cell/>
          <table:table-cell table:formula="of:=[.D165]*100" office:value-type="float" office:value="266.8232928" calcext:value-type="float">
            <text:p>266,8232928</text:p>
          </table:table-cell>
          <table:table-cell table:formula="of:=[.E165]*100" office:value-type="float" office:value="-558.3499665" calcext:value-type="float">
            <text:p>-558,3499665</text:p>
          </table:table-cell>
          <table:table-cell/>
          <table:table-cell table:formula="of:=[.G165]*0.067" office:value-type="float" office:value="17.8771606176" calcext:value-type="float">
            <text:p>17,8771606176</text:p>
          </table:table-cell>
          <table:table-cell table:formula="of:=[.H165]*0.067" office:value-type="float" office:value="-37.4094477555" calcext:value-type="float">
            <text:p>-37,40944775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3.272381644" calcext:value-type="float">
            <text:p>3,272381644</text:p>
          </table:table-cell>
          <table:table-cell office:value-type="float" office:value="-5.562610955" calcext:value-type="float">
            <text:p>-5,562610955</text:p>
          </table:table-cell>
          <table:table-cell/>
          <table:table-cell table:formula="of:=[.D166]*100" office:value-type="float" office:value="327.2381644" calcext:value-type="float">
            <text:p>327,2381644</text:p>
          </table:table-cell>
          <table:table-cell table:formula="of:=[.E166]*100" office:value-type="float" office:value="-556.2610955" calcext:value-type="float">
            <text:p>-556,2610955</text:p>
          </table:table-cell>
          <table:table-cell/>
          <table:table-cell table:formula="of:=[.G166]*0.067" office:value-type="float" office:value="21.9249570148" calcext:value-type="float">
            <text:p>21,9249570148</text:p>
          </table:table-cell>
          <table:table-cell table:formula="of:=[.H166]*0.067" office:value-type="float" office:value="-37.2694933985" calcext:value-type="float">
            <text:p>-37,269493398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98.55" calcext:value-type="float">
            <text:p>-298,55</text:p>
          </table:table-cell>
          <table:table-cell office:value-type="float" office:value="3.245759525" calcext:value-type="float">
            <text:p>3,245759525</text:p>
          </table:table-cell>
          <table:table-cell office:value-type="float" office:value="-6.850816797" calcext:value-type="float">
            <text:p>-6,850816797</text:p>
          </table:table-cell>
          <table:table-cell/>
          <table:table-cell table:formula="of:=[.D167]*100" office:value-type="float" office:value="324.5759525" calcext:value-type="float">
            <text:p>324,5759525</text:p>
          </table:table-cell>
          <table:table-cell table:formula="of:=[.E167]*100" office:value-type="float" office:value="-685.0816797" calcext:value-type="float">
            <text:p>-685,0816797</text:p>
          </table:table-cell>
          <table:table-cell/>
          <table:table-cell table:formula="of:=[.G167]*0.067" office:value-type="float" office:value="21.7465888175" calcext:value-type="float">
            <text:p>21,7465888175</text:p>
          </table:table-cell>
          <table:table-cell table:formula="of:=[.H167]*0.067" office:value-type="float" office:value="-45.9004725399" calcext:value-type="float">
            <text:p>-45,90047253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98.55" calcext:value-type="float">
            <text:p>-298,55</text:p>
          </table:table-cell>
          <table:table-cell office:value-type="float" office:value="2.721715553" calcext:value-type="float">
            <text:p>2,721715553</text:p>
          </table:table-cell>
          <table:table-cell office:value-type="float" office:value="-7.441053528" calcext:value-type="float">
            <text:p>-7,441053528</text:p>
          </table:table-cell>
          <table:table-cell/>
          <table:table-cell table:formula="of:=[.D168]*100" office:value-type="float" office:value="272.1715553" calcext:value-type="float">
            <text:p>272,1715553</text:p>
          </table:table-cell>
          <table:table-cell table:formula="of:=[.E168]*100" office:value-type="float" office:value="-744.1053528" calcext:value-type="float">
            <text:p>-744,1053528</text:p>
          </table:table-cell>
          <table:table-cell/>
          <table:table-cell table:formula="of:=[.G168]*0.067" office:value-type="float" office:value="18.2354942051" calcext:value-type="float">
            <text:p>18,2354942051</text:p>
          </table:table-cell>
          <table:table-cell table:formula="of:=[.H168]*0.067" office:value-type="float" office:value="-49.8550586376" calcext:value-type="float">
            <text:p>-49,85505863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2.42951312" calcext:value-type="float">
            <text:p>2,42951312</text:p>
          </table:table-cell>
          <table:table-cell office:value-type="float" office:value="-7.619749649" calcext:value-type="float">
            <text:p>-7,619749649</text:p>
          </table:table-cell>
          <table:table-cell/>
          <table:table-cell table:formula="of:=[.D169]*100" office:value-type="float" office:value="242.951312" calcext:value-type="float">
            <text:p>242,951312</text:p>
          </table:table-cell>
          <table:table-cell table:formula="of:=[.E169]*100" office:value-type="float" office:value="-761.9749649" calcext:value-type="float">
            <text:p>-761,9749649</text:p>
          </table:table-cell>
          <table:table-cell/>
          <table:table-cell table:formula="of:=[.G169]*0.067" office:value-type="float" office:value="16.277737904" calcext:value-type="float">
            <text:p>16,277737904</text:p>
          </table:table-cell>
          <table:table-cell table:formula="of:=[.H169]*0.067" office:value-type="float" office:value="-51.0523226483" calcext:value-type="float">
            <text:p>-51,05232264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1.655057973" calcext:value-type="float">
            <text:p>1,655057973</text:p>
          </table:table-cell>
          <table:table-cell office:value-type="float" office:value="-8.570380893" calcext:value-type="float">
            <text:p>-8,570380893</text:p>
          </table:table-cell>
          <table:table-cell/>
          <table:table-cell table:formula="of:=[.D170]*100" office:value-type="float" office:value="165.5057973" calcext:value-type="float">
            <text:p>165,5057973</text:p>
          </table:table-cell>
          <table:table-cell table:formula="of:=[.E170]*100" office:value-type="float" office:value="-857.0380893" calcext:value-type="float">
            <text:p>-857,0380893</text:p>
          </table:table-cell>
          <table:table-cell/>
          <table:table-cell table:formula="of:=[.G170]*0.067" office:value-type="float" office:value="11.0888884191" calcext:value-type="float">
            <text:p>11,0888884191</text:p>
          </table:table-cell>
          <table:table-cell table:formula="of:=[.H170]*0.067" office:value-type="float" office:value="-57.4215519831" calcext:value-type="float">
            <text:p>-57,42155198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1.073744212" calcext:value-type="float">
            <text:p>1,073744212</text:p>
          </table:table-cell>
          <table:table-cell office:value-type="float" office:value="-9.187504736" calcext:value-type="float">
            <text:p>-9,187504736</text:p>
          </table:table-cell>
          <table:table-cell/>
          <table:table-cell table:formula="of:=[.D171]*100" office:value-type="float" office:value="107.3744212" calcext:value-type="float">
            <text:p>107,3744212</text:p>
          </table:table-cell>
          <table:table-cell table:formula="of:=[.E171]*100" office:value-type="float" office:value="-918.7504736" calcext:value-type="float">
            <text:p>-918,7504736</text:p>
          </table:table-cell>
          <table:table-cell/>
          <table:table-cell table:formula="of:=[.G171]*0.067" office:value-type="float" office:value="7.1940862204" calcext:value-type="float">
            <text:p>7,1940862204</text:p>
          </table:table-cell>
          <table:table-cell table:formula="of:=[.H171]*0.067" office:value-type="float" office:value="-61.5562817312" calcext:value-type="float">
            <text:p>-61,55628173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0.653513499" calcext:value-type="float">
            <text:p>0,653513499</text:p>
          </table:table-cell>
          <table:table-cell office:value-type="float" office:value="-9.418863936" calcext:value-type="float">
            <text:p>-9,418863936</text:p>
          </table:table-cell>
          <table:table-cell/>
          <table:table-cell table:formula="of:=[.D172]*100" office:value-type="float" office:value="65.3513499" calcext:value-type="float">
            <text:p>65,3513499</text:p>
          </table:table-cell>
          <table:table-cell table:formula="of:=[.E172]*100" office:value-type="float" office:value="-941.8863936" calcext:value-type="float">
            <text:p>-941,8863936</text:p>
          </table:table-cell>
          <table:table-cell/>
          <table:table-cell table:formula="of:=[.G172]*0.067" office:value-type="float" office:value="4.3785404433" calcext:value-type="float">
            <text:p>4,3785404433</text:p>
          </table:table-cell>
          <table:table-cell table:formula="of:=[.H172]*0.067" office:value-type="float" office:value="-63.1063883712" calcext:value-type="float">
            <text:p>-63,10638837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-0.093551116" calcext:value-type="float">
            <text:p>-0,093551116</text:p>
          </table:table-cell>
          <table:table-cell office:value-type="float" office:value="-9.579689074" calcext:value-type="float">
            <text:p>-9,579689074</text:p>
          </table:table-cell>
          <table:table-cell/>
          <table:table-cell table:formula="of:=[.D173]*100" office:value-type="float" office:value="-9.3551116" calcext:value-type="float">
            <text:p>-9,3551116</text:p>
          </table:table-cell>
          <table:table-cell table:formula="of:=[.E173]*100" office:value-type="float" office:value="-957.9689074" calcext:value-type="float">
            <text:p>-957,9689074</text:p>
          </table:table-cell>
          <table:table-cell/>
          <table:table-cell table:formula="of:=[.G173]*0.067" office:value-type="float" office:value="-0.6267924772" calcext:value-type="float">
            <text:p>-0,6267924772</text:p>
          </table:table-cell>
          <table:table-cell table:formula="of:=[.H173]*0.067" office:value-type="float" office:value="-64.1839167958" calcext:value-type="float">
            <text:p>-64,18391679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-0.929739401" calcext:value-type="float">
            <text:p>-0,929739401</text:p>
          </table:table-cell>
          <table:table-cell office:value-type="float" office:value="-9.553031093" calcext:value-type="float">
            <text:p>-9,553031093</text:p>
          </table:table-cell>
          <table:table-cell/>
          <table:table-cell table:formula="of:=[.D174]*100" office:value-type="float" office:value="-92.9739401" calcext:value-type="float">
            <text:p>-92,9739401</text:p>
          </table:table-cell>
          <table:table-cell table:formula="of:=[.E174]*100" office:value-type="float" office:value="-955.3031093" calcext:value-type="float">
            <text:p>-955,3031093</text:p>
          </table:table-cell>
          <table:table-cell/>
          <table:table-cell table:formula="of:=[.G174]*0.067" office:value-type="float" office:value="-6.2292539867" calcext:value-type="float">
            <text:p>-6,2292539867</text:p>
          </table:table-cell>
          <table:table-cell table:formula="of:=[.H174]*0.067" office:value-type="float" office:value="-64.0053083231" calcext:value-type="float">
            <text:p>-64,00530832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1.157518391" calcext:value-type="float">
            <text:p>-1,157518391</text:p>
          </table:table-cell>
          <table:table-cell office:value-type="float" office:value="-9.305304157" calcext:value-type="float">
            <text:p>-9,305304157</text:p>
          </table:table-cell>
          <table:table-cell/>
          <table:table-cell table:formula="of:=[.D175]*100" office:value-type="float" office:value="-115.7518391" calcext:value-type="float">
            <text:p>-115,7518391</text:p>
          </table:table-cell>
          <table:table-cell table:formula="of:=[.E175]*100" office:value-type="float" office:value="-930.5304157" calcext:value-type="float">
            <text:p>-930,5304157</text:p>
          </table:table-cell>
          <table:table-cell/>
          <table:table-cell table:formula="of:=[.G175]*0.067" office:value-type="float" office:value="-7.7553732197" calcext:value-type="float">
            <text:p>-7,7553732197</text:p>
          </table:table-cell>
          <table:table-cell table:formula="of:=[.H175]*0.067" office:value-type="float" office:value="-62.3455378519" calcext:value-type="float">
            <text:p>-62,34553785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1.391603388" calcext:value-type="float">
            <text:p>-1,391603388</text:p>
          </table:table-cell>
          <table:table-cell office:value-type="float" office:value="-9.08067015" calcext:value-type="float">
            <text:p>-9,08067015</text:p>
          </table:table-cell>
          <table:table-cell/>
          <table:table-cell table:formula="of:=[.D176]*100" office:value-type="float" office:value="-139.1603388" calcext:value-type="float">
            <text:p>-139,1603388</text:p>
          </table:table-cell>
          <table:table-cell table:formula="of:=[.E176]*100" office:value-type="float" office:value="-908.067015" calcext:value-type="float">
            <text:p>-908,067015</text:p>
          </table:table-cell>
          <table:table-cell/>
          <table:table-cell table:formula="of:=[.G176]*0.067" office:value-type="float" office:value="-9.3237426996" calcext:value-type="float">
            <text:p>-9,3237426996</text:p>
          </table:table-cell>
          <table:table-cell table:formula="of:=[.H176]*0.067" office:value-type="float" office:value="-60.840490005" calcext:value-type="float">
            <text:p>-60,84049000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2.762969246" calcext:value-type="float">
            <text:p>-2,762969246</text:p>
          </table:table-cell>
          <table:table-cell office:value-type="float" office:value="-8.741457082" calcext:value-type="float">
            <text:p>-8,741457082</text:p>
          </table:table-cell>
          <table:table-cell/>
          <table:table-cell table:formula="of:=[.D177]*100" office:value-type="float" office:value="-276.2969246" calcext:value-type="float">
            <text:p>-276,2969246</text:p>
          </table:table-cell>
          <table:table-cell table:formula="of:=[.E177]*100" office:value-type="float" office:value="-874.1457082" calcext:value-type="float">
            <text:p>-874,1457082</text:p>
          </table:table-cell>
          <table:table-cell/>
          <table:table-cell table:formula="of:=[.G177]*0.067" office:value-type="float" office:value="-18.5118939482" calcext:value-type="float">
            <text:p>-18,5118939482</text:p>
          </table:table-cell>
          <table:table-cell table:formula="of:=[.H177]*0.067" office:value-type="float" office:value="-58.5677624494" calcext:value-type="float">
            <text:p>-58,567762449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2.849963365" calcext:value-type="float">
            <text:p>-2,849963365</text:p>
          </table:table-cell>
          <table:table-cell office:value-type="float" office:value="-8.032028256" calcext:value-type="float">
            <text:p>-8,032028256</text:p>
          </table:table-cell>
          <table:table-cell/>
          <table:table-cell table:formula="of:=[.D178]*100" office:value-type="float" office:value="-284.9963365" calcext:value-type="float">
            <text:p>-284,9963365</text:p>
          </table:table-cell>
          <table:table-cell table:formula="of:=[.E178]*100" office:value-type="float" office:value="-803.2028256" calcext:value-type="float">
            <text:p>-803,2028256</text:p>
          </table:table-cell>
          <table:table-cell/>
          <table:table-cell table:formula="of:=[.G178]*0.067" office:value-type="float" office:value="-19.0947545455" calcext:value-type="float">
            <text:p>-19,0947545455</text:p>
          </table:table-cell>
          <table:table-cell table:formula="of:=[.H178]*0.067" office:value-type="float" office:value="-53.8145893152" calcext:value-type="float">
            <text:p>-53,81458931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2.167541793" calcext:value-type="float">
            <text:p>-2,167541793</text:p>
          </table:table-cell>
          <table:table-cell office:value-type="float" office:value="-7.818781735" calcext:value-type="float">
            <text:p>-7,818781735</text:p>
          </table:table-cell>
          <table:table-cell/>
          <table:table-cell table:formula="of:=[.D179]*100" office:value-type="float" office:value="-216.7541793" calcext:value-type="float">
            <text:p>-216,7541793</text:p>
          </table:table-cell>
          <table:table-cell table:formula="of:=[.E179]*100" office:value-type="float" office:value="-781.8781735" calcext:value-type="float">
            <text:p>-781,8781735</text:p>
          </table:table-cell>
          <table:table-cell/>
          <table:table-cell table:formula="of:=[.G179]*0.067" office:value-type="float" office:value="-14.5225300131" calcext:value-type="float">
            <text:p>-14,5225300131</text:p>
          </table:table-cell>
          <table:table-cell table:formula="of:=[.H179]*0.067" office:value-type="float" office:value="-52.3858376245" calcext:value-type="float">
            <text:p>-52,38583762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4.090761334" calcext:value-type="float">
            <text:p>-4,090761334</text:p>
          </table:table-cell>
          <table:table-cell office:value-type="float" office:value="-7.771266297" calcext:value-type="float">
            <text:p>-7,771266297</text:p>
          </table:table-cell>
          <table:table-cell/>
          <table:table-cell table:formula="of:=[.D180]*100" office:value-type="float" office:value="-409.0761334" calcext:value-type="float">
            <text:p>-409,0761334</text:p>
          </table:table-cell>
          <table:table-cell table:formula="of:=[.E180]*100" office:value-type="float" office:value="-777.1266297" calcext:value-type="float">
            <text:p>-777,1266297</text:p>
          </table:table-cell>
          <table:table-cell/>
          <table:table-cell table:formula="of:=[.G180]*0.067" office:value-type="float" office:value="-27.4081009378" calcext:value-type="float">
            <text:p>-27,4081009378</text:p>
          </table:table-cell>
          <table:table-cell table:formula="of:=[.H180]*0.067" office:value-type="float" office:value="-52.0674841899" calcext:value-type="float">
            <text:p>-52,06748418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4.060781145" calcext:value-type="float">
            <text:p>-4,060781145</text:p>
          </table:table-cell>
          <table:table-cell office:value-type="float" office:value="-6.476770722" calcext:value-type="float">
            <text:p>-6,476770722</text:p>
          </table:table-cell>
          <table:table-cell/>
          <table:table-cell table:formula="of:=[.D181]*100" office:value-type="float" office:value="-406.0781145" calcext:value-type="float">
            <text:p>-406,0781145</text:p>
          </table:table-cell>
          <table:table-cell table:formula="of:=[.E181]*100" office:value-type="float" office:value="-647.6770722" calcext:value-type="float">
            <text:p>-647,6770722</text:p>
          </table:table-cell>
          <table:table-cell/>
          <table:table-cell table:formula="of:=[.G181]*0.067" office:value-type="float" office:value="-27.2072336715" calcext:value-type="float">
            <text:p>-27,2072336715</text:p>
          </table:table-cell>
          <table:table-cell table:formula="of:=[.H181]*0.067" office:value-type="float" office:value="-43.3943638374" calcext:value-type="float">
            <text:p>-43,394363837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2.751333708" calcext:value-type="float">
            <text:p>-2,751333708</text:p>
          </table:table-cell>
          <table:table-cell office:value-type="float" office:value="-6.45502412" calcext:value-type="float">
            <text:p>-6,45502412</text:p>
          </table:table-cell>
          <table:table-cell/>
          <table:table-cell table:formula="of:=[.D182]*100" office:value-type="float" office:value="-275.1333708" calcext:value-type="float">
            <text:p>-275,1333708</text:p>
          </table:table-cell>
          <table:table-cell table:formula="of:=[.E182]*100" office:value-type="float" office:value="-645.502412" calcext:value-type="float">
            <text:p>-645,502412</text:p>
          </table:table-cell>
          <table:table-cell/>
          <table:table-cell table:formula="of:=[.G182]*0.067" office:value-type="float" office:value="-18.4339358436" calcext:value-type="float">
            <text:p>-18,4339358436</text:p>
          </table:table-cell>
          <table:table-cell table:formula="of:=[.H182]*0.067" office:value-type="float" office:value="-43.248661604" calcext:value-type="float">
            <text:p>-43,2486616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5.111221708" calcext:value-type="float">
            <text:p>-5,111221708</text:p>
          </table:table-cell>
          <table:table-cell office:value-type="float" office:value="-7.838536845" calcext:value-type="float">
            <text:p>-7,838536845</text:p>
          </table:table-cell>
          <table:table-cell/>
          <table:table-cell table:formula="of:=[.D183]*100" office:value-type="float" office:value="-511.1221708" calcext:value-type="float">
            <text:p>-511,1221708</text:p>
          </table:table-cell>
          <table:table-cell table:formula="of:=[.E183]*100" office:value-type="float" office:value="-783.8536845" calcext:value-type="float">
            <text:p>-783,8536845</text:p>
          </table:table-cell>
          <table:table-cell/>
          <table:table-cell table:formula="of:=[.G183]*0.067" office:value-type="float" office:value="-34.2451854436" calcext:value-type="float">
            <text:p>-34,2451854436</text:p>
          </table:table-cell>
          <table:table-cell table:formula="of:=[.H183]*0.067" office:value-type="float" office:value="-52.5181968615" calcext:value-type="float">
            <text:p>-52,51819686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-4.169454339" calcext:value-type="float">
            <text:p>-4,169454339</text:p>
          </table:table-cell>
          <table:table-cell office:value-type="float" office:value="-4.757227216" calcext:value-type="float">
            <text:p>-4,757227216</text:p>
          </table:table-cell>
          <table:table-cell/>
          <table:table-cell table:formula="of:=[.D184]*100" office:value-type="float" office:value="-416.9454339" calcext:value-type="float">
            <text:p>-416,9454339</text:p>
          </table:table-cell>
          <table:table-cell table:formula="of:=[.E184]*100" office:value-type="float" office:value="-475.7227216" calcext:value-type="float">
            <text:p>-475,7227216</text:p>
          </table:table-cell>
          <table:table-cell/>
          <table:table-cell table:formula="of:=[.G184]*0.067" office:value-type="float" office:value="-27.9353440713" calcext:value-type="float">
            <text:p>-27,9353440713</text:p>
          </table:table-cell>
          <table:table-cell table:formula="of:=[.H184]*0.067" office:value-type="float" office:value="-31.8734223472" calcext:value-type="float">
            <text:p>-31,87342234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-3.792678181" calcext:value-type="float">
            <text:p>-3,792678181</text:p>
          </table:table-cell>
          <table:table-cell office:value-type="float" office:value="-4.47271409" calcext:value-type="float">
            <text:p>-4,47271409</text:p>
          </table:table-cell>
          <table:table-cell/>
          <table:table-cell table:formula="of:=[.D185]*100" office:value-type="float" office:value="-379.2678181" calcext:value-type="float">
            <text:p>-379,2678181</text:p>
          </table:table-cell>
          <table:table-cell table:formula="of:=[.E185]*100" office:value-type="float" office:value="-447.271409" calcext:value-type="float">
            <text:p>-447,271409</text:p>
          </table:table-cell>
          <table:table-cell/>
          <table:table-cell table:formula="of:=[.G185]*0.067" office:value-type="float" office:value="-25.4109438127" calcext:value-type="float">
            <text:p>-25,4109438127</text:p>
          </table:table-cell>
          <table:table-cell table:formula="of:=[.H185]*0.067" office:value-type="float" office:value="-29.967184403" calcext:value-type="float">
            <text:p>-29,9671844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82.09" calcext:value-type="float">
            <text:p>-282,09</text:p>
          </table:table-cell>
          <table:table-cell office:value-type="float" office:value="0" calcext:value-type="float">
            <text:p>0</text:p>
          </table:table-cell>
          <table:table-cell office:value-type="float" office:value="-7.24369535" calcext:value-type="float">
            <text:p>-7,24369535</text:p>
          </table:table-cell>
          <table:table-cell/>
          <table:table-cell table:formula="of:=[.D186]*100" office:value-type="float" office:value="0" calcext:value-type="float">
            <text:p>0</text:p>
          </table:table-cell>
          <table:table-cell table:formula="of:=[.E186]*100" office:value-type="float" office:value="-724.369535" calcext:value-type="float">
            <text:p>-724,369535</text:p>
          </table:table-cell>
          <table:table-cell/>
          <table:table-cell table:formula="of:=[.G186]*0.067" office:value-type="float" office:value="0" calcext:value-type="float">
            <text:p>0</text:p>
          </table:table-cell>
          <table:table-cell table:formula="of:=[.H186]*0.067" office:value-type="float" office:value="-48.532758845" calcext:value-type="float">
            <text:p>-48,532758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84.59" calcext:value-type="float">
            <text:p>-284,59</text:p>
          </table:table-cell>
          <table:table-cell office:value-type="float" office:value="0" calcext:value-type="float">
            <text:p>0</text:p>
          </table:table-cell>
          <table:table-cell office:value-type="float" office:value="-3.027550782" calcext:value-type="float">
            <text:p>-3,027550782</text:p>
          </table:table-cell>
          <table:table-cell/>
          <table:table-cell table:formula="of:=[.D187]*100" office:value-type="float" office:value="0" calcext:value-type="float">
            <text:p>0</text:p>
          </table:table-cell>
          <table:table-cell table:formula="of:=[.E187]*100" office:value-type="float" office:value="-302.7550782" calcext:value-type="float">
            <text:p>-302,7550782</text:p>
          </table:table-cell>
          <table:table-cell/>
          <table:table-cell table:formula="of:=[.G187]*0.067" office:value-type="float" office:value="0" calcext:value-type="float">
            <text:p>0</text:p>
          </table:table-cell>
          <table:table-cell table:formula="of:=[.H187]*0.067" office:value-type="float" office:value="-20.2845902394" calcext:value-type="float">
            <text:p>-20,2845902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9" calcext:value-type="float">
            <text:p>-284,59</text:p>
          </table:table-cell>
          <table:table-cell office:value-type="float" office:value="0.126949283" calcext:value-type="float">
            <text:p>0,126949283</text:p>
          </table:table-cell>
          <table:table-cell office:value-type="float" office:value="-3.03671886" calcext:value-type="float">
            <text:p>-3,03671886</text:p>
          </table:table-cell>
          <table:table-cell/>
          <table:table-cell table:formula="of:=[.D188]*100" office:value-type="float" office:value="12.6949283" calcext:value-type="float">
            <text:p>12,6949283</text:p>
          </table:table-cell>
          <table:table-cell table:formula="of:=[.E188]*100" office:value-type="float" office:value="-303.671886" calcext:value-type="float">
            <text:p>-303,671886</text:p>
          </table:table-cell>
          <table:table-cell/>
          <table:table-cell table:formula="of:=[.G188]*0.067" office:value-type="float" office:value="0.8505601961" calcext:value-type="float">
            <text:p>0,8505601961</text:p>
          </table:table-cell>
          <table:table-cell table:formula="of:=[.H188]*0.067" office:value-type="float" office:value="-20.346016362" calcext:value-type="float">
            <text:p>-20,3460163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0.180561735" calcext:value-type="float">
            <text:p>0,180561735</text:p>
          </table:table-cell>
          <table:table-cell office:value-type="float" office:value="-3.185182592" calcext:value-type="float">
            <text:p>-3,185182592</text:p>
          </table:table-cell>
          <table:table-cell/>
          <table:table-cell table:formula="of:=[.D189]*100" office:value-type="float" office:value="18.0561735" calcext:value-type="float">
            <text:p>18,0561735</text:p>
          </table:table-cell>
          <table:table-cell table:formula="of:=[.E189]*100" office:value-type="float" office:value="-318.5182592" calcext:value-type="float">
            <text:p>-318,5182592</text:p>
          </table:table-cell>
          <table:table-cell/>
          <table:table-cell table:formula="of:=[.G189]*0.067" office:value-type="float" office:value="1.2097636245" calcext:value-type="float">
            <text:p>1,2097636245</text:p>
          </table:table-cell>
          <table:table-cell table:formula="of:=[.H189]*0.067" office:value-type="float" office:value="-21.3407233664" calcext:value-type="float">
            <text:p>-21,34072336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0.577394343" calcext:value-type="float">
            <text:p>0,577394343</text:p>
          </table:table-cell>
          <table:table-cell office:value-type="float" office:value="-3.151161569" calcext:value-type="float">
            <text:p>-3,151161569</text:p>
          </table:table-cell>
          <table:table-cell/>
          <table:table-cell table:formula="of:=[.D190]*100" office:value-type="float" office:value="57.7394343" calcext:value-type="float">
            <text:p>57,7394343</text:p>
          </table:table-cell>
          <table:table-cell table:formula="of:=[.E190]*100" office:value-type="float" office:value="-315.1161569" calcext:value-type="float">
            <text:p>-315,1161569</text:p>
          </table:table-cell>
          <table:table-cell/>
          <table:table-cell table:formula="of:=[.G190]*0.067" office:value-type="float" office:value="3.8685420981" calcext:value-type="float">
            <text:p>3,8685420981</text:p>
          </table:table-cell>
          <table:table-cell table:formula="of:=[.H190]*0.067" office:value-type="float" office:value="-21.1127825123" calcext:value-type="float">
            <text:p>-21,11278251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2.282793978" calcext:value-type="float">
            <text:p>2,282793978</text:p>
          </table:table-cell>
          <table:table-cell office:value-type="float" office:value="-3.048654229" calcext:value-type="float">
            <text:p>-3,048654229</text:p>
          </table:table-cell>
          <table:table-cell/>
          <table:table-cell table:formula="of:=[.D191]*100" office:value-type="float" office:value="228.2793978" calcext:value-type="float">
            <text:p>228,2793978</text:p>
          </table:table-cell>
          <table:table-cell table:formula="of:=[.E191]*100" office:value-type="float" office:value="-304.8654229" calcext:value-type="float">
            <text:p>-304,8654229</text:p>
          </table:table-cell>
          <table:table-cell/>
          <table:table-cell table:formula="of:=[.G191]*0.067" office:value-type="float" office:value="15.2947196526" calcext:value-type="float">
            <text:p>15,2947196526</text:p>
          </table:table-cell>
          <table:table-cell table:formula="of:=[.H191]*0.067" office:value-type="float" office:value="-20.4259833343" calcext:value-type="float">
            <text:p>-20,42598333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2.51237492" calcext:value-type="float">
            <text:p>2,51237492</text:p>
          </table:table-cell>
          <table:table-cell office:value-type="float" office:value="-3.938340819" calcext:value-type="float">
            <text:p>-3,938340819</text:p>
          </table:table-cell>
          <table:table-cell/>
          <table:table-cell table:formula="of:=[.D192]*100" office:value-type="float" office:value="251.237492" calcext:value-type="float">
            <text:p>251,237492</text:p>
          </table:table-cell>
          <table:table-cell table:formula="of:=[.E192]*100" office:value-type="float" office:value="-393.8340819" calcext:value-type="float">
            <text:p>-393,8340819</text:p>
          </table:table-cell>
          <table:table-cell/>
          <table:table-cell table:formula="of:=[.G192]*0.067" office:value-type="float" office:value="16.832911964" calcext:value-type="float">
            <text:p>16,832911964</text:p>
          </table:table-cell>
          <table:table-cell table:formula="of:=[.H192]*0.067" office:value-type="float" office:value="-26.3868834873" calcext:value-type="float">
            <text:p>-26,3868834873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1.866881861" calcext:value-type="float">
            <text:p>1,866881861</text:p>
          </table:table-cell>
          <table:table-cell office:value-type="float" office:value="-3.958822734" calcext:value-type="float">
            <text:p>-3,958822734</text:p>
          </table:table-cell>
          <table:table-cell/>
          <table:table-cell table:formula="of:=[.D193]*100" office:value-type="float" office:value="186.6881861" calcext:value-type="float">
            <text:p>186,6881861</text:p>
          </table:table-cell>
          <table:table-cell table:formula="of:=[.E193]*100" office:value-type="float" office:value="-395.8822734" calcext:value-type="float">
            <text:p>-395,8822734</text:p>
          </table:table-cell>
          <table:table-cell/>
          <table:table-cell table:formula="of:=[.G193]*0.067" office:value-type="float" office:value="12.5081084687" calcext:value-type="float">
            <text:p>12,5081084687</text:p>
          </table:table-cell>
          <table:table-cell table:formula="of:=[.H193]*0.067" office:value-type="float" office:value="-26.5241123178" calcext:value-type="float">
            <text:p>-26,52411231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2.909466557" calcext:value-type="float">
            <text:p>2,909466557</text:p>
          </table:table-cell>
          <table:table-cell office:value-type="float" office:value="-3.680061114" calcext:value-type="float">
            <text:p>-3,680061114</text:p>
          </table:table-cell>
          <table:table-cell/>
          <table:table-cell table:formula="of:=[.D194]*100" office:value-type="float" office:value="290.9466557" calcext:value-type="float">
            <text:p>290,9466557</text:p>
          </table:table-cell>
          <table:table-cell table:formula="of:=[.E194]*100" office:value-type="float" office:value="-368.0061114" calcext:value-type="float">
            <text:p>-368,0061114</text:p>
          </table:table-cell>
          <table:table-cell/>
          <table:table-cell table:formula="of:=[.G194]*0.067" office:value-type="float" office:value="19.4934259319" calcext:value-type="float">
            <text:p>19,4934259319</text:p>
          </table:table-cell>
          <table:table-cell table:formula="of:=[.H194]*0.067" office:value-type="float" office:value="-24.6564094638" calcext:value-type="float">
            <text:p>-24,6564094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91.26" calcext:value-type="float">
            <text:p>-291,26</text:p>
          </table:table-cell>
          <table:table-cell office:value-type="float" office:value="2.994088264" calcext:value-type="float">
            <text:p>2,994088264</text:p>
          </table:table-cell>
          <table:table-cell office:value-type="float" office:value="-4.997584934" calcext:value-type="float">
            <text:p>-4,997584934</text:p>
          </table:table-cell>
          <table:table-cell/>
          <table:table-cell table:formula="of:=[.D195]*100" office:value-type="float" office:value="299.4088264" calcext:value-type="float">
            <text:p>299,4088264</text:p>
          </table:table-cell>
          <table:table-cell table:formula="of:=[.E195]*100" office:value-type="float" office:value="-499.7584934" calcext:value-type="float">
            <text:p>-499,7584934</text:p>
          </table:table-cell>
          <table:table-cell/>
          <table:table-cell table:formula="of:=[.G195]*0.067" office:value-type="float" office:value="20.0603913688" calcext:value-type="float">
            <text:p>20,0603913688</text:p>
          </table:table-cell>
          <table:table-cell table:formula="of:=[.H195]*0.067" office:value-type="float" office:value="-33.4838190578" calcext:value-type="float">
            <text:p>-33,48381905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91.26" calcext:value-type="float">
            <text:p>-291,26</text:p>
          </table:table-cell>
          <table:table-cell office:value-type="float" office:value="2.675960469" calcext:value-type="float">
            <text:p>2,675960469</text:p>
          </table:table-cell>
          <table:table-cell office:value-type="float" office:value="-5.425400254" calcext:value-type="float">
            <text:p>-5,425400254</text:p>
          </table:table-cell>
          <table:table-cell/>
          <table:table-cell table:formula="of:=[.D196]*100" office:value-type="float" office:value="267.5960469" calcext:value-type="float">
            <text:p>267,5960469</text:p>
          </table:table-cell>
          <table:table-cell table:formula="of:=[.E196]*100" office:value-type="float" office:value="-542.5400254" calcext:value-type="float">
            <text:p>-542,5400254</text:p>
          </table:table-cell>
          <table:table-cell/>
          <table:table-cell table:formula="of:=[.G196]*0.067" office:value-type="float" office:value="17.9289351423" calcext:value-type="float">
            <text:p>17,9289351423</text:p>
          </table:table-cell>
          <table:table-cell table:formula="of:=[.H196]*0.067" office:value-type="float" office:value="-36.3501817018" calcext:value-type="float">
            <text:p>-36,3501817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2.662986116" calcext:value-type="float">
            <text:p>2,662986116</text:p>
          </table:table-cell>
          <table:table-cell office:value-type="float" office:value="-5.466072098" calcext:value-type="float">
            <text:p>-5,466072098</text:p>
          </table:table-cell>
          <table:table-cell/>
          <table:table-cell table:formula="of:=[.D197]*100" office:value-type="float" office:value="266.2986116" calcext:value-type="float">
            <text:p>266,2986116</text:p>
          </table:table-cell>
          <table:table-cell table:formula="of:=[.E197]*100" office:value-type="float" office:value="-546.6072098" calcext:value-type="float">
            <text:p>-546,6072098</text:p>
          </table:table-cell>
          <table:table-cell/>
          <table:table-cell table:formula="of:=[.G197]*0.067" office:value-type="float" office:value="17.8420069772" calcext:value-type="float">
            <text:p>17,8420069772</text:p>
          </table:table-cell>
          <table:table-cell table:formula="of:=[.H197]*0.067" office:value-type="float" office:value="-36.6226830566" calcext:value-type="float">
            <text:p>-36,62268305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2.13195081" calcext:value-type="float">
            <text:p>2,13195081</text:p>
          </table:table-cell>
          <table:table-cell office:value-type="float" office:value="-6.577880747" calcext:value-type="float">
            <text:p>-6,577880747</text:p>
          </table:table-cell>
          <table:table-cell/>
          <table:table-cell table:formula="of:=[.D198]*100" office:value-type="float" office:value="213.195081" calcext:value-type="float">
            <text:p>213,195081</text:p>
          </table:table-cell>
          <table:table-cell table:formula="of:=[.E198]*100" office:value-type="float" office:value="-657.7880747" calcext:value-type="float">
            <text:p>-657,7880747</text:p>
          </table:table-cell>
          <table:table-cell/>
          <table:table-cell table:formula="of:=[.G198]*0.067" office:value-type="float" office:value="14.284070427" calcext:value-type="float">
            <text:p>14,284070427</text:p>
          </table:table-cell>
          <table:table-cell table:formula="of:=[.H198]*0.067" office:value-type="float" office:value="-44.0718010049" calcext:value-type="float">
            <text:p>-44,07180100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2.117541175" calcext:value-type="float">
            <text:p>2,117541175</text:p>
          </table:table-cell>
          <table:table-cell office:value-type="float" office:value="-7.289539992" calcext:value-type="float">
            <text:p>-7,289539992</text:p>
          </table:table-cell>
          <table:table-cell/>
          <table:table-cell table:formula="of:=[.D199]*100" office:value-type="float" office:value="211.7541175" calcext:value-type="float">
            <text:p>211,7541175</text:p>
          </table:table-cell>
          <table:table-cell table:formula="of:=[.E199]*100" office:value-type="float" office:value="-728.9539992" calcext:value-type="float">
            <text:p>-728,9539992</text:p>
          </table:table-cell>
          <table:table-cell/>
          <table:table-cell table:formula="of:=[.G199]*0.067" office:value-type="float" office:value="14.1875258725" calcext:value-type="float">
            <text:p>14,1875258725</text:p>
          </table:table-cell>
          <table:table-cell table:formula="of:=[.H199]*0.067" office:value-type="float" office:value="-48.8399179464" calcext:value-type="float">
            <text:p>-48,839917946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1.872831524" calcext:value-type="float">
            <text:p>1,872831524</text:p>
          </table:table-cell>
          <table:table-cell office:value-type="float" office:value="-7.71787443" calcext:value-type="float">
            <text:p>-7,71787443</text:p>
          </table:table-cell>
          <table:table-cell/>
          <table:table-cell table:formula="of:=[.D200]*100" office:value-type="float" office:value="187.2831524" calcext:value-type="float">
            <text:p>187,2831524</text:p>
          </table:table-cell>
          <table:table-cell table:formula="of:=[.E200]*100" office:value-type="float" office:value="-771.787443" calcext:value-type="float">
            <text:p>-771,787443</text:p>
          </table:table-cell>
          <table:table-cell/>
          <table:table-cell table:formula="of:=[.G200]*0.067" office:value-type="float" office:value="12.5479712108" calcext:value-type="float">
            <text:p>12,5479712108</text:p>
          </table:table-cell>
          <table:table-cell table:formula="of:=[.H200]*0.067" office:value-type="float" office:value="-51.709758681" calcext:value-type="float">
            <text:p>-51,7097586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1.05539414" calcext:value-type="float">
            <text:p>1,05539414</text:p>
          </table:table-cell>
          <table:table-cell office:value-type="float" office:value="-8.255841529" calcext:value-type="float">
            <text:p>-8,255841529</text:p>
          </table:table-cell>
          <table:table-cell/>
          <table:table-cell table:formula="of:=[.D201]*100" office:value-type="float" office:value="105.539414" calcext:value-type="float">
            <text:p>105,539414</text:p>
          </table:table-cell>
          <table:table-cell table:formula="of:=[.E201]*100" office:value-type="float" office:value="-825.5841529" calcext:value-type="float">
            <text:p>-825,5841529</text:p>
          </table:table-cell>
          <table:table-cell/>
          <table:table-cell table:formula="of:=[.G201]*0.067" office:value-type="float" office:value="7.071140738" calcext:value-type="float">
            <text:p>7,071140738</text:p>
          </table:table-cell>
          <table:table-cell table:formula="of:=[.H201]*0.067" office:value-type="float" office:value="-55.3141382443" calcext:value-type="float">
            <text:p>-55,31413824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0.728576201" calcext:value-type="float">
            <text:p>0,728576201</text:p>
          </table:table-cell>
          <table:table-cell office:value-type="float" office:value="-8.582697901" calcext:value-type="float">
            <text:p>-8,582697901</text:p>
          </table:table-cell>
          <table:table-cell/>
          <table:table-cell table:formula="of:=[.D202]*100" office:value-type="float" office:value="72.8576201" calcext:value-type="float">
            <text:p>72,8576201</text:p>
          </table:table-cell>
          <table:table-cell table:formula="of:=[.E202]*100" office:value-type="float" office:value="-858.2697901" calcext:value-type="float">
            <text:p>-858,2697901</text:p>
          </table:table-cell>
          <table:table-cell/>
          <table:table-cell table:formula="of:=[.G202]*0.067" office:value-type="float" office:value="4.8814605467" calcext:value-type="float">
            <text:p>4,8814605467</text:p>
          </table:table-cell>
          <table:table-cell table:formula="of:=[.H202]*0.067" office:value-type="float" office:value="-57.5040759367" calcext:value-type="float">
            <text:p>-57,50407593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0.490415432" calcext:value-type="float">
            <text:p>0,490415432</text:p>
          </table:table-cell>
          <table:table-cell office:value-type="float" office:value="-8.776445311" calcext:value-type="float">
            <text:p>-8,776445311</text:p>
          </table:table-cell>
          <table:table-cell/>
          <table:table-cell table:formula="of:=[.D203]*100" office:value-type="float" office:value="49.0415432" calcext:value-type="float">
            <text:p>49,0415432</text:p>
          </table:table-cell>
          <table:table-cell table:formula="of:=[.E203]*100" office:value-type="float" office:value="-877.6445311" calcext:value-type="float">
            <text:p>-877,6445311</text:p>
          </table:table-cell>
          <table:table-cell/>
          <table:table-cell table:formula="of:=[.G203]*0.067" office:value-type="float" office:value="3.2857833944" calcext:value-type="float">
            <text:p>3,2857833944</text:p>
          </table:table-cell>
          <table:table-cell table:formula="of:=[.H203]*0.067" office:value-type="float" office:value="-58.8021835837" calcext:value-type="float">
            <text:p>-58,80218358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-0.111373827" calcext:value-type="float">
            <text:p>-0,111373827</text:p>
          </table:table-cell>
          <table:table-cell office:value-type="float" office:value="-8.882021551" calcext:value-type="float">
            <text:p>-8,882021551</text:p>
          </table:table-cell>
          <table:table-cell/>
          <table:table-cell table:formula="of:=[.D204]*100" office:value-type="float" office:value="-11.1373827" calcext:value-type="float">
            <text:p>-11,1373827</text:p>
          </table:table-cell>
          <table:table-cell table:formula="of:=[.E204]*100" office:value-type="float" office:value="-888.2021551" calcext:value-type="float">
            <text:p>-888,2021551</text:p>
          </table:table-cell>
          <table:table-cell/>
          <table:table-cell table:formula="of:=[.G204]*0.067" office:value-type="float" office:value="-0.7462046409" calcext:value-type="float">
            <text:p>-0,7462046409</text:p>
          </table:table-cell>
          <table:table-cell table:formula="of:=[.H204]*0.067" office:value-type="float" office:value="-59.5095443917" calcext:value-type="float">
            <text:p>-59,509544391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-0.770246495" calcext:value-type="float">
            <text:p>-0,770246495</text:p>
          </table:table-cell>
          <table:table-cell office:value-type="float" office:value="-8.838803399" calcext:value-type="float">
            <text:p>-8,838803399</text:p>
          </table:table-cell>
          <table:table-cell/>
          <table:table-cell table:formula="of:=[.D205]*100" office:value-type="float" office:value="-77.0246495" calcext:value-type="float">
            <text:p>-77,0246495</text:p>
          </table:table-cell>
          <table:table-cell table:formula="of:=[.E205]*100" office:value-type="float" office:value="-883.8803399" calcext:value-type="float">
            <text:p>-883,8803399</text:p>
          </table:table-cell>
          <table:table-cell/>
          <table:table-cell table:formula="of:=[.G205]*0.067" office:value-type="float" office:value="-5.1606515165" calcext:value-type="float">
            <text:p>-5,1606515165</text:p>
          </table:table-cell>
          <table:table-cell table:formula="of:=[.H205]*0.067" office:value-type="float" office:value="-59.2199827733" calcext:value-type="float">
            <text:p>-59,21998277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0.94799571" calcext:value-type="float">
            <text:p>-0,94799571</text:p>
          </table:table-cell>
          <table:table-cell office:value-type="float" office:value="-8.591328765" calcext:value-type="float">
            <text:p>-8,591328765</text:p>
          </table:table-cell>
          <table:table-cell/>
          <table:table-cell table:formula="of:=[.D206]*100" office:value-type="float" office:value="-94.799571" calcext:value-type="float">
            <text:p>-94,799571</text:p>
          </table:table-cell>
          <table:table-cell table:formula="of:=[.E206]*100" office:value-type="float" office:value="-859.1328765" calcext:value-type="float">
            <text:p>-859,1328765</text:p>
          </table:table-cell>
          <table:table-cell/>
          <table:table-cell table:formula="of:=[.G206]*0.067" office:value-type="float" office:value="-6.351571257" calcext:value-type="float">
            <text:p>-6,351571257</text:p>
          </table:table-cell>
          <table:table-cell table:formula="of:=[.H206]*0.067" office:value-type="float" office:value="-57.5619027255" calcext:value-type="float">
            <text:p>-57,5619027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1.173189869" calcext:value-type="float">
            <text:p>-1,173189869</text:p>
          </table:table-cell>
          <table:table-cell office:value-type="float" office:value="-8.482182593" calcext:value-type="float">
            <text:p>-8,482182593</text:p>
          </table:table-cell>
          <table:table-cell/>
          <table:table-cell table:formula="of:=[.D207]*100" office:value-type="float" office:value="-117.3189869" calcext:value-type="float">
            <text:p>-117,3189869</text:p>
          </table:table-cell>
          <table:table-cell table:formula="of:=[.E207]*100" office:value-type="float" office:value="-848.2182593" calcext:value-type="float">
            <text:p>-848,2182593</text:p>
          </table:table-cell>
          <table:table-cell/>
          <table:table-cell table:formula="of:=[.G207]*0.067" office:value-type="float" office:value="-7.8603721223" calcext:value-type="float">
            <text:p>-7,8603721223</text:p>
          </table:table-cell>
          <table:table-cell table:formula="of:=[.H207]*0.067" office:value-type="float" office:value="-56.8306233731" calcext:value-type="float">
            <text:p>-56,830623373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2.305516259" calcext:value-type="float">
            <text:p>-2,305516259</text:p>
          </table:table-cell>
          <table:table-cell office:value-type="float" office:value="-8.326244293" calcext:value-type="float">
            <text:p>-8,326244293</text:p>
          </table:table-cell>
          <table:table-cell/>
          <table:table-cell table:formula="of:=[.D208]*100" office:value-type="float" office:value="-230.5516259" calcext:value-type="float">
            <text:p>-230,5516259</text:p>
          </table:table-cell>
          <table:table-cell table:formula="of:=[.E208]*100" office:value-type="float" office:value="-832.6244293" calcext:value-type="float">
            <text:p>-832,6244293</text:p>
          </table:table-cell>
          <table:table-cell/>
          <table:table-cell table:formula="of:=[.G208]*0.067" office:value-type="float" office:value="-15.4469589353" calcext:value-type="float">
            <text:p>-15,4469589353</text:p>
          </table:table-cell>
          <table:table-cell table:formula="of:=[.H208]*0.067" office:value-type="float" office:value="-55.7858367631" calcext:value-type="float">
            <text:p>-55,785836763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2.486741101" calcext:value-type="float">
            <text:p>-2,486741101</text:p>
          </table:table-cell>
          <table:table-cell office:value-type="float" office:value="-7.664306136" calcext:value-type="float">
            <text:p>-7,664306136</text:p>
          </table:table-cell>
          <table:table-cell/>
          <table:table-cell table:formula="of:=[.D209]*100" office:value-type="float" office:value="-248.6741101" calcext:value-type="float">
            <text:p>-248,6741101</text:p>
          </table:table-cell>
          <table:table-cell table:formula="of:=[.E209]*100" office:value-type="float" office:value="-766.4306136" calcext:value-type="float">
            <text:p>-766,4306136</text:p>
          </table:table-cell>
          <table:table-cell/>
          <table:table-cell table:formula="of:=[.G209]*0.067" office:value-type="float" office:value="-16.6611653767" calcext:value-type="float">
            <text:p>-16,6611653767</text:p>
          </table:table-cell>
          <table:table-cell table:formula="of:=[.H209]*0.067" office:value-type="float" office:value="-51.3508511112" calcext:value-type="float">
            <text:p>-51,350851111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2.223434198" calcext:value-type="float">
            <text:p>-2,223434198</text:p>
          </table:table-cell>
          <table:table-cell office:value-type="float" office:value="-7.680576453" calcext:value-type="float">
            <text:p>-7,680576453</text:p>
          </table:table-cell>
          <table:table-cell/>
          <table:table-cell table:formula="of:=[.D210]*100" office:value-type="float" office:value="-222.3434198" calcext:value-type="float">
            <text:p>-222,3434198</text:p>
          </table:table-cell>
          <table:table-cell table:formula="of:=[.E210]*100" office:value-type="float" office:value="-768.0576453" calcext:value-type="float">
            <text:p>-768,0576453</text:p>
          </table:table-cell>
          <table:table-cell/>
          <table:table-cell table:formula="of:=[.G210]*0.067" office:value-type="float" office:value="-14.8970091266" calcext:value-type="float">
            <text:p>-14,8970091266</text:p>
          </table:table-cell>
          <table:table-cell table:formula="of:=[.H210]*0.067" office:value-type="float" office:value="-51.4598622351" calcext:value-type="float">
            <text:p>-51,45986223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3.462038927" calcext:value-type="float">
            <text:p>-3,462038927</text:p>
          </table:table-cell>
          <table:table-cell office:value-type="float" office:value="-8.14293657" calcext:value-type="float">
            <text:p>-8,14293657</text:p>
          </table:table-cell>
          <table:table-cell/>
          <table:table-cell table:formula="of:=[.D211]*100" office:value-type="float" office:value="-346.2038927" calcext:value-type="float">
            <text:p>-346,2038927</text:p>
          </table:table-cell>
          <table:table-cell table:formula="of:=[.E211]*100" office:value-type="float" office:value="-814.293657" calcext:value-type="float">
            <text:p>-814,293657</text:p>
          </table:table-cell>
          <table:table-cell/>
          <table:table-cell table:formula="of:=[.G211]*0.067" office:value-type="float" office:value="-23.1956608109" calcext:value-type="float">
            <text:p>-23,1956608109</text:p>
          </table:table-cell>
          <table:table-cell table:formula="of:=[.H211]*0.067" office:value-type="float" office:value="-54.557675019" calcext:value-type="float">
            <text:p>-54,5576750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-3.352848619" calcext:value-type="float">
            <text:p>-3,352848619</text:p>
          </table:table-cell>
          <table:table-cell office:value-type="float" office:value="-6.440289447" calcext:value-type="float">
            <text:p>-6,440289447</text:p>
          </table:table-cell>
          <table:table-cell/>
          <table:table-cell table:formula="of:=[.D212]*100" office:value-type="float" office:value="-335.2848619" calcext:value-type="float">
            <text:p>-335,2848619</text:p>
          </table:table-cell>
          <table:table-cell table:formula="of:=[.E212]*100" office:value-type="float" office:value="-644.0289447" calcext:value-type="float">
            <text:p>-644,0289447</text:p>
          </table:table-cell>
          <table:table-cell/>
          <table:table-cell table:formula="of:=[.G212]*0.067" office:value-type="float" office:value="-22.4640857473" calcext:value-type="float">
            <text:p>-22,4640857473</text:p>
          </table:table-cell>
          <table:table-cell table:formula="of:=[.H212]*0.067" office:value-type="float" office:value="-43.1499392949" calcext:value-type="float">
            <text:p>-43,14993929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-3.694360055" calcext:value-type="float">
            <text:p>-3,694360055</text:p>
          </table:table-cell>
          <table:table-cell office:value-type="float" office:value="-6.179150193" calcext:value-type="float">
            <text:p>-6,179150193</text:p>
          </table:table-cell>
          <table:table-cell/>
          <table:table-cell table:formula="of:=[.D213]*100" office:value-type="float" office:value="-369.4360055" calcext:value-type="float">
            <text:p>-369,4360055</text:p>
          </table:table-cell>
          <table:table-cell table:formula="of:=[.E213]*100" office:value-type="float" office:value="-617.9150193" calcext:value-type="float">
            <text:p>-617,9150193</text:p>
          </table:table-cell>
          <table:table-cell/>
          <table:table-cell table:formula="of:=[.G213]*0.067" office:value-type="float" office:value="-24.7522123685" calcext:value-type="float">
            <text:p>-24,7522123685</text:p>
          </table:table-cell>
          <table:table-cell table:formula="of:=[.H213]*0.067" office:value-type="float" office:value="-41.4003062931" calcext:value-type="float">
            <text:p>-41,40030629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4.209220578" calcext:value-type="float">
            <text:p>-4,209220578</text:p>
          </table:table-cell>
          <table:table-cell office:value-type="float" office:value="-7.310749318" calcext:value-type="float">
            <text:p>-7,310749318</text:p>
          </table:table-cell>
          <table:table-cell/>
          <table:table-cell table:formula="of:=[.D214]*100" office:value-type="float" office:value="-420.9220578" calcext:value-type="float">
            <text:p>-420,9220578</text:p>
          </table:table-cell>
          <table:table-cell table:formula="of:=[.E214]*100" office:value-type="float" office:value="-731.0749318" calcext:value-type="float">
            <text:p>-731,0749318</text:p>
          </table:table-cell>
          <table:table-cell/>
          <table:table-cell table:formula="of:=[.G214]*0.067" office:value-type="float" office:value="-28.2017778726" calcext:value-type="float">
            <text:p>-28,2017778726</text:p>
          </table:table-cell>
          <table:table-cell table:formula="of:=[.H214]*0.067" office:value-type="float" office:value="-48.9820204306" calcext:value-type="float">
            <text:p>-48,982020430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2.122553882" calcext:value-type="float">
            <text:p>-2,122553882</text:p>
          </table:table-cell>
          <table:table-cell office:value-type="float" office:value="-4.544959335" calcext:value-type="float">
            <text:p>-4,544959335</text:p>
          </table:table-cell>
          <table:table-cell/>
          <table:table-cell table:formula="of:=[.D215]*100" office:value-type="float" office:value="-212.2553882" calcext:value-type="float">
            <text:p>-212,2553882</text:p>
          </table:table-cell>
          <table:table-cell table:formula="of:=[.E215]*100" office:value-type="float" office:value="-454.4959335" calcext:value-type="float">
            <text:p>-454,4959335</text:p>
          </table:table-cell>
          <table:table-cell/>
          <table:table-cell table:formula="of:=[.G215]*0.067" office:value-type="float" office:value="-14.2211110094" calcext:value-type="float">
            <text:p>-14,2211110094</text:p>
          </table:table-cell>
          <table:table-cell table:formula="of:=[.H215]*0.067" office:value-type="float" office:value="-30.4512275445" calcext:value-type="float">
            <text:p>-30,451227544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4.426389186" calcext:value-type="float">
            <text:p>-4,426389186</text:p>
          </table:table-cell>
          <table:table-cell office:value-type="float" office:value="-4.185365851" calcext:value-type="float">
            <text:p>-4,185365851</text:p>
          </table:table-cell>
          <table:table-cell/>
          <table:table-cell table:formula="of:=[.D216]*100" office:value-type="float" office:value="-442.6389186" calcext:value-type="float">
            <text:p>-442,6389186</text:p>
          </table:table-cell>
          <table:table-cell table:formula="of:=[.E216]*100" office:value-type="float" office:value="-418.5365851" calcext:value-type="float">
            <text:p>-418,5365851</text:p>
          </table:table-cell>
          <table:table-cell/>
          <table:table-cell table:formula="of:=[.G216]*0.067" office:value-type="float" office:value="-29.6568075462" calcext:value-type="float">
            <text:p>-29,6568075462</text:p>
          </table:table-cell>
          <table:table-cell table:formula="of:=[.H216]*0.067" office:value-type="float" office:value="-28.0419512017" calcext:value-type="float">
            <text:p>-28,04195120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-4.887792226" calcext:value-type="float">
            <text:p>-4,887792226</text:p>
          </table:table-cell>
          <table:table-cell/>
          <table:table-cell table:formula="of:=[.D217]*100" office:value-type="float" office:value="0" calcext:value-type="float">
            <text:p>0</text:p>
          </table:table-cell>
          <table:table-cell table:formula="of:=[.E217]*100" office:value-type="float" office:value="-488.7792226" calcext:value-type="float">
            <text:p>-488,7792226</text:p>
          </table:table-cell>
          <table:table-cell/>
          <table:table-cell table:formula="of:=[.G217]*0.067" office:value-type="float" office:value="0" calcext:value-type="float">
            <text:p>0</text:p>
          </table:table-cell>
          <table:table-cell table:formula="of:=[.H217]*0.067" office:value-type="float" office:value="-32.7482079142" calcext:value-type="float">
            <text:p>-32,7482079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82.92" calcext:value-type="float">
            <text:p>-282,92</text:p>
          </table:table-cell>
          <table:table-cell office:value-type="float" office:value="0" calcext:value-type="float">
            <text:p>0</text:p>
          </table:table-cell>
          <table:table-cell office:value-type="float" office:value="-3.064250117" calcext:value-type="float">
            <text:p>-3,064250117</text:p>
          </table:table-cell>
          <table:table-cell/>
          <table:table-cell table:formula="of:=[.D218]*100" office:value-type="float" office:value="0" calcext:value-type="float">
            <text:p>0</text:p>
          </table:table-cell>
          <table:table-cell table:formula="of:=[.E218]*100" office:value-type="float" office:value="-306.4250117" calcext:value-type="float">
            <text:p>-306,4250117</text:p>
          </table:table-cell>
          <table:table-cell/>
          <table:table-cell table:formula="of:=[.G218]*0.067" office:value-type="float" office:value="0" calcext:value-type="float">
            <text:p>0</text:p>
          </table:table-cell>
          <table:table-cell table:formula="of:=[.H218]*0.067" office:value-type="float" office:value="-20.5304757839" calcext:value-type="float">
            <text:p>-20,5304757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82.92" calcext:value-type="float">
            <text:p>-282,92</text:p>
          </table:table-cell>
          <table:table-cell office:value-type="float" office:value="0.119322027" calcext:value-type="float">
            <text:p>0,119322027</text:p>
          </table:table-cell>
          <table:table-cell office:value-type="float" office:value="-3.060574102" calcext:value-type="float">
            <text:p>-3,060574102</text:p>
          </table:table-cell>
          <table:table-cell/>
          <table:table-cell table:formula="of:=[.D219]*100" office:value-type="float" office:value="11.9322027" calcext:value-type="float">
            <text:p>11,9322027</text:p>
          </table:table-cell>
          <table:table-cell table:formula="of:=[.E219]*100" office:value-type="float" office:value="-306.0574102" calcext:value-type="float">
            <text:p>-306,0574102</text:p>
          </table:table-cell>
          <table:table-cell/>
          <table:table-cell table:formula="of:=[.G219]*0.067" office:value-type="float" office:value="0.7994575809" calcext:value-type="float">
            <text:p>0,7994575809</text:p>
          </table:table-cell>
          <table:table-cell table:formula="of:=[.H219]*0.067" office:value-type="float" office:value="-20.5058464834" calcext:value-type="float">
            <text:p>-20,50584648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0.219604857" calcext:value-type="float">
            <text:p>0,219604857</text:p>
          </table:table-cell>
          <table:table-cell office:value-type="float" office:value="-3.12350071" calcext:value-type="float">
            <text:p>-3,12350071</text:p>
          </table:table-cell>
          <table:table-cell/>
          <table:table-cell table:formula="of:=[.D220]*100" office:value-type="float" office:value="21.9604857" calcext:value-type="float">
            <text:p>21,9604857</text:p>
          </table:table-cell>
          <table:table-cell table:formula="of:=[.E220]*100" office:value-type="float" office:value="-312.350071" calcext:value-type="float">
            <text:p>-312,350071</text:p>
          </table:table-cell>
          <table:table-cell/>
          <table:table-cell table:formula="of:=[.G220]*0.067" office:value-type="float" office:value="1.4713525419" calcext:value-type="float">
            <text:p>1,4713525419</text:p>
          </table:table-cell>
          <table:table-cell table:formula="of:=[.H220]*0.067" office:value-type="float" office:value="-20.927454757" calcext:value-type="float">
            <text:p>-20,9274547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0.772340502" calcext:value-type="float">
            <text:p>0,772340502</text:p>
          </table:table-cell>
          <table:table-cell office:value-type="float" office:value="-2.962362292" calcext:value-type="float">
            <text:p>-2,962362292</text:p>
          </table:table-cell>
          <table:table-cell/>
          <table:table-cell table:formula="of:=[.D221]*100" office:value-type="float" office:value="77.2340502" calcext:value-type="float">
            <text:p>77,2340502</text:p>
          </table:table-cell>
          <table:table-cell table:formula="of:=[.E221]*100" office:value-type="float" office:value="-296.2362292" calcext:value-type="float">
            <text:p>-296,2362292</text:p>
          </table:table-cell>
          <table:table-cell/>
          <table:table-cell table:formula="of:=[.G221]*0.067" office:value-type="float" office:value="5.1746813634" calcext:value-type="float">
            <text:p>5,1746813634</text:p>
          </table:table-cell>
          <table:table-cell table:formula="of:=[.H221]*0.067" office:value-type="float" office:value="-19.8478273564" calcext:value-type="float">
            <text:p>-19,84782735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1.924678509" calcext:value-type="float">
            <text:p>1,924678509</text:p>
          </table:table-cell>
          <table:table-cell office:value-type="float" office:value="-2.337690934" calcext:value-type="float">
            <text:p>-2,337690934</text:p>
          </table:table-cell>
          <table:table-cell/>
          <table:table-cell table:formula="of:=[.D222]*100" office:value-type="float" office:value="192.4678509" calcext:value-type="float">
            <text:p>192,4678509</text:p>
          </table:table-cell>
          <table:table-cell table:formula="of:=[.E222]*100" office:value-type="float" office:value="-233.7690934" calcext:value-type="float">
            <text:p>-233,7690934</text:p>
          </table:table-cell>
          <table:table-cell/>
          <table:table-cell table:formula="of:=[.G222]*0.067" office:value-type="float" office:value="12.8953460103" calcext:value-type="float">
            <text:p>12,8953460103</text:p>
          </table:table-cell>
          <table:table-cell table:formula="of:=[.H222]*0.067" office:value-type="float" office:value="-15.6625292578" calcext:value-type="float">
            <text:p>-15,66252925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85.33" calcext:value-type="float">
            <text:p>-285,33</text:p>
          </table:table-cell>
          <table:table-cell office:value-type="float" office:value="2.018193045" calcext:value-type="float">
            <text:p>2,018193045</text:p>
          </table:table-cell>
          <table:table-cell office:value-type="float" office:value="-3.504724606" calcext:value-type="float">
            <text:p>-3,504724606</text:p>
          </table:table-cell>
          <table:table-cell/>
          <table:table-cell table:formula="of:=[.D223]*100" office:value-type="float" office:value="201.8193045" calcext:value-type="float">
            <text:p>201,8193045</text:p>
          </table:table-cell>
          <table:table-cell table:formula="of:=[.E223]*100" office:value-type="float" office:value="-350.4724606" calcext:value-type="float">
            <text:p>-350,4724606</text:p>
          </table:table-cell>
          <table:table-cell/>
          <table:table-cell table:formula="of:=[.G223]*0.067" office:value-type="float" office:value="13.5218934015" calcext:value-type="float">
            <text:p>13,5218934015</text:p>
          </table:table-cell>
          <table:table-cell table:formula="of:=[.H223]*0.067" office:value-type="float" office:value="-23.4816548602" calcext:value-type="float">
            <text:p>-23,48165486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85.33" calcext:value-type="float">
            <text:p>-285,33</text:p>
          </table:table-cell>
          <table:table-cell office:value-type="float" office:value="2.108813536" calcext:value-type="float">
            <text:p>2,108813536</text:p>
          </table:table-cell>
          <table:table-cell office:value-type="float" office:value="-3.718331792" calcext:value-type="float">
            <text:p>-3,718331792</text:p>
          </table:table-cell>
          <table:table-cell/>
          <table:table-cell table:formula="of:=[.D224]*100" office:value-type="float" office:value="210.8813536" calcext:value-type="float">
            <text:p>210,8813536</text:p>
          </table:table-cell>
          <table:table-cell table:formula="of:=[.E224]*100" office:value-type="float" office:value="-371.8331792" calcext:value-type="float">
            <text:p>-371,8331792</text:p>
          </table:table-cell>
          <table:table-cell/>
          <table:table-cell table:formula="of:=[.G224]*0.067" office:value-type="float" office:value="14.1290506912" calcext:value-type="float">
            <text:p>14,1290506912</text:p>
          </table:table-cell>
          <table:table-cell table:formula="of:=[.H224]*0.067" office:value-type="float" office:value="-24.9128230064" calcext:value-type="float">
            <text:p>-24,9128230064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2.379062787" calcext:value-type="float">
            <text:p>2,379062787</text:p>
          </table:table-cell>
          <table:table-cell office:value-type="float" office:value="-3.639960602" calcext:value-type="float">
            <text:p>-3,639960602</text:p>
          </table:table-cell>
          <table:table-cell/>
          <table:table-cell table:formula="of:=[.D225]*100" office:value-type="float" office:value="237.9062787" calcext:value-type="float">
            <text:p>237,9062787</text:p>
          </table:table-cell>
          <table:table-cell table:formula="of:=[.E225]*100" office:value-type="float" office:value="-363.9960602" calcext:value-type="float">
            <text:p>-363,9960602</text:p>
          </table:table-cell>
          <table:table-cell/>
          <table:table-cell table:formula="of:=[.G225]*0.067" office:value-type="float" office:value="15.9397206729" calcext:value-type="float">
            <text:p>15,9397206729</text:p>
          </table:table-cell>
          <table:table-cell table:formula="of:=[.H225]*0.067" office:value-type="float" office:value="-24.3877360334" calcext:value-type="float">
            <text:p>-24,38773603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1.888901432" calcext:value-type="float">
            <text:p>1,888901432</text:p>
          </table:table-cell>
          <table:table-cell office:value-type="float" office:value="-4.833025162" calcext:value-type="float">
            <text:p>-4,833025162</text:p>
          </table:table-cell>
          <table:table-cell/>
          <table:table-cell table:formula="of:=[.D226]*100" office:value-type="float" office:value="188.8901432" calcext:value-type="float">
            <text:p>188,8901432</text:p>
          </table:table-cell>
          <table:table-cell table:formula="of:=[.E226]*100" office:value-type="float" office:value="-483.3025162" calcext:value-type="float">
            <text:p>-483,3025162</text:p>
          </table:table-cell>
          <table:table-cell/>
          <table:table-cell table:formula="of:=[.G226]*0.067" office:value-type="float" office:value="12.6556395944" calcext:value-type="float">
            <text:p>12,6556395944</text:p>
          </table:table-cell>
          <table:table-cell table:formula="of:=[.H226]*0.067" office:value-type="float" office:value="-32.3812685854" calcext:value-type="float">
            <text:p>-32,38126858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2.199745764" calcext:value-type="float">
            <text:p>2,199745764</text:p>
          </table:table-cell>
          <table:table-cell office:value-type="float" office:value="-5.416027582" calcext:value-type="float">
            <text:p>-5,416027582</text:p>
          </table:table-cell>
          <table:table-cell/>
          <table:table-cell table:formula="of:=[.D227]*100" office:value-type="float" office:value="219.9745764" calcext:value-type="float">
            <text:p>219,9745764</text:p>
          </table:table-cell>
          <table:table-cell table:formula="of:=[.E227]*100" office:value-type="float" office:value="-541.6027582" calcext:value-type="float">
            <text:p>-541,6027582</text:p>
          </table:table-cell>
          <table:table-cell/>
          <table:table-cell table:formula="of:=[.G227]*0.067" office:value-type="float" office:value="14.7382966188" calcext:value-type="float">
            <text:p>14,7382966188</text:p>
          </table:table-cell>
          <table:table-cell table:formula="of:=[.H227]*0.067" office:value-type="float" office:value="-36.2873847994" calcext:value-type="float">
            <text:p>-36,28738479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2.119901151" calcext:value-type="float">
            <text:p>2,119901151</text:p>
          </table:table-cell>
          <table:table-cell office:value-type="float" office:value="-5.733820576" calcext:value-type="float">
            <text:p>-5,733820576</text:p>
          </table:table-cell>
          <table:table-cell/>
          <table:table-cell table:formula="of:=[.D228]*100" office:value-type="float" office:value="211.9901151" calcext:value-type="float">
            <text:p>211,9901151</text:p>
          </table:table-cell>
          <table:table-cell table:formula="of:=[.E228]*100" office:value-type="float" office:value="-573.3820576" calcext:value-type="float">
            <text:p>-573,3820576</text:p>
          </table:table-cell>
          <table:table-cell/>
          <table:table-cell table:formula="of:=[.G228]*0.067" office:value-type="float" office:value="14.2033377117" calcext:value-type="float">
            <text:p>14,2033377117</text:p>
          </table:table-cell>
          <table:table-cell table:formula="of:=[.H228]*0.067" office:value-type="float" office:value="-38.4165978592" calcext:value-type="float">
            <text:p>-38,41659785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1.422291631" calcext:value-type="float">
            <text:p>1,422291631</text:p>
          </table:table-cell>
          <table:table-cell office:value-type="float" office:value="-6.300654958" calcext:value-type="float">
            <text:p>-6,300654958</text:p>
          </table:table-cell>
          <table:table-cell/>
          <table:table-cell table:formula="of:=[.D229]*100" office:value-type="float" office:value="142.2291631" calcext:value-type="float">
            <text:p>142,2291631</text:p>
          </table:table-cell>
          <table:table-cell table:formula="of:=[.E229]*100" office:value-type="float" office:value="-630.0654958" calcext:value-type="float">
            <text:p>-630,0654958</text:p>
          </table:table-cell>
          <table:table-cell/>
          <table:table-cell table:formula="of:=[.G229]*0.067" office:value-type="float" office:value="9.5293539277" calcext:value-type="float">
            <text:p>9,5293539277</text:p>
          </table:table-cell>
          <table:table-cell table:formula="of:=[.H229]*0.067" office:value-type="float" office:value="-42.2143882186" calcext:value-type="float">
            <text:p>-42,21438821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1.58172187" calcext:value-type="float">
            <text:p>1,58172187</text:p>
          </table:table-cell>
          <table:table-cell office:value-type="float" office:value="-6.728657474" calcext:value-type="float">
            <text:p>-6,728657474</text:p>
          </table:table-cell>
          <table:table-cell/>
          <table:table-cell table:formula="of:=[.D230]*100" office:value-type="float" office:value="158.172187" calcext:value-type="float">
            <text:p>158,172187</text:p>
          </table:table-cell>
          <table:table-cell table:formula="of:=[.E230]*100" office:value-type="float" office:value="-672.8657474" calcext:value-type="float">
            <text:p>-672,8657474</text:p>
          </table:table-cell>
          <table:table-cell/>
          <table:table-cell table:formula="of:=[.G230]*0.067" office:value-type="float" office:value="10.597536529" calcext:value-type="float">
            <text:p>10,597536529</text:p>
          </table:table-cell>
          <table:table-cell table:formula="of:=[.H230]*0.067" office:value-type="float" office:value="-45.0820050758" calcext:value-type="float">
            <text:p>-45,08200507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1.463211582" calcext:value-type="float">
            <text:p>1,463211582</text:p>
          </table:table-cell>
          <table:table-cell office:value-type="float" office:value="-7.136125802" calcext:value-type="float">
            <text:p>-7,136125802</text:p>
          </table:table-cell>
          <table:table-cell/>
          <table:table-cell table:formula="of:=[.D231]*100" office:value-type="float" office:value="146.3211582" calcext:value-type="float">
            <text:p>146,3211582</text:p>
          </table:table-cell>
          <table:table-cell table:formula="of:=[.E231]*100" office:value-type="float" office:value="-713.6125802" calcext:value-type="float">
            <text:p>-713,6125802</text:p>
          </table:table-cell>
          <table:table-cell/>
          <table:table-cell table:formula="of:=[.G231]*0.067" office:value-type="float" office:value="9.8035175994" calcext:value-type="float">
            <text:p>9,8035175994</text:p>
          </table:table-cell>
          <table:table-cell table:formula="of:=[.H231]*0.067" office:value-type="float" office:value="-47.8120428734" calcext:value-type="float">
            <text:p>-47,81204287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0.790234502" calcext:value-type="float">
            <text:p>0,790234502</text:p>
          </table:table-cell>
          <table:table-cell office:value-type="float" office:value="-7.38969252" calcext:value-type="float">
            <text:p>-7,38969252</text:p>
          </table:table-cell>
          <table:table-cell/>
          <table:table-cell table:formula="of:=[.D232]*100" office:value-type="float" office:value="79.0234502" calcext:value-type="float">
            <text:p>79,0234502</text:p>
          </table:table-cell>
          <table:table-cell table:formula="of:=[.E232]*100" office:value-type="float" office:value="-738.969252" calcext:value-type="float">
            <text:p>-738,969252</text:p>
          </table:table-cell>
          <table:table-cell/>
          <table:table-cell table:formula="of:=[.G232]*0.067" office:value-type="float" office:value="5.2945711634" calcext:value-type="float">
            <text:p>5,2945711634</text:p>
          </table:table-cell>
          <table:table-cell table:formula="of:=[.H232]*0.067" office:value-type="float" office:value="-49.510939884" calcext:value-type="float">
            <text:p>-49,5109398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0.55314043" calcext:value-type="float">
            <text:p>0,55314043</text:p>
          </table:table-cell>
          <table:table-cell office:value-type="float" office:value="-7.510787839" calcext:value-type="float">
            <text:p>-7,510787839</text:p>
          </table:table-cell>
          <table:table-cell/>
          <table:table-cell table:formula="of:=[.D233]*100" office:value-type="float" office:value="55.314043" calcext:value-type="float">
            <text:p>55,314043</text:p>
          </table:table-cell>
          <table:table-cell table:formula="of:=[.E233]*100" office:value-type="float" office:value="-751.0787839" calcext:value-type="float">
            <text:p>-751,0787839</text:p>
          </table:table-cell>
          <table:table-cell/>
          <table:table-cell table:formula="of:=[.G233]*0.067" office:value-type="float" office:value="3.706040881" calcext:value-type="float">
            <text:p>3,706040881</text:p>
          </table:table-cell>
          <table:table-cell table:formula="of:=[.H233]*0.067" office:value-type="float" office:value="-50.3222785213" calcext:value-type="float">
            <text:p>-50,32227852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0.354189849" calcext:value-type="float">
            <text:p>0,354189849</text:p>
          </table:table-cell>
          <table:table-cell office:value-type="float" office:value="-7.670477442" calcext:value-type="float">
            <text:p>-7,670477442</text:p>
          </table:table-cell>
          <table:table-cell/>
          <table:table-cell table:formula="of:=[.D234]*100" office:value-type="float" office:value="35.4189849" calcext:value-type="float">
            <text:p>35,4189849</text:p>
          </table:table-cell>
          <table:table-cell table:formula="of:=[.E234]*100" office:value-type="float" office:value="-767.0477442" calcext:value-type="float">
            <text:p>-767,0477442</text:p>
          </table:table-cell>
          <table:table-cell/>
          <table:table-cell table:formula="of:=[.G234]*0.067" office:value-type="float" office:value="2.3730719883" calcext:value-type="float">
            <text:p>2,3730719883</text:p>
          </table:table-cell>
          <table:table-cell table:formula="of:=[.H234]*0.067" office:value-type="float" office:value="-51.3921988614" calcext:value-type="float">
            <text:p>-51,39219886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-0.155909203" calcext:value-type="float">
            <text:p>-0,155909203</text:p>
          </table:table-cell>
          <table:table-cell office:value-type="float" office:value="-7.815613485" calcext:value-type="float">
            <text:p>-7,815613485</text:p>
          </table:table-cell>
          <table:table-cell/>
          <table:table-cell table:formula="of:=[.D235]*100" office:value-type="float" office:value="-15.5909203" calcext:value-type="float">
            <text:p>-15,5909203</text:p>
          </table:table-cell>
          <table:table-cell table:formula="of:=[.E235]*100" office:value-type="float" office:value="-781.5613485" calcext:value-type="float">
            <text:p>-781,5613485</text:p>
          </table:table-cell>
          <table:table-cell/>
          <table:table-cell table:formula="of:=[.G235]*0.067" office:value-type="float" office:value="-1.0445916601" calcext:value-type="float">
            <text:p>-1,0445916601</text:p>
          </table:table-cell>
          <table:table-cell table:formula="of:=[.H235]*0.067" office:value-type="float" office:value="-52.3646103495" calcext:value-type="float">
            <text:p>-52,36461034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-0.639046614" calcext:value-type="float">
            <text:p>-0,639046614</text:p>
          </table:table-cell>
          <table:table-cell office:value-type="float" office:value="-7.849146615" calcext:value-type="float">
            <text:p>-7,849146615</text:p>
          </table:table-cell>
          <table:table-cell/>
          <table:table-cell table:formula="of:=[.D236]*100" office:value-type="float" office:value="-63.9046614" calcext:value-type="float">
            <text:p>-63,9046614</text:p>
          </table:table-cell>
          <table:table-cell table:formula="of:=[.E236]*100" office:value-type="float" office:value="-784.9146615" calcext:value-type="float">
            <text:p>-784,9146615</text:p>
          </table:table-cell>
          <table:table-cell/>
          <table:table-cell table:formula="of:=[.G236]*0.067" office:value-type="float" office:value="-4.2816123138" calcext:value-type="float">
            <text:p>-4,2816123138</text:p>
          </table:table-cell>
          <table:table-cell table:formula="of:=[.H236]*0.067" office:value-type="float" office:value="-52.5892823205" calcext:value-type="float">
            <text:p>-52,58928232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0.800897585" calcext:value-type="float">
            <text:p>-0,800897585</text:p>
          </table:table-cell>
          <table:table-cell office:value-type="float" office:value="-7.600010984" calcext:value-type="float">
            <text:p>-7,600010984</text:p>
          </table:table-cell>
          <table:table-cell/>
          <table:table-cell table:formula="of:=[.D237]*100" office:value-type="float" office:value="-80.0897585" calcext:value-type="float">
            <text:p>-80,0897585</text:p>
          </table:table-cell>
          <table:table-cell table:formula="of:=[.E237]*100" office:value-type="float" office:value="-760.0010984" calcext:value-type="float">
            <text:p>-760,0010984</text:p>
          </table:table-cell>
          <table:table-cell/>
          <table:table-cell table:formula="of:=[.G237]*0.067" office:value-type="float" office:value="-5.3660138195" calcext:value-type="float">
            <text:p>-5,3660138195</text:p>
          </table:table-cell>
          <table:table-cell table:formula="of:=[.H237]*0.067" office:value-type="float" office:value="-50.9200735928" calcext:value-type="float">
            <text:p>-50,9200735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1.126518917" calcext:value-type="float">
            <text:p>-1,126518917</text:p>
          </table:table-cell>
          <table:table-cell office:value-type="float" office:value="-7.625337912" calcext:value-type="float">
            <text:p>-7,625337912</text:p>
          </table:table-cell>
          <table:table-cell/>
          <table:table-cell table:formula="of:=[.D238]*100" office:value-type="float" office:value="-112.6518917" calcext:value-type="float">
            <text:p>-112,6518917</text:p>
          </table:table-cell>
          <table:table-cell table:formula="of:=[.E238]*100" office:value-type="float" office:value="-762.5337912" calcext:value-type="float">
            <text:p>-762,5337912</text:p>
          </table:table-cell>
          <table:table-cell/>
          <table:table-cell table:formula="of:=[.G238]*0.067" office:value-type="float" office:value="-7.5476767439" calcext:value-type="float">
            <text:p>-7,5476767439</text:p>
          </table:table-cell>
          <table:table-cell table:formula="of:=[.H238]*0.067" office:value-type="float" office:value="-51.0897640104" calcext:value-type="float">
            <text:p>-51,08976401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1.945092788" calcext:value-type="float">
            <text:p>-1,945092788</text:p>
          </table:table-cell>
          <table:table-cell office:value-type="float" office:value="-7.729186031" calcext:value-type="float">
            <text:p>-7,729186031</text:p>
          </table:table-cell>
          <table:table-cell/>
          <table:table-cell table:formula="of:=[.D239]*100" office:value-type="float" office:value="-194.5092788" calcext:value-type="float">
            <text:p>-194,5092788</text:p>
          </table:table-cell>
          <table:table-cell table:formula="of:=[.E239]*100" office:value-type="float" office:value="-772.9186031" calcext:value-type="float">
            <text:p>-772,9186031</text:p>
          </table:table-cell>
          <table:table-cell/>
          <table:table-cell table:formula="of:=[.G239]*0.067" office:value-type="float" office:value="-13.0321216796" calcext:value-type="float">
            <text:p>-13,0321216796</text:p>
          </table:table-cell>
          <table:table-cell table:formula="of:=[.H239]*0.067" office:value-type="float" office:value="-51.7855464077" calcext:value-type="float">
            <text:p>-51,785546407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2.204295524" calcext:value-type="float">
            <text:p>-2,204295524</text:p>
          </table:table-cell>
          <table:table-cell office:value-type="float" office:value="-6.890843378" calcext:value-type="float">
            <text:p>-6,890843378</text:p>
          </table:table-cell>
          <table:table-cell/>
          <table:table-cell table:formula="of:=[.D240]*100" office:value-type="float" office:value="-220.4295524" calcext:value-type="float">
            <text:p>-220,4295524</text:p>
          </table:table-cell>
          <table:table-cell table:formula="of:=[.E240]*100" office:value-type="float" office:value="-689.0843378" calcext:value-type="float">
            <text:p>-689,0843378</text:p>
          </table:table-cell>
          <table:table-cell/>
          <table:table-cell table:formula="of:=[.G240]*0.067" office:value-type="float" office:value="-14.7687800108" calcext:value-type="float">
            <text:p>-14,7687800108</text:p>
          </table:table-cell>
          <table:table-cell table:formula="of:=[.H240]*0.067" office:value-type="float" office:value="-46.1686506326" calcext:value-type="float">
            <text:p>-46,168650632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2.646172228" calcext:value-type="float">
            <text:p>-2,646172228</text:p>
          </table:table-cell>
          <table:table-cell office:value-type="float" office:value="-6.724288448" calcext:value-type="float">
            <text:p>-6,724288448</text:p>
          </table:table-cell>
          <table:table-cell/>
          <table:table-cell table:formula="of:=[.D241]*100" office:value-type="float" office:value="-264.6172228" calcext:value-type="float">
            <text:p>-264,6172228</text:p>
          </table:table-cell>
          <table:table-cell table:formula="of:=[.E241]*100" office:value-type="float" office:value="-672.4288448" calcext:value-type="float">
            <text:p>-672,4288448</text:p>
          </table:table-cell>
          <table:table-cell/>
          <table:table-cell table:formula="of:=[.G241]*0.067" office:value-type="float" office:value="-17.7293539276" calcext:value-type="float">
            <text:p>-17,7293539276</text:p>
          </table:table-cell>
          <table:table-cell table:formula="of:=[.H241]*0.067" office:value-type="float" office:value="-45.0527326016" calcext:value-type="float">
            <text:p>-45,052732601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2.850474329" calcext:value-type="float">
            <text:p>-2,850474329</text:p>
          </table:table-cell>
          <table:table-cell office:value-type="float" office:value="-7.07082133" calcext:value-type="float">
            <text:p>-7,07082133</text:p>
          </table:table-cell>
          <table:table-cell/>
          <table:table-cell table:formula="of:=[.D242]*100" office:value-type="float" office:value="-285.0474329" calcext:value-type="float">
            <text:p>-285,0474329</text:p>
          </table:table-cell>
          <table:table-cell table:formula="of:=[.E242]*100" office:value-type="float" office:value="-707.082133" calcext:value-type="float">
            <text:p>-707,082133</text:p>
          </table:table-cell>
          <table:table-cell/>
          <table:table-cell table:formula="of:=[.G242]*0.067" office:value-type="float" office:value="-19.0981780043" calcext:value-type="float">
            <text:p>-19,0981780043</text:p>
          </table:table-cell>
          <table:table-cell table:formula="of:=[.H242]*0.067" office:value-type="float" office:value="-47.374502911" calcext:value-type="float">
            <text:p>-47,3745029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2.096994769" calcext:value-type="float">
            <text:p>-2,096994769</text:p>
          </table:table-cell>
          <table:table-cell office:value-type="float" office:value="-5.602956613" calcext:value-type="float">
            <text:p>-5,602956613</text:p>
          </table:table-cell>
          <table:table-cell/>
          <table:table-cell table:formula="of:=[.D243]*100" office:value-type="float" office:value="-209.6994769" calcext:value-type="float">
            <text:p>-209,6994769</text:p>
          </table:table-cell>
          <table:table-cell table:formula="of:=[.E243]*100" office:value-type="float" office:value="-560.2956613" calcext:value-type="float">
            <text:p>-560,2956613</text:p>
          </table:table-cell>
          <table:table-cell/>
          <table:table-cell table:formula="of:=[.G243]*0.067" office:value-type="float" office:value="-14.0498649523" calcext:value-type="float">
            <text:p>-14,0498649523</text:p>
          </table:table-cell>
          <table:table-cell table:formula="of:=[.H243]*0.067" office:value-type="float" office:value="-37.5398093071" calcext:value-type="float">
            <text:p>-37,53980930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3.62179358" calcext:value-type="float">
            <text:p>-3,62179358</text:p>
          </table:table-cell>
          <table:table-cell office:value-type="float" office:value="-5.110191406" calcext:value-type="float">
            <text:p>-5,110191406</text:p>
          </table:table-cell>
          <table:table-cell/>
          <table:table-cell table:formula="of:=[.D244]*100" office:value-type="float" office:value="-362.179358" calcext:value-type="float">
            <text:p>-362,179358</text:p>
          </table:table-cell>
          <table:table-cell table:formula="of:=[.E244]*100" office:value-type="float" office:value="-511.0191406" calcext:value-type="float">
            <text:p>-511,0191406</text:p>
          </table:table-cell>
          <table:table-cell/>
          <table:table-cell table:formula="of:=[.G244]*0.067" office:value-type="float" office:value="-24.266016986" calcext:value-type="float">
            <text:p>-24,266016986</text:p>
          </table:table-cell>
          <table:table-cell table:formula="of:=[.H244]*0.067" office:value-type="float" office:value="-34.2382824202" calcext:value-type="float">
            <text:p>-34,23828242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3.47703085" calcext:value-type="float">
            <text:p>-3,47703085</text:p>
          </table:table-cell>
          <table:table-cell office:value-type="float" office:value="-5.066401445" calcext:value-type="float">
            <text:p>-5,066401445</text:p>
          </table:table-cell>
          <table:table-cell/>
          <table:table-cell table:formula="of:=[.D245]*100" office:value-type="float" office:value="-347.703085" calcext:value-type="float">
            <text:p>-347,703085</text:p>
          </table:table-cell>
          <table:table-cell table:formula="of:=[.E245]*100" office:value-type="float" office:value="-506.6401445" calcext:value-type="float">
            <text:p>-506,6401445</text:p>
          </table:table-cell>
          <table:table-cell/>
          <table:table-cell table:formula="of:=[.G245]*0.067" office:value-type="float" office:value="-23.296106695" calcext:value-type="float">
            <text:p>-23,296106695</text:p>
          </table:table-cell>
          <table:table-cell table:formula="of:=[.H245]*0.067" office:value-type="float" office:value="-33.9448896815" calcext:value-type="float">
            <text:p>-33,94488968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1.044070872" calcext:value-type="float">
            <text:p>-1,044070872</text:p>
          </table:table-cell>
          <table:table-cell office:value-type="float" office:value="-3.900176845" calcext:value-type="float">
            <text:p>-3,900176845</text:p>
          </table:table-cell>
          <table:table-cell/>
          <table:table-cell table:formula="of:=[.D246]*100" office:value-type="float" office:value="-104.4070872" calcext:value-type="float">
            <text:p>-104,4070872</text:p>
          </table:table-cell>
          <table:table-cell table:formula="of:=[.E246]*100" office:value-type="float" office:value="-390.0176845" calcext:value-type="float">
            <text:p>-390,0176845</text:p>
          </table:table-cell>
          <table:table-cell/>
          <table:table-cell table:formula="of:=[.G246]*0.067" office:value-type="float" office:value="-6.9952748424" calcext:value-type="float">
            <text:p>-6,9952748424</text:p>
          </table:table-cell>
          <table:table-cell table:formula="of:=[.H246]*0.067" office:value-type="float" office:value="-26.1311848615" calcext:value-type="float">
            <text:p>-26,131184861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4.135511073" calcext:value-type="float">
            <text:p>-4,135511073</text:p>
          </table:table-cell>
          <table:table-cell office:value-type="float" office:value="-3.74810247" calcext:value-type="float">
            <text:p>-3,74810247</text:p>
          </table:table-cell>
          <table:table-cell/>
          <table:table-cell table:formula="of:=[.D247]*100" office:value-type="float" office:value="-413.5511073" calcext:value-type="float">
            <text:p>-413,5511073</text:p>
          </table:table-cell>
          <table:table-cell table:formula="of:=[.E247]*100" office:value-type="float" office:value="-374.810247" calcext:value-type="float">
            <text:p>-374,810247</text:p>
          </table:table-cell>
          <table:table-cell/>
          <table:table-cell table:formula="of:=[.G247]*0.067" office:value-type="float" office:value="-27.7079241891" calcext:value-type="float">
            <text:p>-27,7079241891</text:p>
          </table:table-cell>
          <table:table-cell table:formula="of:=[.H247]*0.067" office:value-type="float" office:value="-25.112286549" calcext:value-type="float">
            <text:p>-25,1122865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78.46" calcext:value-type="float">
            <text:p>-278,46</text:p>
          </table:table-cell>
          <table:table-cell office:value-type="float" office:value="0" calcext:value-type="float">
            <text:p>0</text:p>
          </table:table-cell>
          <table:table-cell office:value-type="float" office:value="-3.158627794" calcext:value-type="float">
            <text:p>-3,158627794</text:p>
          </table:table-cell>
          <table:table-cell/>
          <table:table-cell table:formula="of:=[.D248]*100" office:value-type="float" office:value="0" calcext:value-type="float">
            <text:p>0</text:p>
          </table:table-cell>
          <table:table-cell table:formula="of:=[.E248]*100" office:value-type="float" office:value="-315.8627794" calcext:value-type="float">
            <text:p>-315,8627794</text:p>
          </table:table-cell>
          <table:table-cell/>
          <table:table-cell table:formula="of:=[.G248]*0.067" office:value-type="float" office:value="0" calcext:value-type="float">
            <text:p>0</text:p>
          </table:table-cell>
          <table:table-cell table:formula="of:=[.H248]*0.067" office:value-type="float" office:value="-21.1628062198" calcext:value-type="float">
            <text:p>-21,1628062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81.43" calcext:value-type="float">
            <text:p>-281,43</text:p>
          </table:table-cell>
          <table:table-cell office:value-type="float" office:value="0" calcext:value-type="float">
            <text:p>0</text:p>
          </table:table-cell>
          <table:table-cell office:value-type="float" office:value="-2.979567582" calcext:value-type="float">
            <text:p>-2,979567582</text:p>
          </table:table-cell>
          <table:table-cell/>
          <table:table-cell table:formula="of:=[.D249]*100" office:value-type="float" office:value="0" calcext:value-type="float">
            <text:p>0</text:p>
          </table:table-cell>
          <table:table-cell table:formula="of:=[.E249]*100" office:value-type="float" office:value="-297.9567582" calcext:value-type="float">
            <text:p>-297,9567582</text:p>
          </table:table-cell>
          <table:table-cell/>
          <table:table-cell table:formula="of:=[.G249]*0.067" office:value-type="float" office:value="0" calcext:value-type="float">
            <text:p>0</text:p>
          </table:table-cell>
          <table:table-cell table:formula="of:=[.H249]*0.067" office:value-type="float" office:value="-19.9631027994" calcext:value-type="float">
            <text:p>-19,9631027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3" calcext:value-type="float">
            <text:p>-281,43</text:p>
          </table:table-cell>
          <table:table-cell office:value-type="float" office:value="0.06769869" calcext:value-type="float">
            <text:p>0,06769869</text:p>
          </table:table-cell>
          <table:table-cell office:value-type="float" office:value="-2.953875627" calcext:value-type="float">
            <text:p>-2,953875627</text:p>
          </table:table-cell>
          <table:table-cell/>
          <table:table-cell table:formula="of:=[.D250]*100" office:value-type="float" office:value="6.769869" calcext:value-type="float">
            <text:p>6,769869</text:p>
          </table:table-cell>
          <table:table-cell table:formula="of:=[.E250]*100" office:value-type="float" office:value="-295.3875627" calcext:value-type="float">
            <text:p>-295,3875627</text:p>
          </table:table-cell>
          <table:table-cell/>
          <table:table-cell table:formula="of:=[.G250]*0.067" office:value-type="float" office:value="0.453581223" calcext:value-type="float">
            <text:p>0,453581223</text:p>
          </table:table-cell>
          <table:table-cell table:formula="of:=[.H250]*0.067" office:value-type="float" office:value="-19.7909667009" calcext:value-type="float">
            <text:p>-19,79096670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5" calcext:value-type="float">
            <text:p>-281,45</text:p>
          </table:table-cell>
          <table:table-cell office:value-type="float" office:value="0.278773545" calcext:value-type="float">
            <text:p>0,278773545</text:p>
          </table:table-cell>
          <table:table-cell office:value-type="float" office:value="-3.046260512" calcext:value-type="float">
            <text:p>-3,046260512</text:p>
          </table:table-cell>
          <table:table-cell/>
          <table:table-cell table:formula="of:=[.D251]*100" office:value-type="float" office:value="27.8773545" calcext:value-type="float">
            <text:p>27,8773545</text:p>
          </table:table-cell>
          <table:table-cell table:formula="of:=[.E251]*100" office:value-type="float" office:value="-304.6260512" calcext:value-type="float">
            <text:p>-304,6260512</text:p>
          </table:table-cell>
          <table:table-cell/>
          <table:table-cell table:formula="of:=[.G251]*0.067" office:value-type="float" office:value="1.8677827515" calcext:value-type="float">
            <text:p>1,8677827515</text:p>
          </table:table-cell>
          <table:table-cell table:formula="of:=[.H251]*0.067" office:value-type="float" office:value="-20.4099454304" calcext:value-type="float">
            <text:p>-20,40994543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5" calcext:value-type="float">
            <text:p>-281,45</text:p>
          </table:table-cell>
          <table:table-cell office:value-type="float" office:value="1.363204119" calcext:value-type="float">
            <text:p>1,363204119</text:p>
          </table:table-cell>
          <table:table-cell office:value-type="float" office:value="-2.934955165" calcext:value-type="float">
            <text:p>-2,934955165</text:p>
          </table:table-cell>
          <table:table-cell/>
          <table:table-cell table:formula="of:=[.D252]*100" office:value-type="float" office:value="136.3204119" calcext:value-type="float">
            <text:p>136,3204119</text:p>
          </table:table-cell>
          <table:table-cell table:formula="of:=[.E252]*100" office:value-type="float" office:value="-293.4955165" calcext:value-type="float">
            <text:p>-293,4955165</text:p>
          </table:table-cell>
          <table:table-cell/>
          <table:table-cell table:formula="of:=[.G252]*0.067" office:value-type="float" office:value="9.1334675973" calcext:value-type="float">
            <text:p>9,1334675973</text:p>
          </table:table-cell>
          <table:table-cell table:formula="of:=[.H252]*0.067" office:value-type="float" office:value="-19.6641996055" calcext:value-type="float">
            <text:p>-19,66419960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.740431664" calcext:value-type="float">
            <text:p>1,740431664</text:p>
          </table:table-cell>
          <table:table-cell office:value-type="float" office:value="-2.492619637" calcext:value-type="float">
            <text:p>-2,492619637</text:p>
          </table:table-cell>
          <table:table-cell/>
          <table:table-cell table:formula="of:=[.D253]*100" office:value-type="float" office:value="174.0431664" calcext:value-type="float">
            <text:p>174,0431664</text:p>
          </table:table-cell>
          <table:table-cell table:formula="of:=[.E253]*100" office:value-type="float" office:value="-249.2619637" calcext:value-type="float">
            <text:p>-249,2619637</text:p>
          </table:table-cell>
          <table:table-cell/>
          <table:table-cell table:formula="of:=[.G253]*0.067" office:value-type="float" office:value="11.6608921488" calcext:value-type="float">
            <text:p>11,6608921488</text:p>
          </table:table-cell>
          <table:table-cell table:formula="of:=[.H253]*0.067" office:value-type="float" office:value="-16.7005515679" calcext:value-type="float">
            <text:p>-16,70055156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.131734063" calcext:value-type="float">
            <text:p>1,131734063</text:p>
          </table:table-cell>
          <table:table-cell office:value-type="float" office:value="-3.42965325" calcext:value-type="float">
            <text:p>-3,42965325</text:p>
          </table:table-cell>
          <table:table-cell/>
          <table:table-cell table:formula="of:=[.D254]*100" office:value-type="float" office:value="113.1734063" calcext:value-type="float">
            <text:p>113,1734063</text:p>
          </table:table-cell>
          <table:table-cell table:formula="of:=[.E254]*100" office:value-type="float" office:value="-342.965325" calcext:value-type="float">
            <text:p>-342,965325</text:p>
          </table:table-cell>
          <table:table-cell/>
          <table:table-cell table:formula="of:=[.G254]*0.067" office:value-type="float" office:value="7.5826182221" calcext:value-type="float">
            <text:p>7,5826182221</text:p>
          </table:table-cell>
          <table:table-cell table:formula="of:=[.H254]*0.067" office:value-type="float" office:value="-22.978676775" calcext:value-type="float">
            <text:p>-22,9786767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.731645864" calcext:value-type="float">
            <text:p>1,731645864</text:p>
          </table:table-cell>
          <table:table-cell office:value-type="float" office:value="-3.800686679" calcext:value-type="float">
            <text:p>-3,800686679</text:p>
          </table:table-cell>
          <table:table-cell/>
          <table:table-cell table:formula="of:=[.D255]*100" office:value-type="float" office:value="173.1645864" calcext:value-type="float">
            <text:p>173,1645864</text:p>
          </table:table-cell>
          <table:table-cell table:formula="of:=[.E255]*100" office:value-type="float" office:value="-380.0686679" calcext:value-type="float">
            <text:p>-380,0686679</text:p>
          </table:table-cell>
          <table:table-cell/>
          <table:table-cell table:formula="of:=[.G255]*0.067" office:value-type="float" office:value="11.6020272888" calcext:value-type="float">
            <text:p>11,6020272888</text:p>
          </table:table-cell>
          <table:table-cell table:formula="of:=[.H255]*0.067" office:value-type="float" office:value="-25.4646007493" calcext:value-type="float">
            <text:p>-25,46460074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.794773187" calcext:value-type="float">
            <text:p>1,794773187</text:p>
          </table:table-cell>
          <table:table-cell office:value-type="float" office:value="-4.165232773" calcext:value-type="float">
            <text:p>-4,165232773</text:p>
          </table:table-cell>
          <table:table-cell/>
          <table:table-cell table:formula="of:=[.D256]*100" office:value-type="float" office:value="179.4773187" calcext:value-type="float">
            <text:p>179,4773187</text:p>
          </table:table-cell>
          <table:table-cell table:formula="of:=[.E256]*100" office:value-type="float" office:value="-416.5232773" calcext:value-type="float">
            <text:p>-416,5232773</text:p>
          </table:table-cell>
          <table:table-cell/>
          <table:table-cell table:formula="of:=[.G256]*0.067" office:value-type="float" office:value="12.0249803529" calcext:value-type="float">
            <text:p>12,0249803529</text:p>
          </table:table-cell>
          <table:table-cell table:formula="of:=[.H256]*0.067" office:value-type="float" office:value="-27.9070595791" calcext:value-type="float">
            <text:p>-27,9070595791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.218021284" calcext:value-type="float">
            <text:p>1,218021284</text:p>
          </table:table-cell>
          <table:table-cell office:value-type="float" office:value="-4.738923199" calcext:value-type="float">
            <text:p>-4,738923199</text:p>
          </table:table-cell>
          <table:table-cell/>
          <table:table-cell table:formula="of:=[.D257]*100" office:value-type="float" office:value="121.8021284" calcext:value-type="float">
            <text:p>121,8021284</text:p>
          </table:table-cell>
          <table:table-cell table:formula="of:=[.E257]*100" office:value-type="float" office:value="-473.8923199" calcext:value-type="float">
            <text:p>-473,8923199</text:p>
          </table:table-cell>
          <table:table-cell/>
          <table:table-cell table:formula="of:=[.G257]*0.067" office:value-type="float" office:value="8.1607426028" calcext:value-type="float">
            <text:p>8,1607426028</text:p>
          </table:table-cell>
          <table:table-cell table:formula="of:=[.H257]*0.067" office:value-type="float" office:value="-31.7507854333" calcext:value-type="float">
            <text:p>-31,75078543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.775165055" calcext:value-type="float">
            <text:p>1,775165055</text:p>
          </table:table-cell>
          <table:table-cell office:value-type="float" office:value="-5.076791965" calcext:value-type="float">
            <text:p>-5,076791965</text:p>
          </table:table-cell>
          <table:table-cell/>
          <table:table-cell table:formula="of:=[.D258]*100" office:value-type="float" office:value="177.5165055" calcext:value-type="float">
            <text:p>177,5165055</text:p>
          </table:table-cell>
          <table:table-cell table:formula="of:=[.E258]*100" office:value-type="float" office:value="-507.6791965" calcext:value-type="float">
            <text:p>-507,6791965</text:p>
          </table:table-cell>
          <table:table-cell/>
          <table:table-cell table:formula="of:=[.G258]*0.067" office:value-type="float" office:value="11.8936058685" calcext:value-type="float">
            <text:p>11,8936058685</text:p>
          </table:table-cell>
          <table:table-cell table:formula="of:=[.H258]*0.067" office:value-type="float" office:value="-34.0145061655" calcext:value-type="float">
            <text:p>-34,01450616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1.778358741" calcext:value-type="float">
            <text:p>1,778358741</text:p>
          </table:table-cell>
          <table:table-cell office:value-type="float" office:value="-5.39979674" calcext:value-type="float">
            <text:p>-5,39979674</text:p>
          </table:table-cell>
          <table:table-cell/>
          <table:table-cell table:formula="of:=[.D259]*100" office:value-type="float" office:value="177.8358741" calcext:value-type="float">
            <text:p>177,8358741</text:p>
          </table:table-cell>
          <table:table-cell table:formula="of:=[.E259]*100" office:value-type="float" office:value="-539.979674" calcext:value-type="float">
            <text:p>-539,979674</text:p>
          </table:table-cell>
          <table:table-cell/>
          <table:table-cell table:formula="of:=[.G259]*0.067" office:value-type="float" office:value="11.9150035647" calcext:value-type="float">
            <text:p>11,9150035647</text:p>
          </table:table-cell>
          <table:table-cell table:formula="of:=[.H259]*0.067" office:value-type="float" office:value="-36.178638158" calcext:value-type="float">
            <text:p>-36,1786381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1.137113913" calcext:value-type="float">
            <text:p>1,137113913</text:p>
          </table:table-cell>
          <table:table-cell office:value-type="float" office:value="-5.604117916" calcext:value-type="float">
            <text:p>-5,604117916</text:p>
          </table:table-cell>
          <table:table-cell/>
          <table:table-cell table:formula="of:=[.D260]*100" office:value-type="float" office:value="113.7113913" calcext:value-type="float">
            <text:p>113,7113913</text:p>
          </table:table-cell>
          <table:table-cell table:formula="of:=[.E260]*100" office:value-type="float" office:value="-560.4117916" calcext:value-type="float">
            <text:p>-560,4117916</text:p>
          </table:table-cell>
          <table:table-cell/>
          <table:table-cell table:formula="of:=[.G260]*0.067" office:value-type="float" office:value="7.6186632171" calcext:value-type="float">
            <text:p>7,6186632171</text:p>
          </table:table-cell>
          <table:table-cell table:formula="of:=[.H260]*0.067" office:value-type="float" office:value="-37.5475900372" calcext:value-type="float">
            <text:p>-37,54759003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1.282070331" calcext:value-type="float">
            <text:p>1,282070331</text:p>
          </table:table-cell>
          <table:table-cell office:value-type="float" office:value="-5.761216111" calcext:value-type="float">
            <text:p>-5,761216111</text:p>
          </table:table-cell>
          <table:table-cell/>
          <table:table-cell table:formula="of:=[.D261]*100" office:value-type="float" office:value="128.2070331" calcext:value-type="float">
            <text:p>128,2070331</text:p>
          </table:table-cell>
          <table:table-cell table:formula="of:=[.E261]*100" office:value-type="float" office:value="-576.1216111" calcext:value-type="float">
            <text:p>-576,1216111</text:p>
          </table:table-cell>
          <table:table-cell/>
          <table:table-cell table:formula="of:=[.G261]*0.067" office:value-type="float" office:value="8.5898712177" calcext:value-type="float">
            <text:p>8,5898712177</text:p>
          </table:table-cell>
          <table:table-cell table:formula="of:=[.H261]*0.067" office:value-type="float" office:value="-38.6001479437" calcext:value-type="float">
            <text:p>-38,600147943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1.211796479" calcext:value-type="float">
            <text:p>1,211796479</text:p>
          </table:table-cell>
          <table:table-cell office:value-type="float" office:value="-6.058773212" calcext:value-type="float">
            <text:p>-6,058773212</text:p>
          </table:table-cell>
          <table:table-cell/>
          <table:table-cell table:formula="of:=[.D262]*100" office:value-type="float" office:value="121.1796479" calcext:value-type="float">
            <text:p>121,1796479</text:p>
          </table:table-cell>
          <table:table-cell table:formula="of:=[.E262]*100" office:value-type="float" office:value="-605.8773212" calcext:value-type="float">
            <text:p>-605,8773212</text:p>
          </table:table-cell>
          <table:table-cell/>
          <table:table-cell table:formula="of:=[.G262]*0.067" office:value-type="float" office:value="8.1190364093" calcext:value-type="float">
            <text:p>8,1190364093</text:p>
          </table:table-cell>
          <table:table-cell table:formula="of:=[.H262]*0.067" office:value-type="float" office:value="-40.5937805204" calcext:value-type="float">
            <text:p>-40,59378052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0.680732103" calcext:value-type="float">
            <text:p>0,680732103</text:p>
          </table:table-cell>
          <table:table-cell office:value-type="float" office:value="-6.176007139" calcext:value-type="float">
            <text:p>-6,176007139</text:p>
          </table:table-cell>
          <table:table-cell/>
          <table:table-cell table:formula="of:=[.D263]*100" office:value-type="float" office:value="68.0732103" calcext:value-type="float">
            <text:p>68,0732103</text:p>
          </table:table-cell>
          <table:table-cell table:formula="of:=[.E263]*100" office:value-type="float" office:value="-617.6007139" calcext:value-type="float">
            <text:p>-617,6007139</text:p>
          </table:table-cell>
          <table:table-cell/>
          <table:table-cell table:formula="of:=[.G263]*0.067" office:value-type="float" office:value="4.5609050901" calcext:value-type="float">
            <text:p>4,5609050901</text:p>
          </table:table-cell>
          <table:table-cell table:formula="of:=[.H263]*0.067" office:value-type="float" office:value="-41.3792478313" calcext:value-type="float">
            <text:p>-41,37924783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0.447791279" calcext:value-type="float">
            <text:p>0,447791279</text:p>
          </table:table-cell>
          <table:table-cell office:value-type="float" office:value="-6.182510258" calcext:value-type="float">
            <text:p>-6,182510258</text:p>
          </table:table-cell>
          <table:table-cell/>
          <table:table-cell table:formula="of:=[.D264]*100" office:value-type="float" office:value="44.7791279" calcext:value-type="float">
            <text:p>44,7791279</text:p>
          </table:table-cell>
          <table:table-cell table:formula="of:=[.E264]*100" office:value-type="float" office:value="-618.2510258" calcext:value-type="float">
            <text:p>-618,2510258</text:p>
          </table:table-cell>
          <table:table-cell/>
          <table:table-cell table:formula="of:=[.G264]*0.067" office:value-type="float" office:value="3.0002015693" calcext:value-type="float">
            <text:p>3,0002015693</text:p>
          </table:table-cell>
          <table:table-cell table:formula="of:=[.H264]*0.067" office:value-type="float" office:value="-41.4228187286" calcext:value-type="float">
            <text:p>-41,42281872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90.36" calcext:value-type="float">
            <text:p>-290,36</text:p>
          </table:table-cell>
          <table:table-cell office:value-type="float" office:value="0.185589786" calcext:value-type="float">
            <text:p>0,185589786</text:p>
          </table:table-cell>
          <table:table-cell office:value-type="float" office:value="-6.362518824" calcext:value-type="float">
            <text:p>-6,362518824</text:p>
          </table:table-cell>
          <table:table-cell/>
          <table:table-cell table:formula="of:=[.D265]*100" office:value-type="float" office:value="18.5589786" calcext:value-type="float">
            <text:p>18,5589786</text:p>
          </table:table-cell>
          <table:table-cell table:formula="of:=[.E265]*100" office:value-type="float" office:value="-636.2518824" calcext:value-type="float">
            <text:p>-636,2518824</text:p>
          </table:table-cell>
          <table:table-cell/>
          <table:table-cell table:formula="of:=[.G265]*0.067" office:value-type="float" office:value="1.2434515662" calcext:value-type="float">
            <text:p>1,2434515662</text:p>
          </table:table-cell>
          <table:table-cell table:formula="of:=[.H265]*0.067" office:value-type="float" office:value="-42.6288761208" calcext:value-type="float">
            <text:p>-42,62887612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90.36" calcext:value-type="float">
            <text:p>-290,36</text:p>
          </table:table-cell>
          <table:table-cell office:value-type="float" office:value="-0.290043" calcext:value-type="float">
            <text:p>-0,290043</text:p>
          </table:table-cell>
          <table:table-cell office:value-type="float" office:value="-6.532652999" calcext:value-type="float">
            <text:p>-6,532652999</text:p>
          </table:table-cell>
          <table:table-cell/>
          <table:table-cell table:formula="of:=[.D266]*100" office:value-type="float" office:value="-29.0043" calcext:value-type="float">
            <text:p>-29,0043</text:p>
          </table:table-cell>
          <table:table-cell table:formula="of:=[.E266]*100" office:value-type="float" office:value="-653.2652999" calcext:value-type="float">
            <text:p>-653,2652999</text:p>
          </table:table-cell>
          <table:table-cell/>
          <table:table-cell table:formula="of:=[.G266]*0.067" office:value-type="float" office:value="-1.9432881" calcext:value-type="float">
            <text:p>-1,9432881</text:p>
          </table:table-cell>
          <table:table-cell table:formula="of:=[.H266]*0.067" office:value-type="float" office:value="-43.7687750933" calcext:value-type="float">
            <text:p>-43,76877509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0.554643995" calcext:value-type="float">
            <text:p>-0,554643995</text:p>
          </table:table-cell>
          <table:table-cell office:value-type="float" office:value="-6.580679054" calcext:value-type="float">
            <text:p>-6,580679054</text:p>
          </table:table-cell>
          <table:table-cell/>
          <table:table-cell table:formula="of:=[.D267]*100" office:value-type="float" office:value="-55.4643995" calcext:value-type="float">
            <text:p>-55,4643995</text:p>
          </table:table-cell>
          <table:table-cell table:formula="of:=[.E267]*100" office:value-type="float" office:value="-658.0679054" calcext:value-type="float">
            <text:p>-658,0679054</text:p>
          </table:table-cell>
          <table:table-cell/>
          <table:table-cell table:formula="of:=[.G267]*0.067" office:value-type="float" office:value="-3.7161147665" calcext:value-type="float">
            <text:p>-3,7161147665</text:p>
          </table:table-cell>
          <table:table-cell table:formula="of:=[.H267]*0.067" office:value-type="float" office:value="-44.0905496618" calcext:value-type="float">
            <text:p>-44,09054966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0.724187006" calcext:value-type="float">
            <text:p>-0,724187006</text:p>
          </table:table-cell>
          <table:table-cell office:value-type="float" office:value="-6.388328625" calcext:value-type="float">
            <text:p>-6,388328625</text:p>
          </table:table-cell>
          <table:table-cell/>
          <table:table-cell table:formula="of:=[.D268]*100" office:value-type="float" office:value="-72.4187006" calcext:value-type="float">
            <text:p>-72,4187006</text:p>
          </table:table-cell>
          <table:table-cell table:formula="of:=[.E268]*100" office:value-type="float" office:value="-638.8328625" calcext:value-type="float">
            <text:p>-638,8328625</text:p>
          </table:table-cell>
          <table:table-cell/>
          <table:table-cell table:formula="of:=[.G268]*0.067" office:value-type="float" office:value="-4.8520529402" calcext:value-type="float">
            <text:p>-4,8520529402</text:p>
          </table:table-cell>
          <table:table-cell table:formula="of:=[.H268]*0.067" office:value-type="float" office:value="-42.8018017875" calcext:value-type="float">
            <text:p>-42,8018017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1.302364916" calcext:value-type="float">
            <text:p>-1,302364916</text:p>
          </table:table-cell>
          <table:table-cell office:value-type="float" office:value="-6.401549391" calcext:value-type="float">
            <text:p>-6,401549391</text:p>
          </table:table-cell>
          <table:table-cell/>
          <table:table-cell table:formula="of:=[.D269]*100" office:value-type="float" office:value="-130.2364916" calcext:value-type="float">
            <text:p>-130,2364916</text:p>
          </table:table-cell>
          <table:table-cell table:formula="of:=[.E269]*100" office:value-type="float" office:value="-640.1549391" calcext:value-type="float">
            <text:p>-640,1549391</text:p>
          </table:table-cell>
          <table:table-cell/>
          <table:table-cell table:formula="of:=[.G269]*0.067" office:value-type="float" office:value="-8.7258449372" calcext:value-type="float">
            <text:p>-8,7258449372</text:p>
          </table:table-cell>
          <table:table-cell table:formula="of:=[.H269]*0.067" office:value-type="float" office:value="-42.8903809197" calcext:value-type="float">
            <text:p>-42,89038091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1.571021726" calcext:value-type="float">
            <text:p>-1,571021726</text:p>
          </table:table-cell>
          <table:table-cell office:value-type="float" office:value="-6.457013549" calcext:value-type="float">
            <text:p>-6,457013549</text:p>
          </table:table-cell>
          <table:table-cell/>
          <table:table-cell table:formula="of:=[.D270]*100" office:value-type="float" office:value="-157.1021726" calcext:value-type="float">
            <text:p>-157,1021726</text:p>
          </table:table-cell>
          <table:table-cell table:formula="of:=[.E270]*100" office:value-type="float" office:value="-645.7013549" calcext:value-type="float">
            <text:p>-645,7013549</text:p>
          </table:table-cell>
          <table:table-cell/>
          <table:table-cell table:formula="of:=[.G270]*0.067" office:value-type="float" office:value="-10.5258455642" calcext:value-type="float">
            <text:p>-10,5258455642</text:p>
          </table:table-cell>
          <table:table-cell table:formula="of:=[.H270]*0.067" office:value-type="float" office:value="-43.2619907783" calcext:value-type="float">
            <text:p>-43,26199077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1.481843518" calcext:value-type="float">
            <text:p>-1,481843518</text:p>
          </table:table-cell>
          <table:table-cell office:value-type="float" office:value="-5.721360248" calcext:value-type="float">
            <text:p>-5,721360248</text:p>
          </table:table-cell>
          <table:table-cell/>
          <table:table-cell table:formula="of:=[.D271]*100" office:value-type="float" office:value="-148.1843518" calcext:value-type="float">
            <text:p>-148,1843518</text:p>
          </table:table-cell>
          <table:table-cell table:formula="of:=[.E271]*100" office:value-type="float" office:value="-572.1360248" calcext:value-type="float">
            <text:p>-572,1360248</text:p>
          </table:table-cell>
          <table:table-cell/>
          <table:table-cell table:formula="of:=[.G271]*0.067" office:value-type="float" office:value="-9.9283515706" calcext:value-type="float">
            <text:p>-9,9283515706</text:p>
          </table:table-cell>
          <table:table-cell table:formula="of:=[.H271]*0.067" office:value-type="float" office:value="-38.3331136616" calcext:value-type="float">
            <text:p>-38,33311366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2.40341215" calcext:value-type="float">
            <text:p>-2,40341215</text:p>
          </table:table-cell>
          <table:table-cell office:value-type="float" office:value="-5.342979995" calcext:value-type="float">
            <text:p>-5,342979995</text:p>
          </table:table-cell>
          <table:table-cell/>
          <table:table-cell table:formula="of:=[.D272]*100" office:value-type="float" office:value="-240.341215" calcext:value-type="float">
            <text:p>-240,341215</text:p>
          </table:table-cell>
          <table:table-cell table:formula="of:=[.E272]*100" office:value-type="float" office:value="-534.2979995" calcext:value-type="float">
            <text:p>-534,2979995</text:p>
          </table:table-cell>
          <table:table-cell/>
          <table:table-cell table:formula="of:=[.G272]*0.067" office:value-type="float" office:value="-16.102861405" calcext:value-type="float">
            <text:p>-16,102861405</text:p>
          </table:table-cell>
          <table:table-cell table:formula="of:=[.H272]*0.067" office:value-type="float" office:value="-35.7979659665" calcext:value-type="float">
            <text:p>-35,797965966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2.340707092" calcext:value-type="float">
            <text:p>-2,340707092</text:p>
          </table:table-cell>
          <table:table-cell office:value-type="float" office:value="-5.156166768" calcext:value-type="float">
            <text:p>-5,156166768</text:p>
          </table:table-cell>
          <table:table-cell/>
          <table:table-cell table:formula="of:=[.D273]*100" office:value-type="float" office:value="-234.0707092" calcext:value-type="float">
            <text:p>-234,0707092</text:p>
          </table:table-cell>
          <table:table-cell table:formula="of:=[.E273]*100" office:value-type="float" office:value="-515.6166768" calcext:value-type="float">
            <text:p>-515,6166768</text:p>
          </table:table-cell>
          <table:table-cell/>
          <table:table-cell table:formula="of:=[.G273]*0.067" office:value-type="float" office:value="-15.6827375164" calcext:value-type="float">
            <text:p>-15,6827375164</text:p>
          </table:table-cell>
          <table:table-cell table:formula="of:=[.H273]*0.067" office:value-type="float" office:value="-34.5463173456" calcext:value-type="float">
            <text:p>-34,54631734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1.392218695" calcext:value-type="float">
            <text:p>-1,392218695</text:p>
          </table:table-cell>
          <table:table-cell office:value-type="float" office:value="-4.534292227" calcext:value-type="float">
            <text:p>-4,534292227</text:p>
          </table:table-cell>
          <table:table-cell/>
          <table:table-cell table:formula="of:=[.D274]*100" office:value-type="float" office:value="-139.2218695" calcext:value-type="float">
            <text:p>-139,2218695</text:p>
          </table:table-cell>
          <table:table-cell table:formula="of:=[.E274]*100" office:value-type="float" office:value="-453.4292227" calcext:value-type="float">
            <text:p>-453,4292227</text:p>
          </table:table-cell>
          <table:table-cell/>
          <table:table-cell table:formula="of:=[.G274]*0.067" office:value-type="float" office:value="-9.3278652565" calcext:value-type="float">
            <text:p>-9,3278652565</text:p>
          </table:table-cell>
          <table:table-cell table:formula="of:=[.H274]*0.067" office:value-type="float" office:value="-30.3797579209" calcext:value-type="float">
            <text:p>-30,37975792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3.157804887" calcext:value-type="float">
            <text:p>-3,157804887</text:p>
          </table:table-cell>
          <table:table-cell office:value-type="float" office:value="-4.227677477" calcext:value-type="float">
            <text:p>-4,227677477</text:p>
          </table:table-cell>
          <table:table-cell/>
          <table:table-cell table:formula="of:=[.D275]*100" office:value-type="float" office:value="-315.7804887" calcext:value-type="float">
            <text:p>-315,7804887</text:p>
          </table:table-cell>
          <table:table-cell table:formula="of:=[.E275]*100" office:value-type="float" office:value="-422.7677477" calcext:value-type="float">
            <text:p>-422,7677477</text:p>
          </table:table-cell>
          <table:table-cell/>
          <table:table-cell table:formula="of:=[.G275]*0.067" office:value-type="float" office:value="-21.1572927429" calcext:value-type="float">
            <text:p>-21,1572927429</text:p>
          </table:table-cell>
          <table:table-cell table:formula="of:=[.H275]*0.067" office:value-type="float" office:value="-28.3254390959" calcext:value-type="float">
            <text:p>-28,325439095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2.999206016" calcext:value-type="float">
            <text:p>-2,999206016</text:p>
          </table:table-cell>
          <table:table-cell office:value-type="float" office:value="-3.715724835" calcext:value-type="float">
            <text:p>-3,715724835</text:p>
          </table:table-cell>
          <table:table-cell/>
          <table:table-cell table:formula="of:=[.D276]*100" office:value-type="float" office:value="-299.9206016" calcext:value-type="float">
            <text:p>-299,9206016</text:p>
          </table:table-cell>
          <table:table-cell table:formula="of:=[.E276]*100" office:value-type="float" office:value="-371.5724835" calcext:value-type="float">
            <text:p>-371,5724835</text:p>
          </table:table-cell>
          <table:table-cell/>
          <table:table-cell table:formula="of:=[.G276]*0.067" office:value-type="float" office:value="-20.0946803072" calcext:value-type="float">
            <text:p>-20,0946803072</text:p>
          </table:table-cell>
          <table:table-cell table:formula="of:=[.H276]*0.067" office:value-type="float" office:value="-24.8953563945" calcext:value-type="float">
            <text:p>-24,89535639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0.804254907" calcext:value-type="float">
            <text:p>-0,804254907</text:p>
          </table:table-cell>
          <table:table-cell office:value-type="float" office:value="-3.467436575" calcext:value-type="float">
            <text:p>-3,467436575</text:p>
          </table:table-cell>
          <table:table-cell/>
          <table:table-cell table:formula="of:=[.D277]*100" office:value-type="float" office:value="-80.4254907" calcext:value-type="float">
            <text:p>-80,4254907</text:p>
          </table:table-cell>
          <table:table-cell table:formula="of:=[.E277]*100" office:value-type="float" office:value="-346.7436575" calcext:value-type="float">
            <text:p>-346,7436575</text:p>
          </table:table-cell>
          <table:table-cell/>
          <table:table-cell table:formula="of:=[.G277]*0.067" office:value-type="float" office:value="-5.3885078769" calcext:value-type="float">
            <text:p>-5,3885078769</text:p>
          </table:table-cell>
          <table:table-cell table:formula="of:=[.H277]*0.067" office:value-type="float" office:value="-23.2318250525" calcext:value-type="float">
            <text:p>-23,23182505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3.684840135" calcext:value-type="float">
            <text:p>-3,684840135</text:p>
          </table:table-cell>
          <table:table-cell office:value-type="float" office:value="-3.790441844" calcext:value-type="float">
            <text:p>-3,790441844</text:p>
          </table:table-cell>
          <table:table-cell/>
          <table:table-cell table:formula="of:=[.D278]*100" office:value-type="float" office:value="-368.4840135" calcext:value-type="float">
            <text:p>-368,4840135</text:p>
          </table:table-cell>
          <table:table-cell table:formula="of:=[.E278]*100" office:value-type="float" office:value="-379.0441844" calcext:value-type="float">
            <text:p>-379,0441844</text:p>
          </table:table-cell>
          <table:table-cell/>
          <table:table-cell table:formula="of:=[.G278]*0.067" office:value-type="float" office:value="-24.6884289045" calcext:value-type="float">
            <text:p>-24,6884289045</text:p>
          </table:table-cell>
          <table:table-cell table:formula="of:=[.H278]*0.067" office:value-type="float" office:value="-25.3959603548" calcext:value-type="float">
            <text:p>-25,39596035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77.35" calcext:value-type="float">
            <text:p>-277,35</text:p>
          </table:table-cell>
          <table:table-cell office:value-type="float" office:value="0" calcext:value-type="float">
            <text:p>0</text:p>
          </table:table-cell>
          <table:table-cell office:value-type="float" office:value="-2.673044907" calcext:value-type="float">
            <text:p>-2,673044907</text:p>
          </table:table-cell>
          <table:table-cell/>
          <table:table-cell table:formula="of:=[.D279]*100" office:value-type="float" office:value="0" calcext:value-type="float">
            <text:p>0</text:p>
          </table:table-cell>
          <table:table-cell table:formula="of:=[.E279]*100" office:value-type="float" office:value="-267.3044907" calcext:value-type="float">
            <text:p>-267,3044907</text:p>
          </table:table-cell>
          <table:table-cell/>
          <table:table-cell table:formula="of:=[.G279]*0.067" office:value-type="float" office:value="0" calcext:value-type="float">
            <text:p>0</text:p>
          </table:table-cell>
          <table:table-cell table:formula="of:=[.H279]*0.067" office:value-type="float" office:value="-17.9094008769" calcext:value-type="float">
            <text:p>-17,9094008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-2.998326481" calcext:value-type="float">
            <text:p>-2,998326481</text:p>
          </table:table-cell>
          <table:table-cell/>
          <table:table-cell table:formula="of:=[.D280]*100" office:value-type="float" office:value="0" calcext:value-type="float">
            <text:p>0</text:p>
          </table:table-cell>
          <table:table-cell table:formula="of:=[.E280]*100" office:value-type="float" office:value="-299.8326481" calcext:value-type="float">
            <text:p>-299,8326481</text:p>
          </table:table-cell>
          <table:table-cell/>
          <table:table-cell table:formula="of:=[.G280]*0.067" office:value-type="float" office:value="0" calcext:value-type="float">
            <text:p>0</text:p>
          </table:table-cell>
          <table:table-cell table:formula="of:=[.H280]*0.067" office:value-type="float" office:value="-20.0887874227" calcext:value-type="float">
            <text:p>-20,0887874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0.052629097" calcext:value-type="float">
            <text:p>0,052629097</text:p>
          </table:table-cell>
          <table:table-cell office:value-type="float" office:value="-2.963188473" calcext:value-type="float">
            <text:p>-2,963188473</text:p>
          </table:table-cell>
          <table:table-cell/>
          <table:table-cell table:formula="of:=[.D281]*100" office:value-type="float" office:value="5.2629097" calcext:value-type="float">
            <text:p>5,2629097</text:p>
          </table:table-cell>
          <table:table-cell table:formula="of:=[.E281]*100" office:value-type="float" office:value="-296.3188473" calcext:value-type="float">
            <text:p>-296,3188473</text:p>
          </table:table-cell>
          <table:table-cell/>
          <table:table-cell table:formula="of:=[.G281]*0.067" office:value-type="float" office:value="0.3526149499" calcext:value-type="float">
            <text:p>0,3526149499</text:p>
          </table:table-cell>
          <table:table-cell table:formula="of:=[.H281]*0.067" office:value-type="float" office:value="-19.8533627691" calcext:value-type="float">
            <text:p>-19,85336276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0.238525319" calcext:value-type="float">
            <text:p>0,238525319</text:p>
          </table:table-cell>
          <table:table-cell office:value-type="float" office:value="-3.00896377" calcext:value-type="float">
            <text:p>-3,00896377</text:p>
          </table:table-cell>
          <table:table-cell/>
          <table:table-cell table:formula="of:=[.D282]*100" office:value-type="float" office:value="23.8525319" calcext:value-type="float">
            <text:p>23,8525319</text:p>
          </table:table-cell>
          <table:table-cell table:formula="of:=[.E282]*100" office:value-type="float" office:value="-300.896377" calcext:value-type="float">
            <text:p>-300,896377</text:p>
          </table:table-cell>
          <table:table-cell/>
          <table:table-cell table:formula="of:=[.G282]*0.067" office:value-type="float" office:value="1.5981196373" calcext:value-type="float">
            <text:p>1,5981196373</text:p>
          </table:table-cell>
          <table:table-cell table:formula="of:=[.H282]*0.067" office:value-type="float" office:value="-20.160057259" calcext:value-type="float">
            <text:p>-20,1600572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1.325981377" calcext:value-type="float">
            <text:p>1,325981377</text:p>
          </table:table-cell>
          <table:table-cell office:value-type="float" office:value="-3.093771754" calcext:value-type="float">
            <text:p>-3,093771754</text:p>
          </table:table-cell>
          <table:table-cell/>
          <table:table-cell table:formula="of:=[.D283]*100" office:value-type="float" office:value="132.5981377" calcext:value-type="float">
            <text:p>132,5981377</text:p>
          </table:table-cell>
          <table:table-cell table:formula="of:=[.E283]*100" office:value-type="float" office:value="-309.3771754" calcext:value-type="float">
            <text:p>-309,3771754</text:p>
          </table:table-cell>
          <table:table-cell/>
          <table:table-cell table:formula="of:=[.G283]*0.067" office:value-type="float" office:value="8.8840752259" calcext:value-type="float">
            <text:p>8,8840752259</text:p>
          </table:table-cell>
          <table:table-cell table:formula="of:=[.H283]*0.067" office:value-type="float" office:value="-20.7282707518" calcext:value-type="float">
            <text:p>-20,72827075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1.429980424" calcext:value-type="float">
            <text:p>1,429980424</text:p>
          </table:table-cell>
          <table:table-cell office:value-type="float" office:value="-3.540315671" calcext:value-type="float">
            <text:p>-3,540315671</text:p>
          </table:table-cell>
          <table:table-cell/>
          <table:table-cell table:formula="of:=[.D284]*100" office:value-type="float" office:value="142.9980424" calcext:value-type="float">
            <text:p>142,9980424</text:p>
          </table:table-cell>
          <table:table-cell table:formula="of:=[.E284]*100" office:value-type="float" office:value="-354.0315671" calcext:value-type="float">
            <text:p>-354,0315671</text:p>
          </table:table-cell>
          <table:table-cell/>
          <table:table-cell table:formula="of:=[.G284]*0.067" office:value-type="float" office:value="9.5808688408" calcext:value-type="float">
            <text:p>9,5808688408</text:p>
          </table:table-cell>
          <table:table-cell table:formula="of:=[.H284]*0.067" office:value-type="float" office:value="-23.7201149957" calcext:value-type="float">
            <text:p>-23,72011499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0.710126003" calcext:value-type="float">
            <text:p>0,710126003</text:p>
          </table:table-cell>
          <table:table-cell office:value-type="float" office:value="-3.930434326" calcext:value-type="float">
            <text:p>-3,930434326</text:p>
          </table:table-cell>
          <table:table-cell/>
          <table:table-cell table:formula="of:=[.D285]*100" office:value-type="float" office:value="71.0126003" calcext:value-type="float">
            <text:p>71,0126003</text:p>
          </table:table-cell>
          <table:table-cell table:formula="of:=[.E285]*100" office:value-type="float" office:value="-393.0434326" calcext:value-type="float">
            <text:p>-393,0434326</text:p>
          </table:table-cell>
          <table:table-cell/>
          <table:table-cell table:formula="of:=[.G285]*0.067" office:value-type="float" office:value="4.7578442201" calcext:value-type="float">
            <text:p>4,7578442201</text:p>
          </table:table-cell>
          <table:table-cell table:formula="of:=[.H285]*0.067" office:value-type="float" office:value="-26.3339099842" calcext:value-type="float">
            <text:p>-26,33390998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1.373234013" calcext:value-type="float">
            <text:p>1,373234013</text:p>
          </table:table-cell>
          <table:table-cell office:value-type="float" office:value="-4.06403822" calcext:value-type="float">
            <text:p>-4,06403822</text:p>
          </table:table-cell>
          <table:table-cell/>
          <table:table-cell table:formula="of:=[.D286]*100" office:value-type="float" office:value="137.3234013" calcext:value-type="float">
            <text:p>137,3234013</text:p>
          </table:table-cell>
          <table:table-cell table:formula="of:=[.E286]*100" office:value-type="float" office:value="-406.403822" calcext:value-type="float">
            <text:p>-406,403822</text:p>
          </table:table-cell>
          <table:table-cell/>
          <table:table-cell table:formula="of:=[.G286]*0.067" office:value-type="float" office:value="9.2006678871" calcext:value-type="float">
            <text:p>9,2006678871</text:p>
          </table:table-cell>
          <table:table-cell table:formula="of:=[.H286]*0.067" office:value-type="float" office:value="-27.229056074" calcext:value-type="float">
            <text:p>-27,2290560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1.440826268" calcext:value-type="float">
            <text:p>1,440826268</text:p>
          </table:table-cell>
          <table:table-cell office:value-type="float" office:value="-4.19893511" calcext:value-type="float">
            <text:p>-4,19893511</text:p>
          </table:table-cell>
          <table:table-cell/>
          <table:table-cell table:formula="of:=[.D287]*100" office:value-type="float" office:value="144.0826268" calcext:value-type="float">
            <text:p>144,0826268</text:p>
          </table:table-cell>
          <table:table-cell table:formula="of:=[.E287]*100" office:value-type="float" office:value="-419.893511" calcext:value-type="float">
            <text:p>-419,893511</text:p>
          </table:table-cell>
          <table:table-cell/>
          <table:table-cell table:formula="of:=[.G287]*0.067" office:value-type="float" office:value="9.6535359956" calcext:value-type="float">
            <text:p>9,6535359956</text:p>
          </table:table-cell>
          <table:table-cell table:formula="of:=[.H287]*0.067" office:value-type="float" office:value="-28.132865237" calcext:value-type="float">
            <text:p>-28,1328652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0.97734224" calcext:value-type="float">
            <text:p>0,97734224</text:p>
          </table:table-cell>
          <table:table-cell office:value-type="float" office:value="-4.329647559" calcext:value-type="float">
            <text:p>-4,329647559</text:p>
          </table:table-cell>
          <table:table-cell/>
          <table:table-cell table:formula="of:=[.D288]*100" office:value-type="float" office:value="97.734224" calcext:value-type="float">
            <text:p>97,734224</text:p>
          </table:table-cell>
          <table:table-cell table:formula="of:=[.E288]*100" office:value-type="float" office:value="-432.9647559" calcext:value-type="float">
            <text:p>-432,9647559</text:p>
          </table:table-cell>
          <table:table-cell/>
          <table:table-cell table:formula="of:=[.G288]*0.067" office:value-type="float" office:value="6.548193008" calcext:value-type="float">
            <text:p>6,548193008</text:p>
          </table:table-cell>
          <table:table-cell table:formula="of:=[.H288]*0.067" office:value-type="float" office:value="-29.0086386453" calcext:value-type="float">
            <text:p>-29,0086386453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1.538872223" calcext:value-type="float">
            <text:p>1,538872223</text:p>
          </table:table-cell>
          <table:table-cell office:value-type="float" office:value="-4.522210853" calcext:value-type="float">
            <text:p>-4,522210853</text:p>
          </table:table-cell>
          <table:table-cell/>
          <table:table-cell table:formula="of:=[.D289]*100" office:value-type="float" office:value="153.8872223" calcext:value-type="float">
            <text:p>153,8872223</text:p>
          </table:table-cell>
          <table:table-cell table:formula="of:=[.E289]*100" office:value-type="float" office:value="-452.2210853" calcext:value-type="float">
            <text:p>-452,2210853</text:p>
          </table:table-cell>
          <table:table-cell/>
          <table:table-cell table:formula="of:=[.G289]*0.067" office:value-type="float" office:value="10.3104438941" calcext:value-type="float">
            <text:p>10,3104438941</text:p>
          </table:table-cell>
          <table:table-cell table:formula="of:=[.H289]*0.067" office:value-type="float" office:value="-30.2988127151" calcext:value-type="float">
            <text:p>-30,29881271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1.5925752" calcext:value-type="float">
            <text:p>1,5925752</text:p>
          </table:table-cell>
          <table:table-cell office:value-type="float" office:value="-4.832064037" calcext:value-type="float">
            <text:p>-4,832064037</text:p>
          </table:table-cell>
          <table:table-cell/>
          <table:table-cell table:formula="of:=[.D290]*100" office:value-type="float" office:value="159.25752" calcext:value-type="float">
            <text:p>159,25752</text:p>
          </table:table-cell>
          <table:table-cell table:formula="of:=[.E290]*100" office:value-type="float" office:value="-483.2064037" calcext:value-type="float">
            <text:p>-483,2064037</text:p>
          </table:table-cell>
          <table:table-cell/>
          <table:table-cell table:formula="of:=[.G290]*0.067" office:value-type="float" office:value="10.67025384" calcext:value-type="float">
            <text:p>10,67025384</text:p>
          </table:table-cell>
          <table:table-cell table:formula="of:=[.H290]*0.067" office:value-type="float" office:value="-32.3748290479" calcext:value-type="float">
            <text:p>-32,37482904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1.06087226" calcext:value-type="float">
            <text:p>1,06087226</text:p>
          </table:table-cell>
          <table:table-cell office:value-type="float" office:value="-4.790889346" calcext:value-type="float">
            <text:p>-4,790889346</text:p>
          </table:table-cell>
          <table:table-cell/>
          <table:table-cell table:formula="of:=[.D291]*100" office:value-type="float" office:value="106.087226" calcext:value-type="float">
            <text:p>106,087226</text:p>
          </table:table-cell>
          <table:table-cell table:formula="of:=[.E291]*100" office:value-type="float" office:value="-479.0889346" calcext:value-type="float">
            <text:p>-479,0889346</text:p>
          </table:table-cell>
          <table:table-cell/>
          <table:table-cell table:formula="of:=[.G291]*0.067" office:value-type="float" office:value="7.107844142" calcext:value-type="float">
            <text:p>7,107844142</text:p>
          </table:table-cell>
          <table:table-cell table:formula="of:=[.H291]*0.067" office:value-type="float" office:value="-32.0989586182" calcext:value-type="float">
            <text:p>-32,09895861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1.127066574" calcext:value-type="float">
            <text:p>1,127066574</text:p>
          </table:table-cell>
          <table:table-cell office:value-type="float" office:value="-4.623732144" calcext:value-type="float">
            <text:p>-4,623732144</text:p>
          </table:table-cell>
          <table:table-cell/>
          <table:table-cell table:formula="of:=[.D292]*100" office:value-type="float" office:value="112.7066574" calcext:value-type="float">
            <text:p>112,7066574</text:p>
          </table:table-cell>
          <table:table-cell table:formula="of:=[.E292]*100" office:value-type="float" office:value="-462.3732144" calcext:value-type="float">
            <text:p>-462,3732144</text:p>
          </table:table-cell>
          <table:table-cell/>
          <table:table-cell table:formula="of:=[.G292]*0.067" office:value-type="float" office:value="7.5513460458" calcext:value-type="float">
            <text:p>7,5513460458</text:p>
          </table:table-cell>
          <table:table-cell table:formula="of:=[.H292]*0.067" office:value-type="float" office:value="-30.9790053648" calcext:value-type="float">
            <text:p>-30,97900536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9" calcext:value-type="float">
            <text:p>-287,09</text:p>
          </table:table-cell>
          <table:table-cell office:value-type="float" office:value="1.048420554" calcext:value-type="float">
            <text:p>1,048420554</text:p>
          </table:table-cell>
          <table:table-cell office:value-type="float" office:value="-5.057347904" calcext:value-type="float">
            <text:p>-5,057347904</text:p>
          </table:table-cell>
          <table:table-cell/>
          <table:table-cell table:formula="of:=[.D293]*100" office:value-type="float" office:value="104.8420554" calcext:value-type="float">
            <text:p>104,8420554</text:p>
          </table:table-cell>
          <table:table-cell table:formula="of:=[.E293]*100" office:value-type="float" office:value="-505.7347904" calcext:value-type="float">
            <text:p>-505,7347904</text:p>
          </table:table-cell>
          <table:table-cell/>
          <table:table-cell table:formula="of:=[.G293]*0.067" office:value-type="float" office:value="7.0244177118" calcext:value-type="float">
            <text:p>7,0244177118</text:p>
          </table:table-cell>
          <table:table-cell table:formula="of:=[.H293]*0.067" office:value-type="float" office:value="-33.8842309568" calcext:value-type="float">
            <text:p>-33,884230956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9" calcext:value-type="float">
            <text:p>-287,09</text:p>
          </table:table-cell>
          <table:table-cell office:value-type="float" office:value="0.666497455" calcext:value-type="float">
            <text:p>0,666497455</text:p>
          </table:table-cell>
          <table:table-cell office:value-type="float" office:value="-5.317729824" calcext:value-type="float">
            <text:p>-5,317729824</text:p>
          </table:table-cell>
          <table:table-cell/>
          <table:table-cell table:formula="of:=[.D294]*100" office:value-type="float" office:value="66.6497455" calcext:value-type="float">
            <text:p>66,6497455</text:p>
          </table:table-cell>
          <table:table-cell table:formula="of:=[.E294]*100" office:value-type="float" office:value="-531.7729824" calcext:value-type="float">
            <text:p>-531,7729824</text:p>
          </table:table-cell>
          <table:table-cell/>
          <table:table-cell table:formula="of:=[.G294]*0.067" office:value-type="float" office:value="4.4655329485" calcext:value-type="float">
            <text:p>4,4655329485</text:p>
          </table:table-cell>
          <table:table-cell table:formula="of:=[.H294]*0.067" office:value-type="float" office:value="-35.6287898208" calcext:value-type="float">
            <text:p>-35,62878982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0.366628746" calcext:value-type="float">
            <text:p>0,366628746</text:p>
          </table:table-cell>
          <table:table-cell office:value-type="float" office:value="-5.34569208" calcext:value-type="float">
            <text:p>-5,34569208</text:p>
          </table:table-cell>
          <table:table-cell/>
          <table:table-cell table:formula="of:=[.D295]*100" office:value-type="float" office:value="36.6628746" calcext:value-type="float">
            <text:p>36,6628746</text:p>
          </table:table-cell>
          <table:table-cell table:formula="of:=[.E295]*100" office:value-type="float" office:value="-534.569208" calcext:value-type="float">
            <text:p>-534,569208</text:p>
          </table:table-cell>
          <table:table-cell/>
          <table:table-cell table:formula="of:=[.G295]*0.067" office:value-type="float" office:value="2.4564125982" calcext:value-type="float">
            <text:p>2,4564125982</text:p>
          </table:table-cell>
          <table:table-cell table:formula="of:=[.H295]*0.067" office:value-type="float" office:value="-35.816136936" calcext:value-type="float">
            <text:p>-35,8161369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0.004047108" calcext:value-type="float">
            <text:p>0,004047108</text:p>
          </table:table-cell>
          <table:table-cell office:value-type="float" office:value="-5.484958789" calcext:value-type="float">
            <text:p>-5,484958789</text:p>
          </table:table-cell>
          <table:table-cell/>
          <table:table-cell table:formula="of:=[.D296]*100" office:value-type="float" office:value="0.4047108" calcext:value-type="float">
            <text:p>0,4047108</text:p>
          </table:table-cell>
          <table:table-cell table:formula="of:=[.E296]*100" office:value-type="float" office:value="-548.4958789" calcext:value-type="float">
            <text:p>-548,4958789</text:p>
          </table:table-cell>
          <table:table-cell/>
          <table:table-cell table:formula="of:=[.G296]*0.067" office:value-type="float" office:value="0.0271156236" calcext:value-type="float">
            <text:p>0,0271156236</text:p>
          </table:table-cell>
          <table:table-cell table:formula="of:=[.H296]*0.067" office:value-type="float" office:value="-36.7492238863" calcext:value-type="float">
            <text:p>-36,74922388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-0.374069433" calcext:value-type="float">
            <text:p>-0,374069433</text:p>
          </table:table-cell>
          <table:table-cell office:value-type="float" office:value="-5.630897651" calcext:value-type="float">
            <text:p>-5,630897651</text:p>
          </table:table-cell>
          <table:table-cell/>
          <table:table-cell table:formula="of:=[.D297]*100" office:value-type="float" office:value="-37.4069433" calcext:value-type="float">
            <text:p>-37,4069433</text:p>
          </table:table-cell>
          <table:table-cell table:formula="of:=[.E297]*100" office:value-type="float" office:value="-563.0897651" calcext:value-type="float">
            <text:p>-563,0897651</text:p>
          </table:table-cell>
          <table:table-cell/>
          <table:table-cell table:formula="of:=[.G297]*0.067" office:value-type="float" office:value="-2.5062652011" calcext:value-type="float">
            <text:p>-2,5062652011</text:p>
          </table:table-cell>
          <table:table-cell table:formula="of:=[.H297]*0.067" office:value-type="float" office:value="-37.7270142617" calcext:value-type="float">
            <text:p>-37,727014261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0.49472224" calcext:value-type="float">
            <text:p>-0,49472224</text:p>
          </table:table-cell>
          <table:table-cell office:value-type="float" office:value="-5.737018012" calcext:value-type="float">
            <text:p>-5,737018012</text:p>
          </table:table-cell>
          <table:table-cell/>
          <table:table-cell table:formula="of:=[.D298]*100" office:value-type="float" office:value="-49.472224" calcext:value-type="float">
            <text:p>-49,472224</text:p>
          </table:table-cell>
          <table:table-cell table:formula="of:=[.E298]*100" office:value-type="float" office:value="-573.7018012" calcext:value-type="float">
            <text:p>-573,7018012</text:p>
          </table:table-cell>
          <table:table-cell/>
          <table:table-cell table:formula="of:=[.G298]*0.067" office:value-type="float" office:value="-3.314639008" calcext:value-type="float">
            <text:p>-3,314639008</text:p>
          </table:table-cell>
          <table:table-cell table:formula="of:=[.H298]*0.067" office:value-type="float" office:value="-38.4380206804" calcext:value-type="float">
            <text:p>-38,438020680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0.621767923" calcext:value-type="float">
            <text:p>-0,621767923</text:p>
          </table:table-cell>
          <table:table-cell office:value-type="float" office:value="-5.706842084" calcext:value-type="float">
            <text:p>-5,706842084</text:p>
          </table:table-cell>
          <table:table-cell/>
          <table:table-cell table:formula="of:=[.D299]*100" office:value-type="float" office:value="-62.1767923" calcext:value-type="float">
            <text:p>-62,1767923</text:p>
          </table:table-cell>
          <table:table-cell table:formula="of:=[.E299]*100" office:value-type="float" office:value="-570.6842084" calcext:value-type="float">
            <text:p>-570,6842084</text:p>
          </table:table-cell>
          <table:table-cell/>
          <table:table-cell table:formula="of:=[.G299]*0.067" office:value-type="float" office:value="-4.1658450841" calcext:value-type="float">
            <text:p>-4,1658450841</text:p>
          </table:table-cell>
          <table:table-cell table:formula="of:=[.H299]*0.067" office:value-type="float" office:value="-38.2358419628" calcext:value-type="float">
            <text:p>-38,2358419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1.195203841" calcext:value-type="float">
            <text:p>-1,195203841</text:p>
          </table:table-cell>
          <table:table-cell office:value-type="float" office:value="-5.620146096" calcext:value-type="float">
            <text:p>-5,620146096</text:p>
          </table:table-cell>
          <table:table-cell/>
          <table:table-cell table:formula="of:=[.D300]*100" office:value-type="float" office:value="-119.5203841" calcext:value-type="float">
            <text:p>-119,5203841</text:p>
          </table:table-cell>
          <table:table-cell table:formula="of:=[.E300]*100" office:value-type="float" office:value="-562.0146096" calcext:value-type="float">
            <text:p>-562,0146096</text:p>
          </table:table-cell>
          <table:table-cell/>
          <table:table-cell table:formula="of:=[.G300]*0.067" office:value-type="float" office:value="-8.0078657347" calcext:value-type="float">
            <text:p>-8,0078657347</text:p>
          </table:table-cell>
          <table:table-cell table:formula="of:=[.H300]*0.067" office:value-type="float" office:value="-37.6549788432" calcext:value-type="float">
            <text:p>-37,65497884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1.264903644" calcext:value-type="float">
            <text:p>-1,264903644</text:p>
          </table:table-cell>
          <table:table-cell office:value-type="float" office:value="-5.423312016" calcext:value-type="float">
            <text:p>-5,423312016</text:p>
          </table:table-cell>
          <table:table-cell/>
          <table:table-cell table:formula="of:=[.D301]*100" office:value-type="float" office:value="-126.4903644" calcext:value-type="float">
            <text:p>-126,4903644</text:p>
          </table:table-cell>
          <table:table-cell table:formula="of:=[.E301]*100" office:value-type="float" office:value="-542.3312016" calcext:value-type="float">
            <text:p>-542,3312016</text:p>
          </table:table-cell>
          <table:table-cell/>
          <table:table-cell table:formula="of:=[.G301]*0.067" office:value-type="float" office:value="-8.4748544148" calcext:value-type="float">
            <text:p>-8,4748544148</text:p>
          </table:table-cell>
          <table:table-cell table:formula="of:=[.H301]*0.067" office:value-type="float" office:value="-36.3361905072" calcext:value-type="float">
            <text:p>-36,336190507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1.09026197" calcext:value-type="float">
            <text:p>-1,09026197</text:p>
          </table:table-cell>
          <table:table-cell office:value-type="float" office:value="-5.10164498" calcext:value-type="float">
            <text:p>-5,10164498</text:p>
          </table:table-cell>
          <table:table-cell/>
          <table:table-cell table:formula="of:=[.D302]*100" office:value-type="float" office:value="-109.026197" calcext:value-type="float">
            <text:p>-109,026197</text:p>
          </table:table-cell>
          <table:table-cell table:formula="of:=[.E302]*100" office:value-type="float" office:value="-510.164498" calcext:value-type="float">
            <text:p>-510,164498</text:p>
          </table:table-cell>
          <table:table-cell/>
          <table:table-cell table:formula="of:=[.G302]*0.067" office:value-type="float" office:value="-7.304755199" calcext:value-type="float">
            <text:p>-7,304755199</text:p>
          </table:table-cell>
          <table:table-cell table:formula="of:=[.H302]*0.067" office:value-type="float" office:value="-34.181021366" calcext:value-type="float">
            <text:p>-34,1810213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2.080978749" calcext:value-type="float">
            <text:p>-2,080978749</text:p>
          </table:table-cell>
          <table:table-cell office:value-type="float" office:value="-4.862074961" calcext:value-type="float">
            <text:p>-4,862074961</text:p>
          </table:table-cell>
          <table:table-cell/>
          <table:table-cell table:formula="of:=[.D303]*100" office:value-type="float" office:value="-208.0978749" calcext:value-type="float">
            <text:p>-208,0978749</text:p>
          </table:table-cell>
          <table:table-cell table:formula="of:=[.E303]*100" office:value-type="float" office:value="-486.2074961" calcext:value-type="float">
            <text:p>-486,2074961</text:p>
          </table:table-cell>
          <table:table-cell/>
          <table:table-cell table:formula="of:=[.G303]*0.067" office:value-type="float" office:value="-13.9425576183" calcext:value-type="float">
            <text:p>-13,9425576183</text:p>
          </table:table-cell>
          <table:table-cell table:formula="of:=[.H303]*0.067" office:value-type="float" office:value="-32.5759022387" calcext:value-type="float">
            <text:p>-32,575902238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2.041786561" calcext:value-type="float">
            <text:p>-2,041786561</text:p>
          </table:table-cell>
          <table:table-cell office:value-type="float" office:value="-4.51666308" calcext:value-type="float">
            <text:p>-4,51666308</text:p>
          </table:table-cell>
          <table:table-cell/>
          <table:table-cell table:formula="of:=[.D304]*100" office:value-type="float" office:value="-204.1786561" calcext:value-type="float">
            <text:p>-204,1786561</text:p>
          </table:table-cell>
          <table:table-cell table:formula="of:=[.E304]*100" office:value-type="float" office:value="-451.666308" calcext:value-type="float">
            <text:p>-451,666308</text:p>
          </table:table-cell>
          <table:table-cell/>
          <table:table-cell table:formula="of:=[.G304]*0.067" office:value-type="float" office:value="-13.6799699587" calcext:value-type="float">
            <text:p>-13,6799699587</text:p>
          </table:table-cell>
          <table:table-cell table:formula="of:=[.H304]*0.067" office:value-type="float" office:value="-30.261642636" calcext:value-type="float">
            <text:p>-30,2616426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1.168505477" calcext:value-type="float">
            <text:p>-1,168505477</text:p>
          </table:table-cell>
          <table:table-cell office:value-type="float" office:value="-4.311831027" calcext:value-type="float">
            <text:p>-4,311831027</text:p>
          </table:table-cell>
          <table:table-cell/>
          <table:table-cell table:formula="of:=[.D305]*100" office:value-type="float" office:value="-116.8505477" calcext:value-type="float">
            <text:p>-116,8505477</text:p>
          </table:table-cell>
          <table:table-cell table:formula="of:=[.E305]*100" office:value-type="float" office:value="-431.1831027" calcext:value-type="float">
            <text:p>-431,1831027</text:p>
          </table:table-cell>
          <table:table-cell/>
          <table:table-cell table:formula="of:=[.G305]*0.067" office:value-type="float" office:value="-7.8289866959" calcext:value-type="float">
            <text:p>-7,8289866959</text:p>
          </table:table-cell>
          <table:table-cell table:formula="of:=[.H305]*0.067" office:value-type="float" office:value="-28.8892678809" calcext:value-type="float">
            <text:p>-28,88926788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2.803226188" calcext:value-type="float">
            <text:p>-2,803226188</text:p>
          </table:table-cell>
          <table:table-cell office:value-type="float" office:value="-4.143417968" calcext:value-type="float">
            <text:p>-4,143417968</text:p>
          </table:table-cell>
          <table:table-cell/>
          <table:table-cell table:formula="of:=[.D306]*100" office:value-type="float" office:value="-280.3226188" calcext:value-type="float">
            <text:p>-280,3226188</text:p>
          </table:table-cell>
          <table:table-cell table:formula="of:=[.E306]*100" office:value-type="float" office:value="-414.3417968" calcext:value-type="float">
            <text:p>-414,3417968</text:p>
          </table:table-cell>
          <table:table-cell/>
          <table:table-cell table:formula="of:=[.G306]*0.067" office:value-type="float" office:value="-18.7816154596" calcext:value-type="float">
            <text:p>-18,7816154596</text:p>
          </table:table-cell>
          <table:table-cell table:formula="of:=[.H306]*0.067" office:value-type="float" office:value="-27.7609003856" calcext:value-type="float">
            <text:p>-27,76090038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2.716789948" calcext:value-type="float">
            <text:p>-2,716789948</text:p>
          </table:table-cell>
          <table:table-cell office:value-type="float" office:value="-3.610306628" calcext:value-type="float">
            <text:p>-3,610306628</text:p>
          </table:table-cell>
          <table:table-cell/>
          <table:table-cell table:formula="of:=[.D307]*100" office:value-type="float" office:value="-271.6789948" calcext:value-type="float">
            <text:p>-271,6789948</text:p>
          </table:table-cell>
          <table:table-cell table:formula="of:=[.E307]*100" office:value-type="float" office:value="-361.0306628" calcext:value-type="float">
            <text:p>-361,0306628</text:p>
          </table:table-cell>
          <table:table-cell/>
          <table:table-cell table:formula="of:=[.G307]*0.067" office:value-type="float" office:value="-18.2024926516" calcext:value-type="float">
            <text:p>-18,2024926516</text:p>
          </table:table-cell>
          <table:table-cell table:formula="of:=[.H307]*0.067" office:value-type="float" office:value="-24.1890544076" calcext:value-type="float">
            <text:p>-24,189054407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1.11878788" calcext:value-type="float">
            <text:p>-1,11878788</text:p>
          </table:table-cell>
          <table:table-cell office:value-type="float" office:value="-3.819572122" calcext:value-type="float">
            <text:p>-3,819572122</text:p>
          </table:table-cell>
          <table:table-cell/>
          <table:table-cell table:formula="of:=[.D308]*100" office:value-type="float" office:value="-111.878788" calcext:value-type="float">
            <text:p>-111,878788</text:p>
          </table:table-cell>
          <table:table-cell table:formula="of:=[.E308]*100" office:value-type="float" office:value="-381.9572122" calcext:value-type="float">
            <text:p>-381,9572122</text:p>
          </table:table-cell>
          <table:table-cell/>
          <table:table-cell table:formula="of:=[.G308]*0.067" office:value-type="float" office:value="-7.495878796" calcext:value-type="float">
            <text:p>-7,495878796</text:p>
          </table:table-cell>
          <table:table-cell table:formula="of:=[.H308]*0.067" office:value-type="float" office:value="-25.5911332174" calcext:value-type="float">
            <text:p>-25,591133217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3.341119404" calcext:value-type="float">
            <text:p>-3,341119404</text:p>
          </table:table-cell>
          <table:table-cell office:value-type="float" office:value="-6.397150539" calcext:value-type="float">
            <text:p>-6,397150539</text:p>
          </table:table-cell>
          <table:table-cell/>
          <table:table-cell table:formula="of:=[.D309]*100" office:value-type="float" office:value="-334.1119404" calcext:value-type="float">
            <text:p>-334,1119404</text:p>
          </table:table-cell>
          <table:table-cell table:formula="of:=[.E309]*100" office:value-type="float" office:value="-639.7150539" calcext:value-type="float">
            <text:p>-639,7150539</text:p>
          </table:table-cell>
          <table:table-cell/>
          <table:table-cell table:formula="of:=[.G309]*0.067" office:value-type="float" office:value="-22.3855000068" calcext:value-type="float">
            <text:p>-22,3855000068</text:p>
          </table:table-cell>
          <table:table-cell table:formula="of:=[.H309]*0.067" office:value-type="float" office:value="-42.8609086113" calcext:value-type="float">
            <text:p>-42,86090861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76.06" calcext:value-type="float">
            <text:p>-276,06</text:p>
          </table:table-cell>
          <table:table-cell office:value-type="float" office:value="0" calcext:value-type="float">
            <text:p>0</text:p>
          </table:table-cell>
          <table:table-cell office:value-type="float" office:value="-3.192674537" calcext:value-type="float">
            <text:p>-3,192674537</text:p>
          </table:table-cell>
          <table:table-cell/>
          <table:table-cell table:formula="of:=[.D310]*100" office:value-type="float" office:value="0" calcext:value-type="float">
            <text:p>0</text:p>
          </table:table-cell>
          <table:table-cell table:formula="of:=[.E310]*100" office:value-type="float" office:value="-319.2674537" calcext:value-type="float">
            <text:p>-319,2674537</text:p>
          </table:table-cell>
          <table:table-cell/>
          <table:table-cell table:formula="of:=[.G310]*0.067" office:value-type="float" office:value="0" calcext:value-type="float">
            <text:p>0</text:p>
          </table:table-cell>
          <table:table-cell table:formula="of:=[.H310]*0.067" office:value-type="float" office:value="-21.3909193979" calcext:value-type="float">
            <text:p>-21,3909193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45" calcext:value-type="float">
            <text:p>-278,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311]*100" office:value-type="float" office:value="0" calcext:value-type="float">
            <text:p>0</text:p>
          </table:table-cell>
          <table:table-cell table:formula="of:=[.E311]*100" office:value-type="float" office:value="0" calcext:value-type="float">
            <text:p>0</text:p>
          </table:table-cell>
          <table:table-cell/>
          <table:table-cell table:formula="of:=[.G311]*0.067" office:value-type="float" office:value="0" calcext:value-type="float">
            <text:p>0</text:p>
          </table:table-cell>
          <table:table-cell table:formula="of:=[.H31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0.057061401" calcext:value-type="float">
            <text:p>0,0570614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2]*100" office:value-type="float" office:value="5.7061401" calcext:value-type="float">
            <text:p>5,7061401</text:p>
          </table:table-cell>
          <table:table-cell table:formula="of:=[.E312]*100" office:value-type="float" office:value="0" calcext:value-type="float">
            <text:p>0</text:p>
          </table:table-cell>
          <table:table-cell/>
          <table:table-cell table:formula="of:=[.G312]*0.067" office:value-type="float" office:value="0.3823113867" calcext:value-type="float">
            <text:p>0,3823113867</text:p>
          </table:table-cell>
          <table:table-cell table:formula="of:=[.H31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0.148190264" calcext:value-type="float">
            <text:p>0,148190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3]*100" office:value-type="float" office:value="14.8190264" calcext:value-type="float">
            <text:p>14,8190264</text:p>
          </table:table-cell>
          <table:table-cell table:formula="of:=[.E313]*100" office:value-type="float" office:value="0" calcext:value-type="float">
            <text:p>0</text:p>
          </table:table-cell>
          <table:table-cell/>
          <table:table-cell table:formula="of:=[.G313]*0.067" office:value-type="float" office:value="0.9928747688" calcext:value-type="float">
            <text:p>0,9928747688</text:p>
          </table:table-cell>
          <table:table-cell table:formula="of:=[.H31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0.831852218" calcext:value-type="float">
            <text:p>0,8318522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4]*100" office:value-type="float" office:value="83.1852218" calcext:value-type="float">
            <text:p>83,1852218</text:p>
          </table:table-cell>
          <table:table-cell table:formula="of:=[.E314]*100" office:value-type="float" office:value="0" calcext:value-type="float">
            <text:p>0</text:p>
          </table:table-cell>
          <table:table-cell/>
          <table:table-cell table:formula="of:=[.G314]*0.067" office:value-type="float" office:value="5.5734098606" calcext:value-type="float">
            <text:p>5,5734098606</text:p>
          </table:table-cell>
          <table:table-cell table:formula="of:=[.H31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0.903769092" calcext:value-type="float">
            <text:p>0,9037690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5]*100" office:value-type="float" office:value="90.3769092" calcext:value-type="float">
            <text:p>90,3769092</text:p>
          </table:table-cell>
          <table:table-cell table:formula="of:=[.E315]*100" office:value-type="float" office:value="0" calcext:value-type="float">
            <text:p>0</text:p>
          </table:table-cell>
          <table:table-cell/>
          <table:table-cell table:formula="of:=[.G315]*0.067" office:value-type="float" office:value="6.0552529164" calcext:value-type="float">
            <text:p>6,0552529164</text:p>
          </table:table-cell>
          <table:table-cell table:formula="of:=[.H31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0.608011513" calcext:value-type="float">
            <text:p>0,6080115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6]*100" office:value-type="float" office:value="60.8011513" calcext:value-type="float">
            <text:p>60,8011513</text:p>
          </table:table-cell>
          <table:table-cell table:formula="of:=[.E316]*100" office:value-type="float" office:value="0" calcext:value-type="float">
            <text:p>0</text:p>
          </table:table-cell>
          <table:table-cell/>
          <table:table-cell table:formula="of:=[.G316]*0.067" office:value-type="float" office:value="4.0736771371" calcext:value-type="float">
            <text:p>4,0736771371</text:p>
          </table:table-cell>
          <table:table-cell table:formula="of:=[.H31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1.46314508" calcext:value-type="float">
            <text:p>1,463145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7]*100" office:value-type="float" office:value="146.314508" calcext:value-type="float">
            <text:p>146,314508</text:p>
          </table:table-cell>
          <table:table-cell table:formula="of:=[.E317]*100" office:value-type="float" office:value="0" calcext:value-type="float">
            <text:p>0</text:p>
          </table:table-cell>
          <table:table-cell/>
          <table:table-cell table:formula="of:=[.G317]*0.067" office:value-type="float" office:value="9.803072036" calcext:value-type="float">
            <text:p>9,803072036</text:p>
          </table:table-cell>
          <table:table-cell table:formula="of:=[.H31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1.529163849" calcext:value-type="float">
            <text:p>1,5291638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8]*100" office:value-type="float" office:value="152.9163849" calcext:value-type="float">
            <text:p>152,9163849</text:p>
          </table:table-cell>
          <table:table-cell table:formula="of:=[.E318]*100" office:value-type="float" office:value="0" calcext:value-type="float">
            <text:p>0</text:p>
          </table:table-cell>
          <table:table-cell/>
          <table:table-cell table:formula="of:=[.G318]*0.067" office:value-type="float" office:value="10.2453977883" calcext:value-type="float">
            <text:p>10,2453977883</text:p>
          </table:table-cell>
          <table:table-cell table:formula="of:=[.H31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0.894745541" calcext:value-type="float">
            <text:p>0,8947455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9]*100" office:value-type="float" office:value="89.4745541" calcext:value-type="float">
            <text:p>89,4745541</text:p>
          </table:table-cell>
          <table:table-cell table:formula="of:=[.E319]*100" office:value-type="float" office:value="0" calcext:value-type="float">
            <text:p>0</text:p>
          </table:table-cell>
          <table:table-cell/>
          <table:table-cell table:formula="of:=[.G319]*0.067" office:value-type="float" office:value="5.9947951247" calcext:value-type="float">
            <text:p>5,9947951247</text:p>
          </table:table-cell>
          <table:table-cell table:formula="of:=[.H31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1.272748576" calcext:value-type="float">
            <text:p>1,2727485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0]*100" office:value-type="float" office:value="127.2748576" calcext:value-type="float">
            <text:p>127,2748576</text:p>
          </table:table-cell>
          <table:table-cell table:formula="of:=[.E320]*100" office:value-type="float" office:value="0" calcext:value-type="float">
            <text:p>0</text:p>
          </table:table-cell>
          <table:table-cell/>
          <table:table-cell table:formula="of:=[.G320]*0.067" office:value-type="float" office:value="8.5274154592" calcext:value-type="float">
            <text:p>8,5274154592</text:p>
          </table:table-cell>
          <table:table-cell table:formula="of:=[.H320]*0.06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83.13" calcext:value-type="float">
            <text:p>-283,13</text:p>
          </table:table-cell>
          <table:table-cell office:value-type="float" office:value="1.509680248" calcext:value-type="float">
            <text:p>1,5096802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1]*100" office:value-type="float" office:value="150.9680248" calcext:value-type="float">
            <text:p>150,9680248</text:p>
          </table:table-cell>
          <table:table-cell table:formula="of:=[.E321]*100" office:value-type="float" office:value="0" calcext:value-type="float">
            <text:p>0</text:p>
          </table:table-cell>
          <table:table-cell/>
          <table:table-cell table:formula="of:=[.G321]*0.067" office:value-type="float" office:value="10.1148576616" calcext:value-type="float">
            <text:p>10,1148576616</text:p>
          </table:table-cell>
          <table:table-cell table:formula="of:=[.H32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13" calcext:value-type="float">
            <text:p>-283,13</text:p>
          </table:table-cell>
          <table:table-cell office:value-type="float" office:value="1.345445806" calcext:value-type="float">
            <text:p>1,3454458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2]*100" office:value-type="float" office:value="134.5445806" calcext:value-type="float">
            <text:p>134,5445806</text:p>
          </table:table-cell>
          <table:table-cell table:formula="of:=[.E322]*100" office:value-type="float" office:value="0" calcext:value-type="float">
            <text:p>0</text:p>
          </table:table-cell>
          <table:table-cell/>
          <table:table-cell table:formula="of:=[.G322]*0.067" office:value-type="float" office:value="9.0144869002" calcext:value-type="float">
            <text:p>9,0144869002</text:p>
          </table:table-cell>
          <table:table-cell table:formula="of:=[.H32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1.015611773" calcext:value-type="float">
            <text:p>1,0156117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3]*100" office:value-type="float" office:value="101.5611773" calcext:value-type="float">
            <text:p>101,5611773</text:p>
          </table:table-cell>
          <table:table-cell table:formula="of:=[.E323]*100" office:value-type="float" office:value="0" calcext:value-type="float">
            <text:p>0</text:p>
          </table:table-cell>
          <table:table-cell/>
          <table:table-cell table:formula="of:=[.G323]*0.067" office:value-type="float" office:value="6.8045988791" calcext:value-type="float">
            <text:p>6,8045988791</text:p>
          </table:table-cell>
          <table:table-cell table:formula="of:=[.H32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0.517798798" calcext:value-type="float">
            <text:p>0,5177987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4]*100" office:value-type="float" office:value="51.7798798" calcext:value-type="float">
            <text:p>51,7798798</text:p>
          </table:table-cell>
          <table:table-cell table:formula="of:=[.E324]*100" office:value-type="float" office:value="0" calcext:value-type="float">
            <text:p>0</text:p>
          </table:table-cell>
          <table:table-cell/>
          <table:table-cell table:formula="of:=[.G324]*0.067" office:value-type="float" office:value="3.4692519466" calcext:value-type="float">
            <text:p>3,4692519466</text:p>
          </table:table-cell>
          <table:table-cell table:formula="of:=[.H32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0.392387927" calcext:value-type="float">
            <text:p>0,3923879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5]*100" office:value-type="float" office:value="39.2387927" calcext:value-type="float">
            <text:p>39,2387927</text:p>
          </table:table-cell>
          <table:table-cell table:formula="of:=[.E325]*100" office:value-type="float" office:value="0" calcext:value-type="float">
            <text:p>0</text:p>
          </table:table-cell>
          <table:table-cell/>
          <table:table-cell table:formula="of:=[.G325]*0.067" office:value-type="float" office:value="2.6289991109" calcext:value-type="float">
            <text:p>2,6289991109</text:p>
          </table:table-cell>
          <table:table-cell table:formula="of:=[.H32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0.280562314" calcext:value-type="float">
            <text:p>0,2805623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6]*100" office:value-type="float" office:value="28.0562314" calcext:value-type="float">
            <text:p>28,0562314</text:p>
          </table:table-cell>
          <table:table-cell table:formula="of:=[.E326]*100" office:value-type="float" office:value="0" calcext:value-type="float">
            <text:p>0</text:p>
          </table:table-cell>
          <table:table-cell/>
          <table:table-cell table:formula="of:=[.G326]*0.067" office:value-type="float" office:value="1.8797675038" calcext:value-type="float">
            <text:p>1,8797675038</text:p>
          </table:table-cell>
          <table:table-cell table:formula="of:=[.H32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-0.099615784" calcext:value-type="float">
            <text:p>-0,0996157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7]*100" office:value-type="float" office:value="-9.9615784" calcext:value-type="float">
            <text:p>-9,9615784</text:p>
          </table:table-cell>
          <table:table-cell table:formula="of:=[.E327]*100" office:value-type="float" office:value="0" calcext:value-type="float">
            <text:p>0</text:p>
          </table:table-cell>
          <table:table-cell/>
          <table:table-cell table:formula="of:=[.G327]*0.067" office:value-type="float" office:value="-0.6674257528" calcext:value-type="float">
            <text:p>-0,6674257528</text:p>
          </table:table-cell>
          <table:table-cell table:formula="of:=[.H32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-0.542102223" calcext:value-type="float">
            <text:p>-0,542102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8]*100" office:value-type="float" office:value="-54.2102223" calcext:value-type="float">
            <text:p>-54,2102223</text:p>
          </table:table-cell>
          <table:table-cell table:formula="of:=[.E328]*100" office:value-type="float" office:value="0" calcext:value-type="float">
            <text:p>0</text:p>
          </table:table-cell>
          <table:table-cell/>
          <table:table-cell table:formula="of:=[.G328]*0.067" office:value-type="float" office:value="-3.6320848941" calcext:value-type="float">
            <text:p>-3,6320848941</text:p>
          </table:table-cell>
          <table:table-cell table:formula="of:=[.H32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0.630588428" calcext:value-type="float">
            <text:p>-0,6305884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9]*100" office:value-type="float" office:value="-63.0588428" calcext:value-type="float">
            <text:p>-63,0588428</text:p>
          </table:table-cell>
          <table:table-cell table:formula="of:=[.E329]*100" office:value-type="float" office:value="0" calcext:value-type="float">
            <text:p>0</text:p>
          </table:table-cell>
          <table:table-cell/>
          <table:table-cell table:formula="of:=[.G329]*0.067" office:value-type="float" office:value="-4.2249424676" calcext:value-type="float">
            <text:p>-4,2249424676</text:p>
          </table:table-cell>
          <table:table-cell table:formula="of:=[.H32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0.60731509" calcext:value-type="float">
            <text:p>-0,607315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0]*100" office:value-type="float" office:value="-60.731509" calcext:value-type="float">
            <text:p>-60,731509</text:p>
          </table:table-cell>
          <table:table-cell table:formula="of:=[.E330]*100" office:value-type="float" office:value="0" calcext:value-type="float">
            <text:p>0</text:p>
          </table:table-cell>
          <table:table-cell/>
          <table:table-cell table:formula="of:=[.G330]*0.067" office:value-type="float" office:value="-4.069011103" calcext:value-type="float">
            <text:p>-4,069011103</text:p>
          </table:table-cell>
          <table:table-cell table:formula="of:=[.H33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1.018834848" calcext:value-type="float">
            <text:p>-1,0188348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1]*100" office:value-type="float" office:value="-101.8834848" calcext:value-type="float">
            <text:p>-101,8834848</text:p>
          </table:table-cell>
          <table:table-cell table:formula="of:=[.E331]*100" office:value-type="float" office:value="0" calcext:value-type="float">
            <text:p>0</text:p>
          </table:table-cell>
          <table:table-cell/>
          <table:table-cell table:formula="of:=[.G331]*0.067" office:value-type="float" office:value="-6.8261934816" calcext:value-type="float">
            <text:p>-6,8261934816</text:p>
          </table:table-cell>
          <table:table-cell table:formula="of:=[.H33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1.05252061" calcext:value-type="float">
            <text:p>-1,052520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2]*100" office:value-type="float" office:value="-105.252061" calcext:value-type="float">
            <text:p>-105,252061</text:p>
          </table:table-cell>
          <table:table-cell table:formula="of:=[.E332]*100" office:value-type="float" office:value="0" calcext:value-type="float">
            <text:p>0</text:p>
          </table:table-cell>
          <table:table-cell/>
          <table:table-cell table:formula="of:=[.G332]*0.067" office:value-type="float" office:value="-7.051888087" calcext:value-type="float">
            <text:p>-7,051888087</text:p>
          </table:table-cell>
          <table:table-cell table:formula="of:=[.H33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0.920606463" calcext:value-type="float">
            <text:p>-0,9206064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3]*100" office:value-type="float" office:value="-92.0606463" calcext:value-type="float">
            <text:p>-92,0606463</text:p>
          </table:table-cell>
          <table:table-cell table:formula="of:=[.E333]*100" office:value-type="float" office:value="0" calcext:value-type="float">
            <text:p>0</text:p>
          </table:table-cell>
          <table:table-cell/>
          <table:table-cell table:formula="of:=[.G333]*0.067" office:value-type="float" office:value="-6.1680633021" calcext:value-type="float">
            <text:p>-6,1680633021</text:p>
          </table:table-cell>
          <table:table-cell table:formula="of:=[.H33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1.81843025" calcext:value-type="float">
            <text:p>-1,818430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4]*100" office:value-type="float" office:value="-181.843025" calcext:value-type="float">
            <text:p>-181,843025</text:p>
          </table:table-cell>
          <table:table-cell table:formula="of:=[.E334]*100" office:value-type="float" office:value="0" calcext:value-type="float">
            <text:p>0</text:p>
          </table:table-cell>
          <table:table-cell/>
          <table:table-cell table:formula="of:=[.G334]*0.067" office:value-type="float" office:value="-12.183482675" calcext:value-type="float">
            <text:p>-12,183482675</text:p>
          </table:table-cell>
          <table:table-cell table:formula="of:=[.H33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1.790463157" calcext:value-type="float">
            <text:p>-1,7904631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5]*100" office:value-type="float" office:value="-179.0463157" calcext:value-type="float">
            <text:p>-179,0463157</text:p>
          </table:table-cell>
          <table:table-cell table:formula="of:=[.E335]*100" office:value-type="float" office:value="0" calcext:value-type="float">
            <text:p>0</text:p>
          </table:table-cell>
          <table:table-cell/>
          <table:table-cell table:formula="of:=[.G335]*0.067" office:value-type="float" office:value="-11.9961031519" calcext:value-type="float">
            <text:p>-11,9961031519</text:p>
          </table:table-cell>
          <table:table-cell table:formula="of:=[.H33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1.018973583" calcext:value-type="float">
            <text:p>-1,0189735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6]*100" office:value-type="float" office:value="-101.8973583" calcext:value-type="float">
            <text:p>-101,8973583</text:p>
          </table:table-cell>
          <table:table-cell table:formula="of:=[.E336]*100" office:value-type="float" office:value="0" calcext:value-type="float">
            <text:p>0</text:p>
          </table:table-cell>
          <table:table-cell/>
          <table:table-cell table:formula="of:=[.G336]*0.067" office:value-type="float" office:value="-6.8271230061" calcext:value-type="float">
            <text:p>-6,8271230061</text:p>
          </table:table-cell>
          <table:table-cell table:formula="of:=[.H33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2.456280488" calcext:value-type="float">
            <text:p>-2,4562804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7]*100" office:value-type="float" office:value="-245.6280488" calcext:value-type="float">
            <text:p>-245,6280488</text:p>
          </table:table-cell>
          <table:table-cell table:formula="of:=[.E337]*100" office:value-type="float" office:value="0" calcext:value-type="float">
            <text:p>0</text:p>
          </table:table-cell>
          <table:table-cell/>
          <table:table-cell table:formula="of:=[.G337]*0.067" office:value-type="float" office:value="-16.4570792696" calcext:value-type="float">
            <text:p>-16,4570792696</text:p>
          </table:table-cell>
          <table:table-cell table:formula="of:=[.H33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77.53" calcext:value-type="float">
            <text:p>-277,53</text:p>
          </table:table-cell>
          <table:table-cell office:value-type="float" office:value="-2.67536017" calcext:value-type="float">
            <text:p>-2,675360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8]*100" office:value-type="float" office:value="-267.536017" calcext:value-type="float">
            <text:p>-267,536017</text:p>
          </table:table-cell>
          <table:table-cell table:formula="of:=[.E338]*100" office:value-type="float" office:value="0" calcext:value-type="float">
            <text:p>0</text:p>
          </table:table-cell>
          <table:table-cell/>
          <table:table-cell table:formula="of:=[.G338]*0.067" office:value-type="float" office:value="-17.924913139" calcext:value-type="float">
            <text:p>-17,924913139</text:p>
          </table:table-cell>
          <table:table-cell table:formula="of:=[.H33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77.53" calcext:value-type="float">
            <text:p>-277,53</text:p>
          </table:table-cell>
          <table:table-cell office:value-type="float" office:value="-3.591098818" calcext:value-type="float">
            <text:p>-3,5910988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9]*100" office:value-type="float" office:value="-359.1098818" calcext:value-type="float">
            <text:p>-359,1098818</text:p>
          </table:table-cell>
          <table:table-cell table:formula="of:=[.E339]*100" office:value-type="float" office:value="0" calcext:value-type="float">
            <text:p>0</text:p>
          </table:table-cell>
          <table:table-cell/>
          <table:table-cell table:formula="of:=[.G339]*0.067" office:value-type="float" office:value="-24.0603620806" calcext:value-type="float">
            <text:p>-24,0603620806</text:p>
          </table:table-cell>
          <table:table-cell table:formula="of:=[.H33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74.12" calcext:value-type="float">
            <text:p>-274,12</text:p>
          </table:table-cell>
          <table:table-cell office:value-type="float" office:value="-3.05794255" calcext:value-type="float">
            <text:p>-3,05794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40]*100" office:value-type="float" office:value="-305.794255" calcext:value-type="float">
            <text:p>-305,794255</text:p>
          </table:table-cell>
          <table:table-cell table:formula="of:=[.E340]*100" office:value-type="float" office:value="0" calcext:value-type="float">
            <text:p>0</text:p>
          </table:table-cell>
          <table:table-cell/>
          <table:table-cell table:formula="of:=[.G340]*0.067" office:value-type="float" office:value="-20.488215085" calcext:value-type="float">
            <text:p>-20,488215085</text:p>
          </table:table-cell>
          <table:table-cell table:formula="of:=[.H34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74.12" calcext:value-type="float">
            <text:p>-274,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341]*100" office:value-type="float" office:value="0" calcext:value-type="float">
            <text:p>0</text:p>
          </table:table-cell>
          <table:table-cell table:formula="of:=[.E341]*100" office:value-type="float" office:value="0" calcext:value-type="float">
            <text:p>0</text:p>
          </table:table-cell>
          <table:table-cell/>
          <table:table-cell table:formula="of:=[.G341]*0.067" office:value-type="float" office:value="0" calcext:value-type="float">
            <text:p>0</text:p>
          </table:table-cell>
          <table:table-cell table:formula="of:=[.H341]*0.067" office:value-type="float" office:value="0" calcext:value-type="float">
            <text:p>0</text:p>
          </table:table-cell>
        </table:table-row>
      </table:table>
      <table:table table:name="100as szorzó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office:value-type="float" office:value="23.0960371" calcext:value-type="float">
            <text:p>23,096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office:value-type="float" office:value="188.1471978" calcext:value-type="float">
            <text:p>188,147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209.611241" calcext:value-type="float">
            <text:p>209,61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187.660342" calcext:value-type="float">
            <text:p>187,66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599.1877023" calcext:value-type="float">
            <text:p>599,1877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645.8635355" calcext:value-type="float">
            <text:p>645,8635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454.7295384" calcext:value-type="float">
            <text:p>454,7295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867.2204485" calcext:value-type="float">
            <text:p>867,2204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12.26" calcext:value-type="float">
            <text:p>-312,26</text:p>
          </table:table-cell>
          <table:table-cell office:value-type="float" office:value="1130.431629" calcext:value-type="float">
            <text:p>1130,43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312.26" calcext:value-type="float">
            <text:p>-312,26</text:p>
          </table:table-cell>
          <table:table-cell office:value-type="float" office:value="1163.779276" calcext:value-type="float">
            <text:p>1163,779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972.5806627" calcext:value-type="float">
            <text:p>972,5806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597.8461298" calcext:value-type="float">
            <text:p>597,846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646.0377692" calcext:value-type="float">
            <text:p>646,037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589.3749631" calcext:value-type="float">
            <text:p>589,374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272.0338993" calcext:value-type="float">
            <text:p>272,0338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109.8607804" calcext:value-type="float">
            <text:p>109,860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37.2209944" calcext:value-type="float">
            <text:p>37,220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-125.3556544" calcext:value-type="float">
            <text:p>-125,3556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-375.9783173" calcext:value-type="float">
            <text:p>-375,978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418.7971388" calcext:value-type="float">
            <text:p>-418,797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404.3245051" calcext:value-type="float">
            <text:p>-404,3245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771.4277555" calcext:value-type="float">
            <text:p>-771,427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766.8147262" calcext:value-type="float">
            <text:p>-766,8147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471.9934996" calcext:value-type="float">
            <text:p>-471,9934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957.8995547" calcext:value-type="float">
            <text:p>-957,8995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307.56" calcext:value-type="float">
            <text:p>-307,56</text:p>
          </table:table-cell>
          <table:table-cell office:value-type="float" office:value="-1045.577509" calcext:value-type="float">
            <text:p>-1045,57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307.56" calcext:value-type="float">
            <text:p>-307,56</text:p>
          </table:table-cell>
          <table:table-cell office:value-type="float" office:value="-1108.654358" calcext:value-type="float">
            <text:p>-1108,654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office:value-type="float" office:value="-891.4466358" calcext:value-type="float">
            <text:p>-891,4466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office:value-type="float" office:value="-108.2580118" calcext:value-type="float">
            <text:p>-108,258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0" calcext:value-type="float">
            <text:p>0</text:p>
          </table:table-cell>
          <table:table-cell office:value-type="float" office:value="-100.945801" calcext:value-type="float">
            <text:p>-100,94580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23.2482282" calcext:value-type="float">
            <text:p>23,2482282</text:p>
          </table:table-cell>
          <table:table-cell office:value-type="float" office:value="-97.6845303" calcext:value-type="float">
            <text:p>-97,68453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118.321097" calcext:value-type="float">
            <text:p>118,321097</text:p>
          </table:table-cell>
          <table:table-cell office:value-type="float" office:value="-62.6997977" calcext:value-type="float">
            <text:p>-62,69979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92.91" calcext:value-type="float">
            <text:p>-292,91</text:p>
          </table:table-cell>
          <table:table-cell office:value-type="float" office:value="196.848724" calcext:value-type="float">
            <text:p>196,848724</text:p>
          </table:table-cell>
          <table:table-cell office:value-type="float" office:value="-193.6175221" calcext:value-type="float">
            <text:p>-193,61752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92.91" calcext:value-type="float">
            <text:p>-292,91</text:p>
          </table:table-cell>
          <table:table-cell office:value-type="float" office:value="444.3092122" calcext:value-type="float">
            <text:p>444,3092122</text:p>
          </table:table-cell>
          <table:table-cell office:value-type="float" office:value="-147.7334566" calcext:value-type="float">
            <text:p>-147,73345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525.5092506" calcext:value-type="float">
            <text:p>525,5092506</text:p>
          </table:table-cell>
          <table:table-cell office:value-type="float" office:value="42.6724006" calcext:value-type="float">
            <text:p>42,67240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369.0436753" calcext:value-type="float">
            <text:p>369,0436753</text:p>
          </table:table-cell>
          <table:table-cell office:value-type="float" office:value="-288.9975437" calcext:value-type="float">
            <text:p>-288,99754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596.6466512" calcext:value-type="float">
            <text:p>596,6466512</text:p>
          </table:table-cell>
          <table:table-cell office:value-type="float" office:value="-316.7734871" calcext:value-type="float">
            <text:p>-316,77348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685.8793677" calcext:value-type="float">
            <text:p>685,8793677</text:p>
          </table:table-cell>
          <table:table-cell office:value-type="float" office:value="-205.4051777" calcext:value-type="float">
            <text:p>-205,40517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558.4656616" calcext:value-type="float">
            <text:p>558,4656616</text:p>
          </table:table-cell>
          <table:table-cell office:value-type="float" office:value="-613.3368248" calcext:value-type="float">
            <text:p>-613,33682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742.8044528" calcext:value-type="float">
            <text:p>742,8044528</text:p>
          </table:table-cell>
          <table:table-cell office:value-type="float" office:value="-935.0831344" calcext:value-type="float">
            <text:p>-935,08313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717.6645568" calcext:value-type="float">
            <text:p>717,6645568</text:p>
          </table:table-cell>
          <table:table-cell office:value-type="float" office:value="-1207.559274" calcext:value-type="float">
            <text:p>-1207,5592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466.4610804" calcext:value-type="float">
            <text:p>466,4610804</text:p>
          </table:table-cell>
          <table:table-cell office:value-type="float" office:value="-1338.202113" calcext:value-type="float">
            <text:p>-1338,20211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521.9873929" calcext:value-type="float">
            <text:p>521,9873929</text:p>
          </table:table-cell>
          <table:table-cell office:value-type="float" office:value="-1429.118418" calcext:value-type="float">
            <text:p>-1429,1184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482.4878197" calcext:value-type="float">
            <text:p>482,4878197</text:p>
          </table:table-cell>
          <table:table-cell office:value-type="float" office:value="-1558.116832" calcext:value-type="float">
            <text:p>-1558,1168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239.9638462" calcext:value-type="float">
            <text:p>239,9638462</text:p>
          </table:table-cell>
          <table:table-cell office:value-type="float" office:value="-1622.028967" calcext:value-type="float">
            <text:p>-1622,0289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133.8317939" calcext:value-type="float">
            <text:p>133,8317939</text:p>
          </table:table-cell>
          <table:table-cell office:value-type="float" office:value="-1625.205688" calcext:value-type="float">
            <text:p>-1625,20568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76.8104657" calcext:value-type="float">
            <text:p>76,8104657</text:p>
          </table:table-cell>
          <table:table-cell office:value-type="float" office:value="-1606.345383" calcext:value-type="float">
            <text:p>-1606,34538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-69.6336292" calcext:value-type="float">
            <text:p>-69,6336292</text:p>
          </table:table-cell>
          <table:table-cell office:value-type="float" office:value="-1590.863845" calcext:value-type="float">
            <text:p>-1590,8638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-267.4190968" calcext:value-type="float">
            <text:p>-267,4190968</text:p>
          </table:table-cell>
          <table:table-cell office:value-type="float" office:value="-1541.497869" calcext:value-type="float">
            <text:p>-1541,4978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318.9600756" calcext:value-type="float">
            <text:p>-318,9600756</text:p>
          </table:table-cell>
          <table:table-cell office:value-type="float" office:value="-1428.859069" calcext:value-type="float">
            <text:p>-1428,85906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351.3967209" calcext:value-type="float">
            <text:p>-351,3967209</text:p>
          </table:table-cell>
          <table:table-cell office:value-type="float" office:value="-1433.2432" calcext:value-type="float">
            <text:p>-1433,243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640.1454174" calcext:value-type="float">
            <text:p>-640,1454174</text:p>
          </table:table-cell>
          <table:table-cell office:value-type="float" office:value="-1475.130157" calcext:value-type="float">
            <text:p>-1475,13015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313.94" calcext:value-type="float">
            <text:p>-313,94</text:p>
          </table:table-cell>
          <table:table-cell office:value-type="float" office:value="-736.1520098" calcext:value-type="float">
            <text:p>-736,1520098</text:p>
          </table:table-cell>
          <table:table-cell office:value-type="float" office:value="-1167.06815" calcext:value-type="float">
            <text:p>-1167,068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313.94" calcext:value-type="float">
            <text:p>-313,94</text:p>
          </table:table-cell>
          <table:table-cell office:value-type="float" office:value="-826.9254951" calcext:value-type="float">
            <text:p>-826,9254951</text:p>
          </table:table-cell>
          <table:table-cell office:value-type="float" office:value="-1139.884805" calcext:value-type="float">
            <text:p>-1139,88480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776.6639426" calcext:value-type="float">
            <text:p>-776,6639426</text:p>
          </table:table-cell>
          <table:table-cell office:value-type="float" office:value="-1374.61937" calcext:value-type="float">
            <text:p>-1374,6193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431.2404316" calcext:value-type="float">
            <text:p>-431,2404316</text:p>
          </table:table-cell>
          <table:table-cell office:value-type="float" office:value="-816.8893865" calcext:value-type="float">
            <text:p>-816,88938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868.3865031" calcext:value-type="float">
            <text:p>-868,3865031</text:p>
          </table:table-cell>
          <table:table-cell office:value-type="float" office:value="-622.8341001" calcext:value-type="float">
            <text:p>-622,834100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-795.2210539" calcext:value-type="float">
            <text:p>-795,2210539</text:p>
          </table:table-cell>
          <table:table-cell office:value-type="float" office:value="-452.3883349" calcext:value-type="float">
            <text:p>-452,388334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-97.595754" calcext:value-type="float">
            <text:p>-97,595754</text:p>
          </table:table-cell>
          <table:table-cell office:value-type="float" office:value="-430.7305807" calcext:value-type="float">
            <text:p>-430,73058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0" calcext:value-type="float">
            <text:p>0</text:p>
          </table:table-cell>
          <table:table-cell office:value-type="float" office:value="-431.4399276" calcext:value-type="float">
            <text:p>-431,4399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89.88" calcext:value-type="float">
            <text:p>-289,88</text:p>
          </table:table-cell>
          <table:table-cell office:value-type="float" office:value="0" calcext:value-type="float">
            <text:p>0</text:p>
          </table:table-cell>
          <table:table-cell office:value-type="float" office:value="-266.1880772" calcext:value-type="float">
            <text:p>-266,18807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89.88" calcext:value-type="float">
            <text:p>-289,88</text:p>
          </table:table-cell>
          <table:table-cell office:value-type="float" office:value="61.3420404" calcext:value-type="float">
            <text:p>61,3420404</text:p>
          </table:table-cell>
          <table:table-cell office:value-type="float" office:value="-263.4497583" calcext:value-type="float">
            <text:p>-263,449758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92.214206" calcext:value-type="float">
            <text:p>92,214206</text:p>
          </table:table-cell>
          <table:table-cell office:value-type="float" office:value="-231.2027801" calcext:value-type="float">
            <text:p>-231,20278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124.5775822" calcext:value-type="float">
            <text:p>124,5775822</text:p>
          </table:table-cell>
          <table:table-cell office:value-type="float" office:value="-311.7814667" calcext:value-type="float">
            <text:p>-311,78146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423.9502646" calcext:value-type="float">
            <text:p>423,9502646</text:p>
          </table:table-cell>
          <table:table-cell office:value-type="float" office:value="-336.2208705" calcext:value-type="float">
            <text:p>-336,22087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457.9236152" calcext:value-type="float">
            <text:p>457,9236152</text:p>
          </table:table-cell>
          <table:table-cell office:value-type="float" office:value="-386.9507772" calcext:value-type="float">
            <text:p>-386,95077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286.4176478" calcext:value-type="float">
            <text:p>286,4176478</text:p>
          </table:table-cell>
          <table:table-cell office:value-type="float" office:value="-465.8892355" calcext:value-type="float">
            <text:p>-465,88923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538.3219044" calcext:value-type="float">
            <text:p>538,3219044</text:p>
          </table:table-cell>
          <table:table-cell office:value-type="float" office:value="-512.926992" calcext:value-type="float">
            <text:p>-512,9269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570.6571109" calcext:value-type="float">
            <text:p>570,6571109</text:p>
          </table:table-cell>
          <table:table-cell office:value-type="float" office:value="-596.7654746" calcext:value-type="float">
            <text:p>-596,76547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400.7536722" calcext:value-type="float">
            <text:p>400,7536722</text:p>
          </table:table-cell>
          <table:table-cell office:value-type="float" office:value="-710.9940418" calcext:value-type="float">
            <text:p>-710,99404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569.5568269" calcext:value-type="float">
            <text:p>569,5568269</text:p>
          </table:table-cell>
          <table:table-cell office:value-type="float" office:value="-824.1171282" calcext:value-type="float">
            <text:p>-824,11712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569.4616841" calcext:value-type="float">
            <text:p>569,4616841</text:p>
          </table:table-cell>
          <table:table-cell office:value-type="float" office:value="-983.9789904" calcext:value-type="float">
            <text:p>-983,97899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376.2869865" calcext:value-type="float">
            <text:p>376,2869865</text:p>
          </table:table-cell>
          <table:table-cell office:value-type="float" office:value="-1068.296415" calcext:value-type="float">
            <text:p>-1068,29641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426.1230498" calcext:value-type="float">
            <text:p>426,1230498</text:p>
          </table:table-cell>
          <table:table-cell office:value-type="float" office:value="-1132.292399" calcext:value-type="float">
            <text:p>-1132,2923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396.4644136" calcext:value-type="float">
            <text:p>396,4644136</text:p>
          </table:table-cell>
          <table:table-cell office:value-type="float" office:value="-1232.453836" calcext:value-type="float">
            <text:p>-1232,4538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204.9450433" calcext:value-type="float">
            <text:p>204,9450433</text:p>
          </table:table-cell>
          <table:table-cell office:value-type="float" office:value="-1281.568545" calcext:value-type="float">
            <text:p>-1281,5685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125.544365" calcext:value-type="float">
            <text:p>125,544365</text:p>
          </table:table-cell>
          <table:table-cell office:value-type="float" office:value="-1290.675843" calcext:value-type="float">
            <text:p>-1290,6758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71.5628377" calcext:value-type="float">
            <text:p>71,5628377</text:p>
          </table:table-cell>
          <table:table-cell office:value-type="float" office:value="-1307.437709" calcext:value-type="float">
            <text:p>-1307,4377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-60.5081407" calcext:value-type="float">
            <text:p>-60,5081407</text:p>
          </table:table-cell>
          <table:table-cell office:value-type="float" office:value="-1332.838489" calcext:value-type="float">
            <text:p>-1332,83848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-213.9735407" calcext:value-type="float">
            <text:p>-213,9735407</text:p>
          </table:table-cell>
          <table:table-cell office:value-type="float" office:value="-1331.680286" calcext:value-type="float">
            <text:p>-1331,6802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315.46" calcext:value-type="float">
            <text:p>-315,46</text:p>
          </table:table-cell>
          <table:table-cell office:value-type="float" office:value="-310.5424698" calcext:value-type="float">
            <text:p>-310,5424698</text:p>
          </table:table-cell>
          <table:table-cell office:value-type="float" office:value="-1238.346329" calcext:value-type="float">
            <text:p>-1238,3463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315.46" calcext:value-type="float">
            <text:p>-315,46</text:p>
          </table:table-cell>
          <table:table-cell office:value-type="float" office:value="-450.5955932" calcext:value-type="float">
            <text:p>-450,5955932</text:p>
          </table:table-cell>
          <table:table-cell office:value-type="float" office:value="-1243.059233" calcext:value-type="float">
            <text:p>-1243,0592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505.2527051" calcext:value-type="float">
            <text:p>-505,2527051</text:p>
          </table:table-cell>
          <table:table-cell office:value-type="float" office:value="-1292.158073" calcext:value-type="float">
            <text:p>-1292,15807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431.569374" calcext:value-type="float">
            <text:p>-431,569374</text:p>
          </table:table-cell>
          <table:table-cell office:value-type="float" office:value="-1015.045422" calcext:value-type="float">
            <text:p>-1015,04542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679.5447199" calcext:value-type="float">
            <text:p>-679,5447199</text:p>
          </table:table-cell>
          <table:table-cell office:value-type="float" office:value="-860.3983086" calcext:value-type="float">
            <text:p>-860,398308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634.9041366" calcext:value-type="float">
            <text:p>-634,9041366</text:p>
          </table:table-cell>
          <table:table-cell office:value-type="float" office:value="-751.0918228" calcext:value-type="float">
            <text:p>-751,091822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293.7922389" calcext:value-type="float">
            <text:p>-293,7922389</text:p>
          </table:table-cell>
          <table:table-cell office:value-type="float" office:value="-623.3213595" calcext:value-type="float">
            <text:p>-623,321359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744.1533066" calcext:value-type="float">
            <text:p>-744,1533066</text:p>
          </table:table-cell>
          <table:table-cell office:value-type="float" office:value="-568.4131995" calcext:value-type="float">
            <text:p>-568,413199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-699.3431163" calcext:value-type="float">
            <text:p>-699,3431163</text:p>
          </table:table-cell>
          <table:table-cell office:value-type="float" office:value="-417.0913376" calcext:value-type="float">
            <text:p>-417,091337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-87.3096046" calcext:value-type="float">
            <text:p>-87,3096046</text:p>
          </table:table-cell>
          <table:table-cell office:value-type="float" office:value="-397.9402343" calcext:value-type="float">
            <text:p>-397,940234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0" calcext:value-type="float">
            <text:p>0</text:p>
          </table:table-cell>
          <table:table-cell office:value-type="float" office:value="-417.8595115" calcext:value-type="float">
            <text:p>-417,8595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88.66" calcext:value-type="float">
            <text:p>-288,66</text:p>
          </table:table-cell>
          <table:table-cell office:value-type="float" office:value="0" calcext:value-type="float">
            <text:p>0</text:p>
          </table:table-cell>
          <table:table-cell office:value-type="float" office:value="-259.4703685" calcext:value-type="float">
            <text:p>-259,47036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88.66" calcext:value-type="float">
            <text:p>-288,66</text:p>
          </table:table-cell>
          <table:table-cell office:value-type="float" office:value="58.2335252" calcext:value-type="float">
            <text:p>58,2335252</text:p>
          </table:table-cell>
          <table:table-cell office:value-type="float" office:value="-260.4134088" calcext:value-type="float">
            <text:p>-260,41340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69.9893886" calcext:value-type="float">
            <text:p>69,9893886</text:p>
          </table:table-cell>
          <table:table-cell office:value-type="float" office:value="-275.8673087" calcext:value-type="float">
            <text:p>-275,867308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91.8306336" calcext:value-type="float">
            <text:p>91,8306336</text:p>
          </table:table-cell>
          <table:table-cell office:value-type="float" office:value="-300.2388756" calcext:value-type="float">
            <text:p>-300,23887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369.1399017" calcext:value-type="float">
            <text:p>369,1399017</text:p>
          </table:table-cell>
          <table:table-cell office:value-type="float" office:value="-324.6205147" calcext:value-type="float">
            <text:p>-324,6205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395.8408855" calcext:value-type="float">
            <text:p>395,8408855</text:p>
          </table:table-cell>
          <table:table-cell office:value-type="float" office:value="-405.8351983" calcext:value-type="float">
            <text:p>-405,8351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243.0674605" calcext:value-type="float">
            <text:p>243,0674605</text:p>
          </table:table-cell>
          <table:table-cell office:value-type="float" office:value="-440.9308847" calcext:value-type="float">
            <text:p>-440,93088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465.7704121" calcext:value-type="float">
            <text:p>465,7704121</text:p>
          </table:table-cell>
          <table:table-cell office:value-type="float" office:value="-482.7999852" calcext:value-type="float">
            <text:p>-482,79998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487.8123178" calcext:value-type="float">
            <text:p>487,8123178</text:p>
          </table:table-cell>
          <table:table-cell office:value-type="float" office:value="-578.8829946" calcext:value-type="float">
            <text:p>-578,88299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331.1140081" calcext:value-type="float">
            <text:p>331,1140081</text:p>
          </table:table-cell>
          <table:table-cell office:value-type="float" office:value="-633.2759939" calcext:value-type="float">
            <text:p>-633,2759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469.8195042" calcext:value-type="float">
            <text:p>469,8195042</text:p>
          </table:table-cell>
          <table:table-cell office:value-type="float" office:value="-694.2397008" calcext:value-type="float">
            <text:p>-694,23970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473.4852695" calcext:value-type="float">
            <text:p>473,4852695</text:p>
          </table:table-cell>
          <table:table-cell office:value-type="float" office:value="-809.802496" calcext:value-type="float">
            <text:p>-809,8024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318.1476716" calcext:value-type="float">
            <text:p>318,1476716</text:p>
          </table:table-cell>
          <table:table-cell office:value-type="float" office:value="-862.6620465" calcext:value-type="float">
            <text:p>-862,66204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357.8299722" calcext:value-type="float">
            <text:p>357,8299722</text:p>
          </table:table-cell>
          <table:table-cell office:value-type="float" office:value="-897.4420797" calcext:value-type="float">
            <text:p>-897,44207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333.2116744" calcext:value-type="float">
            <text:p>333,2116744</text:p>
          </table:table-cell>
          <table:table-cell office:value-type="float" office:value="-988.5692073" calcext:value-type="float">
            <text:p>-988,56920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181.7418397" calcext:value-type="float">
            <text:p>181,7418397</text:p>
          </table:table-cell>
          <table:table-cell office:value-type="float" office:value="-1031.591571" calcext:value-type="float">
            <text:p>-1031,5915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107.9626294" calcext:value-type="float">
            <text:p>107,9626294</text:p>
          </table:table-cell>
          <table:table-cell office:value-type="float" office:value="-1035.808326" calcext:value-type="float">
            <text:p>-1035,8083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312.85" calcext:value-type="float">
            <text:p>-312,85</text:p>
          </table:table-cell>
          <table:table-cell office:value-type="float" office:value="34.6478191" calcext:value-type="float">
            <text:p>34,6478191</text:p>
          </table:table-cell>
          <table:table-cell office:value-type="float" office:value="-1068.875959" calcext:value-type="float">
            <text:p>-1068,87595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312.85" calcext:value-type="float">
            <text:p>-312,85</text:p>
          </table:table-cell>
          <table:table-cell office:value-type="float" office:value="-93.8762061" calcext:value-type="float">
            <text:p>-93,8762061</text:p>
          </table:table-cell>
          <table:table-cell office:value-type="float" office:value="-1105.091831" calcext:value-type="float">
            <text:p>-1105,0918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172.9269369" calcext:value-type="float">
            <text:p>-172,9269369</text:p>
          </table:table-cell>
          <table:table-cell office:value-type="float" office:value="-1112.830959" calcext:value-type="float">
            <text:p>-1112,8309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230.3390227" calcext:value-type="float">
            <text:p>-230,3390227</text:p>
          </table:table-cell>
          <table:table-cell office:value-type="float" office:value="-1033.153955" calcext:value-type="float">
            <text:p>-1033,15395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405.2084643" calcext:value-type="float">
            <text:p>-405,2084643</text:p>
          </table:table-cell>
          <table:table-cell office:value-type="float" office:value="-975.9921836" calcext:value-type="float">
            <text:p>-975,99218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412.1316063" calcext:value-type="float">
            <text:p>-412,1316063</text:p>
          </table:table-cell>
          <table:table-cell office:value-type="float" office:value="-917.9741775" calcext:value-type="float">
            <text:p>-917,97417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304.3922459" calcext:value-type="float">
            <text:p>-304,3922459</text:p>
          </table:table-cell>
          <table:table-cell office:value-type="float" office:value="-811.6811233" calcext:value-type="float">
            <text:p>-811,681123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562.9718961" calcext:value-type="float">
            <text:p>-562,9718961</text:p>
          </table:table-cell>
          <table:table-cell office:value-type="float" office:value="-734.8244191" calcext:value-type="float">
            <text:p>-734,824419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539.5869935" calcext:value-type="float">
            <text:p>-539,5869935</text:p>
          </table:table-cell>
          <table:table-cell office:value-type="float" office:value="-612.5413973" calcext:value-type="float">
            <text:p>-612,541397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248.5618083" calcext:value-type="float">
            <text:p>-248,5618083</text:p>
          </table:table-cell>
          <table:table-cell office:value-type="float" office:value="-566.8293621" calcext:value-type="float">
            <text:p>-566,82936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662.1564812" calcext:value-type="float">
            <text:p>-662,1564812</text:p>
          </table:table-cell>
          <table:table-cell office:value-type="float" office:value="-552.0085516" calcext:value-type="float">
            <text:p>-552,008551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-624.7480887" calcext:value-type="float">
            <text:p>-624,7480887</text:p>
          </table:table-cell>
          <table:table-cell office:value-type="float" office:value="-413.3778037" calcext:value-type="float">
            <text:p>-413,377803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-98.3639278" calcext:value-type="float">
            <text:p>-98,3639278</text:p>
          </table:table-cell>
          <table:table-cell office:value-type="float" office:value="-401.5030989" calcext:value-type="float">
            <text:p>-401,50309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0" calcext:value-type="float">
            <text:p>0</text:p>
          </table:table-cell>
          <table:table-cell office:value-type="float" office:value="-520.0603042" calcext:value-type="float">
            <text:p>-520,0603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87.51" calcext:value-type="float">
            <text:p>-287,51</text:p>
          </table:table-cell>
          <table:table-cell office:value-type="float" office:value="0" calcext:value-type="float">
            <text:p>0</text:p>
          </table:table-cell>
          <table:table-cell office:value-type="float" office:value="-269.1430153" calcext:value-type="float">
            <text:p>-269,1430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87.51" calcext:value-type="float">
            <text:p>-287,51</text:p>
          </table:table-cell>
          <table:table-cell office:value-type="float" office:value="44.9451002" calcext:value-type="float">
            <text:p>44,9451002</text:p>
          </table:table-cell>
          <table:table-cell office:value-type="float" office:value="-271.1024129" calcext:value-type="float">
            <text:p>-271,10241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52.3887392" calcext:value-type="float">
            <text:p>52,3887392</text:p>
          </table:table-cell>
          <table:table-cell office:value-type="float" office:value="-299.6811568" calcext:value-type="float">
            <text:p>-299,68115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75.8243762" calcext:value-type="float">
            <text:p>75,8243762</text:p>
          </table:table-cell>
          <table:table-cell office:value-type="float" office:value="-307.6870448" calcext:value-type="float">
            <text:p>-307,6870448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318.353942" calcext:value-type="float">
            <text:p>318,353942</text:p>
          </table:table-cell>
          <table:table-cell office:value-type="float" office:value="-327.9305765" calcext:value-type="float">
            <text:p>-327,9305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341.6132452" calcext:value-type="float">
            <text:p>341,6132452</text:p>
          </table:table-cell>
          <table:table-cell office:value-type="float" office:value="-405.6411707" calcext:value-type="float">
            <text:p>-405,64117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209.4528609" calcext:value-type="float">
            <text:p>209,4528609</text:p>
          </table:table-cell>
          <table:table-cell office:value-type="float" office:value="-430.935307" calcext:value-type="float">
            <text:p>-430,9353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400.3697945" calcext:value-type="float">
            <text:p>400,3697945</text:p>
          </table:table-cell>
          <table:table-cell office:value-type="float" office:value="-463.6552481" calcext:value-type="float">
            <text:p>-463,65524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420.1811022" calcext:value-type="float">
            <text:p>420,1811022</text:p>
          </table:table-cell>
          <table:table-cell office:value-type="float" office:value="-554.9232204" calcext:value-type="float">
            <text:p>-554,92322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285.396966" calcext:value-type="float">
            <text:p>285,396966</text:p>
          </table:table-cell>
          <table:table-cell office:value-type="float" office:value="-588.0435087" calcext:value-type="float">
            <text:p>-588,04350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393.0303248" calcext:value-type="float">
            <text:p>393,0303248</text:p>
          </table:table-cell>
          <table:table-cell office:value-type="float" office:value="-619.2139357" calcext:value-type="float">
            <text:p>-619,213935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401.0393384" calcext:value-type="float">
            <text:p>401,0393384</text:p>
          </table:table-cell>
          <table:table-cell office:value-type="float" office:value="-730.6248485" calcext:value-type="float">
            <text:p>-730,62484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288.6474027" calcext:value-type="float">
            <text:p>288,6474027</text:p>
          </table:table-cell>
          <table:table-cell office:value-type="float" office:value="-768.1232528" calcext:value-type="float">
            <text:p>-768,12325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300.2158889" calcext:value-type="float">
            <text:p>300,2158889</text:p>
          </table:table-cell>
          <table:table-cell office:value-type="float" office:value="-776.6009648" calcext:value-type="float">
            <text:p>-776,600964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306.89" calcext:value-type="float">
            <text:p>-306,89</text:p>
          </table:table-cell>
          <table:table-cell office:value-type="float" office:value="262.3149227" calcext:value-type="float">
            <text:p>262,3149227</text:p>
          </table:table-cell>
          <table:table-cell office:value-type="float" office:value="-883.001913" calcext:value-type="float">
            <text:p>-883,0019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306.89" calcext:value-type="float">
            <text:p>-306,89</text:p>
          </table:table-cell>
          <table:table-cell office:value-type="float" office:value="157.7059243" calcext:value-type="float">
            <text:p>157,7059243</text:p>
          </table:table-cell>
          <table:table-cell office:value-type="float" office:value="-944.3068419" calcext:value-type="float">
            <text:p>-944,30684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88.259977" calcext:value-type="float">
            <text:p>88,259977</text:p>
          </table:table-cell>
          <table:table-cell office:value-type="float" office:value="-957.3693315" calcext:value-type="float">
            <text:p>-957,369331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2.2793331" calcext:value-type="float">
            <text:p>2,2793331</text:p>
          </table:table-cell>
          <table:table-cell office:value-type="float" office:value="-986.9181214" calcext:value-type="float">
            <text:p>-986,918121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-104.4631412" calcext:value-type="float">
            <text:p>-104,4631412</text:p>
          </table:table-cell>
          <table:table-cell office:value-type="float" office:value="-1001.372262" calcext:value-type="float">
            <text:p>-1001,3722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142.0356653" calcext:value-type="float">
            <text:p>-142,0356653</text:p>
          </table:table-cell>
          <table:table-cell office:value-type="float" office:value="-986.0158553" calcext:value-type="float">
            <text:p>-986,01585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173.7036944" calcext:value-type="float">
            <text:p>-173,7036944</text:p>
          </table:table-cell>
          <table:table-cell office:value-type="float" office:value="-944.1971644" calcext:value-type="float">
            <text:p>-944,19716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335.4158153" calcext:value-type="float">
            <text:p>-335,4158153</text:p>
          </table:table-cell>
          <table:table-cell office:value-type="float" office:value="-894.8371714" calcext:value-type="float">
            <text:p>-894,83717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340.9416448" calcext:value-type="float">
            <text:p>-340,9416448</text:p>
          </table:table-cell>
          <table:table-cell office:value-type="float" office:value="-815.2856247" calcext:value-type="float">
            <text:p>-815,285624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248.4196156" calcext:value-type="float">
            <text:p>-248,4196156</text:p>
          </table:table-cell>
          <table:table-cell office:value-type="float" office:value="-767.7019016" calcext:value-type="float">
            <text:p>-767,701901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480.4049939" calcext:value-type="float">
            <text:p>-480,4049939</text:p>
          </table:table-cell>
          <table:table-cell office:value-type="float" office:value="-727.6475581" calcext:value-type="float">
            <text:p>-727,64755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466.9090796" calcext:value-type="float">
            <text:p>-466,9090796</text:p>
          </table:table-cell>
          <table:table-cell office:value-type="float" office:value="-613.806139" calcext:value-type="float">
            <text:p>-613,8061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233.2593931" calcext:value-type="float">
            <text:p>-233,2593931</text:p>
          </table:table-cell>
          <table:table-cell office:value-type="float" office:value="-594.1386792" calcext:value-type="float">
            <text:p>-594,13867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590.7017482" calcext:value-type="float">
            <text:p>-590,7017482</text:p>
          </table:table-cell>
          <table:table-cell office:value-type="float" office:value="-640.3777015" calcext:value-type="float">
            <text:p>-640,37770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-548.8376637" calcext:value-type="float">
            <text:p>-548,8376637</text:p>
          </table:table-cell>
          <table:table-cell office:value-type="float" office:value="-443.1043688" calcext:value-type="float">
            <text:p>-443,10436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-193.9921052" calcext:value-type="float">
            <text:p>-193,9921052</text:p>
          </table:table-cell>
          <table:table-cell office:value-type="float" office:value="-432.5750467" calcext:value-type="float">
            <text:p>-432,57504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0" calcext:value-type="float">
            <text:p>0</text:p>
          </table:table-cell>
          <table:table-cell office:value-type="float" office:value="-724.0082591" calcext:value-type="float">
            <text:p>-724,0082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85.98" calcext:value-type="float">
            <text:p>-285,98</text:p>
          </table:table-cell>
          <table:table-cell office:value-type="float" office:value="0" calcext:value-type="float">
            <text:p>0</text:p>
          </table:table-cell>
          <table:table-cell office:value-type="float" office:value="-288.3261706" calcext:value-type="float">
            <text:p>-288,3261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85.98" calcext:value-type="float">
            <text:p>-285,98</text:p>
          </table:table-cell>
          <table:table-cell office:value-type="float" office:value="27.6953837" calcext:value-type="float">
            <text:p>27,6953837</text:p>
          </table:table-cell>
          <table:table-cell office:value-type="float" office:value="-290.4059061" calcext:value-type="float">
            <text:p>-290,40590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33.4047567" calcext:value-type="float">
            <text:p>33,4047567</text:p>
          </table:table-cell>
          <table:table-cell office:value-type="float" office:value="-320.5763425" calcext:value-type="float">
            <text:p>-320,5763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63.5812139" calcext:value-type="float">
            <text:p>63,5812139</text:p>
          </table:table-cell>
          <table:table-cell office:value-type="float" office:value="-324.7384718" calcext:value-type="float">
            <text:p>-324,73847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271.1857758" calcext:value-type="float">
            <text:p>271,1857758</text:p>
          </table:table-cell>
          <table:table-cell office:value-type="float" office:value="-338.6612844" calcext:value-type="float">
            <text:p>-338,661284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292.836155" calcext:value-type="float">
            <text:p>292,836155</text:p>
          </table:table-cell>
          <table:table-cell office:value-type="float" office:value="-414.8130159" calcext:value-type="float">
            <text:p>-414,81301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185.0533831" calcext:value-type="float">
            <text:p>185,0533831</text:p>
          </table:table-cell>
          <table:table-cell office:value-type="float" office:value="-429.0370376" calcext:value-type="float">
            <text:p>-429,03703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341.7824987" calcext:value-type="float">
            <text:p>341,7824987</text:p>
          </table:table-cell>
          <table:table-cell office:value-type="float" office:value="-437.5776907" calcext:value-type="float">
            <text:p>-437,57769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363.4240571" calcext:value-type="float">
            <text:p>363,4240571</text:p>
          </table:table-cell>
          <table:table-cell office:value-type="float" office:value="-538.4601763" calcext:value-type="float">
            <text:p>-538,46017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266.8232928" calcext:value-type="float">
            <text:p>266,8232928</text:p>
          </table:table-cell>
          <table:table-cell office:value-type="float" office:value="-558.3499665" calcext:value-type="float">
            <text:p>-558,34996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327.2381644" calcext:value-type="float">
            <text:p>327,2381644</text:p>
          </table:table-cell>
          <table:table-cell office:value-type="float" office:value="-556.2610955" calcext:value-type="float">
            <text:p>-556,261095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98.55" calcext:value-type="float">
            <text:p>-298,55</text:p>
          </table:table-cell>
          <table:table-cell office:value-type="float" office:value="324.5759525" calcext:value-type="float">
            <text:p>324,5759525</text:p>
          </table:table-cell>
          <table:table-cell office:value-type="float" office:value="-685.0816797" calcext:value-type="float">
            <text:p>-685,08167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98.55" calcext:value-type="float">
            <text:p>-298,55</text:p>
          </table:table-cell>
          <table:table-cell office:value-type="float" office:value="272.1715553" calcext:value-type="float">
            <text:p>272,1715553</text:p>
          </table:table-cell>
          <table:table-cell office:value-type="float" office:value="-744.1053528" calcext:value-type="float">
            <text:p>-744,10535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242.951312" calcext:value-type="float">
            <text:p>242,951312</text:p>
          </table:table-cell>
          <table:table-cell office:value-type="float" office:value="-761.9749649" calcext:value-type="float">
            <text:p>-761,97496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165.5057973" calcext:value-type="float">
            <text:p>165,5057973</text:p>
          </table:table-cell>
          <table:table-cell office:value-type="float" office:value="-857.0380893" calcext:value-type="float">
            <text:p>-857,03808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107.3744212" calcext:value-type="float">
            <text:p>107,3744212</text:p>
          </table:table-cell>
          <table:table-cell office:value-type="float" office:value="-918.7504736" calcext:value-type="float">
            <text:p>-918,75047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65.3513499" calcext:value-type="float">
            <text:p>65,3513499</text:p>
          </table:table-cell>
          <table:table-cell office:value-type="float" office:value="-941.8863936" calcext:value-type="float">
            <text:p>-941,88639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-9.3551116" calcext:value-type="float">
            <text:p>-9,3551116</text:p>
          </table:table-cell>
          <table:table-cell office:value-type="float" office:value="-957.9689074" calcext:value-type="float">
            <text:p>-957,968907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-92.9739401" calcext:value-type="float">
            <text:p>-92,9739401</text:p>
          </table:table-cell>
          <table:table-cell office:value-type="float" office:value="-955.3031093" calcext:value-type="float">
            <text:p>-955,303109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115.7518391" calcext:value-type="float">
            <text:p>-115,7518391</text:p>
          </table:table-cell>
          <table:table-cell office:value-type="float" office:value="-930.5304157" calcext:value-type="float">
            <text:p>-930,53041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139.1603388" calcext:value-type="float">
            <text:p>-139,1603388</text:p>
          </table:table-cell>
          <table:table-cell office:value-type="float" office:value="-908.067015" calcext:value-type="float">
            <text:p>-908,06701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276.2969246" calcext:value-type="float">
            <text:p>-276,2969246</text:p>
          </table:table-cell>
          <table:table-cell office:value-type="float" office:value="-874.1457082" calcext:value-type="float">
            <text:p>-874,145708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284.9963365" calcext:value-type="float">
            <text:p>-284,9963365</text:p>
          </table:table-cell>
          <table:table-cell office:value-type="float" office:value="-803.2028256" calcext:value-type="float">
            <text:p>-803,20282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216.7541793" calcext:value-type="float">
            <text:p>-216,7541793</text:p>
          </table:table-cell>
          <table:table-cell office:value-type="float" office:value="-781.8781735" calcext:value-type="float">
            <text:p>-781,878173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409.0761334" calcext:value-type="float">
            <text:p>-409,0761334</text:p>
          </table:table-cell>
          <table:table-cell office:value-type="float" office:value="-777.1266297" calcext:value-type="float">
            <text:p>-777,12662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406.0781145" calcext:value-type="float">
            <text:p>-406,0781145</text:p>
          </table:table-cell>
          <table:table-cell office:value-type="float" office:value="-647.6770722" calcext:value-type="float">
            <text:p>-647,677072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275.1333708" calcext:value-type="float">
            <text:p>-275,1333708</text:p>
          </table:table-cell>
          <table:table-cell office:value-type="float" office:value="-645.502412" calcext:value-type="float">
            <text:p>-645,50241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511.1221708" calcext:value-type="float">
            <text:p>-511,1221708</text:p>
          </table:table-cell>
          <table:table-cell office:value-type="float" office:value="-783.8536845" calcext:value-type="float">
            <text:p>-783,85368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-416.9454339" calcext:value-type="float">
            <text:p>-416,9454339</text:p>
          </table:table-cell>
          <table:table-cell office:value-type="float" office:value="-475.7227216" calcext:value-type="float">
            <text:p>-475,722721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-379.2678181" calcext:value-type="float">
            <text:p>-379,2678181</text:p>
          </table:table-cell>
          <table:table-cell office:value-type="float" office:value="-447.271409" calcext:value-type="float">
            <text:p>-447,2714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82.09" calcext:value-type="float">
            <text:p>-282,09</text:p>
          </table:table-cell>
          <table:table-cell office:value-type="float" office:value="0" calcext:value-type="float">
            <text:p>0</text:p>
          </table:table-cell>
          <table:table-cell office:value-type="float" office:value="-724.369535" calcext:value-type="float">
            <text:p>-724,369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84.59" calcext:value-type="float">
            <text:p>-284,59</text:p>
          </table:table-cell>
          <table:table-cell office:value-type="float" office:value="0" calcext:value-type="float">
            <text:p>0</text:p>
          </table:table-cell>
          <table:table-cell office:value-type="float" office:value="-302.7550782" calcext:value-type="float">
            <text:p>-302,755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9" calcext:value-type="float">
            <text:p>-284,59</text:p>
          </table:table-cell>
          <table:table-cell office:value-type="float" office:value="12.6949283" calcext:value-type="float">
            <text:p>12,6949283</text:p>
          </table:table-cell>
          <table:table-cell office:value-type="float" office:value="-303.671886" calcext:value-type="float">
            <text:p>-303,6718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18.0561735" calcext:value-type="float">
            <text:p>18,0561735</text:p>
          </table:table-cell>
          <table:table-cell office:value-type="float" office:value="-318.5182592" calcext:value-type="float">
            <text:p>-318,51825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57.7394343" calcext:value-type="float">
            <text:p>57,7394343</text:p>
          </table:table-cell>
          <table:table-cell office:value-type="float" office:value="-315.1161569" calcext:value-type="float">
            <text:p>-315,11615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228.2793978" calcext:value-type="float">
            <text:p>228,2793978</text:p>
          </table:table-cell>
          <table:table-cell office:value-type="float" office:value="-304.8654229" calcext:value-type="float">
            <text:p>-304,86542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251.237492" calcext:value-type="float">
            <text:p>251,237492</text:p>
          </table:table-cell>
          <table:table-cell office:value-type="float" office:value="-393.8340819" calcext:value-type="float">
            <text:p>-393,8340819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186.6881861" calcext:value-type="float">
            <text:p>186,6881861</text:p>
          </table:table-cell>
          <table:table-cell office:value-type="float" office:value="-395.8822734" calcext:value-type="float">
            <text:p>-395,88227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290.9466557" calcext:value-type="float">
            <text:p>290,9466557</text:p>
          </table:table-cell>
          <table:table-cell office:value-type="float" office:value="-368.0061114" calcext:value-type="float">
            <text:p>-368,0061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91.26" calcext:value-type="float">
            <text:p>-291,26</text:p>
          </table:table-cell>
          <table:table-cell office:value-type="float" office:value="299.4088264" calcext:value-type="float">
            <text:p>299,4088264</text:p>
          </table:table-cell>
          <table:table-cell office:value-type="float" office:value="-499.7584934" calcext:value-type="float">
            <text:p>-499,75849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91.26" calcext:value-type="float">
            <text:p>-291,26</text:p>
          </table:table-cell>
          <table:table-cell office:value-type="float" office:value="267.5960469" calcext:value-type="float">
            <text:p>267,5960469</text:p>
          </table:table-cell>
          <table:table-cell office:value-type="float" office:value="-542.5400254" calcext:value-type="float">
            <text:p>-542,54002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266.2986116" calcext:value-type="float">
            <text:p>266,2986116</text:p>
          </table:table-cell>
          <table:table-cell office:value-type="float" office:value="-546.6072098" calcext:value-type="float">
            <text:p>-546,60720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213.195081" calcext:value-type="float">
            <text:p>213,195081</text:p>
          </table:table-cell>
          <table:table-cell office:value-type="float" office:value="-657.7880747" calcext:value-type="float">
            <text:p>-657,78807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211.7541175" calcext:value-type="float">
            <text:p>211,7541175</text:p>
          </table:table-cell>
          <table:table-cell office:value-type="float" office:value="-728.9539992" calcext:value-type="float">
            <text:p>-728,953999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187.2831524" calcext:value-type="float">
            <text:p>187,2831524</text:p>
          </table:table-cell>
          <table:table-cell office:value-type="float" office:value="-771.787443" calcext:value-type="float">
            <text:p>-771,78744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105.539414" calcext:value-type="float">
            <text:p>105,539414</text:p>
          </table:table-cell>
          <table:table-cell office:value-type="float" office:value="-825.5841529" calcext:value-type="float">
            <text:p>-825,58415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72.8576201" calcext:value-type="float">
            <text:p>72,8576201</text:p>
          </table:table-cell>
          <table:table-cell office:value-type="float" office:value="-858.2697901" calcext:value-type="float">
            <text:p>-858,26979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49.0415432" calcext:value-type="float">
            <text:p>49,0415432</text:p>
          </table:table-cell>
          <table:table-cell office:value-type="float" office:value="-877.6445311" calcext:value-type="float">
            <text:p>-877,64453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-11.1373827" calcext:value-type="float">
            <text:p>-11,1373827</text:p>
          </table:table-cell>
          <table:table-cell office:value-type="float" office:value="-888.2021551" calcext:value-type="float">
            <text:p>-888,2021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-77.0246495" calcext:value-type="float">
            <text:p>-77,0246495</text:p>
          </table:table-cell>
          <table:table-cell office:value-type="float" office:value="-883.8803399" calcext:value-type="float">
            <text:p>-883,88033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94.799571" calcext:value-type="float">
            <text:p>-94,799571</text:p>
          </table:table-cell>
          <table:table-cell office:value-type="float" office:value="-859.1328765" calcext:value-type="float">
            <text:p>-859,13287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117.3189869" calcext:value-type="float">
            <text:p>-117,3189869</text:p>
          </table:table-cell>
          <table:table-cell office:value-type="float" office:value="-848.2182593" calcext:value-type="float">
            <text:p>-848,218259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230.5516259" calcext:value-type="float">
            <text:p>-230,5516259</text:p>
          </table:table-cell>
          <table:table-cell office:value-type="float" office:value="-832.6244293" calcext:value-type="float">
            <text:p>-832,624429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248.6741101" calcext:value-type="float">
            <text:p>-248,6741101</text:p>
          </table:table-cell>
          <table:table-cell office:value-type="float" office:value="-766.4306136" calcext:value-type="float">
            <text:p>-766,43061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222.3434198" calcext:value-type="float">
            <text:p>-222,3434198</text:p>
          </table:table-cell>
          <table:table-cell office:value-type="float" office:value="-768.0576453" calcext:value-type="float">
            <text:p>-768,05764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346.2038927" calcext:value-type="float">
            <text:p>-346,2038927</text:p>
          </table:table-cell>
          <table:table-cell office:value-type="float" office:value="-814.293657" calcext:value-type="float">
            <text:p>-814,29365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-335.2848619" calcext:value-type="float">
            <text:p>-335,2848619</text:p>
          </table:table-cell>
          <table:table-cell office:value-type="float" office:value="-644.0289447" calcext:value-type="float">
            <text:p>-644,02894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-369.4360055" calcext:value-type="float">
            <text:p>-369,4360055</text:p>
          </table:table-cell>
          <table:table-cell office:value-type="float" office:value="-617.9150193" calcext:value-type="float">
            <text:p>-617,915019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420.9220578" calcext:value-type="float">
            <text:p>-420,9220578</text:p>
          </table:table-cell>
          <table:table-cell office:value-type="float" office:value="-731.0749318" calcext:value-type="float">
            <text:p>-731,07493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212.2553882" calcext:value-type="float">
            <text:p>-212,2553882</text:p>
          </table:table-cell>
          <table:table-cell office:value-type="float" office:value="-454.4959335" calcext:value-type="float">
            <text:p>-454,495933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442.6389186" calcext:value-type="float">
            <text:p>-442,6389186</text:p>
          </table:table-cell>
          <table:table-cell office:value-type="float" office:value="-418.5365851" calcext:value-type="float">
            <text:p>-418,53658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-488.7792226" calcext:value-type="float">
            <text:p>-488,7792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82.92" calcext:value-type="float">
            <text:p>-282,92</text:p>
          </table:table-cell>
          <table:table-cell office:value-type="float" office:value="0" calcext:value-type="float">
            <text:p>0</text:p>
          </table:table-cell>
          <table:table-cell office:value-type="float" office:value="-306.4250117" calcext:value-type="float">
            <text:p>-306,42501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82.92" calcext:value-type="float">
            <text:p>-282,92</text:p>
          </table:table-cell>
          <table:table-cell office:value-type="float" office:value="11.9322027" calcext:value-type="float">
            <text:p>11,9322027</text:p>
          </table:table-cell>
          <table:table-cell office:value-type="float" office:value="-306.0574102" calcext:value-type="float">
            <text:p>-306,0574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21.9604857" calcext:value-type="float">
            <text:p>21,9604857</text:p>
          </table:table-cell>
          <table:table-cell office:value-type="float" office:value="-312.350071" calcext:value-type="float">
            <text:p>-312,3500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77.2340502" calcext:value-type="float">
            <text:p>77,2340502</text:p>
          </table:table-cell>
          <table:table-cell office:value-type="float" office:value="-296.2362292" calcext:value-type="float">
            <text:p>-296,23622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192.4678509" calcext:value-type="float">
            <text:p>192,4678509</text:p>
          </table:table-cell>
          <table:table-cell office:value-type="float" office:value="-233.7690934" calcext:value-type="float">
            <text:p>-233,76909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85.33" calcext:value-type="float">
            <text:p>-285,33</text:p>
          </table:table-cell>
          <table:table-cell office:value-type="float" office:value="201.8193045" calcext:value-type="float">
            <text:p>201,8193045</text:p>
          </table:table-cell>
          <table:table-cell office:value-type="float" office:value="-350.4724606" calcext:value-type="float">
            <text:p>-350,47246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85.33" calcext:value-type="float">
            <text:p>-285,33</text:p>
          </table:table-cell>
          <table:table-cell office:value-type="float" office:value="210.8813536" calcext:value-type="float">
            <text:p>210,8813536</text:p>
          </table:table-cell>
          <table:table-cell office:value-type="float" office:value="-371.8331792" calcext:value-type="float">
            <text:p>-371,8331792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237.9062787" calcext:value-type="float">
            <text:p>237,9062787</text:p>
          </table:table-cell>
          <table:table-cell office:value-type="float" office:value="-363.9960602" calcext:value-type="float">
            <text:p>-363,99606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188.8901432" calcext:value-type="float">
            <text:p>188,8901432</text:p>
          </table:table-cell>
          <table:table-cell office:value-type="float" office:value="-483.3025162" calcext:value-type="float">
            <text:p>-483,302516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219.9745764" calcext:value-type="float">
            <text:p>219,9745764</text:p>
          </table:table-cell>
          <table:table-cell office:value-type="float" office:value="-541.6027582" calcext:value-type="float">
            <text:p>-541,60275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211.9901151" calcext:value-type="float">
            <text:p>211,9901151</text:p>
          </table:table-cell>
          <table:table-cell office:value-type="float" office:value="-573.3820576" calcext:value-type="float">
            <text:p>-573,38205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142.2291631" calcext:value-type="float">
            <text:p>142,2291631</text:p>
          </table:table-cell>
          <table:table-cell office:value-type="float" office:value="-630.0654958" calcext:value-type="float">
            <text:p>-630,06549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158.172187" calcext:value-type="float">
            <text:p>158,172187</text:p>
          </table:table-cell>
          <table:table-cell office:value-type="float" office:value="-672.8657474" calcext:value-type="float">
            <text:p>-672,86574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146.3211582" calcext:value-type="float">
            <text:p>146,3211582</text:p>
          </table:table-cell>
          <table:table-cell office:value-type="float" office:value="-713.6125802" calcext:value-type="float">
            <text:p>-713,61258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79.0234502" calcext:value-type="float">
            <text:p>79,0234502</text:p>
          </table:table-cell>
          <table:table-cell office:value-type="float" office:value="-738.969252" calcext:value-type="float">
            <text:p>-738,9692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55.314043" calcext:value-type="float">
            <text:p>55,314043</text:p>
          </table:table-cell>
          <table:table-cell office:value-type="float" office:value="-751.0787839" calcext:value-type="float">
            <text:p>-751,07878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35.4189849" calcext:value-type="float">
            <text:p>35,4189849</text:p>
          </table:table-cell>
          <table:table-cell office:value-type="float" office:value="-767.0477442" calcext:value-type="float">
            <text:p>-767,04774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-15.5909203" calcext:value-type="float">
            <text:p>-15,5909203</text:p>
          </table:table-cell>
          <table:table-cell office:value-type="float" office:value="-781.5613485" calcext:value-type="float">
            <text:p>-781,56134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-63.9046614" calcext:value-type="float">
            <text:p>-63,9046614</text:p>
          </table:table-cell>
          <table:table-cell office:value-type="float" office:value="-784.9146615" calcext:value-type="float">
            <text:p>-784,914661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80.0897585" calcext:value-type="float">
            <text:p>-80,0897585</text:p>
          </table:table-cell>
          <table:table-cell office:value-type="float" office:value="-760.0010984" calcext:value-type="float">
            <text:p>-760,0010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112.6518917" calcext:value-type="float">
            <text:p>-112,6518917</text:p>
          </table:table-cell>
          <table:table-cell office:value-type="float" office:value="-762.5337912" calcext:value-type="float">
            <text:p>-762,53379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194.5092788" calcext:value-type="float">
            <text:p>-194,5092788</text:p>
          </table:table-cell>
          <table:table-cell office:value-type="float" office:value="-772.9186031" calcext:value-type="float">
            <text:p>-772,918603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220.4295524" calcext:value-type="float">
            <text:p>-220,4295524</text:p>
          </table:table-cell>
          <table:table-cell office:value-type="float" office:value="-689.0843378" calcext:value-type="float">
            <text:p>-689,084337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264.6172228" calcext:value-type="float">
            <text:p>-264,6172228</text:p>
          </table:table-cell>
          <table:table-cell office:value-type="float" office:value="-672.4288448" calcext:value-type="float">
            <text:p>-672,42884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285.0474329" calcext:value-type="float">
            <text:p>-285,0474329</text:p>
          </table:table-cell>
          <table:table-cell office:value-type="float" office:value="-707.082133" calcext:value-type="float">
            <text:p>-707,0821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209.6994769" calcext:value-type="float">
            <text:p>-209,6994769</text:p>
          </table:table-cell>
          <table:table-cell office:value-type="float" office:value="-560.2956613" calcext:value-type="float">
            <text:p>-560,29566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362.179358" calcext:value-type="float">
            <text:p>-362,179358</text:p>
          </table:table-cell>
          <table:table-cell office:value-type="float" office:value="-511.0191406" calcext:value-type="float">
            <text:p>-511,01914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347.703085" calcext:value-type="float">
            <text:p>-347,703085</text:p>
          </table:table-cell>
          <table:table-cell office:value-type="float" office:value="-506.6401445" calcext:value-type="float">
            <text:p>-506,64014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104.4070872" calcext:value-type="float">
            <text:p>-104,4070872</text:p>
          </table:table-cell>
          <table:table-cell office:value-type="float" office:value="-390.0176845" calcext:value-type="float">
            <text:p>-390,017684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413.5511073" calcext:value-type="float">
            <text:p>-413,5511073</text:p>
          </table:table-cell>
          <table:table-cell office:value-type="float" office:value="-374.810247" calcext:value-type="float">
            <text:p>-374,8102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78.46" calcext:value-type="float">
            <text:p>-278,46</text:p>
          </table:table-cell>
          <table:table-cell office:value-type="float" office:value="0" calcext:value-type="float">
            <text:p>0</text:p>
          </table:table-cell>
          <table:table-cell office:value-type="float" office:value="-315.8627794" calcext:value-type="float">
            <text:p>-315,8627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81.43" calcext:value-type="float">
            <text:p>-281,43</text:p>
          </table:table-cell>
          <table:table-cell office:value-type="float" office:value="0" calcext:value-type="float">
            <text:p>0</text:p>
          </table:table-cell>
          <table:table-cell office:value-type="float" office:value="-297.9567582" calcext:value-type="float">
            <text:p>-297,95675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3" calcext:value-type="float">
            <text:p>-281,43</text:p>
          </table:table-cell>
          <table:table-cell office:value-type="float" office:value="6.769869" calcext:value-type="float">
            <text:p>6,769869</text:p>
          </table:table-cell>
          <table:table-cell office:value-type="float" office:value="-295.3875627" calcext:value-type="float">
            <text:p>-295,38756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5" calcext:value-type="float">
            <text:p>-281,45</text:p>
          </table:table-cell>
          <table:table-cell office:value-type="float" office:value="27.8773545" calcext:value-type="float">
            <text:p>27,8773545</text:p>
          </table:table-cell>
          <table:table-cell office:value-type="float" office:value="-304.6260512" calcext:value-type="float">
            <text:p>-304,62605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5" calcext:value-type="float">
            <text:p>-281,45</text:p>
          </table:table-cell>
          <table:table-cell office:value-type="float" office:value="136.3204119" calcext:value-type="float">
            <text:p>136,3204119</text:p>
          </table:table-cell>
          <table:table-cell office:value-type="float" office:value="-293.4955165" calcext:value-type="float">
            <text:p>-293,49551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74.0431664" calcext:value-type="float">
            <text:p>174,0431664</text:p>
          </table:table-cell>
          <table:table-cell office:value-type="float" office:value="-249.2619637" calcext:value-type="float">
            <text:p>-249,2619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13.1734063" calcext:value-type="float">
            <text:p>113,1734063</text:p>
          </table:table-cell>
          <table:table-cell office:value-type="float" office:value="-342.965325" calcext:value-type="float">
            <text:p>-342,9653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73.1645864" calcext:value-type="float">
            <text:p>173,1645864</text:p>
          </table:table-cell>
          <table:table-cell office:value-type="float" office:value="-380.0686679" calcext:value-type="float">
            <text:p>-380,06866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79.4773187" calcext:value-type="float">
            <text:p>179,4773187</text:p>
          </table:table-cell>
          <table:table-cell office:value-type="float" office:value="-416.5232773" calcext:value-type="float">
            <text:p>-416,5232773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21.8021284" calcext:value-type="float">
            <text:p>121,8021284</text:p>
          </table:table-cell>
          <table:table-cell office:value-type="float" office:value="-473.8923199" calcext:value-type="float">
            <text:p>-473,89231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77.5165055" calcext:value-type="float">
            <text:p>177,5165055</text:p>
          </table:table-cell>
          <table:table-cell office:value-type="float" office:value="-507.6791965" calcext:value-type="float">
            <text:p>-507,67919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177.8358741" calcext:value-type="float">
            <text:p>177,8358741</text:p>
          </table:table-cell>
          <table:table-cell office:value-type="float" office:value="-539.979674" calcext:value-type="float">
            <text:p>-539,97967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113.7113913" calcext:value-type="float">
            <text:p>113,7113913</text:p>
          </table:table-cell>
          <table:table-cell office:value-type="float" office:value="-560.4117916" calcext:value-type="float">
            <text:p>-560,41179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128.2070331" calcext:value-type="float">
            <text:p>128,2070331</text:p>
          </table:table-cell>
          <table:table-cell office:value-type="float" office:value="-576.1216111" calcext:value-type="float">
            <text:p>-576,12161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121.1796479" calcext:value-type="float">
            <text:p>121,1796479</text:p>
          </table:table-cell>
          <table:table-cell office:value-type="float" office:value="-605.8773212" calcext:value-type="float">
            <text:p>-605,87732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68.0732103" calcext:value-type="float">
            <text:p>68,0732103</text:p>
          </table:table-cell>
          <table:table-cell office:value-type="float" office:value="-617.6007139" calcext:value-type="float">
            <text:p>-617,60071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44.7791279" calcext:value-type="float">
            <text:p>44,7791279</text:p>
          </table:table-cell>
          <table:table-cell office:value-type="float" office:value="-618.2510258" calcext:value-type="float">
            <text:p>-618,25102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90.36" calcext:value-type="float">
            <text:p>-290,36</text:p>
          </table:table-cell>
          <table:table-cell office:value-type="float" office:value="18.5589786" calcext:value-type="float">
            <text:p>18,5589786</text:p>
          </table:table-cell>
          <table:table-cell office:value-type="float" office:value="-636.2518824" calcext:value-type="float">
            <text:p>-636,25188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90.36" calcext:value-type="float">
            <text:p>-290,36</text:p>
          </table:table-cell>
          <table:table-cell office:value-type="float" office:value="-29.0043" calcext:value-type="float">
            <text:p>-29,0043</text:p>
          </table:table-cell>
          <table:table-cell office:value-type="float" office:value="-653.2652999" calcext:value-type="float">
            <text:p>-653,26529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55.4643995" calcext:value-type="float">
            <text:p>-55,4643995</text:p>
          </table:table-cell>
          <table:table-cell office:value-type="float" office:value="-658.0679054" calcext:value-type="float">
            <text:p>-658,067905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72.4187006" calcext:value-type="float">
            <text:p>-72,4187006</text:p>
          </table:table-cell>
          <table:table-cell office:value-type="float" office:value="-638.8328625" calcext:value-type="float">
            <text:p>-638,8328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130.2364916" calcext:value-type="float">
            <text:p>-130,2364916</text:p>
          </table:table-cell>
          <table:table-cell office:value-type="float" office:value="-640.1549391" calcext:value-type="float">
            <text:p>-640,15493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157.1021726" calcext:value-type="float">
            <text:p>-157,1021726</text:p>
          </table:table-cell>
          <table:table-cell office:value-type="float" office:value="-645.7013549" calcext:value-type="float">
            <text:p>-645,70135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148.1843518" calcext:value-type="float">
            <text:p>-148,1843518</text:p>
          </table:table-cell>
          <table:table-cell office:value-type="float" office:value="-572.1360248" calcext:value-type="float">
            <text:p>-572,13602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240.341215" calcext:value-type="float">
            <text:p>-240,341215</text:p>
          </table:table-cell>
          <table:table-cell office:value-type="float" office:value="-534.2979995" calcext:value-type="float">
            <text:p>-534,29799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234.0707092" calcext:value-type="float">
            <text:p>-234,0707092</text:p>
          </table:table-cell>
          <table:table-cell office:value-type="float" office:value="-515.6166768" calcext:value-type="float">
            <text:p>-515,616676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139.2218695" calcext:value-type="float">
            <text:p>-139,2218695</text:p>
          </table:table-cell>
          <table:table-cell office:value-type="float" office:value="-453.4292227" calcext:value-type="float">
            <text:p>-453,429222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315.7804887" calcext:value-type="float">
            <text:p>-315,7804887</text:p>
          </table:table-cell>
          <table:table-cell office:value-type="float" office:value="-422.7677477" calcext:value-type="float">
            <text:p>-422,767747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299.9206016" calcext:value-type="float">
            <text:p>-299,9206016</text:p>
          </table:table-cell>
          <table:table-cell office:value-type="float" office:value="-371.5724835" calcext:value-type="float">
            <text:p>-371,57248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80.4254907" calcext:value-type="float">
            <text:p>-80,4254907</text:p>
          </table:table-cell>
          <table:table-cell office:value-type="float" office:value="-346.7436575" calcext:value-type="float">
            <text:p>-346,74365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368.4840135" calcext:value-type="float">
            <text:p>-368,4840135</text:p>
          </table:table-cell>
          <table:table-cell office:value-type="float" office:value="-379.0441844" calcext:value-type="float">
            <text:p>-379,04418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77.35" calcext:value-type="float">
            <text:p>-277,35</text:p>
          </table:table-cell>
          <table:table-cell office:value-type="float" office:value="0" calcext:value-type="float">
            <text:p>0</text:p>
          </table:table-cell>
          <table:table-cell office:value-type="float" office:value="-267.3044907" calcext:value-type="float">
            <text:p>-267,3044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-299.8326481" calcext:value-type="float">
            <text:p>-299,83264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5.2629097" calcext:value-type="float">
            <text:p>5,2629097</text:p>
          </table:table-cell>
          <table:table-cell office:value-type="float" office:value="-296.3188473" calcext:value-type="float">
            <text:p>-296,31884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23.8525319" calcext:value-type="float">
            <text:p>23,8525319</text:p>
          </table:table-cell>
          <table:table-cell office:value-type="float" office:value="-300.896377" calcext:value-type="float">
            <text:p>-300,8963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132.5981377" calcext:value-type="float">
            <text:p>132,5981377</text:p>
          </table:table-cell>
          <table:table-cell office:value-type="float" office:value="-309.3771754" calcext:value-type="float">
            <text:p>-309,37717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142.9980424" calcext:value-type="float">
            <text:p>142,9980424</text:p>
          </table:table-cell>
          <table:table-cell office:value-type="float" office:value="-354.0315671" calcext:value-type="float">
            <text:p>-354,03156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71.0126003" calcext:value-type="float">
            <text:p>71,0126003</text:p>
          </table:table-cell>
          <table:table-cell office:value-type="float" office:value="-393.0434326" calcext:value-type="float">
            <text:p>-393,04343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137.3234013" calcext:value-type="float">
            <text:p>137,3234013</text:p>
          </table:table-cell>
          <table:table-cell office:value-type="float" office:value="-406.403822" calcext:value-type="float">
            <text:p>-406,4038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144.0826268" calcext:value-type="float">
            <text:p>144,0826268</text:p>
          </table:table-cell>
          <table:table-cell office:value-type="float" office:value="-419.893511" calcext:value-type="float">
            <text:p>-419,8935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97.734224" calcext:value-type="float">
            <text:p>97,734224</text:p>
          </table:table-cell>
          <table:table-cell office:value-type="float" office:value="-432.9647559" calcext:value-type="float">
            <text:p>-432,964755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153.8872223" calcext:value-type="float">
            <text:p>153,8872223</text:p>
          </table:table-cell>
          <table:table-cell office:value-type="float" office:value="-452.2210853" calcext:value-type="float">
            <text:p>-452,22108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159.25752" calcext:value-type="float">
            <text:p>159,25752</text:p>
          </table:table-cell>
          <table:table-cell office:value-type="float" office:value="-483.2064037" calcext:value-type="float">
            <text:p>-483,206403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106.087226" calcext:value-type="float">
            <text:p>106,087226</text:p>
          </table:table-cell>
          <table:table-cell office:value-type="float" office:value="-479.0889346" calcext:value-type="float">
            <text:p>-479,08893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112.7066574" calcext:value-type="float">
            <text:p>112,7066574</text:p>
          </table:table-cell>
          <table:table-cell office:value-type="float" office:value="-462.3732144" calcext:value-type="float">
            <text:p>-462,373214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9" calcext:value-type="float">
            <text:p>-287,09</text:p>
          </table:table-cell>
          <table:table-cell office:value-type="float" office:value="104.8420554" calcext:value-type="float">
            <text:p>104,8420554</text:p>
          </table:table-cell>
          <table:table-cell office:value-type="float" office:value="-505.7347904" calcext:value-type="float">
            <text:p>-505,73479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9" calcext:value-type="float">
            <text:p>-287,09</text:p>
          </table:table-cell>
          <table:table-cell office:value-type="float" office:value="66.6497455" calcext:value-type="float">
            <text:p>66,6497455</text:p>
          </table:table-cell>
          <table:table-cell office:value-type="float" office:value="-531.7729824" calcext:value-type="float">
            <text:p>-531,77298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36.6628746" calcext:value-type="float">
            <text:p>36,6628746</text:p>
          </table:table-cell>
          <table:table-cell office:value-type="float" office:value="-534.569208" calcext:value-type="float">
            <text:p>-534,5692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0.4047108" calcext:value-type="float">
            <text:p>0,4047108</text:p>
          </table:table-cell>
          <table:table-cell office:value-type="float" office:value="-548.4958789" calcext:value-type="float">
            <text:p>-548,495878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-37.4069433" calcext:value-type="float">
            <text:p>-37,4069433</text:p>
          </table:table-cell>
          <table:table-cell office:value-type="float" office:value="-563.0897651" calcext:value-type="float">
            <text:p>-563,08976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49.472224" calcext:value-type="float">
            <text:p>-49,472224</text:p>
          </table:table-cell>
          <table:table-cell office:value-type="float" office:value="-573.7018012" calcext:value-type="float">
            <text:p>-573,70180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62.1767923" calcext:value-type="float">
            <text:p>-62,1767923</text:p>
          </table:table-cell>
          <table:table-cell office:value-type="float" office:value="-570.6842084" calcext:value-type="float">
            <text:p>-570,68420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119.5203841" calcext:value-type="float">
            <text:p>-119,5203841</text:p>
          </table:table-cell>
          <table:table-cell office:value-type="float" office:value="-562.0146096" calcext:value-type="float">
            <text:p>-562,01460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126.4903644" calcext:value-type="float">
            <text:p>-126,4903644</text:p>
          </table:table-cell>
          <table:table-cell office:value-type="float" office:value="-542.3312016" calcext:value-type="float">
            <text:p>-542,33120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109.026197" calcext:value-type="float">
            <text:p>-109,026197</text:p>
          </table:table-cell>
          <table:table-cell office:value-type="float" office:value="-510.164498" calcext:value-type="float">
            <text:p>-510,16449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208.0978749" calcext:value-type="float">
            <text:p>-208,0978749</text:p>
          </table:table-cell>
          <table:table-cell office:value-type="float" office:value="-486.2074961" calcext:value-type="float">
            <text:p>-486,20749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204.1786561" calcext:value-type="float">
            <text:p>-204,1786561</text:p>
          </table:table-cell>
          <table:table-cell office:value-type="float" office:value="-451.666308" calcext:value-type="float">
            <text:p>-451,6663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116.8505477" calcext:value-type="float">
            <text:p>-116,8505477</text:p>
          </table:table-cell>
          <table:table-cell office:value-type="float" office:value="-431.1831027" calcext:value-type="float">
            <text:p>-431,183102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280.3226188" calcext:value-type="float">
            <text:p>-280,3226188</text:p>
          </table:table-cell>
          <table:table-cell office:value-type="float" office:value="-414.3417968" calcext:value-type="float">
            <text:p>-414,341796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271.6789948" calcext:value-type="float">
            <text:p>-271,6789948</text:p>
          </table:table-cell>
          <table:table-cell office:value-type="float" office:value="-361.0306628" calcext:value-type="float">
            <text:p>-361,030662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111.878788" calcext:value-type="float">
            <text:p>-111,878788</text:p>
          </table:table-cell>
          <table:table-cell office:value-type="float" office:value="-381.9572122" calcext:value-type="float">
            <text:p>-381,957212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334.1119404" calcext:value-type="float">
            <text:p>-334,1119404</text:p>
          </table:table-cell>
          <table:table-cell office:value-type="float" office:value="-639.7150539" calcext:value-type="float">
            <text:p>-639,71505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76.06" calcext:value-type="float">
            <text:p>-276,06</text:p>
          </table:table-cell>
          <table:table-cell office:value-type="float" office:value="0" calcext:value-type="float">
            <text:p>0</text:p>
          </table:table-cell>
          <table:table-cell office:value-type="float" office:value="-319.2674537" calcext:value-type="float">
            <text:p>-319,2674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45" calcext:value-type="float">
            <text:p>-278,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5.7061401" calcext:value-type="float">
            <text:p>5,706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14.8190264" calcext:value-type="float">
            <text:p>14,819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83.1852218" calcext:value-type="float">
            <text:p>83,185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90.3769092" calcext:value-type="float">
            <text:p>90,3769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60.8011513" calcext:value-type="float">
            <text:p>60,801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146.314508" calcext:value-type="float">
            <text:p>146,314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152.9163849" calcext:value-type="float">
            <text:p>152,9163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89.4745541" calcext:value-type="float">
            <text:p>89,4745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127.2748576" calcext:value-type="float">
            <text:p>127,27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83.13" calcext:value-type="float">
            <text:p>-283,13</text:p>
          </table:table-cell>
          <table:table-cell office:value-type="float" office:value="150.9680248" calcext:value-type="float">
            <text:p>150,968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13" calcext:value-type="float">
            <text:p>-283,13</text:p>
          </table:table-cell>
          <table:table-cell office:value-type="float" office:value="134.5445806" calcext:value-type="float">
            <text:p>134,544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101.5611773" calcext:value-type="float">
            <text:p>101,561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51.7798798" calcext:value-type="float">
            <text:p>51,7798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39.2387927" calcext:value-type="float">
            <text:p>39,238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28.0562314" calcext:value-type="float">
            <text:p>28,056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-9.9615784" calcext:value-type="float">
            <text:p>-9,9615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-54.2102223" calcext:value-type="float">
            <text:p>-54,210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63.0588428" calcext:value-type="float">
            <text:p>-63,058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60.731509" calcext:value-type="float">
            <text:p>-60,73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101.8834848" calcext:value-type="float">
            <text:p>-101,8834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105.252061" calcext:value-type="float">
            <text:p>-105,25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92.0606463" calcext:value-type="float">
            <text:p>-92,0606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181.843025" calcext:value-type="float">
            <text:p>-181,84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179.0463157" calcext:value-type="float">
            <text:p>-179,046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101.8973583" calcext:value-type="float">
            <text:p>-101,8973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245.6280488" calcext:value-type="float">
            <text:p>-245,628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77.53" calcext:value-type="float">
            <text:p>-277,53</text:p>
          </table:table-cell>
          <table:table-cell office:value-type="float" office:value="-267.536017" calcext:value-type="float">
            <text:p>-267,536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77.53" calcext:value-type="float">
            <text:p>-277,53</text:p>
          </table:table-cell>
          <table:table-cell office:value-type="float" office:value="-359.1098818" calcext:value-type="float">
            <text:p>-359,1098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74.12" calcext:value-type="float">
            <text:p>-274,12</text:p>
          </table:table-cell>
          <table:table-cell office:value-type="float" office:value="-305.794255" calcext:value-type="float">
            <text:p>-305,794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74.12" calcext:value-type="float">
            <text:p>-274,1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0,067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office:value-type="float" office:value="1.5474344857" calcext:value-type="float">
            <text:p>1,5474344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office:value-type="float" office:value="12.6058622526" calcext:value-type="float">
            <text:p>12,605862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14.043953147" calcext:value-type="float">
            <text:p>14,04395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12.573242914" calcext:value-type="float">
            <text:p>12,57324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93.21" calcext:value-type="float">
            <text:p>-293,21</text:p>
          </table:table-cell>
          <table:table-cell office:value-type="float" office:value="40.1455760541" calcext:value-type="float">
            <text:p>40,145576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43.2728568785" calcext:value-type="float">
            <text:p>43,2728568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30.4668790728" calcext:value-type="float">
            <text:p>30,466879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301.06" calcext:value-type="float">
            <text:p>-301,06</text:p>
          </table:table-cell>
          <table:table-cell office:value-type="float" office:value="58.1037700495" calcext:value-type="float">
            <text:p>58,1037700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12.26" calcext:value-type="float">
            <text:p>-312,26</text:p>
          </table:table-cell>
          <table:table-cell office:value-type="float" office:value="75.738919143" calcext:value-type="float">
            <text:p>75,738919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312.26" calcext:value-type="float">
            <text:p>-312,26</text:p>
          </table:table-cell>
          <table:table-cell office:value-type="float" office:value="77.973211492" calcext:value-type="float">
            <text:p>77,97321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65.1629044009" calcext:value-type="float">
            <text:p>65,1629044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40.0556906966" calcext:value-type="float">
            <text:p>40,0556906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325.1" calcext:value-type="float">
            <text:p>-325,1</text:p>
          </table:table-cell>
          <table:table-cell office:value-type="float" office:value="43.2845305364" calcext:value-type="float">
            <text:p>43,2845305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39.4881225277" calcext:value-type="float">
            <text:p>39,4881225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18.2262712531" calcext:value-type="float">
            <text:p>18,226271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333.86" calcext:value-type="float">
            <text:p>-333,86</text:p>
          </table:table-cell>
          <table:table-cell office:value-type="float" office:value="7.3606722868" calcext:value-type="float">
            <text:p>7,360672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2.4938066248" calcext:value-type="float">
            <text:p>2,4938066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-8.3988288448" calcext:value-type="float">
            <text:p>-8,398828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334.8" calcext:value-type="float">
            <text:p>-334,8</text:p>
          </table:table-cell>
          <table:table-cell office:value-type="float" office:value="-25.1905472591" calcext:value-type="float">
            <text:p>-25,190547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28.0594082996" calcext:value-type="float">
            <text:p>-28,059408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27.0897418417" calcext:value-type="float">
            <text:p>-27,0897418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329.24" calcext:value-type="float">
            <text:p>-329,24</text:p>
          </table:table-cell>
          <table:table-cell office:value-type="float" office:value="-51.6856596185" calcext:value-type="float">
            <text:p>-51,6856596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51.3765866554" calcext:value-type="float">
            <text:p>-51,3765866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31.6235644732" calcext:value-type="float">
            <text:p>-31,623564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64.1792701649" calcext:value-type="float">
            <text:p>-64,179270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307.56" calcext:value-type="float">
            <text:p>-307,56</text:p>
          </table:table-cell>
          <table:table-cell office:value-type="float" office:value="-70.053693103" calcext:value-type="float">
            <text:p>-70,05369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307.56" calcext:value-type="float">
            <text:p>-307,56</text:p>
          </table:table-cell>
          <table:table-cell office:value-type="float" office:value="-74.279841986" calcext:value-type="float">
            <text:p>-74,27984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office:value-type="float" office:value="-59.7269245986" calcext:value-type="float">
            <text:p>-59,726924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office:value-type="float" office:value="-7.2532867906" calcext:value-type="float">
            <text:p>-7,253286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97.23" calcext:value-type="float">
            <text:p>-297,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0" calcext:value-type="float">
            <text:p>0</text:p>
          </table:table-cell>
          <table:table-cell office:value-type="float" office:value="-6.763368667" calcext:value-type="float">
            <text:p>-6,76336866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1.5576312894" calcext:value-type="float">
            <text:p>1,5576312894</text:p>
          </table:table-cell>
          <table:table-cell office:value-type="float" office:value="-6.5448635301" calcext:value-type="float">
            <text:p>-6,54486353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91.72" calcext:value-type="float">
            <text:p>-291,72</text:p>
          </table:table-cell>
          <table:table-cell office:value-type="float" office:value="7.927513499" calcext:value-type="float">
            <text:p>7,927513499</text:p>
          </table:table-cell>
          <table:table-cell office:value-type="float" office:value="-4.2008864459" calcext:value-type="float">
            <text:p>-4,20088644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92.91" calcext:value-type="float">
            <text:p>-292,91</text:p>
          </table:table-cell>
          <table:table-cell office:value-type="float" office:value="13.188864508" calcext:value-type="float">
            <text:p>13,188864508</text:p>
          </table:table-cell>
          <table:table-cell office:value-type="float" office:value="-12.9723739807" calcext:value-type="float">
            <text:p>-12,97237398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92.91" calcext:value-type="float">
            <text:p>-292,91</text:p>
          </table:table-cell>
          <table:table-cell office:value-type="float" office:value="29.7687172174" calcext:value-type="float">
            <text:p>29,7687172174</text:p>
          </table:table-cell>
          <table:table-cell office:value-type="float" office:value="-9.8981415922" calcext:value-type="float">
            <text:p>-9,89814159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35.2091197902" calcext:value-type="float">
            <text:p>35,2091197902</text:p>
          </table:table-cell>
          <table:table-cell office:value-type="float" office:value="2.8590508402" calcext:value-type="float">
            <text:p>2,85905084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24.7259262451" calcext:value-type="float">
            <text:p>24,7259262451</text:p>
          </table:table-cell>
          <table:table-cell office:value-type="float" office:value="-19.3628354279" calcext:value-type="float">
            <text:p>-19,36283542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99.1" calcext:value-type="float">
            <text:p>-299,1</text:p>
          </table:table-cell>
          <table:table-cell office:value-type="float" office:value="39.9753256304" calcext:value-type="float">
            <text:p>39,9753256304</text:p>
          </table:table-cell>
          <table:table-cell office:value-type="float" office:value="-21.2238236357" calcext:value-type="float">
            <text:p>-21,22382363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45.9539176359" calcext:value-type="float">
            <text:p>45,9539176359</text:p>
          </table:table-cell>
          <table:table-cell office:value-type="float" office:value="-13.7621469059" calcext:value-type="float">
            <text:p>-13,76214690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37.4171993272" calcext:value-type="float">
            <text:p>37,4171993272</text:p>
          </table:table-cell>
          <table:table-cell office:value-type="float" office:value="-41.0935672616" calcext:value-type="float">
            <text:p>-41,09356726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307.78" calcext:value-type="float">
            <text:p>-307,78</text:p>
          </table:table-cell>
          <table:table-cell office:value-type="float" office:value="49.7678983376" calcext:value-type="float">
            <text:p>49,7678983376</text:p>
          </table:table-cell>
          <table:table-cell office:value-type="float" office:value="-62.6505700048" calcext:value-type="float">
            <text:p>-62,65057000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48.0835253056" calcext:value-type="float">
            <text:p>48,0835253056</text:p>
          </table:table-cell>
          <table:table-cell office:value-type="float" office:value="-80.906471358" calcext:value-type="float">
            <text:p>-80,9064713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31.2528923868" calcext:value-type="float">
            <text:p>31,2528923868</text:p>
          </table:table-cell>
          <table:table-cell office:value-type="float" office:value="-89.659541571" calcext:value-type="float">
            <text:p>-89,6595415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317.42" calcext:value-type="float">
            <text:p>-317,42</text:p>
          </table:table-cell>
          <table:table-cell office:value-type="float" office:value="34.9731553243" calcext:value-type="float">
            <text:p>34,9731553243</text:p>
          </table:table-cell>
          <table:table-cell office:value-type="float" office:value="-95.750934006" calcext:value-type="float">
            <text:p>-95,7509340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32.3266839199" calcext:value-type="float">
            <text:p>32,3266839199</text:p>
          </table:table-cell>
          <table:table-cell office:value-type="float" office:value="-104.393827744" calcext:value-type="float">
            <text:p>-104,3938277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16.0775776954" calcext:value-type="float">
            <text:p>16,0775776954</text:p>
          </table:table-cell>
          <table:table-cell office:value-type="float" office:value="-108.675940789" calcext:value-type="float">
            <text:p>-108,67594078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324.48" calcext:value-type="float">
            <text:p>-324,48</text:p>
          </table:table-cell>
          <table:table-cell office:value-type="float" office:value="8.9667301913" calcext:value-type="float">
            <text:p>8,9667301913</text:p>
          </table:table-cell>
          <table:table-cell office:value-type="float" office:value="-108.888781096" calcext:value-type="float">
            <text:p>-108,8887810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5.1463012019" calcext:value-type="float">
            <text:p>5,1463012019</text:p>
          </table:table-cell>
          <table:table-cell office:value-type="float" office:value="-107.625140661" calcext:value-type="float">
            <text:p>-107,6251406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-4.6654531564" calcext:value-type="float">
            <text:p>-4,6654531564</text:p>
          </table:table-cell>
          <table:table-cell office:value-type="float" office:value="-106.587877615" calcext:value-type="float">
            <text:p>-106,58787761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326.02" calcext:value-type="float">
            <text:p>-326,02</text:p>
          </table:table-cell>
          <table:table-cell office:value-type="float" office:value="-17.9170794856" calcext:value-type="float">
            <text:p>-17,9170794856</text:p>
          </table:table-cell>
          <table:table-cell office:value-type="float" office:value="-103.280357223" calcext:value-type="float">
            <text:p>-103,2803572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21.3703250652" calcext:value-type="float">
            <text:p>-21,3703250652</text:p>
          </table:table-cell>
          <table:table-cell office:value-type="float" office:value="-95.733557623" calcext:value-type="float">
            <text:p>-95,7335576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23.5435803003" calcext:value-type="float">
            <text:p>-23,5435803003</text:p>
          </table:table-cell>
          <table:table-cell office:value-type="float" office:value="-96.0272944" calcext:value-type="float">
            <text:p>-96,02729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322.17" calcext:value-type="float">
            <text:p>-322,17</text:p>
          </table:table-cell>
          <table:table-cell office:value-type="float" office:value="-42.8897429658" calcext:value-type="float">
            <text:p>-42,8897429658</text:p>
          </table:table-cell>
          <table:table-cell office:value-type="float" office:value="-98.833720519" calcext:value-type="float">
            <text:p>-98,83372051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313.94" calcext:value-type="float">
            <text:p>-313,94</text:p>
          </table:table-cell>
          <table:table-cell office:value-type="float" office:value="-49.3221846566" calcext:value-type="float">
            <text:p>-49,3221846566</text:p>
          </table:table-cell>
          <table:table-cell office:value-type="float" office:value="-78.19356605" calcext:value-type="float">
            <text:p>-78,1935660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313.94" calcext:value-type="float">
            <text:p>-313,94</text:p>
          </table:table-cell>
          <table:table-cell office:value-type="float" office:value="-55.4040081717" calcext:value-type="float">
            <text:p>-55,4040081717</text:p>
          </table:table-cell>
          <table:table-cell office:value-type="float" office:value="-76.372281935" calcext:value-type="float">
            <text:p>-76,37228193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52.0364841542" calcext:value-type="float">
            <text:p>-52,0364841542</text:p>
          </table:table-cell>
          <table:table-cell office:value-type="float" office:value="-92.09949779" calcext:value-type="float">
            <text:p>-92,0994977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28.8931089172" calcext:value-type="float">
            <text:p>-28,8931089172</text:p>
          </table:table-cell>
          <table:table-cell office:value-type="float" office:value="-54.7315888955" calcext:value-type="float">
            <text:p>-54,73158889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304.25" calcext:value-type="float">
            <text:p>-304,25</text:p>
          </table:table-cell>
          <table:table-cell office:value-type="float" office:value="-58.1818957077" calcext:value-type="float">
            <text:p>-58,1818957077</text:p>
          </table:table-cell>
          <table:table-cell office:value-type="float" office:value="-41.7298847067" calcext:value-type="float">
            <text:p>-41,729884706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-53.2798106113" calcext:value-type="float">
            <text:p>-53,2798106113</text:p>
          </table:table-cell>
          <table:table-cell office:value-type="float" office:value="-30.3100184383" calcext:value-type="float">
            <text:p>-30,310018438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-6.538915518" calcext:value-type="float">
            <text:p>-6,538915518</text:p>
          </table:table-cell>
          <table:table-cell office:value-type="float" office:value="-28.8589489069" calcext:value-type="float">
            <text:p>-28,858948906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94.88" calcext:value-type="float">
            <text:p>-294,88</text:p>
          </table:table-cell>
          <table:table-cell office:value-type="float" office:value="0" calcext:value-type="float">
            <text:p>0</text:p>
          </table:table-cell>
          <table:table-cell office:value-type="float" office:value="-28.9064751492" calcext:value-type="float">
            <text:p>-28,906475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89.88" calcext:value-type="float">
            <text:p>-289,88</text:p>
          </table:table-cell>
          <table:table-cell office:value-type="float" office:value="0" calcext:value-type="float">
            <text:p>0</text:p>
          </table:table-cell>
          <table:table-cell office:value-type="float" office:value="-17.8346011724" calcext:value-type="float">
            <text:p>-17,83460117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89.88" calcext:value-type="float">
            <text:p>-289,88</text:p>
          </table:table-cell>
          <table:table-cell office:value-type="float" office:value="4.1099167068" calcext:value-type="float">
            <text:p>4,1099167068</text:p>
          </table:table-cell>
          <table:table-cell office:value-type="float" office:value="-17.6511338061" calcext:value-type="float">
            <text:p>-17,651133806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6.178351802" calcext:value-type="float">
            <text:p>6,178351802</text:p>
          </table:table-cell>
          <table:table-cell office:value-type="float" office:value="-15.4905862667" calcext:value-type="float">
            <text:p>-15,4905862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8.3466980074" calcext:value-type="float">
            <text:p>8,3466980074</text:p>
          </table:table-cell>
          <table:table-cell office:value-type="float" office:value="-20.8893582689" calcext:value-type="float">
            <text:p>-20,88935826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90.81" calcext:value-type="float">
            <text:p>-290,81</text:p>
          </table:table-cell>
          <table:table-cell office:value-type="float" office:value="28.4046677282" calcext:value-type="float">
            <text:p>28,4046677282</text:p>
          </table:table-cell>
          <table:table-cell office:value-type="float" office:value="-22.5267983235" calcext:value-type="float">
            <text:p>-22,52679832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30.6808822184" calcext:value-type="float">
            <text:p>30,6808822184</text:p>
          </table:table-cell>
          <table:table-cell office:value-type="float" office:value="-25.9257020724" calcext:value-type="float">
            <text:p>-25,92570207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19.1899824026" calcext:value-type="float">
            <text:p>19,1899824026</text:p>
          </table:table-cell>
          <table:table-cell office:value-type="float" office:value="-31.2145787785" calcext:value-type="float">
            <text:p>-31,21457877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96.23" calcext:value-type="float">
            <text:p>-296,23</text:p>
          </table:table-cell>
          <table:table-cell office:value-type="float" office:value="36.0675675948" calcext:value-type="float">
            <text:p>36,0675675948</text:p>
          </table:table-cell>
          <table:table-cell office:value-type="float" office:value="-34.366108464" calcext:value-type="float">
            <text:p>-34,3661084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38.2340264303" calcext:value-type="float">
            <text:p>38,2340264303</text:p>
          </table:table-cell>
          <table:table-cell office:value-type="float" office:value="-39.9832867982" calcext:value-type="float">
            <text:p>-39,98328679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26.8504960374" calcext:value-type="float">
            <text:p>26,8504960374</text:p>
          </table:table-cell>
          <table:table-cell office:value-type="float" office:value="-47.6366008006" calcext:value-type="float">
            <text:p>-47,6366008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303.48" calcext:value-type="float">
            <text:p>-303,48</text:p>
          </table:table-cell>
          <table:table-cell office:value-type="float" office:value="38.1603074023" calcext:value-type="float">
            <text:p>38,1603074023</text:p>
          </table:table-cell>
          <table:table-cell office:value-type="float" office:value="-55.2158475894" calcext:value-type="float">
            <text:p>-55,21584758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38.1539328347" calcext:value-type="float">
            <text:p>38,1539328347</text:p>
          </table:table-cell>
          <table:table-cell office:value-type="float" office:value="-65.9265923568" calcext:value-type="float">
            <text:p>-65,92659235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25.2112280955" calcext:value-type="float">
            <text:p>25,2112280955</text:p>
          </table:table-cell>
          <table:table-cell office:value-type="float" office:value="-71.575859805" calcext:value-type="float">
            <text:p>-71,5758598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311.12" calcext:value-type="float">
            <text:p>-311,12</text:p>
          </table:table-cell>
          <table:table-cell office:value-type="float" office:value="28.5502443366" calcext:value-type="float">
            <text:p>28,5502443366</text:p>
          </table:table-cell>
          <table:table-cell office:value-type="float" office:value="-75.863590733" calcext:value-type="float">
            <text:p>-75,8635907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26.5631157112" calcext:value-type="float">
            <text:p>26,5631157112</text:p>
          </table:table-cell>
          <table:table-cell office:value-type="float" office:value="-82.574407012" calcext:value-type="float">
            <text:p>-82,5744070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13.7313179011" calcext:value-type="float">
            <text:p>13,7313179011</text:p>
          </table:table-cell>
          <table:table-cell office:value-type="float" office:value="-85.865092515" calcext:value-type="float">
            <text:p>-85,8650925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316.8" calcext:value-type="float">
            <text:p>-316,8</text:p>
          </table:table-cell>
          <table:table-cell office:value-type="float" office:value="8.411472455" calcext:value-type="float">
            <text:p>8,411472455</text:p>
          </table:table-cell>
          <table:table-cell office:value-type="float" office:value="-86.475281481" calcext:value-type="float">
            <text:p>-86,4752814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4.7947101259" calcext:value-type="float">
            <text:p>4,7947101259</text:p>
          </table:table-cell>
          <table:table-cell office:value-type="float" office:value="-87.598326503" calcext:value-type="float">
            <text:p>-87,5983265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-4.0540454269" calcext:value-type="float">
            <text:p>-4,0540454269</text:p>
          </table:table-cell>
          <table:table-cell office:value-type="float" office:value="-89.300178763" calcext:value-type="float">
            <text:p>-89,30017876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318.27" calcext:value-type="float">
            <text:p>-318,27</text:p>
          </table:table-cell>
          <table:table-cell office:value-type="float" office:value="-14.3362272269" calcext:value-type="float">
            <text:p>-14,3362272269</text:p>
          </table:table-cell>
          <table:table-cell office:value-type="float" office:value="-89.222579162" calcext:value-type="float">
            <text:p>-89,222579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315.46" calcext:value-type="float">
            <text:p>-315,46</text:p>
          </table:table-cell>
          <table:table-cell office:value-type="float" office:value="-20.8063454766" calcext:value-type="float">
            <text:p>-20,8063454766</text:p>
          </table:table-cell>
          <table:table-cell office:value-type="float" office:value="-82.969204043" calcext:value-type="float">
            <text:p>-82,9692040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315.46" calcext:value-type="float">
            <text:p>-315,46</text:p>
          </table:table-cell>
          <table:table-cell office:value-type="float" office:value="-30.1899047444" calcext:value-type="float">
            <text:p>-30,1899047444</text:p>
          </table:table-cell>
          <table:table-cell office:value-type="float" office:value="-83.284968611" calcext:value-type="float">
            <text:p>-83,2849686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33.8519312417" calcext:value-type="float">
            <text:p>-33,8519312417</text:p>
          </table:table-cell>
          <table:table-cell office:value-type="float" office:value="-86.574590891" calcext:value-type="float">
            <text:p>-86,57459089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28.915148058" calcext:value-type="float">
            <text:p>-28,915148058</text:p>
          </table:table-cell>
          <table:table-cell office:value-type="float" office:value="-68.008043274" calcext:value-type="float">
            <text:p>-68,00804327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309.04" calcext:value-type="float">
            <text:p>-309,04</text:p>
          </table:table-cell>
          <table:table-cell office:value-type="float" office:value="-45.5294962333" calcext:value-type="float">
            <text:p>-45,5294962333</text:p>
          </table:table-cell>
          <table:table-cell office:value-type="float" office:value="-57.6466866762" calcext:value-type="float">
            <text:p>-57,64668667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42.5385771522" calcext:value-type="float">
            <text:p>-42,5385771522</text:p>
          </table:table-cell>
          <table:table-cell office:value-type="float" office:value="-50.3231521276" calcext:value-type="float">
            <text:p>-50,32315212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19.6840800063" calcext:value-type="float">
            <text:p>-19,6840800063</text:p>
          </table:table-cell>
          <table:table-cell office:value-type="float" office:value="-41.7625310865" calcext:value-type="float">
            <text:p>-41,76253108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301.04" calcext:value-type="float">
            <text:p>-301,04</text:p>
          </table:table-cell>
          <table:table-cell office:value-type="float" office:value="-49.8582715422" calcext:value-type="float">
            <text:p>-49,8582715422</text:p>
          </table:table-cell>
          <table:table-cell office:value-type="float" office:value="-38.0836843665" calcext:value-type="float">
            <text:p>-38,08368436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-46.8559887921" calcext:value-type="float">
            <text:p>-46,8559887921</text:p>
          </table:table-cell>
          <table:table-cell office:value-type="float" office:value="-27.9451196192" calcext:value-type="float">
            <text:p>-27,945119619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-5.8497435082" calcext:value-type="float">
            <text:p>-5,8497435082</text:p>
          </table:table-cell>
          <table:table-cell office:value-type="float" office:value="-26.6619956981" calcext:value-type="float">
            <text:p>-26,661995698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92.92" calcext:value-type="float">
            <text:p>-292,92</text:p>
          </table:table-cell>
          <table:table-cell office:value-type="float" office:value="0" calcext:value-type="float">
            <text:p>0</text:p>
          </table:table-cell>
          <table:table-cell office:value-type="float" office:value="-27.9965872705" calcext:value-type="float">
            <text:p>-27,9965872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88.66" calcext:value-type="float">
            <text:p>-288,66</text:p>
          </table:table-cell>
          <table:table-cell office:value-type="float" office:value="0" calcext:value-type="float">
            <text:p>0</text:p>
          </table:table-cell>
          <table:table-cell office:value-type="float" office:value="-17.3845146895" calcext:value-type="float">
            <text:p>-17,3845146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88.66" calcext:value-type="float">
            <text:p>-288,66</text:p>
          </table:table-cell>
          <table:table-cell office:value-type="float" office:value="3.9016461884" calcext:value-type="float">
            <text:p>3,9016461884</text:p>
          </table:table-cell>
          <table:table-cell office:value-type="float" office:value="-17.4476983896" calcext:value-type="float">
            <text:p>-17,4476983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4.6892890362" calcext:value-type="float">
            <text:p>4,6892890362</text:p>
          </table:table-cell>
          <table:table-cell office:value-type="float" office:value="-18.4831096829" calcext:value-type="float">
            <text:p>-18,483109682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6.1526524512" calcext:value-type="float">
            <text:p>6,1526524512</text:p>
          </table:table-cell>
          <table:table-cell office:value-type="float" office:value="-20.1160046652" calcext:value-type="float">
            <text:p>-20,11600466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89.3" calcext:value-type="float">
            <text:p>-289,3</text:p>
          </table:table-cell>
          <table:table-cell office:value-type="float" office:value="24.7323734139" calcext:value-type="float">
            <text:p>24,7323734139</text:p>
          </table:table-cell>
          <table:table-cell office:value-type="float" office:value="-21.7495744849" calcext:value-type="float">
            <text:p>-21,74957448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26.5213393285" calcext:value-type="float">
            <text:p>26,5213393285</text:p>
          </table:table-cell>
          <table:table-cell office:value-type="float" office:value="-27.1909582861" calcext:value-type="float">
            <text:p>-27,19095828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16.2855198535" calcext:value-type="float">
            <text:p>16,2855198535</text:p>
          </table:table-cell>
          <table:table-cell office:value-type="float" office:value="-29.5423692749" calcext:value-type="float">
            <text:p>-29,54236927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93.94" calcext:value-type="float">
            <text:p>-293,94</text:p>
          </table:table-cell>
          <table:table-cell office:value-type="float" office:value="31.2066176107" calcext:value-type="float">
            <text:p>31,2066176107</text:p>
          </table:table-cell>
          <table:table-cell office:value-type="float" office:value="-32.3475990084" calcext:value-type="float">
            <text:p>-32,34759900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32.6834252926" calcext:value-type="float">
            <text:p>32,6834252926</text:p>
          </table:table-cell>
          <table:table-cell office:value-type="float" office:value="-38.7851606382" calcext:value-type="float">
            <text:p>-38,78516063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22.1846385427" calcext:value-type="float">
            <text:p>22,1846385427</text:p>
          </table:table-cell>
          <table:table-cell office:value-type="float" office:value="-42.4294915913" calcext:value-type="float">
            <text:p>-42,42949159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300.2" calcext:value-type="float">
            <text:p>-300,2</text:p>
          </table:table-cell>
          <table:table-cell office:value-type="float" office:value="31.4779067814" calcext:value-type="float">
            <text:p>31,4779067814</text:p>
          </table:table-cell>
          <table:table-cell office:value-type="float" office:value="-46.5140599536" calcext:value-type="float">
            <text:p>-46,51405995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31.7235130565" calcext:value-type="float">
            <text:p>31,7235130565</text:p>
          </table:table-cell>
          <table:table-cell office:value-type="float" office:value="-54.256767232" calcext:value-type="float">
            <text:p>-54,2567672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21.3158939972" calcext:value-type="float">
            <text:p>21,3158939972</text:p>
          </table:table-cell>
          <table:table-cell office:value-type="float" office:value="-57.7983571155" calcext:value-type="float">
            <text:p>-57,79835711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306.63" calcext:value-type="float">
            <text:p>-306,63</text:p>
          </table:table-cell>
          <table:table-cell office:value-type="float" office:value="23.9746081374" calcext:value-type="float">
            <text:p>23,9746081374</text:p>
          </table:table-cell>
          <table:table-cell office:value-type="float" office:value="-60.1286193399" calcext:value-type="float">
            <text:p>-60,12861933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22.3251821848" calcext:value-type="float">
            <text:p>22,3251821848</text:p>
          </table:table-cell>
          <table:table-cell office:value-type="float" office:value="-66.2341368891" calcext:value-type="float">
            <text:p>-66,23413688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12.1767032599" calcext:value-type="float">
            <text:p>12,1767032599</text:p>
          </table:table-cell>
          <table:table-cell office:value-type="float" office:value="-69.116635257" calcext:value-type="float">
            <text:p>-69,1166352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311.47" calcext:value-type="float">
            <text:p>-311,47</text:p>
          </table:table-cell>
          <table:table-cell office:value-type="float" office:value="7.2334961698" calcext:value-type="float">
            <text:p>7,2334961698</text:p>
          </table:table-cell>
          <table:table-cell office:value-type="float" office:value="-69.399157842" calcext:value-type="float">
            <text:p>-69,3991578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312.85" calcext:value-type="float">
            <text:p>-312,85</text:p>
          </table:table-cell>
          <table:table-cell office:value-type="float" office:value="2.3214038797" calcext:value-type="float">
            <text:p>2,3214038797</text:p>
          </table:table-cell>
          <table:table-cell office:value-type="float" office:value="-71.614689253" calcext:value-type="float">
            <text:p>-71,6146892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312.85" calcext:value-type="float">
            <text:p>-312,85</text:p>
          </table:table-cell>
          <table:table-cell office:value-type="float" office:value="-6.2897058087" calcext:value-type="float">
            <text:p>-6,2897058087</text:p>
          </table:table-cell>
          <table:table-cell office:value-type="float" office:value="-74.041152677" calcext:value-type="float">
            <text:p>-74,0411526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11.5861047723" calcext:value-type="float">
            <text:p>-11,5861047723</text:p>
          </table:table-cell>
          <table:table-cell office:value-type="float" office:value="-74.559674253" calcext:value-type="float">
            <text:p>-74,5596742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15.4327145209" calcext:value-type="float">
            <text:p>-15,4327145209</text:p>
          </table:table-cell>
          <table:table-cell office:value-type="float" office:value="-69.221314985" calcext:value-type="float">
            <text:p>-69,2213149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310.62" calcext:value-type="float">
            <text:p>-310,62</text:p>
          </table:table-cell>
          <table:table-cell office:value-type="float" office:value="-27.1489671081" calcext:value-type="float">
            <text:p>-27,1489671081</text:p>
          </table:table-cell>
          <table:table-cell office:value-type="float" office:value="-65.3914763012" calcext:value-type="float">
            <text:p>-65,391476301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27.6128176221" calcext:value-type="float">
            <text:p>-27,6128176221</text:p>
          </table:table-cell>
          <table:table-cell office:value-type="float" office:value="-61.5042698925" calcext:value-type="float">
            <text:p>-61,50426989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20.3942804753" calcext:value-type="float">
            <text:p>-20,3942804753</text:p>
          </table:table-cell>
          <table:table-cell office:value-type="float" office:value="-54.3826352611" calcext:value-type="float">
            <text:p>-54,382635261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305.15" calcext:value-type="float">
            <text:p>-305,15</text:p>
          </table:table-cell>
          <table:table-cell office:value-type="float" office:value="-37.7191170387" calcext:value-type="float">
            <text:p>-37,7191170387</text:p>
          </table:table-cell>
          <table:table-cell office:value-type="float" office:value="-49.2332360797" calcext:value-type="float">
            <text:p>-49,23323607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36.1523285645" calcext:value-type="float">
            <text:p>-36,1523285645</text:p>
          </table:table-cell>
          <table:table-cell office:value-type="float" office:value="-41.0402736191" calcext:value-type="float">
            <text:p>-41,04027361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16.6536411561" calcext:value-type="float">
            <text:p>-16,6536411561</text:p>
          </table:table-cell>
          <table:table-cell office:value-type="float" office:value="-37.9775672607" calcext:value-type="float">
            <text:p>-37,97756726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98.26" calcext:value-type="float">
            <text:p>-298,26</text:p>
          </table:table-cell>
          <table:table-cell office:value-type="float" office:value="-44.3644842404" calcext:value-type="float">
            <text:p>-44,3644842404</text:p>
          </table:table-cell>
          <table:table-cell office:value-type="float" office:value="-36.9845729572" calcext:value-type="float">
            <text:p>-36,984572957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-41.8581219429" calcext:value-type="float">
            <text:p>-41,8581219429</text:p>
          </table:table-cell>
          <table:table-cell office:value-type="float" office:value="-27.6963128479" calcext:value-type="float">
            <text:p>-27,696312847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-6.5903831626" calcext:value-type="float">
            <text:p>-6,5903831626</text:p>
          </table:table-cell>
          <table:table-cell office:value-type="float" office:value="-26.9007076263" calcext:value-type="float">
            <text:p>-26,90070762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90.95" calcext:value-type="float">
            <text:p>-290,95</text:p>
          </table:table-cell>
          <table:table-cell office:value-type="float" office:value="0" calcext:value-type="float">
            <text:p>0</text:p>
          </table:table-cell>
          <table:table-cell office:value-type="float" office:value="-34.8440403814" calcext:value-type="float">
            <text:p>-34,8440403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87.51" calcext:value-type="float">
            <text:p>-287,51</text:p>
          </table:table-cell>
          <table:table-cell office:value-type="float" office:value="0" calcext:value-type="float">
            <text:p>0</text:p>
          </table:table-cell>
          <table:table-cell office:value-type="float" office:value="-18.0325820251" calcext:value-type="float">
            <text:p>-18,0325820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87.51" calcext:value-type="float">
            <text:p>-287,51</text:p>
          </table:table-cell>
          <table:table-cell office:value-type="float" office:value="3.0113217134" calcext:value-type="float">
            <text:p>3,0113217134</text:p>
          </table:table-cell>
          <table:table-cell office:value-type="float" office:value="-18.1638616643" calcext:value-type="float">
            <text:p>-18,16386166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3.5100455264" calcext:value-type="float">
            <text:p>3,5100455264</text:p>
          </table:table-cell>
          <table:table-cell office:value-type="float" office:value="-20.0786375056" calcext:value-type="float">
            <text:p>-20,07863750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5.0802332054" calcext:value-type="float">
            <text:p>5,0802332054</text:p>
          </table:table-cell>
          <table:table-cell office:value-type="float" office:value="-20.6150320016" calcext:value-type="float">
            <text:p>-20,615032001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88.04" calcext:value-type="float">
            <text:p>-288,04</text:p>
          </table:table-cell>
          <table:table-cell office:value-type="float" office:value="21.329714114" calcext:value-type="float">
            <text:p>21,329714114</text:p>
          </table:table-cell>
          <table:table-cell office:value-type="float" office:value="-21.9713486255" calcext:value-type="float">
            <text:p>-21,97134862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22.8880874284" calcext:value-type="float">
            <text:p>22,8880874284</text:p>
          </table:table-cell>
          <table:table-cell office:value-type="float" office:value="-27.1779584369" calcext:value-type="float">
            <text:p>-27,17795843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14.0333416803" calcext:value-type="float">
            <text:p>14,0333416803</text:p>
          </table:table-cell>
          <table:table-cell office:value-type="float" office:value="-28.872665569" calcext:value-type="float">
            <text:p>-28,8726655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92.09" calcext:value-type="float">
            <text:p>-292,09</text:p>
          </table:table-cell>
          <table:table-cell office:value-type="float" office:value="26.8247762315" calcext:value-type="float">
            <text:p>26,8247762315</text:p>
          </table:table-cell>
          <table:table-cell office:value-type="float" office:value="-31.0649016227" calcext:value-type="float">
            <text:p>-31,0649016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28.1521338474" calcext:value-type="float">
            <text:p>28,1521338474</text:p>
          </table:table-cell>
          <table:table-cell office:value-type="float" office:value="-37.1798557668" calcext:value-type="float">
            <text:p>-37,1798557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19.121596722" calcext:value-type="float">
            <text:p>19,121596722</text:p>
          </table:table-cell>
          <table:table-cell office:value-type="float" office:value="-39.3989150829" calcext:value-type="float">
            <text:p>-39,39891508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97.5" calcext:value-type="float">
            <text:p>-297,5</text:p>
          </table:table-cell>
          <table:table-cell office:value-type="float" office:value="26.3330317616" calcext:value-type="float">
            <text:p>26,3330317616</text:p>
          </table:table-cell>
          <table:table-cell office:value-type="float" office:value="-41.4873336919" calcext:value-type="float">
            <text:p>-41,487333691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26.8696356728" calcext:value-type="float">
            <text:p>26,8696356728</text:p>
          </table:table-cell>
          <table:table-cell office:value-type="float" office:value="-48.9518648495" calcext:value-type="float">
            <text:p>-48,95186484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19.3393759809" calcext:value-type="float">
            <text:p>19,3393759809</text:p>
          </table:table-cell>
          <table:table-cell office:value-type="float" office:value="-51.4642579376" calcext:value-type="float">
            <text:p>-51,46425793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302.86" calcext:value-type="float">
            <text:p>-302,86</text:p>
          </table:table-cell>
          <table:table-cell office:value-type="float" office:value="20.1144645563" calcext:value-type="float">
            <text:p>20,1144645563</text:p>
          </table:table-cell>
          <table:table-cell office:value-type="float" office:value="-52.0322646416" calcext:value-type="float">
            <text:p>-52,03226464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306.89" calcext:value-type="float">
            <text:p>-306,89</text:p>
          </table:table-cell>
          <table:table-cell office:value-type="float" office:value="17.5750998209" calcext:value-type="float">
            <text:p>17,5750998209</text:p>
          </table:table-cell>
          <table:table-cell office:value-type="float" office:value="-59.161128171" calcext:value-type="float">
            <text:p>-59,1611281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306.89" calcext:value-type="float">
            <text:p>-306,89</text:p>
          </table:table-cell>
          <table:table-cell office:value-type="float" office:value="10.5662969281" calcext:value-type="float">
            <text:p>10,5662969281</text:p>
          </table:table-cell>
          <table:table-cell office:value-type="float" office:value="-63.2685584073" calcext:value-type="float">
            <text:p>-63,26855840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5.913418459" calcext:value-type="float">
            <text:p>5,913418459</text:p>
          </table:table-cell>
          <table:table-cell office:value-type="float" office:value="-64.1437452105" calcext:value-type="float">
            <text:p>-64,14374521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0.1527153177" calcext:value-type="float">
            <text:p>0,1527153177</text:p>
          </table:table-cell>
          <table:table-cell office:value-type="float" office:value="-66.1235141338" calcext:value-type="float">
            <text:p>-66,123514133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308.13" calcext:value-type="float">
            <text:p>-308,13</text:p>
          </table:table-cell>
          <table:table-cell office:value-type="float" office:value="-6.9990304604" calcext:value-type="float">
            <text:p>-6,9990304604</text:p>
          </table:table-cell>
          <table:table-cell office:value-type="float" office:value="-67.091941554" calcext:value-type="float">
            <text:p>-67,09194155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9.5163895751" calcext:value-type="float">
            <text:p>-9,5163895751</text:p>
          </table:table-cell>
          <table:table-cell office:value-type="float" office:value="-66.0630623051" calcext:value-type="float">
            <text:p>-66,06306230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11.6381475248" calcext:value-type="float">
            <text:p>-11,6381475248</text:p>
          </table:table-cell>
          <table:table-cell office:value-type="float" office:value="-63.2612100148" calcext:value-type="float">
            <text:p>-63,26121001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306.31" calcext:value-type="float">
            <text:p>-306,31</text:p>
          </table:table-cell>
          <table:table-cell office:value-type="float" office:value="-22.4728596251" calcext:value-type="float">
            <text:p>-22,4728596251</text:p>
          </table:table-cell>
          <table:table-cell office:value-type="float" office:value="-59.9540904838" calcext:value-type="float">
            <text:p>-59,954090483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22.8430902016" calcext:value-type="float">
            <text:p>-22,8430902016</text:p>
          </table:table-cell>
          <table:table-cell office:value-type="float" office:value="-54.6241368549" calcext:value-type="float">
            <text:p>-54,624136854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16.6441142452" calcext:value-type="float">
            <text:p>-16,6441142452</text:p>
          </table:table-cell>
          <table:table-cell office:value-type="float" office:value="-51.4360274072" calcext:value-type="float">
            <text:p>-51,436027407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301.79" calcext:value-type="float">
            <text:p>-301,79</text:p>
          </table:table-cell>
          <table:table-cell office:value-type="float" office:value="-32.1871345913" calcext:value-type="float">
            <text:p>-32,1871345913</text:p>
          </table:table-cell>
          <table:table-cell office:value-type="float" office:value="-48.7523863927" calcext:value-type="float">
            <text:p>-48,75238639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31.2829083332" calcext:value-type="float">
            <text:p>-31,2829083332</text:p>
          </table:table-cell>
          <table:table-cell office:value-type="float" office:value="-41.125011313" calcext:value-type="float">
            <text:p>-41,1250113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15.6283793377" calcext:value-type="float">
            <text:p>-15,6283793377</text:p>
          </table:table-cell>
          <table:table-cell office:value-type="float" office:value="-39.8072915064" calcext:value-type="float">
            <text:p>-39,807291506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95.78" calcext:value-type="float">
            <text:p>-295,78</text:p>
          </table:table-cell>
          <table:table-cell office:value-type="float" office:value="-39.5770171294" calcext:value-type="float">
            <text:p>-39,5770171294</text:p>
          </table:table-cell>
          <table:table-cell office:value-type="float" office:value="-42.9053060005" calcext:value-type="float">
            <text:p>-42,905306000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-36.7721234679" calcext:value-type="float">
            <text:p>-36,7721234679</text:p>
          </table:table-cell>
          <table:table-cell office:value-type="float" office:value="-29.6879927096" calcext:value-type="float">
            <text:p>-29,68799270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-12.9974710484" calcext:value-type="float">
            <text:p>-12,9974710484</text:p>
          </table:table-cell>
          <table:table-cell office:value-type="float" office:value="-28.9825281289" calcext:value-type="float">
            <text:p>-28,98252812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7" calcext:value-type="float">
            <text:p>-289,17</text:p>
          </table:table-cell>
          <table:table-cell office:value-type="float" office:value="0" calcext:value-type="float">
            <text:p>0</text:p>
          </table:table-cell>
          <table:table-cell office:value-type="float" office:value="-48.5085533597" calcext:value-type="float">
            <text:p>-48,5085533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85.98" calcext:value-type="float">
            <text:p>-285,98</text:p>
          </table:table-cell>
          <table:table-cell office:value-type="float" office:value="0" calcext:value-type="float">
            <text:p>0</text:p>
          </table:table-cell>
          <table:table-cell office:value-type="float" office:value="-19.3178534302" calcext:value-type="float">
            <text:p>-19,31785343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85.98" calcext:value-type="float">
            <text:p>-285,98</text:p>
          </table:table-cell>
          <table:table-cell office:value-type="float" office:value="1.8555907079" calcext:value-type="float">
            <text:p>1,8555907079</text:p>
          </table:table-cell>
          <table:table-cell office:value-type="float" office:value="-19.4571957087" calcext:value-type="float">
            <text:p>-19,45719570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2.2381186989" calcext:value-type="float">
            <text:p>2,2381186989</text:p>
          </table:table-cell>
          <table:table-cell office:value-type="float" office:value="-21.4786149475" calcext:value-type="float">
            <text:p>-21,47861494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4.2599413313" calcext:value-type="float">
            <text:p>4,2599413313</text:p>
          </table:table-cell>
          <table:table-cell office:value-type="float" office:value="-21.7574776106" calcext:value-type="float">
            <text:p>-21,75747761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86.33" calcext:value-type="float">
            <text:p>-286,33</text:p>
          </table:table-cell>
          <table:table-cell office:value-type="float" office:value="18.1694469786" calcext:value-type="float">
            <text:p>18,1694469786</text:p>
          </table:table-cell>
          <table:table-cell office:value-type="float" office:value="-22.6903060548" calcext:value-type="float">
            <text:p>-22,690306054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19.620022385" calcext:value-type="float">
            <text:p>19,620022385</text:p>
          </table:table-cell>
          <table:table-cell office:value-type="float" office:value="-27.7924720653" calcext:value-type="float">
            <text:p>-27,79247206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12.3985766677" calcext:value-type="float">
            <text:p>12,3985766677</text:p>
          </table:table-cell>
          <table:table-cell office:value-type="float" office:value="-28.7454815192" calcext:value-type="float">
            <text:p>-28,74548151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4" calcext:value-type="float">
            <text:p>-289,74</text:p>
          </table:table-cell>
          <table:table-cell office:value-type="float" office:value="22.8994274129" calcext:value-type="float">
            <text:p>22,8994274129</text:p>
          </table:table-cell>
          <table:table-cell office:value-type="float" office:value="-29.3177052769" calcext:value-type="float">
            <text:p>-29,31770527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24.3494118257" calcext:value-type="float">
            <text:p>24,3494118257</text:p>
          </table:table-cell>
          <table:table-cell office:value-type="float" office:value="-36.0768318121" calcext:value-type="float">
            <text:p>-36,07683181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17.8771606176" calcext:value-type="float">
            <text:p>17,8771606176</text:p>
          </table:table-cell>
          <table:table-cell office:value-type="float" office:value="-37.4094477555" calcext:value-type="float">
            <text:p>-37,40944775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94.27" calcext:value-type="float">
            <text:p>-294,27</text:p>
          </table:table-cell>
          <table:table-cell office:value-type="float" office:value="21.9249570148" calcext:value-type="float">
            <text:p>21,9249570148</text:p>
          </table:table-cell>
          <table:table-cell office:value-type="float" office:value="-37.2694933985" calcext:value-type="float">
            <text:p>-37,269493398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98.55" calcext:value-type="float">
            <text:p>-298,55</text:p>
          </table:table-cell>
          <table:table-cell office:value-type="float" office:value="21.7465888175" calcext:value-type="float">
            <text:p>21,7465888175</text:p>
          </table:table-cell>
          <table:table-cell office:value-type="float" office:value="-45.9004725399" calcext:value-type="float">
            <text:p>-45,90047253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98.55" calcext:value-type="float">
            <text:p>-298,55</text:p>
          </table:table-cell>
          <table:table-cell office:value-type="float" office:value="18.2354942051" calcext:value-type="float">
            <text:p>18,2354942051</text:p>
          </table:table-cell>
          <table:table-cell office:value-type="float" office:value="-49.8550586376" calcext:value-type="float">
            <text:p>-49,85505863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16.277737904" calcext:value-type="float">
            <text:p>16,277737904</text:p>
          </table:table-cell>
          <table:table-cell office:value-type="float" office:value="-51.0523226483" calcext:value-type="float">
            <text:p>-51,05232264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11.0888884191" calcext:value-type="float">
            <text:p>11,0888884191</text:p>
          </table:table-cell>
          <table:table-cell office:value-type="float" office:value="-57.4215519831" calcext:value-type="float">
            <text:p>-57,42155198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301.83" calcext:value-type="float">
            <text:p>-301,83</text:p>
          </table:table-cell>
          <table:table-cell office:value-type="float" office:value="7.1940862204" calcext:value-type="float">
            <text:p>7,1940862204</text:p>
          </table:table-cell>
          <table:table-cell office:value-type="float" office:value="-61.5562817312" calcext:value-type="float">
            <text:p>-61,55628173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4.3785404433" calcext:value-type="float">
            <text:p>4,3785404433</text:p>
          </table:table-cell>
          <table:table-cell office:value-type="float" office:value="-63.1063883712" calcext:value-type="float">
            <text:p>-63,10638837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-0.6267924772" calcext:value-type="float">
            <text:p>-0,6267924772</text:p>
          </table:table-cell>
          <table:table-cell office:value-type="float" office:value="-64.1839167958" calcext:value-type="float">
            <text:p>-64,18391679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302.79" calcext:value-type="float">
            <text:p>-302,79</text:p>
          </table:table-cell>
          <table:table-cell office:value-type="float" office:value="-6.2292539867" calcext:value-type="float">
            <text:p>-6,2292539867</text:p>
          </table:table-cell>
          <table:table-cell office:value-type="float" office:value="-64.0053083231" calcext:value-type="float">
            <text:p>-64,00530832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7.7553732197" calcext:value-type="float">
            <text:p>-7,7553732197</text:p>
          </table:table-cell>
          <table:table-cell office:value-type="float" office:value="-62.3455378519" calcext:value-type="float">
            <text:p>-62,34553785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9.3237426996" calcext:value-type="float">
            <text:p>-9,3237426996</text:p>
          </table:table-cell>
          <table:table-cell office:value-type="float" office:value="-60.840490005" calcext:value-type="float">
            <text:p>-60,84049000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301.36" calcext:value-type="float">
            <text:p>-301,36</text:p>
          </table:table-cell>
          <table:table-cell office:value-type="float" office:value="-18.5118939482" calcext:value-type="float">
            <text:p>-18,5118939482</text:p>
          </table:table-cell>
          <table:table-cell office:value-type="float" office:value="-58.5677624494" calcext:value-type="float">
            <text:p>-58,567762449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19.0947545455" calcext:value-type="float">
            <text:p>-19,0947545455</text:p>
          </table:table-cell>
          <table:table-cell office:value-type="float" office:value="-53.8145893152" calcext:value-type="float">
            <text:p>-53,81458931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14.5225300131" calcext:value-type="float">
            <text:p>-14,5225300131</text:p>
          </table:table-cell>
          <table:table-cell office:value-type="float" office:value="-52.3858376245" calcext:value-type="float">
            <text:p>-52,38583762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97.65" calcext:value-type="float">
            <text:p>-297,65</text:p>
          </table:table-cell>
          <table:table-cell office:value-type="float" office:value="-27.4081009378" calcext:value-type="float">
            <text:p>-27,4081009378</text:p>
          </table:table-cell>
          <table:table-cell office:value-type="float" office:value="-52.0674841899" calcext:value-type="float">
            <text:p>-52,06748418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27.2072336715" calcext:value-type="float">
            <text:p>-27,2072336715</text:p>
          </table:table-cell>
          <table:table-cell office:value-type="float" office:value="-43.3943638374" calcext:value-type="float">
            <text:p>-43,394363837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18.4339358436" calcext:value-type="float">
            <text:p>-18,4339358436</text:p>
          </table:table-cell>
          <table:table-cell office:value-type="float" office:value="-43.248661604" calcext:value-type="float">
            <text:p>-43,2486616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92.63" calcext:value-type="float">
            <text:p>-292,63</text:p>
          </table:table-cell>
          <table:table-cell office:value-type="float" office:value="-34.2451854436" calcext:value-type="float">
            <text:p>-34,2451854436</text:p>
          </table:table-cell>
          <table:table-cell office:value-type="float" office:value="-52.5181968615" calcext:value-type="float">
            <text:p>-52,51819686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-27.9353440713" calcext:value-type="float">
            <text:p>-27,9353440713</text:p>
          </table:table-cell>
          <table:table-cell office:value-type="float" office:value="-31.8734223472" calcext:value-type="float">
            <text:p>-31,87342234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-25.4109438127" calcext:value-type="float">
            <text:p>-25,4109438127</text:p>
          </table:table-cell>
          <table:table-cell office:value-type="float" office:value="-29.967184403" calcext:value-type="float">
            <text:p>-29,9671844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82.09" calcext:value-type="float">
            <text:p>-282,09</text:p>
          </table:table-cell>
          <table:table-cell office:value-type="float" office:value="0" calcext:value-type="float">
            <text:p>0</text:p>
          </table:table-cell>
          <table:table-cell office:value-type="float" office:value="-48.532758845" calcext:value-type="float">
            <text:p>-48,532758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84.59" calcext:value-type="float">
            <text:p>-284,59</text:p>
          </table:table-cell>
          <table:table-cell office:value-type="float" office:value="0" calcext:value-type="float">
            <text:p>0</text:p>
          </table:table-cell>
          <table:table-cell office:value-type="float" office:value="-20.2845902394" calcext:value-type="float">
            <text:p>-20,2845902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9" calcext:value-type="float">
            <text:p>-284,59</text:p>
          </table:table-cell>
          <table:table-cell office:value-type="float" office:value="0.8505601961" calcext:value-type="float">
            <text:p>0,8505601961</text:p>
          </table:table-cell>
          <table:table-cell office:value-type="float" office:value="-20.346016362" calcext:value-type="float">
            <text:p>-20,3460163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1.2097636245" calcext:value-type="float">
            <text:p>1,2097636245</text:p>
          </table:table-cell>
          <table:table-cell office:value-type="float" office:value="-21.3407233664" calcext:value-type="float">
            <text:p>-21,34072336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3.8685420981" calcext:value-type="float">
            <text:p>3,8685420981</text:p>
          </table:table-cell>
          <table:table-cell office:value-type="float" office:value="-21.1127825123" calcext:value-type="float">
            <text:p>-21,11278251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84.54" calcext:value-type="float">
            <text:p>-284,54</text:p>
          </table:table-cell>
          <table:table-cell office:value-type="float" office:value="15.2947196526" calcext:value-type="float">
            <text:p>15,2947196526</text:p>
          </table:table-cell>
          <table:table-cell office:value-type="float" office:value="-20.4259833343" calcext:value-type="float">
            <text:p>-20,42598333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16.832911964" calcext:value-type="float">
            <text:p>16,832911964</text:p>
          </table:table-cell>
          <table:table-cell office:value-type="float" office:value="-26.3868834873" calcext:value-type="float">
            <text:p>-26,3868834873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12.5081084687" calcext:value-type="float">
            <text:p>12,5081084687</text:p>
          </table:table-cell>
          <table:table-cell office:value-type="float" office:value="-26.5241123178" calcext:value-type="float">
            <text:p>-26,52411231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87.46" calcext:value-type="float">
            <text:p>-287,46</text:p>
          </table:table-cell>
          <table:table-cell office:value-type="float" office:value="19.4934259319" calcext:value-type="float">
            <text:p>19,4934259319</text:p>
          </table:table-cell>
          <table:table-cell office:value-type="float" office:value="-24.6564094638" calcext:value-type="float">
            <text:p>-24,6564094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91.26" calcext:value-type="float">
            <text:p>-291,26</text:p>
          </table:table-cell>
          <table:table-cell office:value-type="float" office:value="20.0603913688" calcext:value-type="float">
            <text:p>20,0603913688</text:p>
          </table:table-cell>
          <table:table-cell office:value-type="float" office:value="-33.4838190578" calcext:value-type="float">
            <text:p>-33,48381905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91.26" calcext:value-type="float">
            <text:p>-291,26</text:p>
          </table:table-cell>
          <table:table-cell office:value-type="float" office:value="17.9289351423" calcext:value-type="float">
            <text:p>17,9289351423</text:p>
          </table:table-cell>
          <table:table-cell office:value-type="float" office:value="-36.3501817018" calcext:value-type="float">
            <text:p>-36,3501817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17.8420069772" calcext:value-type="float">
            <text:p>17,8420069772</text:p>
          </table:table-cell>
          <table:table-cell office:value-type="float" office:value="-36.6226830566" calcext:value-type="float">
            <text:p>-36,62268305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14.284070427" calcext:value-type="float">
            <text:p>14,284070427</text:p>
          </table:table-cell>
          <table:table-cell office:value-type="float" office:value="-44.0718010049" calcext:value-type="float">
            <text:p>-44,07180100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94.69" calcext:value-type="float">
            <text:p>-294,69</text:p>
          </table:table-cell>
          <table:table-cell office:value-type="float" office:value="14.1875258725" calcext:value-type="float">
            <text:p>14,1875258725</text:p>
          </table:table-cell>
          <table:table-cell office:value-type="float" office:value="-48.8399179464" calcext:value-type="float">
            <text:p>-48,839917946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12.5479712108" calcext:value-type="float">
            <text:p>12,5479712108</text:p>
          </table:table-cell>
          <table:table-cell office:value-type="float" office:value="-51.709758681" calcext:value-type="float">
            <text:p>-51,7097586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7.071140738" calcext:value-type="float">
            <text:p>7,071140738</text:p>
          </table:table-cell>
          <table:table-cell office:value-type="float" office:value="-55.3141382443" calcext:value-type="float">
            <text:p>-55,31413824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97.25" calcext:value-type="float">
            <text:p>-297,25</text:p>
          </table:table-cell>
          <table:table-cell office:value-type="float" office:value="4.8814605467" calcext:value-type="float">
            <text:p>4,8814605467</text:p>
          </table:table-cell>
          <table:table-cell office:value-type="float" office:value="-57.5040759367" calcext:value-type="float">
            <text:p>-57,50407593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3.2857833944" calcext:value-type="float">
            <text:p>3,2857833944</text:p>
          </table:table-cell>
          <table:table-cell office:value-type="float" office:value="-58.8021835837" calcext:value-type="float">
            <text:p>-58,80218358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-0.7462046409" calcext:value-type="float">
            <text:p>-0,7462046409</text:p>
          </table:table-cell>
          <table:table-cell office:value-type="float" office:value="-59.5095443917" calcext:value-type="float">
            <text:p>-59,509544391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98.07" calcext:value-type="float">
            <text:p>-298,07</text:p>
          </table:table-cell>
          <table:table-cell office:value-type="float" office:value="-5.1606515165" calcext:value-type="float">
            <text:p>-5,1606515165</text:p>
          </table:table-cell>
          <table:table-cell office:value-type="float" office:value="-59.2199827733" calcext:value-type="float">
            <text:p>-59,21998277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6.351571257" calcext:value-type="float">
            <text:p>-6,351571257</text:p>
          </table:table-cell>
          <table:table-cell office:value-type="float" office:value="-57.5619027255" calcext:value-type="float">
            <text:p>-57,5619027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7.8603721223" calcext:value-type="float">
            <text:p>-7,8603721223</text:p>
          </table:table-cell>
          <table:table-cell office:value-type="float" office:value="-56.8306233731" calcext:value-type="float">
            <text:p>-56,830623373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96.89" calcext:value-type="float">
            <text:p>-296,89</text:p>
          </table:table-cell>
          <table:table-cell office:value-type="float" office:value="-15.4469589353" calcext:value-type="float">
            <text:p>-15,4469589353</text:p>
          </table:table-cell>
          <table:table-cell office:value-type="float" office:value="-55.7858367631" calcext:value-type="float">
            <text:p>-55,785836763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16.6611653767" calcext:value-type="float">
            <text:p>-16,6611653767</text:p>
          </table:table-cell>
          <table:table-cell office:value-type="float" office:value="-51.3508511112" calcext:value-type="float">
            <text:p>-51,350851111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14.8970091266" calcext:value-type="float">
            <text:p>-14,8970091266</text:p>
          </table:table-cell>
          <table:table-cell office:value-type="float" office:value="-51.4598622351" calcext:value-type="float">
            <text:p>-51,45986223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93.82" calcext:value-type="float">
            <text:p>-293,82</text:p>
          </table:table-cell>
          <table:table-cell office:value-type="float" office:value="-23.1956608109" calcext:value-type="float">
            <text:p>-23,1956608109</text:p>
          </table:table-cell>
          <table:table-cell office:value-type="float" office:value="-54.557675019" calcext:value-type="float">
            <text:p>-54,5576750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-22.4640857473" calcext:value-type="float">
            <text:p>-22,4640857473</text:p>
          </table:table-cell>
          <table:table-cell office:value-type="float" office:value="-43.1499392949" calcext:value-type="float">
            <text:p>-43,14993929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-24.7522123685" calcext:value-type="float">
            <text:p>-24,7522123685</text:p>
          </table:table-cell>
          <table:table-cell office:value-type="float" office:value="-41.4003062931" calcext:value-type="float">
            <text:p>-41,40030629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28.2017778726" calcext:value-type="float">
            <text:p>-28,2017778726</text:p>
          </table:table-cell>
          <table:table-cell office:value-type="float" office:value="-48.9820204306" calcext:value-type="float">
            <text:p>-48,982020430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14.2211110094" calcext:value-type="float">
            <text:p>-14,2211110094</text:p>
          </table:table-cell>
          <table:table-cell office:value-type="float" office:value="-30.4512275445" calcext:value-type="float">
            <text:p>-30,451227544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84.67" calcext:value-type="float">
            <text:p>-284,67</text:p>
          </table:table-cell>
          <table:table-cell office:value-type="float" office:value="-29.6568075462" calcext:value-type="float">
            <text:p>-29,6568075462</text:p>
          </table:table-cell>
          <table:table-cell office:value-type="float" office:value="-28.0419512017" calcext:value-type="float">
            <text:p>-28,04195120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-32.7482079142" calcext:value-type="float">
            <text:p>-32,7482079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82.92" calcext:value-type="float">
            <text:p>-282,92</text:p>
          </table:table-cell>
          <table:table-cell office:value-type="float" office:value="0" calcext:value-type="float">
            <text:p>0</text:p>
          </table:table-cell>
          <table:table-cell office:value-type="float" office:value="-20.5304757839" calcext:value-type="float">
            <text:p>-20,5304757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82.92" calcext:value-type="float">
            <text:p>-282,92</text:p>
          </table:table-cell>
          <table:table-cell office:value-type="float" office:value="0.7994575809" calcext:value-type="float">
            <text:p>0,7994575809</text:p>
          </table:table-cell>
          <table:table-cell office:value-type="float" office:value="-20.5058464834" calcext:value-type="float">
            <text:p>-20,50584648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1.4713525419" calcext:value-type="float">
            <text:p>1,4713525419</text:p>
          </table:table-cell>
          <table:table-cell office:value-type="float" office:value="-20.927454757" calcext:value-type="float">
            <text:p>-20,9274547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5.1746813634" calcext:value-type="float">
            <text:p>5,1746813634</text:p>
          </table:table-cell>
          <table:table-cell office:value-type="float" office:value="-19.8478273564" calcext:value-type="float">
            <text:p>-19,84782735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6" calcext:value-type="float">
            <text:p>-283,16</text:p>
          </table:table-cell>
          <table:table-cell office:value-type="float" office:value="12.8953460103" calcext:value-type="float">
            <text:p>12,8953460103</text:p>
          </table:table-cell>
          <table:table-cell office:value-type="float" office:value="-15.6625292578" calcext:value-type="float">
            <text:p>-15,66252925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85.33" calcext:value-type="float">
            <text:p>-285,33</text:p>
          </table:table-cell>
          <table:table-cell office:value-type="float" office:value="13.5218934015" calcext:value-type="float">
            <text:p>13,5218934015</text:p>
          </table:table-cell>
          <table:table-cell office:value-type="float" office:value="-23.4816548602" calcext:value-type="float">
            <text:p>-23,48165486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85.33" calcext:value-type="float">
            <text:p>-285,33</text:p>
          </table:table-cell>
          <table:table-cell office:value-type="float" office:value="14.1290506912" calcext:value-type="float">
            <text:p>14,1290506912</text:p>
          </table:table-cell>
          <table:table-cell office:value-type="float" office:value="-24.9128230064" calcext:value-type="float">
            <text:p>-24,9128230064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15.9397206729" calcext:value-type="float">
            <text:p>15,9397206729</text:p>
          </table:table-cell>
          <table:table-cell office:value-type="float" office:value="-24.3877360334" calcext:value-type="float">
            <text:p>-24,38773603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12.6556395944" calcext:value-type="float">
            <text:p>12,6556395944</text:p>
          </table:table-cell>
          <table:table-cell office:value-type="float" office:value="-32.3812685854" calcext:value-type="float">
            <text:p>-32,38126858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88.39" calcext:value-type="float">
            <text:p>-288,39</text:p>
          </table:table-cell>
          <table:table-cell office:value-type="float" office:value="14.7382966188" calcext:value-type="float">
            <text:p>14,7382966188</text:p>
          </table:table-cell>
          <table:table-cell office:value-type="float" office:value="-36.2873847994" calcext:value-type="float">
            <text:p>-36,28738479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14.2033377117" calcext:value-type="float">
            <text:p>14,2033377117</text:p>
          </table:table-cell>
          <table:table-cell office:value-type="float" office:value="-38.4165978592" calcext:value-type="float">
            <text:p>-38,41659785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9.5293539277" calcext:value-type="float">
            <text:p>9,5293539277</text:p>
          </table:table-cell>
          <table:table-cell office:value-type="float" office:value="-42.2143882186" calcext:value-type="float">
            <text:p>-42,21438821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91.11" calcext:value-type="float">
            <text:p>-291,11</text:p>
          </table:table-cell>
          <table:table-cell office:value-type="float" office:value="10.597536529" calcext:value-type="float">
            <text:p>10,597536529</text:p>
          </table:table-cell>
          <table:table-cell office:value-type="float" office:value="-45.0820050758" calcext:value-type="float">
            <text:p>-45,08200507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9.8035175994" calcext:value-type="float">
            <text:p>9,8035175994</text:p>
          </table:table-cell>
          <table:table-cell office:value-type="float" office:value="-47.8120428734" calcext:value-type="float">
            <text:p>-47,81204287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5.2945711634" calcext:value-type="float">
            <text:p>5,2945711634</text:p>
          </table:table-cell>
          <table:table-cell office:value-type="float" office:value="-49.510939884" calcext:value-type="float">
            <text:p>-49,5109398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93.15" calcext:value-type="float">
            <text:p>-293,15</text:p>
          </table:table-cell>
          <table:table-cell office:value-type="float" office:value="3.706040881" calcext:value-type="float">
            <text:p>3,706040881</text:p>
          </table:table-cell>
          <table:table-cell office:value-type="float" office:value="-50.3222785213" calcext:value-type="float">
            <text:p>-50,32227852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2.3730719883" calcext:value-type="float">
            <text:p>2,3730719883</text:p>
          </table:table-cell>
          <table:table-cell office:value-type="float" office:value="-51.3921988614" calcext:value-type="float">
            <text:p>-51,39219886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-1.0445916601" calcext:value-type="float">
            <text:p>-1,0445916601</text:p>
          </table:table-cell>
          <table:table-cell office:value-type="float" office:value="-52.3646103495" calcext:value-type="float">
            <text:p>-52,36461034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93.79" calcext:value-type="float">
            <text:p>-293,79</text:p>
          </table:table-cell>
          <table:table-cell office:value-type="float" office:value="-4.2816123138" calcext:value-type="float">
            <text:p>-4,2816123138</text:p>
          </table:table-cell>
          <table:table-cell office:value-type="float" office:value="-52.5892823205" calcext:value-type="float">
            <text:p>-52,58928232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5.3660138195" calcext:value-type="float">
            <text:p>-5,3660138195</text:p>
          </table:table-cell>
          <table:table-cell office:value-type="float" office:value="-50.9200735928" calcext:value-type="float">
            <text:p>-50,9200735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7.5476767439" calcext:value-type="float">
            <text:p>-7,5476767439</text:p>
          </table:table-cell>
          <table:table-cell office:value-type="float" office:value="-51.0897640104" calcext:value-type="float">
            <text:p>-51,08976401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92.84" calcext:value-type="float">
            <text:p>-292,84</text:p>
          </table:table-cell>
          <table:table-cell office:value-type="float" office:value="-13.0321216796" calcext:value-type="float">
            <text:p>-13,0321216796</text:p>
          </table:table-cell>
          <table:table-cell office:value-type="float" office:value="-51.7855464077" calcext:value-type="float">
            <text:p>-51,785546407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14.7687800108" calcext:value-type="float">
            <text:p>-14,7687800108</text:p>
          </table:table-cell>
          <table:table-cell office:value-type="float" office:value="-46.1686506326" calcext:value-type="float">
            <text:p>-46,168650632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17.7293539276" calcext:value-type="float">
            <text:p>-17,7293539276</text:p>
          </table:table-cell>
          <table:table-cell office:value-type="float" office:value="-45.0527326016" calcext:value-type="float">
            <text:p>-45,052732601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19.0981780043" calcext:value-type="float">
            <text:p>-19,0981780043</text:p>
          </table:table-cell>
          <table:table-cell office:value-type="float" office:value="-47.374502911" calcext:value-type="float">
            <text:p>-47,3745029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14.0498649523" calcext:value-type="float">
            <text:p>-14,0498649523</text:p>
          </table:table-cell>
          <table:table-cell office:value-type="float" office:value="-37.5398093071" calcext:value-type="float">
            <text:p>-37,53980930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86.69" calcext:value-type="float">
            <text:p>-286,69</text:p>
          </table:table-cell>
          <table:table-cell office:value-type="float" office:value="-24.266016986" calcext:value-type="float">
            <text:p>-24,266016986</text:p>
          </table:table-cell>
          <table:table-cell office:value-type="float" office:value="-34.2382824202" calcext:value-type="float">
            <text:p>-34,23828242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23.296106695" calcext:value-type="float">
            <text:p>-23,296106695</text:p>
          </table:table-cell>
          <table:table-cell office:value-type="float" office:value="-33.9448896815" calcext:value-type="float">
            <text:p>-33,94488968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6.9952748424" calcext:value-type="float">
            <text:p>-6,9952748424</text:p>
          </table:table-cell>
          <table:table-cell office:value-type="float" office:value="-26.1311848615" calcext:value-type="float">
            <text:p>-26,131184861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82.57" calcext:value-type="float">
            <text:p>-282,57</text:p>
          </table:table-cell>
          <table:table-cell office:value-type="float" office:value="-27.7079241891" calcext:value-type="float">
            <text:p>-27,7079241891</text:p>
          </table:table-cell>
          <table:table-cell office:value-type="float" office:value="-25.112286549" calcext:value-type="float">
            <text:p>-25,1122865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78.46" calcext:value-type="float">
            <text:p>-278,46</text:p>
          </table:table-cell>
          <table:table-cell office:value-type="float" office:value="0" calcext:value-type="float">
            <text:p>0</text:p>
          </table:table-cell>
          <table:table-cell office:value-type="float" office:value="-21.1628062198" calcext:value-type="float">
            <text:p>-21,1628062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81.43" calcext:value-type="float">
            <text:p>-281,43</text:p>
          </table:table-cell>
          <table:table-cell office:value-type="float" office:value="0" calcext:value-type="float">
            <text:p>0</text:p>
          </table:table-cell>
          <table:table-cell office:value-type="float" office:value="-19.9631027994" calcext:value-type="float">
            <text:p>-19,9631027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3" calcext:value-type="float">
            <text:p>-281,43</text:p>
          </table:table-cell>
          <table:table-cell office:value-type="float" office:value="0.453581223" calcext:value-type="float">
            <text:p>0,453581223</text:p>
          </table:table-cell>
          <table:table-cell office:value-type="float" office:value="-19.7909667009" calcext:value-type="float">
            <text:p>-19,79096670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5" calcext:value-type="float">
            <text:p>-281,45</text:p>
          </table:table-cell>
          <table:table-cell office:value-type="float" office:value="1.8677827515" calcext:value-type="float">
            <text:p>1,8677827515</text:p>
          </table:table-cell>
          <table:table-cell office:value-type="float" office:value="-20.4099454304" calcext:value-type="float">
            <text:p>-20,40994543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81.45" calcext:value-type="float">
            <text:p>-281,45</text:p>
          </table:table-cell>
          <table:table-cell office:value-type="float" office:value="9.1334675973" calcext:value-type="float">
            <text:p>9,1334675973</text:p>
          </table:table-cell>
          <table:table-cell office:value-type="float" office:value="-19.6641996055" calcext:value-type="float">
            <text:p>-19,66419960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1.6608921488" calcext:value-type="float">
            <text:p>11,6608921488</text:p>
          </table:table-cell>
          <table:table-cell office:value-type="float" office:value="-16.7005515679" calcext:value-type="float">
            <text:p>-16,70055156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7.5826182221" calcext:value-type="float">
            <text:p>7,5826182221</text:p>
          </table:table-cell>
          <table:table-cell office:value-type="float" office:value="-22.978676775" calcext:value-type="float">
            <text:p>-22,9786767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83.56" calcext:value-type="float">
            <text:p>-283,56</text:p>
          </table:table-cell>
          <table:table-cell office:value-type="float" office:value="11.6020272888" calcext:value-type="float">
            <text:p>11,6020272888</text:p>
          </table:table-cell>
          <table:table-cell office:value-type="float" office:value="-25.4646007493" calcext:value-type="float">
            <text:p>-25,46460074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2.0249803529" calcext:value-type="float">
            <text:p>12,0249803529</text:p>
          </table:table-cell>
          <table:table-cell office:value-type="float" office:value="-27.9070595791" calcext:value-type="float">
            <text:p>-27,9070595791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8.1607426028" calcext:value-type="float">
            <text:p>8,1607426028</text:p>
          </table:table-cell>
          <table:table-cell office:value-type="float" office:value="-31.7507854333" calcext:value-type="float">
            <text:p>-31,75078543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" calcext:value-type="float">
            <text:p>-285,7</text:p>
          </table:table-cell>
          <table:table-cell office:value-type="float" office:value="11.8936058685" calcext:value-type="float">
            <text:p>11,8936058685</text:p>
          </table:table-cell>
          <table:table-cell office:value-type="float" office:value="-34.0145061655" calcext:value-type="float">
            <text:p>-34,01450616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11.9150035647" calcext:value-type="float">
            <text:p>11,9150035647</text:p>
          </table:table-cell>
          <table:table-cell office:value-type="float" office:value="-36.178638158" calcext:value-type="float">
            <text:p>-36,1786381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7.6186632171" calcext:value-type="float">
            <text:p>7,6186632171</text:p>
          </table:table-cell>
          <table:table-cell office:value-type="float" office:value="-37.5475900372" calcext:value-type="float">
            <text:p>-37,54759003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8.5898712177" calcext:value-type="float">
            <text:p>8,5898712177</text:p>
          </table:table-cell>
          <table:table-cell office:value-type="float" office:value="-38.6001479437" calcext:value-type="float">
            <text:p>-38,600147943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8.1190364093" calcext:value-type="float">
            <text:p>8,1190364093</text:p>
          </table:table-cell>
          <table:table-cell office:value-type="float" office:value="-40.5937805204" calcext:value-type="float">
            <text:p>-40,59378052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4.5609050901" calcext:value-type="float">
            <text:p>4,5609050901</text:p>
          </table:table-cell>
          <table:table-cell office:value-type="float" office:value="-41.3792478313" calcext:value-type="float">
            <text:p>-41,37924783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3.0002015693" calcext:value-type="float">
            <text:p>3,0002015693</text:p>
          </table:table-cell>
          <table:table-cell office:value-type="float" office:value="-41.4228187286" calcext:value-type="float">
            <text:p>-41,42281872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90.36" calcext:value-type="float">
            <text:p>-290,36</text:p>
          </table:table-cell>
          <table:table-cell office:value-type="float" office:value="1.2434515662" calcext:value-type="float">
            <text:p>1,2434515662</text:p>
          </table:table-cell>
          <table:table-cell office:value-type="float" office:value="-42.6288761208" calcext:value-type="float">
            <text:p>-42,62887612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90.36" calcext:value-type="float">
            <text:p>-290,36</text:p>
          </table:table-cell>
          <table:table-cell office:value-type="float" office:value="-1.9432881" calcext:value-type="float">
            <text:p>-1,9432881</text:p>
          </table:table-cell>
          <table:table-cell office:value-type="float" office:value="-43.7687750933" calcext:value-type="float">
            <text:p>-43,76877509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3.7161147665" calcext:value-type="float">
            <text:p>-3,7161147665</text:p>
          </table:table-cell>
          <table:table-cell office:value-type="float" office:value="-44.0905496618" calcext:value-type="float">
            <text:p>-44,09054966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4.8520529402" calcext:value-type="float">
            <text:p>-4,8520529402</text:p>
          </table:table-cell>
          <table:table-cell office:value-type="float" office:value="-42.8018017875" calcext:value-type="float">
            <text:p>-42,8018017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89.62" calcext:value-type="float">
            <text:p>-289,62</text:p>
          </table:table-cell>
          <table:table-cell office:value-type="float" office:value="-8.7258449372" calcext:value-type="float">
            <text:p>-8,7258449372</text:p>
          </table:table-cell>
          <table:table-cell office:value-type="float" office:value="-42.8903809197" calcext:value-type="float">
            <text:p>-42,89038091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10.5258455642" calcext:value-type="float">
            <text:p>-10,5258455642</text:p>
          </table:table-cell>
          <table:table-cell office:value-type="float" office:value="-43.2619907783" calcext:value-type="float">
            <text:p>-43,26199077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9.9283515706" calcext:value-type="float">
            <text:p>-9,9283515706</text:p>
          </table:table-cell>
          <table:table-cell office:value-type="float" office:value="-38.3331136616" calcext:value-type="float">
            <text:p>-38,33311366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87.55" calcext:value-type="float">
            <text:p>-287,55</text:p>
          </table:table-cell>
          <table:table-cell office:value-type="float" office:value="-16.102861405" calcext:value-type="float">
            <text:p>-16,102861405</text:p>
          </table:table-cell>
          <table:table-cell office:value-type="float" office:value="-35.7979659665" calcext:value-type="float">
            <text:p>-35,797965966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15.6827375164" calcext:value-type="float">
            <text:p>-15,6827375164</text:p>
          </table:table-cell>
          <table:table-cell office:value-type="float" office:value="-34.5463173456" calcext:value-type="float">
            <text:p>-34,54631734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9.3278652565" calcext:value-type="float">
            <text:p>-9,3278652565</text:p>
          </table:table-cell>
          <table:table-cell office:value-type="float" office:value="-30.3797579209" calcext:value-type="float">
            <text:p>-30,37975792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84.58" calcext:value-type="float">
            <text:p>-284,58</text:p>
          </table:table-cell>
          <table:table-cell office:value-type="float" office:value="-21.1572927429" calcext:value-type="float">
            <text:p>-21,1572927429</text:p>
          </table:table-cell>
          <table:table-cell office:value-type="float" office:value="-28.3254390959" calcext:value-type="float">
            <text:p>-28,325439095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20.0946803072" calcext:value-type="float">
            <text:p>-20,0946803072</text:p>
          </table:table-cell>
          <table:table-cell office:value-type="float" office:value="-24.8953563945" calcext:value-type="float">
            <text:p>-24,89535639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5.3885078769" calcext:value-type="float">
            <text:p>-5,3885078769</text:p>
          </table:table-cell>
          <table:table-cell office:value-type="float" office:value="-23.2318250525" calcext:value-type="float">
            <text:p>-23,23182505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80.97" calcext:value-type="float">
            <text:p>-280,97</text:p>
          </table:table-cell>
          <table:table-cell office:value-type="float" office:value="-24.6884289045" calcext:value-type="float">
            <text:p>-24,6884289045</text:p>
          </table:table-cell>
          <table:table-cell office:value-type="float" office:value="-25.3959603548" calcext:value-type="float">
            <text:p>-25,39596035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77.35" calcext:value-type="float">
            <text:p>-277,35</text:p>
          </table:table-cell>
          <table:table-cell office:value-type="float" office:value="0" calcext:value-type="float">
            <text:p>0</text:p>
          </table:table-cell>
          <table:table-cell office:value-type="float" office:value="-17.9094008769" calcext:value-type="float">
            <text:p>-17,9094008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-20.0887874227" calcext:value-type="float">
            <text:p>-20,0887874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0.3526149499" calcext:value-type="float">
            <text:p>0,3526149499</text:p>
          </table:table-cell>
          <table:table-cell office:value-type="float" office:value="-19.8533627691" calcext:value-type="float">
            <text:p>-19,85336276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1.5981196373" calcext:value-type="float">
            <text:p>1,5981196373</text:p>
          </table:table-cell>
          <table:table-cell office:value-type="float" office:value="-20.160057259" calcext:value-type="float">
            <text:p>-20,1600572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80.04" calcext:value-type="float">
            <text:p>-280,04</text:p>
          </table:table-cell>
          <table:table-cell office:value-type="float" office:value="8.8840752259" calcext:value-type="float">
            <text:p>8,8840752259</text:p>
          </table:table-cell>
          <table:table-cell office:value-type="float" office:value="-20.7282707518" calcext:value-type="float">
            <text:p>-20,72827075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9.5808688408" calcext:value-type="float">
            <text:p>9,5808688408</text:p>
          </table:table-cell>
          <table:table-cell office:value-type="float" office:value="-23.7201149957" calcext:value-type="float">
            <text:p>-23,72011499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4.7578442201" calcext:value-type="float">
            <text:p>4,7578442201</text:p>
          </table:table-cell>
          <table:table-cell office:value-type="float" office:value="-26.3339099842" calcext:value-type="float">
            <text:p>-26,33390998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81.74" calcext:value-type="float">
            <text:p>-281,74</text:p>
          </table:table-cell>
          <table:table-cell office:value-type="float" office:value="9.2006678871" calcext:value-type="float">
            <text:p>9,2006678871</text:p>
          </table:table-cell>
          <table:table-cell office:value-type="float" office:value="-27.229056074" calcext:value-type="float">
            <text:p>-27,2290560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9.6535359956" calcext:value-type="float">
            <text:p>9,6535359956</text:p>
          </table:table-cell>
          <table:table-cell office:value-type="float" office:value="-28.132865237" calcext:value-type="float">
            <text:p>-28,1328652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6.548193008" calcext:value-type="float">
            <text:p>6,548193008</text:p>
          </table:table-cell>
          <table:table-cell office:value-type="float" office:value="-29.0086386453" calcext:value-type="float">
            <text:p>-29,0086386453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83.44" calcext:value-type="float">
            <text:p>-283,44</text:p>
          </table:table-cell>
          <table:table-cell office:value-type="float" office:value="10.3104438941" calcext:value-type="float">
            <text:p>10,3104438941</text:p>
          </table:table-cell>
          <table:table-cell office:value-type="float" office:value="-30.2988127151" calcext:value-type="float">
            <text:p>-30,29881271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10.67025384" calcext:value-type="float">
            <text:p>10,67025384</text:p>
          </table:table-cell>
          <table:table-cell office:value-type="float" office:value="-32.3748290479" calcext:value-type="float">
            <text:p>-32,37482904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7.107844142" calcext:value-type="float">
            <text:p>7,107844142</text:p>
          </table:table-cell>
          <table:table-cell office:value-type="float" office:value="-32.0989586182" calcext:value-type="float">
            <text:p>-32,09895861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85.6" calcext:value-type="float">
            <text:p>-285,6</text:p>
          </table:table-cell>
          <table:table-cell office:value-type="float" office:value="7.5513460458" calcext:value-type="float">
            <text:p>7,5513460458</text:p>
          </table:table-cell>
          <table:table-cell office:value-type="float" office:value="-30.9790053648" calcext:value-type="float">
            <text:p>-30,97900536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9" calcext:value-type="float">
            <text:p>-287,09</text:p>
          </table:table-cell>
          <table:table-cell office:value-type="float" office:value="7.0244177118" calcext:value-type="float">
            <text:p>7,0244177118</text:p>
          </table:table-cell>
          <table:table-cell office:value-type="float" office:value="-33.8842309568" calcext:value-type="float">
            <text:p>-33,884230956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9" calcext:value-type="float">
            <text:p>-287,09</text:p>
          </table:table-cell>
          <table:table-cell office:value-type="float" office:value="4.4655329485" calcext:value-type="float">
            <text:p>4,4655329485</text:p>
          </table:table-cell>
          <table:table-cell office:value-type="float" office:value="-35.6287898208" calcext:value-type="float">
            <text:p>-35,62878982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2.4564125982" calcext:value-type="float">
            <text:p>2,4564125982</text:p>
          </table:table-cell>
          <table:table-cell office:value-type="float" office:value="-35.816136936" calcext:value-type="float">
            <text:p>-35,8161369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0.0271156236" calcext:value-type="float">
            <text:p>0,0271156236</text:p>
          </table:table-cell>
          <table:table-cell office:value-type="float" office:value="-36.7492238863" calcext:value-type="float">
            <text:p>-36,74922388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87.57" calcext:value-type="float">
            <text:p>-287,57</text:p>
          </table:table-cell>
          <table:table-cell office:value-type="float" office:value="-2.5062652011" calcext:value-type="float">
            <text:p>-2,5062652011</text:p>
          </table:table-cell>
          <table:table-cell office:value-type="float" office:value="-37.7270142617" calcext:value-type="float">
            <text:p>-37,727014261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3.314639008" calcext:value-type="float">
            <text:p>-3,314639008</text:p>
          </table:table-cell>
          <table:table-cell office:value-type="float" office:value="-38.4380206804" calcext:value-type="float">
            <text:p>-38,438020680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4.1658450841" calcext:value-type="float">
            <text:p>-4,1658450841</text:p>
          </table:table-cell>
          <table:table-cell office:value-type="float" office:value="-38.2358419628" calcext:value-type="float">
            <text:p>-38,2358419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87.01" calcext:value-type="float">
            <text:p>-287,01</text:p>
          </table:table-cell>
          <table:table-cell office:value-type="float" office:value="-8.0078657347" calcext:value-type="float">
            <text:p>-8,0078657347</text:p>
          </table:table-cell>
          <table:table-cell office:value-type="float" office:value="-37.6549788432" calcext:value-type="float">
            <text:p>-37,65497884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8.4748544148" calcext:value-type="float">
            <text:p>-8,4748544148</text:p>
          </table:table-cell>
          <table:table-cell office:value-type="float" office:value="-36.3361905072" calcext:value-type="float">
            <text:p>-36,336190507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7.304755199" calcext:value-type="float">
            <text:p>-7,304755199</text:p>
          </table:table-cell>
          <table:table-cell office:value-type="float" office:value="-34.181021366" calcext:value-type="float">
            <text:p>-34,1810213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85.34" calcext:value-type="float">
            <text:p>-285,34</text:p>
          </table:table-cell>
          <table:table-cell office:value-type="float" office:value="-13.9425576183" calcext:value-type="float">
            <text:p>-13,9425576183</text:p>
          </table:table-cell>
          <table:table-cell office:value-type="float" office:value="-32.5759022387" calcext:value-type="float">
            <text:p>-32,575902238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13.6799699587" calcext:value-type="float">
            <text:p>-13,6799699587</text:p>
          </table:table-cell>
          <table:table-cell office:value-type="float" office:value="-30.261642636" calcext:value-type="float">
            <text:p>-30,2616426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7.8289866959" calcext:value-type="float">
            <text:p>-7,8289866959</text:p>
          </table:table-cell>
          <table:table-cell office:value-type="float" office:value="-28.8892678809" calcext:value-type="float">
            <text:p>-28,88926788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82.65" calcext:value-type="float">
            <text:p>-282,65</text:p>
          </table:table-cell>
          <table:table-cell office:value-type="float" office:value="-18.7816154596" calcext:value-type="float">
            <text:p>-18,7816154596</text:p>
          </table:table-cell>
          <table:table-cell office:value-type="float" office:value="-27.7609003856" calcext:value-type="float">
            <text:p>-27,76090038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18.2024926516" calcext:value-type="float">
            <text:p>-18,2024926516</text:p>
          </table:table-cell>
          <table:table-cell office:value-type="float" office:value="-24.1890544076" calcext:value-type="float">
            <text:p>-24,189054407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7.495878796" calcext:value-type="float">
            <text:p>-7,495878796</text:p>
          </table:table-cell>
          <table:table-cell office:value-type="float" office:value="-25.5911332174" calcext:value-type="float">
            <text:p>-25,591133217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79.38" calcext:value-type="float">
            <text:p>-279,38</text:p>
          </table:table-cell>
          <table:table-cell office:value-type="float" office:value="-22.3855000068" calcext:value-type="float">
            <text:p>-22,3855000068</text:p>
          </table:table-cell>
          <table:table-cell office:value-type="float" office:value="-42.8609086113" calcext:value-type="float">
            <text:p>-42,86090861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76.06" calcext:value-type="float">
            <text:p>-276,06</text:p>
          </table:table-cell>
          <table:table-cell office:value-type="float" office:value="0" calcext:value-type="float">
            <text:p>0</text:p>
          </table:table-cell>
          <table:table-cell office:value-type="float" office:value="-21.3909193979" calcext:value-type="float">
            <text:p>-21,3909193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45" calcext:value-type="float">
            <text:p>-278,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0.3823113867" calcext:value-type="float">
            <text:p>0,3823113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0.9928747688" calcext:value-type="float">
            <text:p>0,992874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78.5" calcext:value-type="float">
            <text:p>-278,5</text:p>
          </table:table-cell>
          <table:table-cell office:value-type="float" office:value="5.5734098606" calcext:value-type="float">
            <text:p>5,5734098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6.0552529164" calcext:value-type="float">
            <text:p>6,0552529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4.0736771371" calcext:value-type="float">
            <text:p>4,073677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79.52" calcext:value-type="float">
            <text:p>-279,52</text:p>
          </table:table-cell>
          <table:table-cell office:value-type="float" office:value="9.803072036" calcext:value-type="float">
            <text:p>9,80307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10.2453977883" calcext:value-type="float">
            <text:p>10,2453977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5.9947951247" calcext:value-type="float">
            <text:p>5,994795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48" calcext:value-type="float">
            <text:p>-281,48</text:p>
          </table:table-cell>
          <table:table-cell office:value-type="float" office:value="8.5274154592" calcext:value-type="float">
            <text:p>8,5274154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83.13" calcext:value-type="float">
            <text:p>-283,13</text:p>
          </table:table-cell>
          <table:table-cell office:value-type="float" office:value="10.1148576616" calcext:value-type="float">
            <text:p>10,1148576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13" calcext:value-type="float">
            <text:p>-283,13</text:p>
          </table:table-cell>
          <table:table-cell office:value-type="float" office:value="9.0144869002" calcext:value-type="float">
            <text:p>9,0144869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6.8045988791" calcext:value-type="float">
            <text:p>6,804598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3.4692519466" calcext:value-type="float">
            <text:p>3,4692519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48" calcext:value-type="float">
            <text:p>-284,48</text:p>
          </table:table-cell>
          <table:table-cell office:value-type="float" office:value="2.6289991109" calcext:value-type="float">
            <text:p>2,628999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1.8797675038" calcext:value-type="float">
            <text:p>1,879767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-0.6674257528" calcext:value-type="float">
            <text:p>-0,667425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97" calcext:value-type="float">
            <text:p>-284,97</text:p>
          </table:table-cell>
          <table:table-cell office:value-type="float" office:value="-3.6320848941" calcext:value-type="float">
            <text:p>-3,6320848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4.2249424676" calcext:value-type="float">
            <text:p>-4,2249424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4.069011103" calcext:value-type="float">
            <text:p>-4,06901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12" calcext:value-type="float">
            <text:p>-284,12</text:p>
          </table:table-cell>
          <table:table-cell office:value-type="float" office:value="-6.8261934816" calcext:value-type="float">
            <text:p>-6,8261934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7.051888087" calcext:value-type="float">
            <text:p>-7,05188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6.1680633021" calcext:value-type="float">
            <text:p>-6,168063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72" calcext:value-type="float">
            <text:p>-282,72</text:p>
          </table:table-cell>
          <table:table-cell office:value-type="float" office:value="-12.183482675" calcext:value-type="float">
            <text:p>-12,18348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11.9961031519" calcext:value-type="float">
            <text:p>-11,996103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6.8271230061" calcext:value-type="float">
            <text:p>-6,827123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0.36" calcext:value-type="float">
            <text:p>-280,36</text:p>
          </table:table-cell>
          <table:table-cell office:value-type="float" office:value="-16.4570792696" calcext:value-type="float">
            <text:p>-16,457079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77.53" calcext:value-type="float">
            <text:p>-277,53</text:p>
          </table:table-cell>
          <table:table-cell office:value-type="float" office:value="-17.924913139" calcext:value-type="float">
            <text:p>-17,92491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77.53" calcext:value-type="float">
            <text:p>-277,53</text:p>
          </table:table-cell>
          <table:table-cell office:value-type="float" office:value="-24.0603620806" calcext:value-type="float">
            <text:p>-24,060362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74.12" calcext:value-type="float">
            <text:p>-274,12</text:p>
          </table:table-cell>
          <table:table-cell office:value-type="float" office:value="-20.488215085" calcext:value-type="float">
            <text:p>-20,488215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74.12" calcext:value-type="float">
            <text:p>-274,1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20:05:26.955894667</meta:creation-date>
    <dc:date>2021-04-15T20:11:20.390777585</dc:date>
    <meta:editing-duration>PT5M54S</meta:editing-duration>
    <meta:editing-cycles>1</meta:editing-cycles>
    <meta:document-statistic meta:table-count="3" meta:cell-count="6479" meta:object-count="0"/>
    <meta:generator>LibreOffice/6.4.6.2$Linux_X86_64 LibreOffice_project/40$Build-2</meta:generator>
  </office:meta>
</office:document-meta>
</file>